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6/content.xml" manifest:media-type="text/xml"/>
  <manifest:file-entry manifest:full-path="Object 46/settings.xml" manifest:media-type="text/xml"/>
  <manifest:file-entry manifest:full-path="Object 46/Configurations2/" manifest:media-type="application/vnd.sun.xml.ui.configuration"/>
  <manifest:file-entry manifest:full-path="Object 46/"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setting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7/content.xml" manifest:media-type="text/xml"/>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 manifest:media-type="application/vnd.sun.xml.ui.configuration"/>
  <manifest:file-entry manifest:full-path="Object 25/"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Replacements/Object 5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
  <manifest:file-entry manifest:full-path="ObjectReplacements/Object 2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okenAttributes" style:family="table">
      <style:table-properties style:width="17cm" fo:break-before="auto" fo:break-after="auto" table:align="margins" fo:keep-with-next="auto" style:may-break-between-rows="true" table:border-model="collapsing"/>
    </style:style>
    <style:style style:name="TokenAttributes.A" style:family="table-column">
      <style:table-column-properties style:column-width="5.667cm" style:rel-column-width="21845*"/>
    </style:style>
    <style:style style:name="TokenAttributes.1" style:family="table-row">
      <style:table-row-properties fo:keep-together="auto"/>
    </style:style>
    <style:style style:name="TokenAttribute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okenAttributes.C1" style:family="table-cell">
      <style:table-cell-properties fo:background-color="transparent" fo:padding="0.097cm" fo:border="0.5pt solid #000000" style:writing-mode="page">
        <style:background-image/>
      </style:table-cell-properties>
    </style:style>
    <style:style style:name="TokenAttribut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okenAttributes.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6pt" fo:language="en" fo:country="US" fo:font-weight="bold" officeooo:rsid="00051ed5" officeooo:paragraph-rsid="00051ed5"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2pt" fo:language="en" fo:country="US" fo:font-weight="bold" officeooo:rsid="000716a6" officeooo:paragraph-rsid="000716a6"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en" fo:country="US" fo:font-weight="bold" officeooo:rsid="00163e50" officeooo:paragraph-rsid="00163e50"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en" fo:country="US" fo:font-weight="bold" officeooo:rsid="001eb888" officeooo:paragraph-rsid="001eb888"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en" fo:country="US" fo:font-weight="bold" officeooo:rsid="00539fa0" officeooo:paragraph-rsid="00539fa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US" fo:font-weight="normal" officeooo:rsid="000716a6" officeooo:paragraph-rsid="000716a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en" fo:country="US" fo:font-weight="normal" officeooo:rsid="000716a6" officeooo:paragraph-rsid="00111ed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en" fo:country="US" fo:font-weight="normal" officeooo:rsid="00111ede" officeooo:paragraph-rsid="00111ed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en" fo:country="US" fo:font-weight="normal" officeooo:rsid="00140e4c" officeooo:paragraph-rsid="00140e4c"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en" fo:country="US" fo:font-weight="normal" officeooo:rsid="001582ce" officeooo:paragraph-rsid="001582ce"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en" fo:country="US" fo:font-weight="normal" officeooo:rsid="00163e50" officeooo:paragraph-rsid="00188c7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en" fo:country="US" fo:font-weight="normal" officeooo:rsid="00163e50" officeooo:paragraph-rsid="001a7890"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US" fo:font-weight="normal" officeooo:rsid="001ed3ea" officeooo:paragraph-rsid="001fb991"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en" fo:country="US" fo:font-weight="normal" officeooo:rsid="001ed3ea" officeooo:paragraph-rsid="001ff73e"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US" fo:font-weight="normal" officeooo:rsid="001ed3ea" officeooo:paragraph-rsid="0020621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en" fo:country="US" fo:font-weight="normal" officeooo:rsid="001ed3ea" officeooo:paragraph-rsid="0026f88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en" fo:country="US" fo:font-weight="normal" officeooo:rsid="001ed3ea" officeooo:paragraph-rsid="0028b851"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language="en" fo:country="US" fo:font-weight="normal" officeooo:rsid="001ed3ea" officeooo:paragraph-rsid="002a716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n" fo:country="US" fo:font-weight="normal" officeooo:rsid="001ed3ea" officeooo:paragraph-rsid="002b76d2"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language="en" fo:country="US" fo:font-weight="normal" officeooo:rsid="001ed3ea" officeooo:paragraph-rsid="002d0610"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language="en" fo:country="US" fo:font-weight="normal" officeooo:rsid="001ed3ea" officeooo:paragraph-rsid="0038e48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language="en" fo:country="US" fo:font-weight="normal" officeooo:rsid="001ed3ea" officeooo:paragraph-rsid="003ff2a7"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language="en" fo:country="US" fo:font-weight="normal" officeooo:rsid="001ed3ea" officeooo:paragraph-rsid="0048e787"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language="en" fo:country="US" fo:font-weight="normal" officeooo:rsid="001ed3ea" officeooo:paragraph-rsid="004cebaf"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language="en" fo:country="US" fo:font-weight="normal" officeooo:rsid="00474472" officeooo:paragraph-rsid="00474472" style:font-size-asian="10.5pt" style:font-weight-asian="normal" style:font-size-complex="12pt" style:font-weight-complex="normal"/>
    </style:style>
    <style:style style:name="P26" style:family="paragraph" style:parent-style-name="Standard">
      <style:paragraph-properties fo:text-align="start" style:justify-single-word="false">
        <style:tab-stops>
          <style:tab-stop style:position="11.43cm"/>
        </style:tab-stops>
      </style:paragraph-properties>
      <style:text-properties fo:font-size="12pt" fo:language="en" fo:country="US" fo:font-weight="normal" officeooo:rsid="0053fc99" officeooo:paragraph-rsid="0053fc99" style:font-size-asian="10.5pt" style:font-weight-asian="normal" style:font-size-complex="12pt" style:font-weight-complex="normal"/>
    </style:style>
    <style:style style:name="P27" style:family="paragraph" style:parent-style-name="Standard">
      <style:paragraph-properties fo:text-align="start" style:justify-single-word="false">
        <style:tab-stops>
          <style:tab-stop style:position="11.43cm"/>
        </style:tab-stops>
      </style:paragraph-properties>
      <style:text-properties fo:font-size="12pt" fo:language="en" fo:country="US" fo:font-weight="normal" officeooo:rsid="0053fc99" officeooo:paragraph-rsid="005eddf5" style:font-size-asian="10.5pt" style:font-weight-asian="normal" style:font-size-complex="12pt" style:font-weight-complex="normal"/>
    </style:style>
    <style:style style:name="P28" style:family="paragraph" style:parent-style-name="Standard">
      <style:paragraph-properties fo:text-align="start" style:justify-single-word="false">
        <style:tab-stops>
          <style:tab-stop style:position="11.43cm"/>
        </style:tab-stops>
      </style:paragraph-properties>
      <style:text-properties fo:font-size="12pt" fo:language="en" fo:country="US" fo:font-weight="normal" officeooo:rsid="0053fc99" officeooo:paragraph-rsid="0062d68c" style:font-size-asian="10.5pt" style:font-weight-asian="normal" style:font-size-complex="12pt" style:font-weight-complex="normal"/>
    </style:style>
    <style:style style:name="P29" style:family="paragraph" style:parent-style-name="Standard">
      <style:paragraph-properties fo:text-align="start" style:justify-single-word="false">
        <style:tab-stops>
          <style:tab-stop style:position="11.43cm"/>
        </style:tab-stops>
      </style:paragraph-properties>
      <style:text-properties fo:font-size="12pt" fo:language="en" fo:country="US" fo:font-weight="normal" officeooo:rsid="00633ad8" officeooo:paragraph-rsid="00633ad8" style:font-size-asian="10.5pt" style:font-weight-asian="normal" style:font-size-complex="12pt" style:font-weight-complex="normal"/>
    </style:style>
    <style:style style:name="P30" style:family="paragraph" style:parent-style-name="Standard">
      <style:paragraph-properties fo:text-align="start" style:justify-single-word="false">
        <style:tab-stops>
          <style:tab-stop style:position="11.43cm"/>
        </style:tab-stops>
      </style:paragraph-properties>
      <style:text-properties fo:font-size="12pt" fo:language="en" fo:country="US" fo:font-weight="normal" officeooo:rsid="00633ad8" officeooo:paragraph-rsid="00693332"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language="en" fo:country="US" fo:font-weight="normal" officeooo:rsid="0016bc80" officeooo:paragraph-rsid="001a789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language="en" fo:country="US" fo:font-weight="normal" officeooo:rsid="0022ea27" officeooo:paragraph-rsid="0026f886"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language="en" fo:country="US" fo:font-weight="normal" officeooo:rsid="0028b851" officeooo:paragraph-rsid="0028b851"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language="en" fo:country="US" fo:font-weight="normal" officeooo:rsid="00298748" officeooo:paragraph-rsid="002b0e97"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language="en" fo:country="US" fo:font-weight="normal" officeooo:rsid="00298748" officeooo:paragraph-rsid="002b76d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en" fo:country="US" fo:font-weight="normal" officeooo:rsid="00298748" officeooo:paragraph-rsid="002d0610"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text-position="0% 100%" fo:font-size="12pt" fo:language="en" fo:country="US" fo:font-weight="normal" officeooo:rsid="00344a09" officeooo:paragraph-rsid="002d0610"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position="0% 100%" fo:font-size="12pt" fo:language="en" fo:country="US" fo:font-weight="normal" officeooo:rsid="0036d39a" officeooo:paragraph-rsid="0038e48a"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text-position="0% 100%" fo:font-size="12pt" fo:language="en" fo:country="US" fo:font-weight="normal" officeooo:rsid="0042b5c9" officeooo:paragraph-rsid="0048e78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language="en" fo:country="US" fo:font-weight="normal" officeooo:rsid="004ab41a" officeooo:paragraph-rsid="0048e787"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language="en" fo:country="US" fo:font-weight="normal" officeooo:rsid="004cebaf" officeooo:paragraph-rsid="004cebaf"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language="en" fo:country="US" fo:font-weight="normal" officeooo:rsid="004faa1b" officeooo:paragraph-rsid="004cebaf"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0% 100%" fo:font-size="12pt" fo:language="en" fo:country="US" fo:font-weight="normal" officeooo:rsid="0050e7d5" officeooo:paragraph-rsid="004cebaf"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0% 100%" fo:font-size="12pt" fo:language="en" fo:country="US" fo:font-weight="normal" officeooo:rsid="00523073" officeooo:paragraph-rsid="004cebaf" style:font-size-asian="10.5pt" style:font-weight-asian="normal" style:font-size-complex="12pt" style:font-weight-complex="normal"/>
    </style:style>
    <style:style style:name="P4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53fc99" officeooo:paragraph-rsid="0053fc99" style:font-size-asian="10.5pt" style:font-weight-asian="normal" style:font-size-complex="12pt" style:font-weight-complex="normal"/>
    </style:style>
    <style:style style:name="P4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5a59af" officeooo:paragraph-rsid="0053fc99" style:font-size-asian="10.5pt" style:font-weight-asian="normal" style:font-size-complex="12pt" style:font-weight-complex="normal"/>
    </style:style>
    <style:style style:name="P4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5eddf5" officeooo:paragraph-rsid="0053fc99" style:font-size-asian="10.5pt" style:font-weight-asian="normal" style:font-size-complex="12pt" style:font-weight-complex="normal"/>
    </style:style>
    <style:style style:name="P4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62d2af" officeooo:paragraph-rsid="0062d68c" style:font-size-asian="10.5pt" style:font-weight-asian="normal" style:font-size-complex="12pt" style:font-weight-complex="normal"/>
    </style:style>
    <style:style style:name="P4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62d68c" officeooo:paragraph-rsid="0062d68c" style:font-size-asian="10.5pt" style:font-weight-asian="normal" style:font-size-complex="12pt" style:font-weight-complex="normal"/>
    </style:style>
    <style:style style:name="P5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633ad8" officeooo:paragraph-rsid="0062d68c" style:font-size-asian="10.5pt" style:font-weight-asian="normal" style:font-size-complex="12pt" style:font-weight-complex="normal"/>
    </style:style>
    <style:style style:name="P5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688d09" officeooo:paragraph-rsid="00688d09" style:font-size-asian="10.5pt" style:font-weight-asian="normal" style:font-size-complex="12pt" style:font-weight-complex="normal"/>
    </style:style>
    <style:style style:name="P5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688d09" officeooo:paragraph-rsid="00693332" style:font-size-asian="10.5pt" style:font-weight-asian="normal" style:font-size-complex="12pt" style:font-weight-complex="normal"/>
    </style:style>
    <style:style style:name="P5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75f3e7" officeooo:paragraph-rsid="0075f3e7" style:font-size-asian="10.5pt" style:font-weight-asian="normal" style:font-size-complex="12pt" style:font-weight-complex="normal"/>
    </style:style>
    <style:style style:name="P5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77b816" officeooo:paragraph-rsid="007906ca" style:font-size-asian="10.5pt" style:font-weight-asian="normal" style:font-size-complex="12pt" style:font-weight-complex="normal"/>
    </style:style>
    <style:style style:name="P5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7ae3f4" officeooo:paragraph-rsid="007ae3f4" style:font-size-asian="10.5pt" style:font-weight-asian="normal" style:font-size-complex="12pt" style:font-weight-complex="normal"/>
    </style:style>
    <style:style style:name="P5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853427" officeooo:paragraph-rsid="00853427" style:font-size-asian="10.5pt" style:font-weight-asian="normal" style:font-size-complex="12pt" style:font-weight-complex="normal"/>
    </style:style>
    <style:style style:name="P5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8a3291" officeooo:paragraph-rsid="008a3291" style:font-size-asian="10.5pt" style:font-weight-asian="normal" style:font-size-complex="12pt" style:font-weight-complex="normal"/>
    </style:style>
    <style:style style:name="P5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a992a3" officeooo:paragraph-rsid="00a15094" style:font-size-asian="10.5pt" style:font-weight-asian="normal" style:font-size-complex="12pt" style:font-weight-complex="normal"/>
    </style:style>
    <style:style style:name="P5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7fb3ad" officeooo:paragraph-rsid="007fb3ad" style:font-size-asian="10.5pt" style:font-weight-asian="normal" style:font-size-complex="12pt" style:font-weight-complex="normal"/>
    </style:style>
    <style:style style:name="P6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85c988" officeooo:paragraph-rsid="0085c988" style:font-size-asian="10.5pt" style:font-weight-asian="normal" style:font-size-complex="12pt" style:font-weight-complex="normal"/>
    </style:style>
    <style:style style:name="P6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892cb6" officeooo:paragraph-rsid="00892cb6" style:font-size-asian="10.5pt" style:font-weight-asian="normal" style:font-size-complex="12pt" style:font-weight-complex="normal"/>
    </style:style>
    <style:style style:name="P6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9771f7" officeooo:paragraph-rsid="009771f7" style:font-size-asian="10.5pt" style:font-weight-asian="normal" style:font-size-complex="12pt" style:font-weight-complex="normal"/>
    </style:style>
    <style:style style:name="P6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9b6f81" officeooo:paragraph-rsid="009b6f81" style:font-size-asian="10.5pt" style:font-weight-asian="normal" style:font-size-complex="12pt" style:font-weight-complex="normal"/>
    </style:style>
    <style:style style:name="P6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9da2f1" officeooo:paragraph-rsid="009da2f1" style:font-size-asian="10.5pt" style:font-weight-asian="normal" style:font-size-complex="12pt" style:font-weight-complex="normal"/>
    </style:style>
    <style:style style:name="P6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9eb1f4" officeooo:paragraph-rsid="009eb1f4" style:font-size-asian="10.5pt" style:font-weight-asian="normal" style:font-size-complex="12pt" style:font-weight-complex="normal"/>
    </style:style>
    <style:style style:name="P6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9ef884" officeooo:paragraph-rsid="009ef884" style:font-size-asian="10.5pt" style:font-weight-asian="normal" style:font-size-complex="12pt" style:font-weight-complex="normal"/>
    </style:style>
    <style:style style:name="P6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ac4d31" officeooo:paragraph-rsid="00ac4d31" style:font-size-asian="10.5pt" style:font-weight-asian="normal" style:font-size-complex="12pt" style:font-weight-complex="normal"/>
    </style:style>
    <style:style style:name="P6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ae3f03" officeooo:paragraph-rsid="00ae3f03" style:font-size-asian="10.5pt" style:font-weight-asian="normal" style:font-size-complex="12pt" style:font-weight-complex="normal"/>
    </style:style>
    <style:style style:name="P6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aed60d" officeooo:paragraph-rsid="00ae3f03" style:font-size-asian="10.5pt" style:font-weight-asian="normal" style:font-size-complex="12pt" style:font-weight-complex="normal"/>
    </style:style>
    <style:style style:name="P7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0a66b" officeooo:paragraph-rsid="00c0a66b" style:font-size-asian="10.5pt" style:font-weight-asian="normal" style:font-size-complex="12pt" style:font-weight-complex="normal"/>
    </style:style>
    <style:style style:name="P7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29df3" officeooo:paragraph-rsid="00c0a66b" style:font-size-asian="10.5pt" style:font-weight-asian="normal" style:font-size-complex="12pt" style:font-weight-complex="normal"/>
    </style:style>
    <style:style style:name="P7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a1ec29" officeooo:paragraph-rsid="00a1ec29" style:font-size-asian="10.5pt" style:font-weight-asian="normal" style:font-size-complex="12pt" style:font-weight-complex="normal"/>
    </style:style>
    <style:style style:name="P7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82494" officeooo:paragraph-rsid="00c82494" style:font-size-asian="10.5pt" style:font-weight-asian="normal" style:font-size-complex="12pt" style:font-weight-complex="normal"/>
    </style:style>
    <style:style style:name="P7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db2f13" officeooo:paragraph-rsid="00db2f13" style:font-size-asian="10.5pt" style:font-weight-asian="normal" style:font-size-complex="12pt" style:font-weight-complex="normal"/>
    </style:style>
    <style:style style:name="P7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3f24f" officeooo:paragraph-rsid="00c3f24f" style:font-size-asian="10.5pt" style:font-weight-asian="normal" style:font-size-complex="12pt" style:font-weight-complex="normal"/>
    </style:style>
    <style:style style:name="P7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8c353" officeooo:paragraph-rsid="00c82494" style:font-size-asian="10.5pt" style:font-weight-asian="normal" style:font-size-complex="12pt" style:font-weight-complex="normal"/>
    </style:style>
    <style:style style:name="P7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c8c353" officeooo:paragraph-rsid="00c8c353" style:font-size-asian="10.5pt" style:font-weight-asian="normal" style:font-size-complex="12pt" style:font-weight-complex="normal"/>
    </style:style>
    <style:style style:name="P7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d1eb45" officeooo:paragraph-rsid="00c8c353" style:font-size-asian="10.5pt" style:font-weight-asian="normal" style:font-size-complex="12pt" style:font-weight-complex="normal"/>
    </style:style>
    <style:style style:name="P7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dcffd7" officeooo:paragraph-rsid="00dcffd7" style:font-size-asian="10.5pt" style:font-weight-asian="normal" style:font-size-complex="12pt" style:font-weight-complex="normal"/>
    </style:style>
    <style:style style:name="P8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e04dc4" officeooo:paragraph-rsid="00e04dc4" style:font-size-asian="10.5pt" style:font-weight-asian="normal" style:font-size-complex="12pt" style:font-weight-complex="normal"/>
    </style:style>
    <style:style style:name="P8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e0bc4d" officeooo:paragraph-rsid="00e0bc4d" style:font-size-asian="10.5pt" style:font-weight-asian="normal" style:font-size-complex="12pt" style:font-weight-complex="normal"/>
    </style:style>
    <style:style style:name="P8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e23013" officeooo:paragraph-rsid="00e0bc4d" style:font-size-asian="10.5pt" style:font-weight-asian="normal" style:font-size-complex="12pt" style:font-weight-complex="normal"/>
    </style:style>
    <style:style style:name="P8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ecf349" officeooo:paragraph-rsid="00ee6a52" style:font-size-asian="10.5pt" style:font-weight-asian="normal" style:font-size-complex="12pt" style:font-weight-complex="normal"/>
    </style:style>
    <style:style style:name="P8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f316cc" officeooo:paragraph-rsid="00f00860" style:font-size-asian="10.5pt" style:font-weight-asian="normal" style:font-size-complex="12pt" style:font-weight-complex="normal"/>
    </style:style>
    <style:style style:name="P8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f81a44" officeooo:paragraph-rsid="00f81a44" style:font-size-asian="10.5pt" style:font-weight-asian="normal" style:font-size-complex="12pt" style:font-weight-complex="normal"/>
    </style:style>
    <style:style style:name="P8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face48" officeooo:paragraph-rsid="00face48" style:font-size-asian="10.5pt" style:font-weight-asian="normal" style:font-size-complex="12pt" style:font-weight-complex="normal"/>
    </style:style>
    <style:style style:name="P8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face48" officeooo:paragraph-rsid="010267fe" style:font-size-asian="10.5pt" style:font-weight-asian="normal" style:font-size-complex="12pt" style:font-weight-complex="normal"/>
    </style:style>
    <style:style style:name="P8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0face48" officeooo:paragraph-rsid="01030471" style:font-size-asian="10.5pt" style:font-weight-asian="normal" style:font-size-complex="12pt" style:font-weight-complex="normal"/>
    </style:style>
    <style:style style:name="P8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1fc76" officeooo:paragraph-rsid="0101b0ba" style:font-size-asian="10.5pt" style:font-weight-asian="normal" style:font-size-complex="12pt" style:font-weight-complex="normal"/>
    </style:style>
    <style:style style:name="P9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1fc76" officeooo:paragraph-rsid="0104e942" style:font-size-asian="10.5pt" style:font-weight-asian="normal" style:font-size-complex="12pt" style:font-weight-complex="normal"/>
    </style:style>
    <style:style style:name="P9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1fc76" officeooo:paragraph-rsid="010a9183" style:font-size-asian="10.5pt" style:font-weight-asian="normal" style:font-size-complex="12pt" style:font-weight-complex="normal"/>
    </style:style>
    <style:style style:name="P9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a9183" officeooo:paragraph-rsid="010a9183" style:font-size-asian="10.5pt" style:font-weight-asian="normal" style:font-size-complex="12pt" style:font-weight-complex="normal"/>
    </style:style>
    <style:style style:name="P9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b3c33" officeooo:paragraph-rsid="010b3c33" style:font-size-asian="10.5pt" style:font-weight-asian="normal" style:font-size-complex="12pt" style:font-weight-complex="normal"/>
    </style:style>
    <style:style style:name="P9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d85cc" officeooo:paragraph-rsid="010cff68" style:font-size-asian="10.5pt" style:font-weight-asian="normal" style:font-size-complex="12pt" style:font-weight-complex="normal"/>
    </style:style>
    <style:style style:name="P9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0cff68" officeooo:paragraph-rsid="010cff68" style:font-size-asian="10.5pt" style:font-weight-asian="normal" style:font-size-complex="12pt" style:font-weight-complex="normal"/>
    </style:style>
    <style:style style:name="P9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19ec3b" officeooo:paragraph-rsid="0118c144" style:font-size-asian="10.5pt" style:font-weight-asian="normal" style:font-size-complex="12pt" style:font-weight-complex="normal"/>
    </style:style>
    <style:style style:name="P9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normal" officeooo:rsid="0119ec3b" officeooo:paragraph-rsid="0119ec3b"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text-position="0% 100%" fo:font-size="12pt" fo:language="en" fo:country="US" fo:font-weight="bold" officeooo:rsid="00539fa0" officeooo:paragraph-rsid="00539fa0" style:font-size-asian="10.5pt" style:font-weight-asian="bold" style:font-size-complex="12pt" style:font-weight-complex="bold"/>
    </style:style>
    <style:style style:name="P9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5f3e7" officeooo:paragraph-rsid="0075f3e7" style:font-size-asian="10.5pt" style:font-weight-asian="bold" style:font-size-complex="12pt" style:font-weight-complex="bold"/>
    </style:style>
    <style:style style:name="P10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7b816" officeooo:paragraph-rsid="0077b816" style:font-size-asian="10.5pt" style:font-weight-asian="bold" style:font-size-complex="12pt" style:font-weight-complex="bold"/>
    </style:style>
    <style:style style:name="P10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ae3f4" officeooo:paragraph-rsid="007ae3f4" style:font-size-asian="10.5pt" style:font-weight-asian="bold" style:font-size-complex="12pt" style:font-weight-complex="bold"/>
    </style:style>
    <style:style style:name="P10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ec024" officeooo:paragraph-rsid="007ec024" style:font-size-asian="10.5pt" style:font-weight-asian="bold" style:font-size-complex="12pt" style:font-weight-complex="bold"/>
    </style:style>
    <style:style style:name="P10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fa148" officeooo:paragraph-rsid="007fa148" style:font-size-asian="10.5pt" style:font-weight-asian="bold" style:font-size-complex="12pt" style:font-weight-complex="bold"/>
    </style:style>
    <style:style style:name="P10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fb3ad" officeooo:paragraph-rsid="007fb3ad" style:font-size-asian="10.5pt" style:font-weight-asian="bold" style:font-size-complex="12pt" style:font-weight-complex="bold"/>
    </style:style>
    <style:style style:name="P10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7fb3ad" officeooo:paragraph-rsid="0081748e" style:font-size-asian="10.5pt" style:font-weight-asian="bold" style:font-size-complex="12pt" style:font-weight-complex="bold"/>
    </style:style>
    <style:style style:name="P10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853427" officeooo:paragraph-rsid="00853427" style:font-size-asian="10.5pt" style:font-weight-asian="bold" style:font-size-complex="12pt" style:font-weight-complex="bold"/>
    </style:style>
    <style:style style:name="P10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85c988" officeooo:paragraph-rsid="0085c988" style:font-size-asian="10.5pt" style:font-weight-asian="bold" style:font-size-complex="12pt" style:font-weight-complex="bold"/>
    </style:style>
    <style:style style:name="P10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892cb6" officeooo:paragraph-rsid="00892cb6" style:font-size-asian="10.5pt" style:font-weight-asian="bold" style:font-size-complex="12pt" style:font-weight-complex="bold"/>
    </style:style>
    <style:style style:name="P10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8a3291" officeooo:paragraph-rsid="008a3291" style:font-size-asian="10.5pt" style:font-weight-asian="bold" style:font-size-complex="12pt" style:font-weight-complex="bold"/>
    </style:style>
    <style:style style:name="P11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8f124b" officeooo:paragraph-rsid="008f124b" style:font-size-asian="10.5pt" style:font-weight-asian="bold" style:font-size-complex="12pt" style:font-weight-complex="bold"/>
    </style:style>
    <style:style style:name="P11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216b6" officeooo:paragraph-rsid="009216b6" style:font-size-asian="10.5pt" style:font-weight-asian="bold" style:font-size-complex="12pt" style:font-weight-complex="bold"/>
    </style:style>
    <style:style style:name="P11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54005" officeooo:paragraph-rsid="00954005" style:font-size-asian="10.5pt" style:font-weight-asian="bold" style:font-size-complex="12pt" style:font-weight-complex="bold"/>
    </style:style>
    <style:style style:name="P11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771f7" officeooo:paragraph-rsid="009771f7" style:font-size-asian="10.5pt" style:font-weight-asian="bold" style:font-size-complex="12pt" style:font-weight-complex="bold"/>
    </style:style>
    <style:style style:name="P11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95074" officeooo:paragraph-rsid="00995074" style:font-size-asian="10.5pt" style:font-weight-asian="bold" style:font-size-complex="12pt" style:font-weight-complex="bold"/>
    </style:style>
    <style:style style:name="P11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9dab5" officeooo:paragraph-rsid="0099dab5" style:font-size-asian="10.5pt" style:font-weight-asian="bold" style:font-size-complex="12pt" style:font-weight-complex="bold"/>
    </style:style>
    <style:style style:name="P11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b6f81" officeooo:paragraph-rsid="009b6f81" style:font-size-asian="10.5pt" style:font-weight-asian="bold" style:font-size-complex="12pt" style:font-weight-complex="bold"/>
    </style:style>
    <style:style style:name="P11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d6140" officeooo:paragraph-rsid="009d6140" style:font-size-asian="10.5pt" style:font-weight-asian="bold" style:font-size-complex="12pt" style:font-weight-complex="bold"/>
    </style:style>
    <style:style style:name="P11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da2f1" officeooo:paragraph-rsid="009da2f1" style:font-size-asian="10.5pt" style:font-weight-asian="bold" style:font-size-complex="12pt" style:font-weight-complex="bold"/>
    </style:style>
    <style:style style:name="P11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e672d" officeooo:paragraph-rsid="009e672d" style:font-size-asian="10.5pt" style:font-weight-asian="bold" style:font-size-complex="12pt" style:font-weight-complex="bold"/>
    </style:style>
    <style:style style:name="P12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eb1f4" officeooo:paragraph-rsid="009eb1f4" style:font-size-asian="10.5pt" style:font-weight-asian="bold" style:font-size-complex="12pt" style:font-weight-complex="bold"/>
    </style:style>
    <style:style style:name="P12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9ef884" officeooo:paragraph-rsid="009ef884" style:font-size-asian="10.5pt" style:font-weight-asian="bold" style:font-size-complex="12pt" style:font-weight-complex="bold"/>
    </style:style>
    <style:style style:name="P12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a08b35" officeooo:paragraph-rsid="00a08b35" style:font-size-asian="10.5pt" style:font-weight-asian="bold" style:font-size-complex="12pt" style:font-weight-complex="bold"/>
    </style:style>
    <style:style style:name="P12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a15094" officeooo:paragraph-rsid="00a08b35" style:font-size-asian="10.5pt" style:font-weight-asian="bold" style:font-size-complex="12pt" style:font-weight-complex="bold"/>
    </style:style>
    <style:style style:name="P12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a15094" officeooo:paragraph-rsid="00a15094" style:font-size-asian="10.5pt" style:font-weight-asian="bold" style:font-size-complex="12pt" style:font-weight-complex="bold"/>
    </style:style>
    <style:style style:name="P12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ac4d31" officeooo:paragraph-rsid="00ac4d31" style:font-size-asian="10.5pt" style:font-weight-asian="bold" style:font-size-complex="12pt" style:font-weight-complex="bold"/>
    </style:style>
    <style:style style:name="P12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ae3f03" officeooo:paragraph-rsid="00ae3f03" style:font-size-asian="10.5pt" style:font-weight-asian="bold" style:font-size-complex="12pt" style:font-weight-complex="bold"/>
    </style:style>
    <style:style style:name="P12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0a66b" officeooo:paragraph-rsid="00c0a66b" style:font-size-asian="10.5pt" style:font-weight-asian="bold" style:font-size-complex="12pt" style:font-weight-complex="bold"/>
    </style:style>
    <style:style style:name="P12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82494" officeooo:paragraph-rsid="00c82494" style:font-size-asian="10.5pt" style:font-weight-asian="bold" style:font-size-complex="12pt" style:font-weight-complex="bold"/>
    </style:style>
    <style:style style:name="P12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8c353" officeooo:paragraph-rsid="00c8c353" style:font-size-asian="10.5pt" style:font-weight-asian="bold" style:font-size-complex="12pt" style:font-weight-complex="bold"/>
    </style:style>
    <style:style style:name="P13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3f24f" officeooo:paragraph-rsid="00c3f24f" style:font-size-asian="10.5pt" style:font-weight-asian="bold" style:font-size-complex="12pt" style:font-weight-complex="bold"/>
    </style:style>
    <style:style style:name="P13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8f1a3" officeooo:paragraph-rsid="00c8f1a3" style:font-size-asian="10.5pt" style:font-weight-asian="bold" style:font-size-complex="12pt" style:font-weight-complex="bold"/>
    </style:style>
    <style:style style:name="P13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c8f1a3" officeooo:paragraph-rsid="00cf06d3" style:font-size-asian="10.5pt" style:font-weight-asian="bold" style:font-size-complex="12pt" style:font-weight-complex="bold"/>
    </style:style>
    <style:style style:name="P13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1eb45" officeooo:paragraph-rsid="00d1eb45" style:font-size-asian="10.5pt" style:font-weight-asian="bold" style:font-size-complex="12pt" style:font-weight-complex="bold"/>
    </style:style>
    <style:style style:name="P13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44d8f" officeooo:paragraph-rsid="00d44d8f" style:font-size-asian="10.5pt" style:font-weight-asian="bold" style:font-size-complex="12pt" style:font-weight-complex="bold"/>
    </style:style>
    <style:style style:name="P13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57e81" officeooo:paragraph-rsid="00d57e81" style:font-size-asian="10.5pt" style:font-weight-asian="bold" style:font-size-complex="12pt" style:font-weight-complex="bold"/>
    </style:style>
    <style:style style:name="P13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776e6" officeooo:paragraph-rsid="00d776e6" style:font-size-asian="10.5pt" style:font-weight-asian="bold" style:font-size-complex="12pt" style:font-weight-complex="bold"/>
    </style:style>
    <style:style style:name="P13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b2f13" officeooo:paragraph-rsid="00db2f13" style:font-size-asian="10.5pt" style:font-weight-asian="bold" style:font-size-complex="12pt" style:font-weight-complex="bold"/>
    </style:style>
    <style:style style:name="P13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cffd7" officeooo:paragraph-rsid="00dcffd7" style:font-size-asian="10.5pt" style:font-weight-asian="bold" style:font-size-complex="12pt" style:font-weight-complex="bold"/>
    </style:style>
    <style:style style:name="P13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0bc4d" officeooo:paragraph-rsid="00e0bc4d" style:font-size-asian="10.5pt" style:font-weight-asian="bold" style:font-size-complex="12pt" style:font-weight-complex="bold"/>
    </style:style>
    <style:style style:name="P14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5072e" officeooo:paragraph-rsid="00e5072e" style:font-size-asian="10.5pt" style:font-weight-asian="bold" style:font-size-complex="12pt" style:font-weight-complex="bold"/>
    </style:style>
    <style:style style:name="P14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52a87" officeooo:paragraph-rsid="00e52a87" style:font-size-asian="10.5pt" style:font-weight-asian="bold" style:font-size-complex="12pt" style:font-weight-complex="bold"/>
    </style:style>
    <style:style style:name="P14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6de71" officeooo:paragraph-rsid="00e6de71" style:font-size-asian="10.5pt" style:font-weight-asian="bold" style:font-size-complex="12pt" style:font-weight-complex="bold"/>
    </style:style>
    <style:style style:name="P14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6de71" officeooo:paragraph-rsid="00f00860" style:font-size-asian="10.5pt" style:font-weight-asian="bold" style:font-size-complex="12pt" style:font-weight-complex="bold"/>
    </style:style>
    <style:style style:name="P14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6de71" officeooo:paragraph-rsid="00f4ba65" style:font-size-asian="10.5pt" style:font-weight-asian="bold" style:font-size-complex="12pt" style:font-weight-complex="bold"/>
    </style:style>
    <style:style style:name="P14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eaf157" officeooo:paragraph-rsid="00eaf157" style:font-size-asian="10.5pt" style:font-weight-asian="bold" style:font-size-complex="12pt" style:font-weight-complex="bold"/>
    </style:style>
    <style:style style:name="P14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37ad2" officeooo:paragraph-rsid="00f37ad2" style:font-size-asian="10.5pt" style:font-weight-asian="bold" style:font-size-complex="12pt" style:font-weight-complex="bold"/>
    </style:style>
    <style:style style:name="P14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4ba65" officeooo:paragraph-rsid="00f4ba65" style:font-size-asian="10.5pt" style:font-weight-asian="bold" style:font-size-complex="12pt" style:font-weight-complex="bold"/>
    </style:style>
    <style:style style:name="P14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59362" officeooo:paragraph-rsid="00f59362" style:font-size-asian="10.5pt" style:font-weight-asian="bold" style:font-size-complex="12pt" style:font-weight-complex="bold"/>
    </style:style>
    <style:style style:name="P14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863af" officeooo:paragraph-rsid="00f96fff" style:font-size-asian="10.5pt" style:font-weight-asian="bold" style:font-size-complex="12pt" style:font-weight-complex="bold"/>
    </style:style>
    <style:style style:name="P15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ace48" officeooo:paragraph-rsid="00face48" style:font-size-asian="10.5pt" style:font-weight-asian="bold" style:font-size-complex="12pt" style:font-weight-complex="bold"/>
    </style:style>
    <style:style style:name="P15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ace48" officeooo:paragraph-rsid="00fc6cd9" style:font-size-asian="10.5pt" style:font-weight-asian="bold" style:font-size-complex="12pt" style:font-weight-complex="bold"/>
    </style:style>
    <style:style style:name="P15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ccb9b" officeooo:paragraph-rsid="00fccb9b" style:font-size-asian="10.5pt" style:font-weight-asian="bold" style:font-size-complex="12pt" style:font-weight-complex="bold"/>
    </style:style>
    <style:style style:name="P15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0182c" officeooo:paragraph-rsid="0100182c" style:font-size-asian="10.5pt" style:font-weight-asian="bold" style:font-size-complex="12pt" style:font-weight-complex="bold"/>
    </style:style>
    <style:style style:name="P15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0ca7f" officeooo:paragraph-rsid="0100ca7f" style:font-size-asian="10.5pt" style:font-weight-asian="bold" style:font-size-complex="12pt" style:font-weight-complex="bold"/>
    </style:style>
    <style:style style:name="P15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0ca7f" officeooo:paragraph-rsid="01018074" style:font-size-asian="10.5pt" style:font-weight-asian="bold" style:font-size-complex="12pt" style:font-weight-complex="bold"/>
    </style:style>
    <style:style style:name="P15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1b0ba" officeooo:paragraph-rsid="0101b0ba" style:font-size-asian="10.5pt" style:font-weight-asian="bold" style:font-size-complex="12pt" style:font-weight-complex="bold"/>
    </style:style>
    <style:style style:name="P15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1b0ba" officeooo:paragraph-rsid="010a9183" style:font-size-asian="10.5pt" style:font-weight-asian="bold" style:font-size-complex="12pt" style:font-weight-complex="bold"/>
    </style:style>
    <style:style style:name="P15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267fe" officeooo:paragraph-rsid="010267fe" style:font-size-asian="10.5pt" style:font-weight-asian="bold" style:font-size-complex="12pt" style:font-weight-complex="bold"/>
    </style:style>
    <style:style style:name="P15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30471" officeooo:paragraph-rsid="01030471" style:font-size-asian="10.5pt" style:font-weight-asian="bold" style:font-size-complex="12pt" style:font-weight-complex="bold"/>
    </style:style>
    <style:style style:name="P16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4e942" officeooo:paragraph-rsid="0104e942" style:font-size-asian="10.5pt" style:font-weight-asian="bold" style:font-size-complex="12pt" style:font-weight-complex="bold"/>
    </style:style>
    <style:style style:name="P16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89d88" officeooo:paragraph-rsid="01089d88" style:font-size-asian="10.5pt" style:font-weight-asian="bold" style:font-size-complex="12pt" style:font-weight-complex="bold"/>
    </style:style>
    <style:style style:name="P16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a9183" officeooo:paragraph-rsid="010a9183" style:font-size-asian="10.5pt" style:font-weight-asian="bold" style:font-size-complex="12pt" style:font-weight-complex="bold"/>
    </style:style>
    <style:style style:name="P16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b3c33" officeooo:paragraph-rsid="010b3c33" style:font-size-asian="10.5pt" style:font-weight-asian="bold" style:font-size-complex="12pt" style:font-weight-complex="bold"/>
    </style:style>
    <style:style style:name="P16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c7941" officeooo:paragraph-rsid="010c7941" style:font-size-asian="10.5pt" style:font-weight-asian="bold" style:font-size-complex="12pt" style:font-weight-complex="bold"/>
    </style:style>
    <style:style style:name="P165"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cff68" officeooo:paragraph-rsid="010cff68" style:font-size-asian="10.5pt" style:font-weight-asian="bold" style:font-size-complex="12pt" style:font-weight-complex="bold"/>
    </style:style>
    <style:style style:name="P166"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d85cc" officeooo:paragraph-rsid="010d85cc" style:font-size-asian="10.5pt" style:font-weight-asian="bold" style:font-size-complex="12pt" style:font-weight-complex="bold"/>
    </style:style>
    <style:style style:name="P167"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18c144" officeooo:paragraph-rsid="0118c144" style:font-size-asian="10.5pt" style:font-weight-asian="bold" style:font-size-complex="12pt" style:font-weight-complex="bold"/>
    </style:style>
    <style:style style:name="P168"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18c144" officeooo:paragraph-rsid="0119ec3b" style:font-size-asian="10.5pt" style:font-weight-asian="bold" style:font-size-complex="12pt" style:font-weight-complex="bold"/>
    </style:style>
    <style:style style:name="P169"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19ec3b" officeooo:paragraph-rsid="0119ec3b" style:font-size-asian="10.5pt" style:font-weight-asian="bold" style:font-size-complex="12pt" style:font-weight-complex="bold"/>
    </style:style>
    <style:style style:name="P170"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1b5d53" officeooo:paragraph-rsid="011b5d53" style:font-size-asian="10.5pt" style:font-weight-asian="bold" style:font-size-complex="12pt" style:font-weight-complex="bold"/>
    </style:style>
    <style:style style:name="P171"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d7a852" officeooo:paragraph-rsid="00d776e6" style:font-size-asian="10.5pt" style:font-weight-asian="bold" style:font-size-complex="12pt" style:font-weight-complex="bold"/>
    </style:style>
    <style:style style:name="P17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233893" officeooo:paragraph-rsid="00b080f2" style:font-size-asian="10.5pt" style:font-style-asian="normal" style:font-weight-asian="normal" style:font-size-complex="12pt" style:font-style-complex="normal" style:font-weight-complex="normal"/>
    </style:style>
    <style:style style:name="P17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a6c616" officeooo:paragraph-rsid="00b080f2" style:font-size-asian="10.5pt" style:font-style-asian="normal" style:font-weight-asian="normal" style:font-size-complex="12pt" style:font-style-complex="normal" style:font-weight-complex="normal"/>
    </style:style>
    <style:style style:name="P17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a6c616" officeooo:paragraph-rsid="00b7be72" style:font-size-asian="10.5pt" style:font-style-asian="normal" style:font-weight-asian="normal" style:font-size-complex="12pt" style:font-style-complex="normal" style:font-weight-complex="normal"/>
    </style:style>
    <style:style style:name="P17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a6c616" officeooo:paragraph-rsid="00c70231" style:font-size-asian="10.5pt" style:font-style-asian="normal" style:font-weight-asian="normal" style:font-size-complex="12pt" style:font-style-complex="normal" style:font-weight-complex="normal"/>
    </style:style>
    <style:style style:name="P17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bc2953" officeooo:paragraph-rsid="00b0dd08" style:font-size-asian="10.5pt" style:font-style-asian="normal" style:font-weight-asian="normal" style:font-size-complex="12pt" style:font-style-complex="normal" style:font-weight-complex="normal"/>
    </style:style>
    <style:style style:name="P177"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ab0b12" officeooo:paragraph-rsid="00b080f2" style:font-size-asian="10.5pt" style:font-style-asian="normal" style:font-weight-asian="normal" style:font-size-complex="12pt" style:font-style-complex="normal" style:font-weight-complex="normal"/>
    </style:style>
    <style:style style:name="P178"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b02415" officeooo:paragraph-rsid="00b080f2" style:font-size-asian="10.5pt" style:font-style-asian="normal" style:font-weight-asian="normal" style:font-size-complex="12pt" style:font-style-complex="normal" style:font-weight-complex="normal"/>
    </style:style>
    <style:style style:name="P179"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b43948" officeooo:paragraph-rsid="00b080f2" style:font-size-asian="10.5pt" style:font-style-asian="normal" style:font-weight-asian="normal" style:font-size-complex="12pt" style:font-style-complex="normal" style:font-weight-complex="normal"/>
    </style:style>
    <style:style style:name="P180"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b84618" officeooo:paragraph-rsid="00b0dd08" style:font-size-asian="10.5pt" style:font-style-asian="normal" style:font-weight-asian="normal" style:font-size-complex="12pt" style:font-style-complex="normal" style:font-weight-complex="normal"/>
    </style:style>
    <style:style style:name="P181"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b9fff0" officeooo:paragraph-rsid="00b0dd08" style:font-size-asian="10.5pt" style:font-style-asian="normal" style:font-weight-asian="normal" style:font-size-complex="12pt" style:font-style-complex="normal" style:font-weight-complex="normal"/>
    </style:style>
    <style:style style:name="P182"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badbad" officeooo:paragraph-rsid="00b0dd08" style:font-size-asian="10.5pt" style:font-style-asian="normal" style:font-weight-asian="normal" style:font-size-complex="12pt" style:font-style-complex="normal" style:font-weight-complex="normal"/>
    </style:style>
    <style:style style:name="P18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bd1452" officeooo:paragraph-rsid="00bd1452" style:font-size-asian="10.5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a3adea" officeooo:paragraph-rsid="00b080f2" style:font-size-asian="10.5pt" style:font-style-asian="normal" style:font-weight-asian="normal" style:font-size-complex="12pt" style:font-style-complex="normal" style:font-weight-complex="normal"/>
    </style:style>
    <style:style style:name="P185"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d38e77" officeooo:paragraph-rsid="019de281" style:font-size-asian="10.5pt" style:font-style-asian="normal" style:font-weight-asian="normal" style:font-size-complex="12pt" style:font-style-complex="normal" style:font-weight-complex="normal"/>
    </style:style>
    <style:style style:name="P186"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d55e87" officeooo:paragraph-rsid="019de281" style:font-size-asian="10.5pt" style:font-style-asian="normal" style:font-weight-asian="normal" style:font-size-complex="12pt" style:font-style-complex="normal" style:font-weight-complex="normal"/>
    </style:style>
    <style:style style:name="P187"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d681de" officeooo:paragraph-rsid="019de281" style:font-size-asian="10.5pt" style:font-style-asian="normal" style:font-weight-asian="normal" style:font-size-complex="12pt" style:font-style-complex="normal" style:font-weight-complex="normal"/>
    </style:style>
    <style:style style:name="P188"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1a6950f" officeooo:paragraph-rsid="019de281" style:font-size-asian="10.5pt" style:font-style-asian="normal" style:font-weight-asian="normal" style:font-size-complex="12pt" style:font-style-complex="normal" style:font-weight-complex="normal"/>
    </style:style>
    <style:style style:name="P189"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d6d01b" officeooo:paragraph-rsid="019de281" style:font-size-asian="10.5pt" style:font-style-asian="normal" style:font-weight-asian="normal" style:font-size-complex="12pt" style:font-style-complex="normal" style:font-weight-complex="normal"/>
    </style:style>
    <style:style style:name="P190" style:family="paragraph" style:parent-style-name="Standard">
      <style:paragraph-properties fo:text-align="start" style:justify-single-word="false"/>
      <style:text-properties style:text-position="0% 100%" style:font-name="Liberation Serif" fo:font-size="12pt" fo:language="en" fo:country="US" fo:font-style="normal" fo:font-weight="normal" officeooo:rsid="00e8ead9" officeooo:paragraph-rsid="019de281" style:font-size-asian="10.5pt" style:font-style-asian="normal" style:font-weight-asian="normal" style:font-size-complex="12pt" style:font-style-complex="normal" style:font-weight-complex="normal"/>
    </style:style>
    <style:style style:name="P19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3132e1e" officeooo:paragraph-rsid="010d85cc" style:font-name-asian="Droid Sans Fallback" style:font-size-asian="10.5pt" style:font-style-asian="normal" style:font-weight-asian="normal" style:font-name-complex="FreeSans" style:font-size-complex="12pt" style:font-style-complex="normal" style:font-weight-complex="normal"/>
    </style:style>
    <style:style style:name="P19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00bbc" officeooo:paragraph-rsid="01100bbc" style:font-name-asian="Droid Sans Fallback" style:font-size-asian="10.5pt" style:font-style-asian="normal" style:font-weight-asian="normal" style:font-name-complex="FreeSans" style:font-size-complex="12pt" style:font-style-complex="normal" style:font-weight-complex="normal"/>
    </style:style>
    <style:style style:name="P19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155ab" officeooo:paragraph-rsid="011155ab" style:font-name-asian="Droid Sans Fallback" style:font-size-asian="10.5pt" style:font-style-asian="normal" style:font-weight-asian="normal" style:font-name-complex="FreeSans" style:font-size-complex="12pt" style:font-style-complex="normal" style:font-weight-complex="normal"/>
    </style:style>
    <style:style style:name="P19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40ff3" officeooo:paragraph-rsid="01140ff3" style:font-name-asian="Droid Sans Fallback" style:font-size-asian="10.5pt" style:font-style-asian="normal" style:font-weight-asian="normal" style:font-name-complex="FreeSans" style:font-size-complex="12pt" style:font-style-complex="normal" style:font-weight-complex="normal"/>
    </style:style>
    <style:style style:name="P19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558cd" officeooo:paragraph-rsid="011558cd" style:font-name-asian="Droid Sans Fallback" style:font-size-asian="10.5pt" style:font-style-asian="normal" style:font-weight-asian="normal" style:font-name-complex="FreeSans" style:font-size-complex="12pt" style:font-style-complex="normal" style:font-weight-complex="normal"/>
    </style:style>
    <style:style style:name="P19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67ad3" officeooo:paragraph-rsid="01167ad3" style:font-name-asian="Droid Sans Fallback" style:font-size-asian="10.5pt" style:font-style-asian="normal" style:font-weight-asian="normal" style:font-name-complex="FreeSans" style:font-size-complex="12pt" style:font-style-complex="normal" style:font-weight-complex="normal"/>
    </style:style>
    <style:style style:name="P19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e0c0f" officeooo:paragraph-rsid="011e0c0f" style:font-name-asian="Droid Sans Fallback" style:font-size-asian="10.5pt" style:font-style-asian="normal" style:font-weight-asian="normal" style:font-name-complex="FreeSans" style:font-size-complex="12pt" style:font-style-complex="normal" style:font-weight-complex="normal"/>
    </style:style>
    <style:style style:name="P19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1f7a92" officeooo:paragraph-rsid="011f7a92" style:font-name-asian="Droid Sans Fallback" style:font-size-asian="10.5pt" style:font-style-asian="normal" style:font-weight-asian="normal" style:font-name-complex="FreeSans" style:font-size-complex="12pt" style:font-style-complex="normal" style:font-weight-complex="normal"/>
    </style:style>
    <style:style style:name="P19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215609" officeooo:paragraph-rsid="011e0c0f" style:font-name-asian="Droid Sans Fallback" style:font-size-asian="10.5pt" style:font-style-asian="normal" style:font-weight-asian="normal" style:font-name-complex="FreeSans" style:font-size-complex="12pt" style:font-style-complex="normal" style:font-weight-complex="normal"/>
    </style:style>
    <style:style style:name="P20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228023" officeooo:paragraph-rsid="01228023" style:font-name-asian="Droid Sans Fallback" style:font-size-asian="10.5pt" style:font-style-asian="normal" style:font-weight-asian="normal" style:font-name-complex="FreeSans" style:font-size-complex="12pt" style:font-style-complex="normal" style:font-weight-complex="normal"/>
    </style:style>
    <style:style style:name="P20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23ae85" officeooo:paragraph-rsid="01228023" style:font-name-asian="Droid Sans Fallback" style:font-size-asian="10.5pt" style:font-style-asian="normal" style:font-weight-asian="normal" style:font-name-complex="FreeSans" style:font-size-complex="12pt" style:font-style-complex="normal" style:font-weight-complex="normal"/>
    </style:style>
    <style:style style:name="P20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259aec" officeooo:paragraph-rsid="01259aec" style:font-name-asian="Droid Sans Fallback" style:font-size-asian="10.5pt" style:font-style-asian="normal" style:font-weight-asian="normal" style:font-name-complex="FreeSans" style:font-size-complex="12pt" style:font-style-complex="normal" style:font-weight-complex="normal"/>
    </style:style>
    <style:style style:name="P20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26ca03" officeooo:paragraph-rsid="0129e30c" style:font-name-asian="Droid Sans Fallback" style:font-size-asian="10.5pt" style:font-style-asian="normal" style:font-weight-asian="normal" style:font-name-complex="FreeSans" style:font-size-complex="12pt" style:font-style-complex="normal" style:font-weight-complex="normal"/>
    </style:style>
    <style:style style:name="P20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30ee5d" officeooo:paragraph-rsid="0130ee5d" style:font-name-asian="Droid Sans Fallback" style:font-size-asian="10.5pt" style:font-style-asian="normal" style:font-weight-asian="normal" style:font-name-complex="FreeSans" style:font-size-complex="12pt" style:font-style-complex="normal" style:font-weight-complex="normal"/>
    </style:style>
    <style:style style:name="P20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0cb9b5c" officeooo:paragraph-rsid="019de281" style:font-name-asian="Droid Sans Fallback" style:font-size-asian="10.5pt" style:font-style-asian="normal" style:font-weight-asian="normal" style:font-name-complex="FreeSans" style:font-size-complex="12pt" style:font-style-complex="normal" style:font-weight-complex="normal"/>
    </style:style>
    <style:style style:name="P20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46765f" officeooo:paragraph-rsid="0146765f" style:font-name-asian="Droid Sans Fallback" style:font-size-asian="10.5pt" style:font-style-asian="normal" style:font-weight-asian="normal" style:font-name-complex="FreeSans" style:font-size-complex="12pt" style:font-style-complex="normal" style:font-weight-complex="normal"/>
    </style:style>
    <style:style style:name="P20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4e343a" officeooo:paragraph-rsid="014e343a" style:font-name-asian="Droid Sans Fallback" style:font-size-asian="10.5pt" style:font-style-asian="normal" style:font-weight-asian="normal" style:font-name-complex="FreeSans" style:font-size-complex="12pt" style:font-style-complex="normal" style:font-weight-complex="normal"/>
    </style:style>
    <style:style style:name="P20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29cac" officeooo:paragraph-rsid="01726189" style:font-name-asian="Droid Sans Fallback" style:font-size-asian="10.5pt" style:font-style-asian="normal" style:font-weight-asian="normal" style:font-name-complex="FreeSans" style:font-size-complex="12pt" style:font-style-complex="normal" style:font-weight-complex="normal"/>
    </style:style>
    <style:style style:name="P20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29cac" officeooo:paragraph-rsid="0191e098" style:font-name-asian="Droid Sans Fallback" style:font-size-asian="10.5pt" style:font-style-asian="normal" style:font-weight-asian="normal" style:font-name-complex="FreeSans" style:font-size-complex="12pt" style:font-style-complex="normal" style:font-weight-complex="normal"/>
    </style:style>
    <style:style style:name="P21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29cac" officeooo:paragraph-rsid="017e6a86" style:font-name-asian="Droid Sans Fallback" style:font-size-asian="10.5pt" style:font-style-asian="normal" style:font-weight-asian="normal" style:font-name-complex="FreeSans" style:font-size-complex="12pt" style:font-style-complex="normal" style:font-weight-complex="normal"/>
    </style:style>
    <style:style style:name="P21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bcc88" officeooo:paragraph-rsid="017bcc88" style:font-name-asian="Droid Sans Fallback" style:font-size-asian="10.5pt" style:font-style-asian="normal" style:font-weight-asian="normal" style:font-name-complex="FreeSans" style:font-size-complex="12pt" style:font-style-complex="normal" style:font-weight-complex="normal"/>
    </style:style>
    <style:style style:name="P21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bcc88" officeooo:paragraph-rsid="0191e098" style:font-name-asian="Droid Sans Fallback" style:font-size-asian="10.5pt" style:font-style-asian="normal" style:font-weight-asian="normal" style:font-name-complex="FreeSans" style:font-size-complex="12pt" style:font-style-complex="normal" style:font-weight-complex="normal"/>
    </style:style>
    <style:style style:name="P21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8b64c" officeooo:paragraph-rsid="0178dc24" style:font-name-asian="Droid Sans Fallback" style:font-size-asian="10.5pt" style:font-style-asian="normal" style:font-weight-asian="normal" style:font-name-complex="FreeSans" style:font-size-complex="12pt" style:font-style-complex="normal" style:font-weight-complex="normal"/>
    </style:style>
    <style:style style:name="P21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78b64c" officeooo:paragraph-rsid="0191e098" style:font-name-asian="Droid Sans Fallback" style:font-size-asian="10.5pt" style:font-style-asian="normal" style:font-weight-asian="normal" style:font-name-complex="FreeSans" style:font-size-complex="12pt" style:font-style-complex="normal" style:font-weight-complex="normal"/>
    </style:style>
    <style:style style:name="P21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normal" officeooo:rsid="01335674" officeooo:paragraph-rsid="01335674" style:font-name-asian="Droid Sans Fallback" style:font-size-asian="10.5pt" style:font-style-asian="normal" style:font-weight-asian="normal" style:font-name-complex="FreeSans" style:font-size-complex="12pt" style:font-style-complex="normal" style:font-weight-complex="normal"/>
    </style:style>
    <style:style style:name="P21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00bbc" officeooo:paragraph-rsid="01100bbc" style:font-name-asian="Droid Sans Fallback" style:font-size-asian="10.5pt" style:font-style-asian="normal" style:font-weight-asian="bold" style:font-name-complex="FreeSans" style:font-size-complex="12pt" style:font-style-complex="normal" style:font-weight-complex="bold"/>
    </style:style>
    <style:style style:name="P21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2ee46" officeooo:paragraph-rsid="0112ee46" style:font-name-asian="Droid Sans Fallback" style:font-size-asian="10.5pt" style:font-style-asian="normal" style:font-weight-asian="bold" style:font-name-complex="FreeSans" style:font-size-complex="12pt" style:font-style-complex="normal" style:font-weight-complex="bold"/>
    </style:style>
    <style:style style:name="P21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2ee46" officeooo:paragraph-rsid="012a4f52" style:font-name-asian="Droid Sans Fallback" style:font-size-asian="10.5pt" style:font-style-asian="normal" style:font-weight-asian="bold" style:font-name-complex="FreeSans" style:font-size-complex="12pt" style:font-style-complex="normal" style:font-weight-complex="bold"/>
    </style:style>
    <style:style style:name="P21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2ee46" officeooo:paragraph-rsid="0135a672" style:font-name-asian="Droid Sans Fallback" style:font-size-asian="10.5pt" style:font-style-asian="normal" style:font-weight-asian="bold" style:font-name-complex="FreeSans" style:font-size-complex="12pt" style:font-style-complex="normal" style:font-weight-complex="bold"/>
    </style:style>
    <style:style style:name="P22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140ff3" style:font-name-asian="Droid Sans Fallback" style:font-size-asian="10.5pt" style:font-style-asian="normal" style:font-weight-asian="bold" style:font-name-complex="FreeSans" style:font-size-complex="12pt" style:font-style-complex="normal" style:font-weight-complex="bold"/>
    </style:style>
    <style:style style:name="P22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150f76" style:font-name-asian="Droid Sans Fallback" style:font-size-asian="10.5pt" style:font-style-asian="normal" style:font-weight-asian="bold" style:font-name-complex="FreeSans" style:font-size-complex="12pt" style:font-style-complex="normal" style:font-weight-complex="bold"/>
    </style:style>
    <style:style style:name="P22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1c26c7" style:font-name-asian="Droid Sans Fallback" style:font-size-asian="10.5pt" style:font-style-asian="normal" style:font-weight-asian="bold" style:font-name-complex="FreeSans" style:font-size-complex="12pt" style:font-style-complex="normal" style:font-weight-complex="bold"/>
    </style:style>
    <style:style style:name="P22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1c3f5c" style:font-name-asian="Droid Sans Fallback" style:font-size-asian="10.5pt" style:font-style-asian="normal" style:font-weight-asian="bold" style:font-name-complex="FreeSans" style:font-size-complex="12pt" style:font-style-complex="normal" style:font-weight-complex="bold"/>
    </style:style>
    <style:style style:name="P22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2a4f52" style:font-name-asian="Droid Sans Fallback" style:font-size-asian="10.5pt" style:font-style-asian="normal" style:font-weight-asian="bold" style:font-name-complex="FreeSans" style:font-size-complex="12pt" style:font-style-complex="normal" style:font-weight-complex="bold"/>
    </style:style>
    <style:style style:name="P22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35a672" style:font-name-asian="Droid Sans Fallback" style:font-size-asian="10.5pt" style:font-style-asian="normal" style:font-weight-asian="bold" style:font-name-complex="FreeSans" style:font-size-complex="12pt" style:font-style-complex="normal" style:font-weight-complex="bold"/>
    </style:style>
    <style:style style:name="P22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3b4058" style:font-name-asian="Droid Sans Fallback" style:font-size-asian="10.5pt" style:font-style-asian="normal" style:font-weight-asian="bold" style:font-name-complex="FreeSans" style:font-size-complex="12pt" style:font-style-complex="normal" style:font-weight-complex="bold"/>
    </style:style>
    <style:style style:name="P22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4039a5" style:font-name-asian="Droid Sans Fallback" style:font-size-asian="10.5pt" style:font-style-asian="normal" style:font-weight-asian="bold" style:font-name-complex="FreeSans" style:font-size-complex="12pt" style:font-style-complex="normal" style:font-weight-complex="bold"/>
    </style:style>
    <style:style style:name="P22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6575e4" style:font-name-asian="Droid Sans Fallback" style:font-size-asian="10.5pt" style:font-style-asian="normal" style:font-weight-asian="bold" style:font-name-complex="FreeSans" style:font-size-complex="12pt" style:font-style-complex="normal" style:font-weight-complex="bold"/>
    </style:style>
    <style:style style:name="P22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70affd" style:font-name-asian="Droid Sans Fallback" style:font-size-asian="10.5pt" style:font-style-asian="normal" style:font-weight-asian="bold" style:font-name-complex="FreeSans" style:font-size-complex="12pt" style:font-style-complex="normal" style:font-weight-complex="bold"/>
    </style:style>
    <style:style style:name="P23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78dc24" style:font-name-asian="Droid Sans Fallback" style:font-size-asian="10.5pt" style:font-style-asian="normal" style:font-weight-asian="bold" style:font-name-complex="FreeSans" style:font-size-complex="12pt" style:font-style-complex="normal" style:font-weight-complex="bold"/>
    </style:style>
    <style:style style:name="P23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7c9e57" style:font-name-asian="Droid Sans Fallback" style:font-size-asian="10.5pt" style:font-style-asian="normal" style:font-weight-asian="bold" style:font-name-complex="FreeSans" style:font-size-complex="12pt" style:font-style-complex="normal" style:font-weight-complex="bold"/>
    </style:style>
    <style:style style:name="P23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891559" style:font-name-asian="Droid Sans Fallback" style:font-size-asian="10.5pt" style:font-style-asian="normal" style:font-weight-asian="bold" style:font-name-complex="FreeSans" style:font-size-complex="12pt" style:font-style-complex="normal" style:font-weight-complex="bold"/>
    </style:style>
    <style:style style:name="P23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40ff3"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23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558cd" officeooo:paragraph-rsid="011558cd" style:font-name-asian="Droid Sans Fallback" style:font-size-asian="10.5pt" style:font-style-asian="normal" style:font-weight-asian="bold" style:font-name-complex="FreeSans" style:font-size-complex="12pt" style:font-style-complex="normal" style:font-weight-complex="bold"/>
    </style:style>
    <style:style style:name="P23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67ad3" officeooo:paragraph-rsid="01167ad3" style:font-name-asian="Droid Sans Fallback" style:font-size-asian="10.5pt" style:font-style-asian="normal" style:font-weight-asian="bold" style:font-name-complex="FreeSans" style:font-size-complex="12pt" style:font-style-complex="normal" style:font-weight-complex="bold"/>
    </style:style>
    <style:style style:name="P23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67ad3" officeooo:paragraph-rsid="01175d77" style:font-name-asian="Droid Sans Fallback" style:font-size-asian="10.5pt" style:font-style-asian="normal" style:font-weight-asian="bold" style:font-name-complex="FreeSans" style:font-size-complex="12pt" style:font-style-complex="normal" style:font-weight-complex="bold"/>
    </style:style>
    <style:style style:name="P23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8c144" officeooo:paragraph-rsid="011c60fd" style:font-name-asian="Droid Sans Fallback" style:font-size-asian="10.5pt" style:font-style-asian="normal" style:font-weight-asian="bold" style:font-name-complex="FreeSans" style:font-size-complex="12pt" style:font-style-complex="normal" style:font-weight-complex="bold"/>
    </style:style>
    <style:style style:name="P23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e0c0f" officeooo:paragraph-rsid="011e0c0f" style:font-name-asian="Droid Sans Fallback" style:font-size-asian="10.5pt" style:font-style-asian="normal" style:font-weight-asian="bold" style:font-name-complex="FreeSans" style:font-size-complex="12pt" style:font-style-complex="normal" style:font-weight-complex="bold"/>
    </style:style>
    <style:style style:name="P23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1f7a92" officeooo:paragraph-rsid="011f7a92" style:font-name-asian="Droid Sans Fallback" style:font-size-asian="10.5pt" style:font-style-asian="normal" style:font-weight-asian="bold" style:font-name-complex="FreeSans" style:font-size-complex="12pt" style:font-style-complex="normal" style:font-weight-complex="bold"/>
    </style:style>
    <style:style style:name="P24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225785" officeooo:paragraph-rsid="01225785" style:font-name-asian="Droid Sans Fallback" style:font-size-asian="10.5pt" style:font-style-asian="normal" style:font-weight-asian="bold" style:font-name-complex="FreeSans" style:font-size-complex="12pt" style:font-style-complex="normal" style:font-weight-complex="bold"/>
    </style:style>
    <style:style style:name="P24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228023" officeooo:paragraph-rsid="01228023" style:font-name-asian="Droid Sans Fallback" style:font-size-asian="10.5pt" style:font-style-asian="normal" style:font-weight-asian="bold" style:font-name-complex="FreeSans" style:font-size-complex="12pt" style:font-style-complex="normal" style:font-weight-complex="bold"/>
    </style:style>
    <style:style style:name="P24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259aec" officeooo:paragraph-rsid="01259aec" style:font-name-asian="Droid Sans Fallback" style:font-size-asian="10.5pt" style:font-style-asian="normal" style:font-weight-asian="bold" style:font-name-complex="FreeSans" style:font-size-complex="12pt" style:font-style-complex="normal" style:font-weight-complex="bold"/>
    </style:style>
    <style:style style:name="P24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26ca03" officeooo:paragraph-rsid="0126ca03" style:font-name-asian="Droid Sans Fallback" style:font-size-asian="10.5pt" style:font-style-asian="normal" style:font-weight-asian="bold" style:font-name-complex="FreeSans" style:font-size-complex="12pt" style:font-style-complex="normal" style:font-weight-complex="bold"/>
    </style:style>
    <style:style style:name="P24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30ee5d" officeooo:paragraph-rsid="0130ee5d" style:font-name-asian="Droid Sans Fallback" style:font-size-asian="10.5pt" style:font-style-asian="normal" style:font-weight-asian="bold" style:font-name-complex="FreeSans" style:font-size-complex="12pt" style:font-style-complex="normal" style:font-weight-complex="bold"/>
    </style:style>
    <style:style style:name="P24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320ec0" officeooo:paragraph-rsid="01320ec0" style:font-name-asian="Droid Sans Fallback" style:font-size-asian="10.5pt" style:font-style-asian="normal" style:font-weight-asian="bold" style:font-name-complex="FreeSans" style:font-size-complex="12pt" style:font-style-complex="normal" style:font-weight-complex="bold"/>
    </style:style>
    <style:style style:name="P24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335674" officeooo:paragraph-rsid="01335674" style:font-name-asian="Droid Sans Fallback" style:font-size-asian="10.5pt" style:font-style-asian="normal" style:font-weight-asian="bold" style:font-name-complex="FreeSans" style:font-size-complex="12pt" style:font-style-complex="normal" style:font-weight-complex="bold"/>
    </style:style>
    <style:style style:name="P24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3416d3" officeooo:paragraph-rsid="013416d3" style:font-name-asian="Droid Sans Fallback" style:font-size-asian="10.5pt" style:font-style-asian="normal" style:font-weight-asian="bold" style:font-name-complex="FreeSans" style:font-size-complex="12pt" style:font-style-complex="normal" style:font-weight-complex="bold"/>
    </style:style>
    <style:style style:name="P24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33eb4" officeooo:paragraph-rsid="01433eb4" style:font-name-asian="Droid Sans Fallback" style:font-size-asian="10.5pt" style:font-style-asian="normal" style:font-weight-asian="bold" style:font-name-complex="FreeSans" style:font-size-complex="12pt" style:font-style-complex="normal" style:font-weight-complex="bold"/>
    </style:style>
    <style:style style:name="P24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33eb4" officeooo:paragraph-rsid="01440d6b" style:font-name-asian="Droid Sans Fallback" style:font-size-asian="10.5pt" style:font-style-asian="normal" style:font-weight-asian="bold" style:font-name-complex="FreeSans" style:font-size-complex="12pt" style:font-style-complex="normal" style:font-weight-complex="bold"/>
    </style:style>
    <style:style style:name="P25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33eb4" officeooo:paragraph-rsid="01529dbe" style:font-name-asian="Droid Sans Fallback" style:font-size-asian="10.5pt" style:font-style-asian="normal" style:font-weight-asian="bold" style:font-name-complex="FreeSans" style:font-size-complex="12pt" style:font-style-complex="normal" style:font-weight-complex="bold"/>
    </style:style>
    <style:style style:name="P25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33eb4" officeooo:paragraph-rsid="01891559" style:font-name-asian="Droid Sans Fallback" style:font-size-asian="10.5pt" style:font-style-asian="normal" style:font-weight-asian="bold" style:font-name-complex="FreeSans" style:font-size-complex="12pt" style:font-style-complex="normal" style:font-weight-complex="bold"/>
    </style:style>
    <style:style style:name="P25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56ee8" style:font-name-asian="Droid Sans Fallback" style:font-size-asian="10.5pt" style:font-style-asian="normal" style:font-weight-asian="bold" style:font-name-complex="FreeSans" style:font-size-complex="12pt" style:font-style-complex="normal" style:font-weight-complex="bold"/>
    </style:style>
    <style:style style:name="P25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6dcf7" style:font-name-asian="Droid Sans Fallback" style:font-size-asian="10.5pt" style:font-style-asian="normal" style:font-weight-asian="bold" style:font-name-complex="FreeSans" style:font-size-complex="12pt" style:font-style-complex="normal" style:font-weight-complex="bold"/>
    </style:style>
    <style:style style:name="P25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6f9de" style:font-name-asian="Droid Sans Fallback" style:font-size-asian="10.5pt" style:font-style-asian="normal" style:font-weight-asian="bold" style:font-name-complex="FreeSans" style:font-size-complex="12pt" style:font-style-complex="normal" style:font-weight-complex="bold"/>
    </style:style>
    <style:style style:name="P25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a8fde" style:font-name-asian="Droid Sans Fallback" style:font-size-asian="10.5pt" style:font-style-asian="normal" style:font-weight-asian="bold" style:font-name-complex="FreeSans" style:font-size-complex="12pt" style:font-style-complex="normal" style:font-weight-complex="bold"/>
    </style:style>
    <style:style style:name="P25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e1ed9" style:font-name-asian="Droid Sans Fallback" style:font-size-asian="10.5pt" style:font-style-asian="normal" style:font-weight-asian="bold" style:font-name-complex="FreeSans" style:font-size-complex="12pt" style:font-style-complex="normal" style:font-weight-complex="bold"/>
    </style:style>
    <style:style style:name="P25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4e343a" style:font-name-asian="Droid Sans Fallback" style:font-size-asian="10.5pt" style:font-style-asian="normal" style:font-weight-asian="bold" style:font-name-complex="FreeSans" style:font-size-complex="12pt" style:font-style-complex="normal" style:font-weight-complex="bold"/>
    </style:style>
    <style:style style:name="P25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5de150" style:font-name-asian="Droid Sans Fallback" style:font-size-asian="10.5pt" style:font-style-asian="normal" style:font-weight-asian="bold" style:font-name-complex="FreeSans" style:font-size-complex="12pt" style:font-style-complex="normal" style:font-weight-complex="bold"/>
    </style:style>
    <style:style style:name="P25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56ee8" officeooo:paragraph-rsid="01609206" style:font-name-asian="Droid Sans Fallback" style:font-size-asian="10.5pt" style:font-style-asian="normal" style:font-weight-asian="bold" style:font-name-complex="FreeSans" style:font-size-complex="12pt" style:font-style-complex="normal" style:font-weight-complex="bold"/>
    </style:style>
    <style:style style:name="P26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6765f" officeooo:paragraph-rsid="0146dcf7" style:font-name-asian="Droid Sans Fallback" style:font-size-asian="10.5pt" style:font-style-asian="normal" style:font-weight-asian="bold" style:font-name-complex="FreeSans" style:font-size-complex="12pt" style:font-style-complex="normal" style:font-weight-complex="bold"/>
    </style:style>
    <style:style style:name="P26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4f1176" officeooo:paragraph-rsid="014f1176" style:font-name-asian="Droid Sans Fallback" style:font-size-asian="10.5pt" style:font-style-asian="normal" style:font-weight-asian="bold" style:font-name-complex="FreeSans" style:font-size-complex="12pt" style:font-style-complex="normal" style:font-weight-complex="bold"/>
    </style:style>
    <style:style style:name="P26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3f462" officeooo:paragraph-rsid="0153f462" style:font-name-asian="Droid Sans Fallback" style:font-size-asian="10.5pt" style:font-style-asian="normal" style:font-weight-asian="bold" style:font-name-complex="FreeSans" style:font-size-complex="12pt" style:font-style-complex="normal" style:font-weight-complex="bold"/>
    </style:style>
    <style:style style:name="P26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55cea8" style:font-name-asian="Droid Sans Fallback" style:font-size-asian="10.5pt" style:font-style-asian="normal" style:font-weight-asian="bold" style:font-name-complex="FreeSans" style:font-size-complex="12pt" style:font-style-complex="normal" style:font-weight-complex="bold"/>
    </style:style>
    <style:style style:name="P26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560fc6" style:font-name-asian="Droid Sans Fallback" style:font-size-asian="10.5pt" style:font-style-asian="normal" style:font-weight-asian="bold" style:font-name-complex="FreeSans" style:font-size-complex="12pt" style:font-style-complex="normal" style:font-weight-complex="bold"/>
    </style:style>
    <style:style style:name="P26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569040" style:font-name-asian="Droid Sans Fallback" style:font-size-asian="10.5pt" style:font-style-asian="normal" style:font-weight-asian="bold" style:font-name-complex="FreeSans" style:font-size-complex="12pt" style:font-style-complex="normal" style:font-weight-complex="bold"/>
    </style:style>
    <style:style style:name="P26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586791" style:font-name-asian="Droid Sans Fallback" style:font-size-asian="10.5pt" style:font-style-asian="normal" style:font-weight-asian="bold" style:font-name-complex="FreeSans" style:font-size-complex="12pt" style:font-style-complex="normal" style:font-weight-complex="bold"/>
    </style:style>
    <style:style style:name="P26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59d62f" style:font-name-asian="Droid Sans Fallback" style:font-size-asian="10.5pt" style:font-style-asian="normal" style:font-weight-asian="bold" style:font-name-complex="FreeSans" style:font-size-complex="12pt" style:font-style-complex="normal" style:font-weight-complex="bold"/>
    </style:style>
    <style:style style:name="P26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609206" style:font-name-asian="Droid Sans Fallback" style:font-size-asian="10.5pt" style:font-style-asian="normal" style:font-weight-asian="bold" style:font-name-complex="FreeSans" style:font-size-complex="12pt" style:font-style-complex="normal" style:font-weight-complex="bold"/>
    </style:style>
    <style:style style:name="P26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726189" style:font-name-asian="Droid Sans Fallback" style:font-size-asian="10.5pt" style:font-style-asian="normal" style:font-weight-asian="bold" style:font-name-complex="FreeSans" style:font-size-complex="12pt" style:font-style-complex="normal" style:font-weight-complex="bold"/>
    </style:style>
    <style:style style:name="P27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78b64c" style:font-name-asian="Droid Sans Fallback" style:font-size-asian="10.5pt" style:font-style-asian="normal" style:font-weight-asian="bold" style:font-name-complex="FreeSans" style:font-size-complex="12pt" style:font-style-complex="normal" style:font-weight-complex="bold"/>
    </style:style>
    <style:style style:name="P27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78dc24" style:font-name-asian="Droid Sans Fallback" style:font-size-asian="10.5pt" style:font-style-asian="normal" style:font-weight-asian="bold" style:font-name-complex="FreeSans" style:font-size-complex="12pt" style:font-style-complex="normal" style:font-weight-complex="bold"/>
    </style:style>
    <style:style style:name="P27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7e50bf" style:font-name-asian="Droid Sans Fallback" style:font-size-asian="10.5pt" style:font-style-asian="normal" style:font-weight-asian="bold" style:font-name-complex="FreeSans" style:font-size-complex="12pt" style:font-style-complex="normal" style:font-weight-complex="bold"/>
    </style:style>
    <style:style style:name="P27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5cea8"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27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c5155" officeooo:paragraph-rsid="015c5155" style:font-name-asian="Droid Sans Fallback" style:font-size-asian="10.5pt" style:font-style-asian="normal" style:font-weight-asian="bold" style:font-name-complex="FreeSans" style:font-size-complex="12pt" style:font-style-complex="normal" style:font-weight-complex="bold"/>
    </style:style>
    <style:style style:name="P27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cf71e" officeooo:paragraph-rsid="015cf71e" style:font-name-asian="Droid Sans Fallback" style:font-size-asian="10.5pt" style:font-style-asian="normal" style:font-weight-asian="bold" style:font-name-complex="FreeSans" style:font-size-complex="12pt" style:font-style-complex="normal" style:font-weight-complex="bold"/>
    </style:style>
    <style:style style:name="P27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cf71e" officeooo:paragraph-rsid="015d2952" style:font-name-asian="Droid Sans Fallback" style:font-size-asian="10.5pt" style:font-style-asian="normal" style:font-weight-asian="bold" style:font-name-complex="FreeSans" style:font-size-complex="12pt" style:font-style-complex="normal" style:font-weight-complex="bold"/>
    </style:style>
    <style:style style:name="P27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cf71e" officeooo:paragraph-rsid="01609206" style:font-name-asian="Droid Sans Fallback" style:font-size-asian="10.5pt" style:font-style-asian="normal" style:font-weight-asian="bold" style:font-name-complex="FreeSans" style:font-size-complex="12pt" style:font-style-complex="normal" style:font-weight-complex="bold"/>
    </style:style>
    <style:style style:name="P27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5fd4ef" officeooo:paragraph-rsid="015fd4ef" style:font-name-asian="Droid Sans Fallback" style:font-size-asian="10.5pt" style:font-style-asian="normal" style:font-weight-asian="bold" style:font-name-complex="FreeSans" style:font-size-complex="12pt" style:font-style-complex="normal" style:font-weight-complex="bold"/>
    </style:style>
    <style:style style:name="P27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0ccb0" officeooo:paragraph-rsid="0160ccb0" style:font-name-asian="Droid Sans Fallback" style:font-size-asian="10.5pt" style:font-style-asian="normal" style:font-weight-asian="bold" style:font-name-complex="FreeSans" style:font-size-complex="12pt" style:font-style-complex="normal" style:font-weight-complex="bold"/>
    </style:style>
    <style:style style:name="P28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45434" officeooo:paragraph-rsid="01645434" style:font-name-asian="Droid Sans Fallback" style:font-size-asian="10.5pt" style:font-style-asian="normal" style:font-weight-asian="bold" style:font-name-complex="FreeSans" style:font-size-complex="12pt" style:font-style-complex="normal" style:font-weight-complex="bold"/>
    </style:style>
    <style:style style:name="P28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758aa" officeooo:paragraph-rsid="016758aa" style:font-name-asian="Droid Sans Fallback" style:font-size-asian="10.5pt" style:font-style-asian="normal" style:font-weight-asian="bold" style:font-name-complex="FreeSans" style:font-size-complex="12pt" style:font-style-complex="normal" style:font-weight-complex="bold"/>
    </style:style>
    <style:style style:name="P28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758aa"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8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7b40a" officeooo:paragraph-rsid="0167b40a" style:font-name-asian="Droid Sans Fallback" style:font-size-asian="10.5pt" style:font-style-asian="normal" style:font-weight-asian="bold" style:font-name-complex="FreeSans" style:font-size-complex="12pt" style:font-style-complex="normal" style:font-weight-complex="bold"/>
    </style:style>
    <style:style style:name="P28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7b40a" officeooo:paragraph-rsid="016f6c4a" style:font-name-asian="Droid Sans Fallback" style:font-size-asian="10.5pt" style:font-style-asian="normal" style:font-weight-asian="bold" style:font-name-complex="FreeSans" style:font-size-complex="12pt" style:font-style-complex="normal" style:font-weight-complex="bold"/>
    </style:style>
    <style:style style:name="P28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7b40a"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8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9b35b" officeooo:paragraph-rsid="0169b35b" style:font-name-asian="Droid Sans Fallback" style:font-size-asian="10.5pt" style:font-style-asian="normal" style:font-weight-asian="bold" style:font-name-complex="FreeSans" style:font-size-complex="12pt" style:font-style-complex="normal" style:font-weight-complex="bold"/>
    </style:style>
    <style:style style:name="P28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9b35b" officeooo:paragraph-rsid="016b29fb" style:font-name-asian="Droid Sans Fallback" style:font-size-asian="10.5pt" style:font-style-asian="normal" style:font-weight-asian="bold" style:font-name-complex="FreeSans" style:font-size-complex="12pt" style:font-style-complex="normal" style:font-weight-complex="bold"/>
    </style:style>
    <style:style style:name="P28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9b35b" officeooo:paragraph-rsid="016e61c4" style:font-name-asian="Droid Sans Fallback" style:font-size-asian="10.5pt" style:font-style-asian="normal" style:font-weight-asian="bold" style:font-name-complex="FreeSans" style:font-size-complex="12pt" style:font-style-complex="normal" style:font-weight-complex="bold"/>
    </style:style>
    <style:style style:name="P28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9b35b"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9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c80b3" officeooo:paragraph-rsid="016c80b3" style:font-name-asian="Droid Sans Fallback" style:font-size-asian="10.5pt" style:font-style-asian="normal" style:font-weight-asian="bold" style:font-name-complex="FreeSans" style:font-size-complex="12pt" style:font-style-complex="normal" style:font-weight-complex="bold"/>
    </style:style>
    <style:style style:name="P29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c80b3"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9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e61c4" officeooo:paragraph-rsid="016e61c4" style:font-name-asian="Droid Sans Fallback" style:font-size-asian="10.5pt" style:font-style-asian="normal" style:font-weight-asian="bold" style:font-name-complex="FreeSans" style:font-size-complex="12pt" style:font-style-complex="normal" style:font-weight-complex="bold"/>
    </style:style>
    <style:style style:name="P29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e61c4"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9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eb4c4" officeooo:paragraph-rsid="016eb4c4" style:font-name-asian="Droid Sans Fallback" style:font-size-asian="10.5pt" style:font-style-asian="normal" style:font-weight-asian="bold" style:font-name-complex="FreeSans" style:font-size-complex="12pt" style:font-style-complex="normal" style:font-weight-complex="bold"/>
    </style:style>
    <style:style style:name="P29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eb4c4" officeooo:paragraph-rsid="017028a4" style:font-name-asian="Droid Sans Fallback" style:font-size-asian="10.5pt" style:font-style-asian="normal" style:font-weight-asian="bold" style:font-name-complex="FreeSans" style:font-size-complex="12pt" style:font-style-complex="normal" style:font-weight-complex="bold"/>
    </style:style>
    <style:style style:name="P29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6eb4c4" officeooo:paragraph-rsid="017fc089" style:font-name-asian="Droid Sans Fallback" style:font-size-asian="10.5pt" style:font-style-asian="normal" style:font-weight-asian="bold" style:font-name-complex="FreeSans" style:font-size-complex="12pt" style:font-style-complex="normal" style:font-weight-complex="bold"/>
    </style:style>
    <style:style style:name="P29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1be2c" officeooo:paragraph-rsid="0171be2c" style:font-name-asian="Droid Sans Fallback" style:font-size-asian="10.5pt" style:font-style-asian="normal" style:font-weight-asian="bold" style:font-name-complex="FreeSans" style:font-size-complex="12pt" style:font-style-complex="normal" style:font-weight-complex="bold"/>
    </style:style>
    <style:style style:name="P29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1be2c" officeooo:paragraph-rsid="0178b64c" style:font-name-asian="Droid Sans Fallback" style:font-size-asian="10.5pt" style:font-style-asian="normal" style:font-weight-asian="bold" style:font-name-complex="FreeSans" style:font-size-complex="12pt" style:font-style-complex="normal" style:font-weight-complex="bold"/>
    </style:style>
    <style:style style:name="P29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1be2c" officeooo:paragraph-rsid="0178dc24" style:font-name-asian="Droid Sans Fallback" style:font-size-asian="10.5pt" style:font-style-asian="normal" style:font-weight-asian="bold" style:font-name-complex="FreeSans" style:font-size-complex="12pt" style:font-style-complex="normal" style:font-weight-complex="bold"/>
    </style:style>
    <style:style style:name="P30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1be2c"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30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7483b0" style:font-name-asian="Droid Sans Fallback" style:font-size-asian="10.5pt" style:font-style-asian="normal" style:font-weight-asian="bold" style:font-name-complex="FreeSans" style:font-size-complex="12pt" style:font-style-complex="normal" style:font-weight-complex="bold"/>
    </style:style>
    <style:style style:name="P30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749678" style:font-name-asian="Droid Sans Fallback" style:font-size-asian="10.5pt" style:font-style-asian="normal" style:font-weight-asian="bold" style:font-name-complex="FreeSans" style:font-size-complex="12pt" style:font-style-complex="normal" style:font-weight-complex="bold"/>
    </style:style>
    <style:style style:name="P30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77e179" style:font-name-asian="Droid Sans Fallback" style:font-size-asian="10.5pt" style:font-style-asian="normal" style:font-weight-asian="bold" style:font-name-complex="FreeSans" style:font-size-complex="12pt" style:font-style-complex="normal" style:font-weight-complex="bold"/>
    </style:style>
    <style:style style:name="P30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78dc24" style:font-name-asian="Droid Sans Fallback" style:font-size-asian="10.5pt" style:font-style-asian="normal" style:font-weight-asian="bold" style:font-name-complex="FreeSans" style:font-size-complex="12pt" style:font-style-complex="normal" style:font-weight-complex="bold"/>
    </style:style>
    <style:style style:name="P30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7a9a77" style:font-name-asian="Droid Sans Fallback" style:font-size-asian="10.5pt" style:font-style-asian="normal" style:font-weight-asian="bold" style:font-name-complex="FreeSans" style:font-size-complex="12pt" style:font-style-complex="normal" style:font-weight-complex="bold"/>
    </style:style>
    <style:style style:name="P30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8ae7d8" style:font-name-asian="Droid Sans Fallback" style:font-size-asian="10.5pt" style:font-style-asian="normal" style:font-weight-asian="bold" style:font-name-complex="FreeSans" style:font-size-complex="12pt" style:font-style-complex="normal" style:font-weight-complex="bold"/>
    </style:style>
    <style:style style:name="P30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83b0"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30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49678" style:font-name-asian="Droid Sans Fallback" style:font-size-asian="10.5pt" style:font-style-asian="normal" style:font-weight-asian="bold" style:font-name-complex="FreeSans" style:font-size-complex="12pt" style:font-style-complex="normal" style:font-weight-complex="bold"/>
    </style:style>
    <style:style style:name="P30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7e179" style:font-name-asian="Droid Sans Fallback" style:font-size-asian="10.5pt" style:font-style-asian="normal" style:font-weight-asian="bold" style:font-name-complex="FreeSans" style:font-size-complex="12pt" style:font-style-complex="normal" style:font-weight-complex="bold"/>
    </style:style>
    <style:style style:name="P31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8dc24" style:font-name-asian="Droid Sans Fallback" style:font-size-asian="10.5pt" style:font-style-asian="normal" style:font-weight-asian="bold" style:font-name-complex="FreeSans" style:font-size-complex="12pt" style:font-style-complex="normal" style:font-weight-complex="bold"/>
    </style:style>
    <style:style style:name="P31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a9a77" style:font-name-asian="Droid Sans Fallback" style:font-size-asian="10.5pt" style:font-style-asian="normal" style:font-weight-asian="bold" style:font-name-complex="FreeSans" style:font-size-complex="12pt" style:font-style-complex="normal" style:font-weight-complex="bold"/>
    </style:style>
    <style:style style:name="P31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b2c17" style:font-name-asian="Droid Sans Fallback" style:font-size-asian="10.5pt" style:font-style-asian="normal" style:font-weight-asian="bold" style:font-name-complex="FreeSans" style:font-size-complex="12pt" style:font-style-complex="normal" style:font-weight-complex="bold"/>
    </style:style>
    <style:style style:name="P31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7bcc88" style:font-name-asian="Droid Sans Fallback" style:font-size-asian="10.5pt" style:font-style-asian="normal" style:font-weight-asian="bold" style:font-name-complex="FreeSans" style:font-size-complex="12pt" style:font-style-complex="normal" style:font-weight-complex="bold"/>
    </style:style>
    <style:style style:name="P31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8ae7d8" style:font-name-asian="Droid Sans Fallback" style:font-size-asian="10.5pt" style:font-style-asian="normal" style:font-weight-asian="bold" style:font-name-complex="FreeSans" style:font-size-complex="12pt" style:font-style-complex="normal" style:font-weight-complex="bold"/>
    </style:style>
    <style:style style:name="P31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8dd6ec" style:font-name-asian="Droid Sans Fallback" style:font-size-asian="10.5pt" style:font-style-asian="normal" style:font-weight-asian="bold" style:font-name-complex="FreeSans" style:font-size-complex="12pt" style:font-style-complex="normal" style:font-weight-complex="bold"/>
    </style:style>
    <style:style style:name="P31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31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944813" style:font-name-asian="Droid Sans Fallback" style:font-size-asian="10.5pt" style:font-style-asian="normal" style:font-weight-asian="bold" style:font-name-complex="FreeSans" style:font-size-complex="12pt" style:font-style-complex="normal" style:font-weight-complex="bold"/>
    </style:style>
    <style:style style:name="P31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49678" officeooo:paragraph-rsid="01966b91" style:font-name-asian="Droid Sans Fallback" style:font-size-asian="10.5pt" style:font-style-asian="normal" style:font-weight-asian="bold" style:font-name-complex="FreeSans" style:font-size-complex="12pt" style:font-style-complex="normal" style:font-weight-complex="bold"/>
    </style:style>
    <style:style style:name="P31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aa564" officeooo:paragraph-rsid="017aedf8" style:font-name-asian="Droid Sans Fallback" style:font-size-asian="10.5pt" style:font-style-asian="normal" style:font-weight-asian="bold" style:font-name-complex="FreeSans" style:font-size-complex="12pt" style:font-style-complex="normal" style:font-weight-complex="bold"/>
    </style:style>
    <style:style style:name="P32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aa564" officeooo:paragraph-rsid="0191e098" style:font-name-asian="Droid Sans Fallback" style:font-size-asian="10.5pt" style:font-style-asian="normal" style:font-weight-asian="bold" style:font-name-complex="FreeSans" style:font-size-complex="12pt" style:font-style-complex="normal" style:font-weight-complex="bold"/>
    </style:style>
    <style:style style:name="P32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7e6a86" officeooo:paragraph-rsid="017e6a86" style:font-name-asian="Droid Sans Fallback" style:font-size-asian="10.5pt" style:font-style-asian="normal" style:font-weight-asian="bold" style:font-name-complex="FreeSans" style:font-size-complex="12pt" style:font-style-complex="normal" style:font-weight-complex="bold"/>
    </style:style>
    <style:style style:name="P32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8151c2" officeooo:paragraph-rsid="018151c2" style:font-name-asian="Droid Sans Fallback" style:font-size-asian="10.5pt" style:font-style-asian="normal" style:font-weight-asian="bold" style:font-name-complex="FreeSans" style:font-size-complex="12pt" style:font-style-complex="normal" style:font-weight-complex="bold"/>
    </style:style>
    <style:style style:name="P32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8ae7d8" officeooo:paragraph-rsid="018ae7d8" style:font-name-asian="Droid Sans Fallback" style:font-size-asian="10.5pt" style:font-style-asian="normal" style:font-weight-asian="bold" style:font-name-complex="FreeSans" style:font-size-complex="12pt" style:font-style-complex="normal" style:font-weight-complex="bold"/>
    </style:style>
    <style:style style:name="P32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8e7f49" officeooo:paragraph-rsid="018e7f49" style:font-name-asian="Droid Sans Fallback" style:font-size-asian="10.5pt" style:font-style-asian="normal" style:font-weight-asian="bold" style:font-name-complex="FreeSans" style:font-size-complex="12pt" style:font-style-complex="normal" style:font-weight-complex="bold"/>
    </style:style>
    <style:style style:name="P32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944813" officeooo:paragraph-rsid="01944813" style:font-name-asian="Droid Sans Fallback" style:font-size-asian="10.5pt" style:font-style-asian="normal" style:font-weight-asian="bold" style:font-name-complex="FreeSans" style:font-size-complex="12pt" style:font-style-complex="normal" style:font-weight-complex="bold"/>
    </style:style>
    <style:style style:name="P32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95a259" officeooo:paragraph-rsid="0195a259" style:font-name-asian="Droid Sans Fallback" style:font-size-asian="10.5pt" style:font-style-asian="normal" style:font-weight-asian="bold" style:font-name-complex="FreeSans" style:font-size-complex="12pt" style:font-style-complex="normal" style:font-weight-complex="bold"/>
    </style:style>
    <style:style style:name="P32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 fo:font-size="12pt" fo:language="en" fo:country="US" fo:font-style="normal" fo:font-weight="bold" officeooo:rsid="01985a55" officeooo:paragraph-rsid="01985a55" style:font-name-asian="Droid Sans Fallback" style:font-size-asian="10.5pt" style:font-style-asian="normal" style:font-weight-asian="bold" style:font-name-complex="FreeSans" style:font-size-complex="12pt" style:font-style-complex="normal" style:font-weight-complex="bold"/>
    </style:style>
    <style:style style:name="P32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55cea8" officeooo:paragraph-rsid="0155cea8" style:font-name-asian="Droid Sans Fallback" style:font-size-asian="10.5pt" style:font-style-asian="normal" style:font-weight-asian="normal" style:font-name-complex="FreeSans" style:font-size-complex="12pt" style:font-style-complex="normal" style:font-weight-complex="normal"/>
    </style:style>
    <style:style style:name="P32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55cea8" officeooo:paragraph-rsid="01560fc6" style:font-name-asian="Droid Sans Fallback" style:font-size-asian="10.5pt" style:font-style-asian="normal" style:font-weight-asian="normal" style:font-name-complex="FreeSans" style:font-size-complex="12pt" style:font-style-complex="normal" style:font-weight-complex="normal"/>
    </style:style>
    <style:style style:name="P33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45434" officeooo:paragraph-rsid="01645434" style:font-name-asian="Droid Sans Fallback" style:font-size-asian="10.5pt" style:font-style-asian="normal" style:font-weight-asian="normal" style:font-name-complex="FreeSans" style:font-size-complex="12pt" style:font-style-complex="normal" style:font-weight-complex="normal"/>
    </style:style>
    <style:style style:name="P33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9b35b" officeooo:paragraph-rsid="0169b35b" style:font-name-asian="Droid Sans Fallback" style:font-size-asian="10.5pt" style:font-style-asian="normal" style:font-weight-asian="normal" style:font-name-complex="FreeSans" style:font-size-complex="12pt" style:font-style-complex="normal" style:font-weight-complex="normal"/>
    </style:style>
    <style:style style:name="P33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9b35b" officeooo:paragraph-rsid="017fc089" style:font-name-asian="Droid Sans Fallback" style:font-size-asian="10.5pt" style:font-style-asian="normal" style:font-weight-asian="normal" style:font-name-complex="FreeSans" style:font-size-complex="12pt" style:font-style-complex="normal" style:font-weight-complex="normal"/>
    </style:style>
    <style:style style:name="P33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e61c4" officeooo:paragraph-rsid="016e61c4" style:font-name-asian="Droid Sans Fallback" style:font-size-asian="10.5pt" style:font-style-asian="normal" style:font-weight-asian="normal" style:font-name-complex="FreeSans" style:font-size-complex="12pt" style:font-style-complex="normal" style:font-weight-complex="normal"/>
    </style:style>
    <style:style style:name="P33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e61c4" officeooo:paragraph-rsid="017fc089" style:font-name-asian="Droid Sans Fallback" style:font-size-asian="10.5pt" style:font-style-asian="normal" style:font-weight-asian="normal" style:font-name-complex="FreeSans" style:font-size-complex="12pt" style:font-style-complex="normal" style:font-weight-complex="normal"/>
    </style:style>
    <style:style style:name="P33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eb4c4" officeooo:paragraph-rsid="016eb4c4" style:font-name-asian="Droid Sans Fallback" style:font-size-asian="10.5pt" style:font-style-asian="normal" style:font-weight-asian="normal" style:font-name-complex="FreeSans" style:font-size-complex="12pt" style:font-style-complex="normal" style:font-weight-complex="normal"/>
    </style:style>
    <style:style style:name="P33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eb4c4" officeooo:paragraph-rsid="017fc089" style:font-name-asian="Droid Sans Fallback" style:font-size-asian="10.5pt" style:font-style-asian="normal" style:font-weight-asian="normal" style:font-name-complex="FreeSans" style:font-size-complex="12pt" style:font-style-complex="normal" style:font-weight-complex="normal"/>
    </style:style>
    <style:style style:name="P33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f6c4a" officeooo:paragraph-rsid="016f6c4a" style:font-name-asian="Droid Sans Fallback" style:font-size-asian="10.5pt" style:font-style-asian="normal" style:font-weight-asian="normal" style:font-name-complex="FreeSans" style:font-size-complex="12pt" style:font-style-complex="normal" style:font-weight-complex="normal"/>
    </style:style>
    <style:style style:name="P33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6f6c4a" officeooo:paragraph-rsid="017fc089" style:font-name-asian="Droid Sans Fallback" style:font-size-asian="10.5pt" style:font-style-asian="normal" style:font-weight-asian="normal" style:font-name-complex="FreeSans" style:font-size-complex="12pt" style:font-style-complex="normal" style:font-weight-complex="normal"/>
    </style:style>
    <style:style style:name="P33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7e50bf" officeooo:paragraph-rsid="017e50bf" style:font-name-asian="Droid Sans Fallback" style:font-size-asian="10.5pt" style:font-style-asian="normal" style:font-weight-asian="normal" style:font-name-complex="FreeSans" style:font-size-complex="12pt" style:font-style-complex="normal" style:font-weight-complex="normal"/>
    </style:style>
    <style:style style:name="P34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7e50bf" officeooo:paragraph-rsid="0191e098" style:font-name-asian="Droid Sans Fallback" style:font-size-asian="10.5pt" style:font-style-asian="normal" style:font-weight-asian="normal" style:font-name-complex="FreeSans" style:font-size-complex="12pt" style:font-style-complex="normal" style:font-weight-complex="normal"/>
    </style:style>
    <style:style style:name="P34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81f50c" officeooo:paragraph-rsid="0181f50c" style:font-name-asian="Droid Sans Fallback" style:font-size-asian="10.5pt" style:font-style-asian="normal" style:font-weight-asian="normal" style:font-name-complex="FreeSans" style:font-size-complex="12pt" style:font-style-complex="normal" style:font-weight-complex="normal"/>
    </style:style>
    <style:style style:name="P34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848abb" officeooo:paragraph-rsid="01848abb" style:font-name-asian="Droid Sans Fallback" style:font-size-asian="10.5pt" style:font-style-asian="normal" style:font-weight-asian="normal" style:font-name-complex="FreeSans" style:font-size-complex="12pt" style:font-style-complex="normal" style:font-weight-complex="normal"/>
    </style:style>
    <style:style style:name="P343"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8f9c4f" officeooo:paragraph-rsid="018e7f49" style:font-name-asian="Droid Sans Fallback" style:font-size-asian="10.5pt" style:font-style-asian="normal" style:font-weight-asian="normal" style:font-name-complex="FreeSans" style:font-size-complex="12pt" style:font-style-complex="normal" style:font-weight-complex="normal"/>
    </style:style>
    <style:style style:name="P344"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985a55" officeooo:paragraph-rsid="01985a55" style:font-name-asian="Droid Sans Fallback" style:font-size-asian="10.5pt" style:font-style-asian="normal" style:font-weight-asian="normal" style:font-name-complex="FreeSans" style:font-size-complex="12pt" style:font-style-complex="normal" style:font-weight-complex="normal"/>
    </style:style>
    <style:style style:name="P345"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9a4557" officeooo:paragraph-rsid="019a4557" style:font-name-asian="Droid Sans Fallback" style:font-size-asian="10.5pt" style:font-style-asian="normal" style:font-weight-asian="normal" style:font-name-complex="FreeSans" style:font-size-complex="12pt" style:font-style-complex="normal" style:font-weight-complex="normal"/>
    </style:style>
    <style:style style:name="P346"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19be8d0" officeooo:paragraph-rsid="019a4557" style:font-name-asian="Droid Sans Fallback" style:font-size-asian="10.5pt" style:font-style-asian="normal" style:font-weight-asian="normal" style:font-name-complex="FreeSans" style:font-size-complex="12pt" style:font-style-complex="normal" style:font-weight-complex="normal"/>
    </style:style>
    <style:style style:name="P347"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normal" officeooo:rsid="00eb14c6" officeooo:paragraph-rsid="019de281" style:font-name-asian="Droid Sans Fallback" style:font-size-asian="10.5pt" style:font-style-asian="normal" style:font-weight-asian="normal" style:font-name-complex="FreeSans" style:font-size-complex="12pt" style:font-style-complex="normal" style:font-weight-complex="normal"/>
    </style:style>
    <style:style style:name="P348"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bold" officeooo:rsid="018151c2" officeooo:paragraph-rsid="018151c2" style:font-name-asian="Droid Sans Fallback" style:font-size-asian="10.5pt" style:font-style-asian="normal" style:font-weight-asian="bold" style:font-name-complex="FreeSans" style:font-size-complex="12pt" style:font-style-complex="normal" style:font-weight-complex="bold"/>
    </style:style>
    <style:style style:name="P349"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bold" officeooo:rsid="019a4557" officeooo:paragraph-rsid="019a4557" style:font-name-asian="Droid Sans Fallback" style:font-size-asian="10.5pt" style:font-style-asian="normal" style:font-weight-asian="bold" style:font-name-complex="FreeSans" style:font-size-complex="12pt" style:font-style-complex="normal" style:font-weight-complex="bold"/>
    </style:style>
    <style:style style:name="P350"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bold" officeooo:rsid="00eb14c6" officeooo:paragraph-rsid="01a086b1" style:font-name-asian="Droid Sans Fallback" style:font-size-asian="10.5pt" style:font-style-asian="normal" style:font-weight-asian="bold" style:font-name-complex="FreeSans" style:font-size-complex="12pt" style:font-style-complex="normal" style:font-weight-complex="bold"/>
    </style:style>
    <style:style style:name="P351"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bold" officeooo:rsid="01a89f15" officeooo:paragraph-rsid="01a89f15" style:font-name-asian="Droid Sans Fallback" style:font-size-asian="10.5pt" style:font-style-asian="normal" style:font-weight-asian="bold" style:font-name-complex="FreeSans" style:font-size-complex="12pt" style:font-style-complex="normal" style:font-weight-complex="bold"/>
    </style:style>
    <style:style style:name="P352" style:family="paragraph" style:parent-style-name="Standard">
      <style:paragraph-properties fo:text-align="start" style:justify-single-word="false">
        <style:tab-stops>
          <style:tab-stop style:position="11.43cm"/>
        </style:tab-stops>
      </style:paragraph-properties>
      <style:text-properties style:text-position="0% 100%" style:font-name="Liberation Serif1" fo:font-size="12pt" fo:language="en" fo:country="US" fo:font-style="normal" fo:font-weight="bold" officeooo:rsid="01a9b7a8" officeooo:paragraph-rsid="01a9b7a8" style:font-name-asian="Droid Sans Fallback" style:font-size-asian="10.5pt" style:font-style-asian="normal" style:font-weight-asian="bold" style:font-name-complex="FreeSans" style:font-size-complex="12pt" style:font-style-complex="normal" style:font-weight-complex="bold"/>
    </style:style>
    <style:style style:name="P353" style:family="paragraph" style:parent-style-name="Standard">
      <style:paragraph-properties fo:text-align="start" style:justify-single-word="false"/>
      <style:text-properties style:font-name="Liberation Serif" fo:font-size="12pt" fo:language="en" fo:country="US" fo:font-style="normal" fo:font-weight="normal" officeooo:rsid="00233893" officeooo:paragraph-rsid="00b080f2"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style:font-name="Liberation Serif" fo:font-size="12pt" fo:language="en" fo:country="US" fo:font-style="normal" fo:font-weight="normal" officeooo:rsid="00a6c616" officeooo:paragraph-rsid="00b080f2" style:font-size-asian="10.5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style:font-name="Liberation Serif" fo:font-size="12pt" fo:language="en" fo:country="US" fo:font-style="normal" fo:font-weight="normal" officeooo:rsid="00b84618" officeooo:paragraph-rsid="00b0dd08" style:font-size-asian="10.5pt" style:font-style-asian="normal" style:font-weight-asian="normal" style:font-size-complex="12pt" style:font-style-complex="normal" style:font-weight-complex="normal"/>
    </style:style>
    <style:style style:name="P356" style:family="paragraph" style:parent-style-name="Standard">
      <style:paragraph-properties fo:text-align="start" style:justify-single-word="false"/>
      <style:text-properties style:font-name="Liberation Serif" fo:font-size="12pt" fo:language="en" fo:country="US" fo:font-style="normal" fo:font-weight="normal" officeooo:rsid="00bc2953" officeooo:paragraph-rsid="00b0dd08" style:font-size-asian="10.5pt" style:font-style-asian="normal" style:font-weight-asian="normal" style:font-size-complex="12pt" style:font-style-complex="normal" style:font-weight-complex="normal"/>
    </style:style>
    <style:style style:name="P357" style:family="paragraph" style:parent-style-name="Standard">
      <style:paragraph-properties fo:text-align="start" style:justify-single-word="false"/>
      <style:text-properties style:font-name="Liberation Serif" fo:font-size="12pt" fo:language="en" fo:country="US" fo:font-style="normal" fo:font-weight="normal" officeooo:rsid="00b9fff0" officeooo:paragraph-rsid="00b0dd08" style:font-size-asian="10.5pt" style:font-style-asian="normal" style:font-weight-asian="normal" style:font-size-complex="12pt" style:font-style-complex="normal" style:font-weight-complex="normal"/>
    </style:style>
    <style:style style:name="P358" style:family="paragraph" style:parent-style-name="Standard">
      <style:paragraph-properties fo:text-align="start" style:justify-single-word="false"/>
      <style:text-properties style:font-name="Liberation Serif" fo:font-size="12pt" fo:language="en" fo:country="US" fo:font-style="normal" fo:font-weight="normal" officeooo:rsid="00cb9b5c" officeooo:paragraph-rsid="019de281" style:font-size-asian="10.5pt" style:font-style-asian="normal" style:font-weight-asian="normal" style:font-size-complex="12pt" style:font-style-complex="normal" style:font-weight-complex="normal"/>
    </style:style>
    <style:style style:name="P359" style:family="paragraph" style:parent-style-name="Standard">
      <style:paragraph-properties fo:text-align="start" style:justify-single-word="false"/>
      <style:text-properties style:font-name="Liberation Serif" fo:font-size="12pt" fo:language="en" fo:country="US" fo:font-style="normal" fo:font-weight="normal" officeooo:rsid="01a6950f" officeooo:paragraph-rsid="019de281" style:font-size-asian="10.5pt" style:font-style-asian="normal" style:font-weight-asian="normal" style:font-size-complex="12pt" style:font-style-complex="normal" style:font-weight-complex="normal"/>
    </style:style>
    <style:style style:name="P360" style:family="paragraph" style:parent-style-name="Standard">
      <style:paragraph-properties fo:text-align="start" style:justify-single-word="false"/>
      <style:text-properties style:font-name="Liberation Serif" fo:font-size="12pt" fo:language="en" fo:country="US" fo:font-style="normal" fo:font-weight="normal" officeooo:rsid="01b2459f" officeooo:paragraph-rsid="01a086b1" style:font-size-asian="10.5pt" style:font-style-asian="normal" style:font-weight-asian="normal" style:font-size-complex="12pt" style:font-style-complex="normal" style:font-weight-complex="normal"/>
    </style:style>
    <style:style style:name="P361" style:family="paragraph" style:parent-style-name="Standard">
      <style:paragraph-properties fo:text-align="start" style:justify-single-word="false"/>
      <style:text-properties style:font-name="Liberation Serif" fo:font-size="12pt" fo:language="en" fo:country="US" fo:font-style="normal" fo:font-weight="normal" officeooo:rsid="00648b60" officeooo:paragraph-rsid="01a086b1" style:font-size-asian="10.5pt" style:font-style-asian="normal" style:font-weight-asian="normal" style:font-size-complex="12pt" style:font-style-complex="normal" style:font-weight-complex="normal"/>
    </style:style>
    <style:style style:name="P362" style:family="paragraph" style:parent-style-name="Standard">
      <style:paragraph-properties fo:text-align="start" style:justify-single-word="false"/>
      <style:text-properties style:font-name="Liberation Serif" fo:font-size="12pt" fo:language="en" fo:country="US" fo:font-style="normal" fo:font-weight="normal" officeooo:rsid="01b720df" officeooo:paragraph-rsid="01a086b1" style:font-size-asian="10.5pt" style:font-style-asian="normal" style:font-weight-asian="normal" style:font-size-complex="12pt" style:font-style-complex="normal" style:font-weight-complex="normal"/>
    </style:style>
    <style:style style:name="P363" style:family="paragraph" style:parent-style-name="Standard">
      <style:paragraph-properties fo:text-align="start" style:justify-single-word="false"/>
      <style:text-properties style:font-name="Liberation Serif" fo:font-size="12pt" fo:language="en" fo:country="US" fo:font-style="normal" fo:font-weight="normal" officeooo:rsid="01b86b6e" officeooo:paragraph-rsid="01a086b1" style:font-size-asian="10.5pt" style:font-style-asian="normal" style:font-weight-asian="normal" style:font-size-complex="12pt" style:font-style-complex="normal" style:font-weight-complex="normal"/>
    </style:style>
    <style:style style:name="P364" style:family="paragraph" style:parent-style-name="Standard">
      <style:paragraph-properties fo:text-align="start" style:justify-single-word="false"/>
      <style:text-properties style:font-name="Liberation Serif" fo:font-size="12pt" fo:language="en" fo:country="US" fo:font-style="normal" fo:font-weight="normal" officeooo:rsid="0070a6f5" officeooo:paragraph-rsid="01a086b1" style:font-size-asian="10.5pt" style:font-style-asian="normal" style:font-weight-asian="normal" style:font-size-complex="12pt" style:font-style-complex="normal" style:font-weight-complex="normal"/>
    </style:style>
    <style:style style:name="P365" style:family="paragraph" style:parent-style-name="Standard">
      <style:paragraph-properties fo:text-align="start" style:justify-single-word="false"/>
      <style:text-properties style:font-name="Liberation Serif" fo:font-size="12pt" fo:language="en" fo:country="US" fo:font-style="normal" fo:font-weight="normal" officeooo:rsid="01be427e" officeooo:paragraph-rsid="01a086b1" style:font-size-asian="10.5pt" style:font-style-asian="normal" style:font-weight-asian="normal" style:font-size-complex="12pt" style:font-style-complex="normal" style:font-weight-complex="normal"/>
    </style:style>
    <style:style style:name="P366" style:family="paragraph" style:parent-style-name="Standard">
      <style:paragraph-properties fo:text-align="start" style:justify-single-word="false"/>
      <style:text-properties style:font-name="Liberation Serif" fo:font-size="12pt" fo:language="en" fo:country="US" fo:font-style="normal" fo:font-weight="normal" officeooo:rsid="01be427e" officeooo:paragraph-rsid="01b85082" style:font-size-asian="10.5pt" style:font-style-asian="normal" style:font-weight-asian="normal" style:font-size-complex="12pt" style:font-style-complex="normal" style:font-weight-complex="normal"/>
    </style:style>
    <style:style style:name="P367" style:family="paragraph" style:parent-style-name="Standard">
      <style:paragraph-properties fo:text-align="start" style:justify-single-word="false"/>
      <style:text-properties style:font-name="Liberation Serif" fo:font-size="12pt" fo:language="en" fo:country="US" fo:font-style="normal" fo:font-weight="normal" officeooo:rsid="01c0926f" officeooo:paragraph-rsid="01a086b1" style:font-size-asian="10.5pt" style:font-style-asian="normal" style:font-weight-asian="normal" style:font-size-complex="12pt" style:font-style-complex="normal" style:font-weight-complex="normal"/>
    </style:style>
    <style:style style:name="P368" style:family="paragraph" style:parent-style-name="Standard">
      <style:paragraph-properties fo:text-align="start" style:justify-single-word="false"/>
      <style:text-properties style:font-name="Liberation Serif" fo:font-size="12pt" fo:language="en" fo:country="US" fo:font-style="normal" fo:font-weight="normal" officeooo:rsid="01c65b48" officeooo:paragraph-rsid="01a086b1" style:font-size-asian="10.5pt" style:font-style-asian="normal" style:font-weight-asian="normal" style:font-size-complex="12pt" style:font-style-complex="normal" style:font-weight-complex="normal"/>
    </style:style>
    <style:style style:name="P369" style:family="paragraph" style:parent-style-name="Standard">
      <style:paragraph-properties fo:text-align="start" style:justify-single-word="false"/>
      <style:text-properties style:font-name="Liberation Serif" fo:font-size="12pt" fo:language="en" fo:country="US" fo:font-style="normal" fo:font-weight="normal" officeooo:rsid="01ce4a2d" officeooo:paragraph-rsid="01a086b1" style:font-size-asian="10.5pt" style:font-style-asian="normal" style:font-weight-asian="normal" style:font-size-complex="12pt" style:font-style-complex="normal" style:font-weight-complex="normal"/>
    </style:style>
    <style:style style:name="P370" style:family="paragraph" style:parent-style-name="Standard">
      <style:paragraph-properties fo:text-align="start" style:justify-single-word="false"/>
      <style:text-properties style:font-name="Liberation Serif" fo:font-size="12pt" fo:language="en" fo:country="US" fo:font-style="normal" fo:font-weight="normal" officeooo:rsid="01d0441a" officeooo:paragraph-rsid="01a086b1" style:font-size-asian="10.5pt" style:font-style-asian="normal" style:font-weight-asian="normal" style:font-size-complex="12pt" style:font-style-complex="normal" style:font-weight-complex="normal"/>
    </style:style>
    <style:style style:name="P371" style:family="paragraph" style:parent-style-name="Standard">
      <style:paragraph-properties fo:text-align="start" style:justify-single-word="false"/>
      <style:text-properties style:font-name="Liberation Serif" fo:font-size="12pt" fo:language="en" fo:country="US" fo:font-style="normal" fo:font-weight="normal" officeooo:rsid="006a2e28" officeooo:paragraph-rsid="01a086b1" style:font-size-asian="10.5pt" style:font-style-asian="normal" style:font-weight-asian="normal" style:font-size-complex="12pt" style:font-style-complex="normal" style:font-weight-complex="normal"/>
    </style:style>
    <style:style style:name="P372" style:family="paragraph" style:parent-style-name="Standard">
      <style:paragraph-properties fo:text-align="start" style:justify-single-word="false"/>
      <style:text-properties style:font-name="Liberation Serif" fo:font-size="12pt" fo:language="en" fo:country="US" fo:font-style="normal" fo:font-weight="normal" officeooo:rsid="006c256d" officeooo:paragraph-rsid="01a086b1" style:font-size-asian="10.5pt" style:font-style-asian="normal" style:font-weight-asian="normal" style:font-size-complex="12pt" style:font-style-complex="normal" style:font-weight-complex="normal"/>
    </style:style>
    <style:style style:name="P373" style:family="paragraph" style:parent-style-name="Standard">
      <style:paragraph-properties fo:text-align="start" style:justify-single-word="false"/>
      <style:text-properties style:font-name="Liberation Serif" fo:font-size="12pt" fo:language="en" fo:country="US" fo:font-style="normal" fo:font-weight="normal" officeooo:rsid="006c256d" officeooo:paragraph-rsid="01eb3bb8" style:font-size-asian="10.5pt" style:font-style-asian="normal" style:font-weight-asian="normal" style:font-size-complex="12pt" style:font-style-complex="normal" style:font-weight-complex="normal"/>
    </style:style>
    <style:style style:name="P374" style:family="paragraph" style:parent-style-name="Standard">
      <style:paragraph-properties fo:text-align="start" style:justify-single-word="false"/>
      <style:text-properties style:font-name="Liberation Serif" fo:font-size="12pt" fo:language="en" fo:country="US" fo:font-style="normal" fo:font-weight="normal" officeooo:rsid="007ace53" officeooo:paragraph-rsid="01a086b1" style:font-size-asian="10.5pt" style:font-style-asian="normal" style:font-weight-asian="normal" style:font-size-complex="12pt" style:font-style-complex="normal" style:font-weight-complex="normal"/>
    </style:style>
    <style:style style:name="P375" style:family="paragraph" style:parent-style-name="Standard">
      <style:paragraph-properties fo:text-align="start" style:justify-single-word="false"/>
      <style:text-properties style:font-name="Liberation Serif" fo:font-size="12pt" fo:language="en" fo:country="US" fo:font-style="normal" fo:font-weight="normal" officeooo:rsid="007c365e" officeooo:paragraph-rsid="01a086b1" style:font-size-asian="10.5pt" style:font-style-asian="normal" style:font-weight-asian="normal" style:font-size-complex="12pt" style:font-style-complex="normal" style:font-weight-complex="normal"/>
    </style:style>
    <style:style style:name="P376" style:family="paragraph" style:parent-style-name="Standard">
      <style:paragraph-properties fo:text-align="start" style:justify-single-word="false"/>
      <style:text-properties style:font-name="Liberation Serif" fo:font-size="12pt" fo:language="en" fo:country="US" fo:font-style="normal" fo:font-weight="normal" officeooo:rsid="007caec4" officeooo:paragraph-rsid="01a086b1" style:font-size-asian="10.5pt" style:font-style-asian="normal" style:font-weight-asian="normal" style:font-size-complex="12pt" style:font-style-complex="normal" style:font-weight-complex="normal"/>
    </style:style>
    <style:style style:name="P377" style:family="paragraph" style:parent-style-name="Standard">
      <style:paragraph-properties fo:text-align="start" style:justify-single-word="false"/>
      <style:text-properties style:font-name="Liberation Serif" fo:font-size="12pt" fo:language="en" fo:country="US" fo:font-style="normal" fo:font-weight="normal" officeooo:rsid="00830639" officeooo:paragraph-rsid="01a086b1" style:font-size-asian="10.5pt" style:font-style-asian="normal" style:font-weight-asian="normal" style:font-size-complex="12pt" style:font-style-complex="normal" style:font-weight-complex="normal"/>
    </style:style>
    <style:style style:name="P378" style:family="paragraph" style:parent-style-name="Standard">
      <style:paragraph-properties fo:text-align="start" style:justify-single-word="false"/>
      <style:text-properties style:font-name="Liberation Serif" fo:font-size="12pt" fo:language="en" fo:country="US" fo:font-style="normal" fo:font-weight="normal" officeooo:rsid="008b6971" officeooo:paragraph-rsid="01a086b1" style:font-size-asian="10.5pt" style:font-style-asian="normal" style:font-weight-asian="normal" style:font-size-complex="12pt" style:font-style-complex="normal" style:font-weight-complex="normal"/>
    </style:style>
    <style:style style:name="P379" style:family="paragraph" style:parent-style-name="Standard">
      <style:paragraph-properties fo:text-align="start" style:justify-single-word="false"/>
      <style:text-properties style:font-name="Liberation Serif" fo:font-size="12pt" fo:language="en" fo:country="US" fo:font-style="normal" fo:font-weight="normal" officeooo:rsid="008c90bd" officeooo:paragraph-rsid="01a086b1" style:font-size-asian="10.5pt" style:font-style-asian="normal" style:font-weight-asian="normal" style:font-size-complex="12pt" style:font-style-complex="normal" style:font-weight-complex="normal"/>
    </style:style>
    <style:style style:name="P380" style:family="paragraph" style:parent-style-name="Standard">
      <style:paragraph-properties fo:text-align="start" style:justify-single-word="false"/>
      <style:text-properties style:font-name="Liberation Serif" fo:font-size="12pt" fo:language="en" fo:country="US" fo:font-style="normal" fo:font-weight="normal" officeooo:rsid="008cd9d4" officeooo:paragraph-rsid="01a086b1" style:font-size-asian="10.5pt" style:font-style-asian="normal" style:font-weight-asian="normal" style:font-size-complex="12pt" style:font-style-complex="normal" style:font-weight-complex="normal"/>
    </style:style>
    <style:style style:name="P381" style:family="paragraph" style:parent-style-name="Standard">
      <style:paragraph-properties fo:text-align="start" style:justify-single-word="false"/>
      <style:text-properties style:font-name="Liberation Serif" fo:font-size="12pt" fo:language="en" fo:country="US" fo:font-style="normal" fo:font-weight="normal" officeooo:rsid="016b7c88" officeooo:paragraph-rsid="01a086b1" style:font-size-asian="10.5pt" style:font-style-asian="normal" style:font-weight-asian="normal" style:font-size-complex="12pt" style:font-style-complex="normal" style:font-weight-complex="normal"/>
    </style:style>
    <style:style style:name="P382" style:family="paragraph" style:parent-style-name="Standard">
      <style:paragraph-properties fo:text-align="start" style:justify-single-word="false"/>
      <style:text-properties style:font-name="Liberation Serif" fo:font-size="12pt" fo:language="en" fo:country="US" fo:font-style="normal" fo:font-weight="normal" officeooo:rsid="01ba6a87" officeooo:paragraph-rsid="01ba6a87" style:font-size-asian="10.5pt" style:font-style-asian="normal" style:font-weight-asian="normal" style:font-size-complex="12pt" style:font-style-complex="normal" style:font-weight-complex="normal"/>
    </style:style>
    <style:style style:name="P383" style:family="paragraph" style:parent-style-name="Standard">
      <style:paragraph-properties fo:text-align="start" style:justify-single-word="false"/>
      <style:text-properties style:font-name="Liberation Serif" fo:font-size="12pt" fo:language="en" fo:country="US" fo:font-style="normal" fo:font-weight="normal" officeooo:rsid="008eb89e" officeooo:paragraph-rsid="01f464f0" style:font-size-asian="10.5pt" style:font-style-asian="normal" style:font-weight-asian="normal" style:font-size-complex="12pt" style:font-style-complex="normal" style:font-weight-complex="normal"/>
    </style:style>
    <style:style style:name="P384" style:family="paragraph" style:parent-style-name="Standard">
      <style:paragraph-properties fo:text-align="start" style:justify-single-word="false"/>
      <style:text-properties style:font-name="Liberation Serif" fo:font-size="12pt" fo:language="en" fo:country="US" fo:font-style="normal" fo:font-weight="bold" officeooo:rsid="0317469b" officeooo:paragraph-rsid="010d85cc" style:font-name-asian="Droid Sans Fallback" style:font-size-asian="10.5pt" style:font-style-asian="normal" style:font-weight-asian="bold" style:font-name-complex="FreeSans" style:font-size-complex="12pt" style:font-style-complex="normal" style:font-weight-complex="bold"/>
    </style:style>
    <style:style style:name="P385" style:family="paragraph" style:parent-style-name="Standard">
      <style:paragraph-properties fo:text-align="start" style:justify-single-word="false"/>
      <style:text-properties style:font-name="Liberation Serif" fo:font-size="12pt" fo:language="en" fo:country="US" fo:font-style="normal" fo:font-weight="bold" officeooo:rsid="00671dd8" officeooo:paragraph-rsid="01a086b1" style:font-size-asian="10.5pt" style:font-style-asian="normal" style:font-weight-asian="bold" style:font-size-complex="12pt" style:font-style-complex="normal" style:font-weight-complex="bold"/>
    </style:style>
    <style:style style:name="P386" style:family="paragraph" style:parent-style-name="Standard">
      <style:paragraph-properties fo:text-align="start" style:justify-single-word="false"/>
      <style:text-properties style:font-name="Liberation Serif" fo:font-size="12pt" fo:language="en" fo:country="US" fo:font-style="normal" fo:font-weight="bold" officeooo:rsid="01da5a7b" officeooo:paragraph-rsid="01a086b1" style:font-size-asian="10.5pt" style:font-style-asian="normal" style:font-weight-asian="bold" style:font-size-complex="12pt" style:font-style-complex="normal" style:font-weight-complex="bold"/>
    </style:style>
    <style:style style:name="P387" style:family="paragraph" style:parent-style-name="Standard">
      <style:paragraph-properties fo:text-align="start" style:justify-single-word="false"/>
      <style:text-properties style:font-name="Liberation Serif" fo:font-size="12pt" fo:language="en" fo:country="US" fo:font-style="normal" fo:font-weight="bold" officeooo:rsid="016b7c88" officeooo:paragraph-rsid="01a086b1" style:font-size-asian="10.5pt" style:font-style-asian="normal" style:font-weight-asian="bold" style:font-size-complex="12pt" style:font-style-complex="normal" style:font-weight-complex="bold"/>
    </style:style>
    <style:style style:name="P388" style:family="paragraph" style:parent-style-name="Standard">
      <style:paragraph-properties fo:text-align="start" style:justify-single-word="false"/>
      <style:text-properties style:font-name="Liberation Serif" fo:font-size="12pt" fo:language="en" fo:country="US" fo:font-style="normal" fo:font-weight="bold" officeooo:rsid="01ec151e" officeooo:paragraph-rsid="01a086b1" style:font-size-asian="10.5pt" style:font-style-asian="normal" style:font-weight-asian="bold" style:font-size-complex="12pt" style:font-style-complex="normal" style:font-weight-complex="bold"/>
    </style:style>
    <style:style style:name="P389" style:family="paragraph" style:parent-style-name="Standard">
      <style:paragraph-properties fo:text-align="start" style:justify-single-word="false"/>
      <style:text-properties style:font-name="Liberation Serif" fo:font-size="12pt" fo:language="en" fo:country="US" fo:font-style="normal" fo:font-weight="bold" officeooo:rsid="01ee0606" officeooo:paragraph-rsid="01a086b1" style:font-size-asian="10.5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style:text-properties style:font-name="Liberation Serif" fo:font-size="12pt" fo:language="en" fo:country="US" fo:font-style="normal" fo:font-weight="bold" officeooo:rsid="01ed5d82" officeooo:paragraph-rsid="01a086b1" style:font-size-asian="10.5pt" style:font-style-asian="normal" style:font-weight-asian="bold" style:font-size-complex="12pt" style:font-style-complex="normal" style:font-weight-complex="bold"/>
    </style:style>
    <style:style style:name="P391" style:family="paragraph" style:parent-style-name="Standard">
      <style:paragraph-properties fo:text-align="start" style:justify-single-word="false"/>
      <style:text-properties style:font-name="Liberation Serif" fo:font-size="12pt" fo:language="en" fo:country="US" fo:font-style="normal" fo:font-weight="bold" officeooo:rsid="01ba6a87" officeooo:paragraph-rsid="01ba6a87" style:font-size-asian="10.5pt" style:font-style-asian="normal" style:font-weight-asian="bold" style:font-size-complex="12pt" style:font-style-complex="normal" style:font-weight-complex="bold"/>
    </style:style>
    <style:style style:name="P392" style:family="paragraph" style:parent-style-name="Standard">
      <style:paragraph-properties fo:text-align="start" style:justify-single-word="false"/>
      <style:text-properties style:font-name="Liberation Serif" fo:font-size="12pt" fo:language="en" fo:country="US" fo:font-style="normal" fo:font-weight="bold" officeooo:rsid="01bc64e8" officeooo:paragraph-rsid="01bc64e8" style:font-size-asian="10.5pt" style:font-style-asian="normal" style:font-weight-asian="bold" style:font-size-complex="12pt" style:font-style-complex="normal" style:font-weight-complex="bold"/>
    </style:style>
    <style:style style:name="P393" style:family="paragraph" style:parent-style-name="Standard">
      <style:paragraph-properties fo:text-align="start" style:justify-single-word="false"/>
      <style:text-properties style:font-name="Liberation Serif" fo:font-size="12pt" fo:language="en" fo:country="US" fo:font-style="normal" fo:font-weight="bold" officeooo:rsid="01bc8112" officeooo:paragraph-rsid="01bc8112" style:font-size-asian="10.5pt" style:font-style-asian="normal" style:font-weight-asian="bold" style:font-size-complex="12pt" style:font-style-complex="normal" style:font-weight-complex="bold"/>
    </style:style>
    <style:style style:name="P394" style:family="paragraph" style:parent-style-name="Standard">
      <style:paragraph-properties fo:text-align="start" style:justify-single-word="false"/>
      <style:text-properties style:font-name="Liberation Serif" fo:font-size="12pt" fo:language="en" fo:country="US" fo:font-style="normal" fo:font-weight="bold" officeooo:rsid="01bca94a" officeooo:paragraph-rsid="01bca94a" style:font-size-asian="10.5pt" style:font-style-asian="normal" style:font-weight-asian="bold" style:font-size-complex="12pt" style:font-style-complex="normal" style:font-weight-complex="bold"/>
    </style:style>
    <style:style style:name="P395" style:family="paragraph" style:parent-style-name="Standard">
      <style:paragraph-properties fo:text-align="start" style:justify-single-word="false"/>
      <style:text-properties style:font-name="Liberation Serif" fo:font-size="12pt" fo:language="en" fo:country="US" fo:font-style="normal" fo:font-weight="bold" officeooo:rsid="01bf6e03" officeooo:paragraph-rsid="01bf6e03" style:font-size-asian="10.5pt" style:font-style-asian="normal" style:font-weight-asian="bold" style:font-size-complex="12pt" style:font-style-complex="normal" style:font-weight-complex="bold"/>
    </style:style>
    <style:style style:name="P396" style:family="paragraph" style:parent-style-name="Standard">
      <style:paragraph-properties fo:text-align="start" style:justify-single-word="false"/>
      <style:text-properties style:font-name="Liberation Serif" fo:font-size="12pt" fo:language="en" fo:country="US" fo:font-style="normal" fo:font-weight="bold" officeooo:rsid="01bf6e03" officeooo:paragraph-rsid="01c9d39d" style:font-size-asian="10.5pt" style:font-style-asian="normal" style:font-weight-asian="bold" style:font-size-complex="12pt" style:font-style-complex="normal" style:font-weight-complex="bold"/>
    </style:style>
    <style:style style:name="P397" style:family="paragraph" style:parent-style-name="Standard">
      <style:paragraph-properties fo:text-align="start" style:justify-single-word="false"/>
      <style:text-properties style:font-name="Liberation Serif" fo:font-size="12pt" fo:language="en" fo:country="US" fo:font-style="normal" fo:font-weight="bold" officeooo:rsid="01c41103" officeooo:paragraph-rsid="01c41103" style:font-size-asian="10.5pt" style:font-style-asian="normal" style:font-weight-asian="bold" style:font-size-complex="12pt" style:font-style-complex="normal" style:font-weight-complex="bold"/>
    </style:style>
    <style:style style:name="P398" style:family="paragraph" style:parent-style-name="Standard">
      <style:paragraph-properties fo:text-align="start" style:justify-single-word="false"/>
      <style:text-properties style:font-name="Liberation Serif" fo:font-size="12pt" fo:language="en" fo:country="US" fo:font-style="normal" fo:font-weight="bold" officeooo:rsid="01c41103" officeooo:paragraph-rsid="01c9d39d" style:font-size-asian="10.5pt" style:font-style-asian="normal" style:font-weight-asian="bold" style:font-size-complex="12pt" style:font-style-complex="normal" style:font-weight-complex="bold"/>
    </style:style>
    <style:style style:name="P399" style:family="paragraph" style:parent-style-name="Standard">
      <style:paragraph-properties fo:text-align="start" style:justify-single-word="false"/>
      <style:text-properties style:font-name="Liberation Serif" fo:font-size="12pt" fo:language="en" fo:country="US" fo:font-style="normal" fo:font-weight="bold" officeooo:rsid="01c4ab7d" officeooo:paragraph-rsid="01c4ab7d" style:font-size-asian="10.5pt" style:font-style-asian="normal" style:font-weight-asian="bold" style:font-size-complex="12pt" style:font-style-complex="normal" style:font-weight-complex="bold"/>
    </style:style>
    <style:style style:name="P400" style:family="paragraph" style:parent-style-name="Standard">
      <style:paragraph-properties fo:text-align="start" style:justify-single-word="false"/>
      <style:text-properties style:font-name="Liberation Serif" fo:font-size="12pt" fo:language="en" fo:country="US" fo:font-style="normal" fo:font-weight="bold" officeooo:rsid="01c4ab7d" officeooo:paragraph-rsid="01c9d39d" style:font-size-asian="10.5pt" style:font-style-asian="normal" style:font-weight-asian="bold" style:font-size-complex="12pt" style:font-style-complex="normal" style:font-weight-complex="bold"/>
    </style:style>
    <style:style style:name="P401" style:family="paragraph" style:parent-style-name="Standard">
      <style:paragraph-properties fo:text-align="start" style:justify-single-word="false"/>
      <style:text-properties style:font-name="Liberation Serif" fo:font-size="12pt" fo:language="en" fo:country="US" fo:font-style="normal" fo:font-weight="bold" officeooo:rsid="01ceb3da" officeooo:paragraph-rsid="01ceb3da" style:font-size-asian="10.5pt" style:font-style-asian="normal" style:font-weight-asian="bold" style:font-size-complex="12pt" style:font-style-complex="normal" style:font-weight-complex="bold"/>
    </style:style>
    <style:style style:name="P402" style:family="paragraph" style:parent-style-name="Standard">
      <style:paragraph-properties fo:text-align="start" style:justify-single-word="false"/>
      <style:text-properties style:font-name="Liberation Serif" fo:font-size="12pt" fo:language="en" fo:country="US" fo:font-style="normal" fo:font-weight="bold" officeooo:rsid="01d07433" officeooo:paragraph-rsid="01d07433" style:font-size-asian="10.5pt" style:font-style-asian="normal" style:font-weight-asian="bold" style:font-size-complex="12pt" style:font-style-complex="normal" style:font-weight-complex="bold"/>
    </style:style>
    <style:style style:name="P403" style:family="paragraph" style:parent-style-name="Standard">
      <style:paragraph-properties fo:text-align="start" style:justify-single-word="false"/>
      <style:text-properties style:font-name="Liberation Serif" fo:font-size="12pt" fo:language="en" fo:country="US" fo:font-style="normal" fo:font-weight="bold" officeooo:rsid="01d1402f" officeooo:paragraph-rsid="01d1402f" style:font-size-asian="10.5pt" style:font-style-asian="normal" style:font-weight-asian="bold" style:font-size-complex="12pt" style:font-style-complex="normal" style:font-weight-complex="bold"/>
    </style:style>
    <style:style style:name="P404" style:family="paragraph" style:parent-style-name="Standard">
      <style:paragraph-properties fo:text-align="start" style:justify-single-word="false"/>
      <style:text-properties style:font-name="Liberation Serif" fo:font-size="12pt" fo:language="en" fo:country="US" fo:font-style="normal" fo:font-weight="bold" officeooo:rsid="01d1402f" officeooo:paragraph-rsid="01d462bc" style:font-size-asian="10.5pt" style:font-style-asian="normal" style:font-weight-asian="bold" style:font-size-complex="12pt" style:font-style-complex="normal" style:font-weight-complex="bold"/>
    </style:style>
    <style:style style:name="P405" style:family="paragraph" style:parent-style-name="Standard">
      <style:paragraph-properties fo:text-align="start" style:justify-single-word="false"/>
      <style:text-properties style:font-name="Liberation Serif" fo:font-size="12pt" fo:language="en" fo:country="US" fo:font-style="normal" fo:font-weight="bold" officeooo:rsid="01d2d77d" officeooo:paragraph-rsid="01d2d77d" style:font-size-asian="10.5pt" style:font-style-asian="normal" style:font-weight-asian="bold" style:font-size-complex="12pt" style:font-style-complex="normal" style:font-weight-complex="bold"/>
    </style:style>
    <style:style style:name="P406" style:family="paragraph" style:parent-style-name="Standard">
      <style:paragraph-properties fo:text-align="start" style:justify-single-word="false"/>
      <style:text-properties style:font-name="Liberation Serif" fo:font-size="12pt" fo:language="en" fo:country="US" fo:font-style="normal" fo:font-weight="bold" officeooo:rsid="01d2d77d" officeooo:paragraph-rsid="01d462bc" style:font-size-asian="10.5pt" style:font-style-asian="normal" style:font-weight-asian="bold" style:font-size-complex="12pt" style:font-style-complex="normal" style:font-weight-complex="bold"/>
    </style:style>
    <style:style style:name="P407" style:family="paragraph" style:parent-style-name="Standard">
      <style:paragraph-properties fo:text-align="start" style:justify-single-word="false"/>
      <style:text-properties style:font-name="Liberation Serif" fo:font-size="12pt" fo:language="en" fo:country="US" fo:font-style="normal" fo:font-weight="bold" officeooo:rsid="01d8cc57" officeooo:paragraph-rsid="01d8cc57" style:font-size-asian="10.5pt" style:font-style-asian="normal" style:font-weight-asian="bold" style:font-size-complex="12pt" style:font-style-complex="normal" style:font-weight-complex="bold"/>
    </style:style>
    <style:style style:name="P408" style:family="paragraph" style:parent-style-name="Standard">
      <style:paragraph-properties fo:text-align="start" style:justify-single-word="false"/>
      <style:text-properties style:font-name="Liberation Serif" fo:font-size="12pt" fo:language="en" fo:country="US" fo:font-style="normal" fo:font-weight="bold" officeooo:rsid="01da8323" officeooo:paragraph-rsid="01da8323" style:font-size-asian="10.5pt" style:font-style-asian="normal" style:font-weight-asian="bold" style:font-size-complex="12pt" style:font-style-complex="normal" style:font-weight-complex="bold"/>
    </style:style>
    <style:style style:name="P409" style:family="paragraph" style:parent-style-name="Standard">
      <style:paragraph-properties fo:text-align="start" style:justify-single-word="false"/>
      <style:text-properties style:font-name="Liberation Serif" fo:font-size="12pt" fo:language="en" fo:country="US" fo:font-style="normal" fo:font-weight="bold" officeooo:rsid="01dc3703" officeooo:paragraph-rsid="01dc3703" style:font-size-asian="10.5pt" style:font-style-asian="normal" style:font-weight-asian="bold" style:font-size-complex="12pt" style:font-style-complex="normal" style:font-weight-complex="bold"/>
    </style:style>
    <style:style style:name="P410" style:family="paragraph" style:parent-style-name="Standard">
      <style:paragraph-properties fo:text-align="start" style:justify-single-word="false"/>
      <style:text-properties style:font-name="Liberation Serif" fo:font-size="12pt" fo:language="en" fo:country="US" fo:font-style="normal" fo:font-weight="bold" officeooo:rsid="01dda493" officeooo:paragraph-rsid="01dda493" style:font-size-asian="10.5pt" style:font-style-asian="normal" style:font-weight-asian="bold" style:font-size-complex="12pt" style:font-style-complex="normal" style:font-weight-complex="bold"/>
    </style:style>
    <style:style style:name="P411" style:family="paragraph" style:parent-style-name="Standard">
      <style:paragraph-properties fo:text-align="start" style:justify-single-word="false"/>
      <style:text-properties style:font-name="Liberation Serif" fo:font-size="12pt" fo:language="en" fo:country="US" fo:font-style="normal" fo:font-weight="bold" officeooo:rsid="01de5c57" officeooo:paragraph-rsid="01de5c57" style:font-size-asian="10.5pt" style:font-style-asian="normal" style:font-weight-asian="bold" style:font-size-complex="12pt" style:font-style-complex="normal" style:font-weight-complex="bold"/>
    </style:style>
    <style:style style:name="P412" style:family="paragraph" style:parent-style-name="Standard">
      <style:paragraph-properties fo:text-align="start" style:justify-single-word="false"/>
      <style:text-properties style:font-name="Liberation Serif" fo:font-size="12pt" fo:language="en" fo:country="US" fo:font-style="normal" fo:font-weight="bold" officeooo:rsid="01e11cb3" officeooo:paragraph-rsid="01e11cb3" style:font-size-asian="10.5pt" style:font-style-asian="normal" style:font-weight-asian="bold" style:font-size-complex="12pt" style:font-style-complex="normal" style:font-weight-complex="bold"/>
    </style:style>
    <style:style style:name="P413" style:family="paragraph" style:parent-style-name="Standard">
      <style:paragraph-properties fo:text-align="start" style:justify-single-word="false"/>
      <style:text-properties style:font-name="Liberation Serif" fo:font-size="12pt" fo:language="en" fo:country="US" fo:font-style="normal" fo:font-weight="bold" officeooo:rsid="01e6a6bc" officeooo:paragraph-rsid="01e6a6bc" style:font-size-asian="10.5pt" style:font-style-asian="normal" style:font-weight-asian="bold" style:font-size-complex="12pt" style:font-style-complex="normal" style:font-weight-complex="bold"/>
    </style:style>
    <style:style style:name="P414" style:family="paragraph" style:parent-style-name="Standard">
      <style:paragraph-properties fo:text-align="start" style:justify-single-word="false"/>
      <style:text-properties style:font-name="Liberation Serif" fo:font-size="12pt" fo:language="en" fo:country="US" fo:font-style="normal" fo:font-weight="bold" officeooo:rsid="01e83d16" officeooo:paragraph-rsid="01e83d16" style:font-size-asian="10.5pt" style:font-style-asian="normal" style:font-weight-asian="bold" style:font-size-complex="12pt" style:font-style-complex="normal" style:font-weight-complex="bold"/>
    </style:style>
    <style:style style:name="P415" style:family="paragraph" style:parent-style-name="Standard">
      <style:paragraph-properties fo:text-align="start" style:justify-single-word="false"/>
      <style:text-properties style:font-name="Liberation Serif" fo:font-size="12pt" fo:language="en" fo:country="US" fo:font-style="normal" fo:font-weight="bold" officeooo:rsid="01ea4c7a" officeooo:paragraph-rsid="01ea4c7a" style:font-size-asian="10.5pt" style:font-style-asian="normal" style:font-weight-asian="bold" style:font-size-complex="12pt" style:font-style-complex="normal" style:font-weight-complex="bold"/>
    </style:style>
    <style:style style:name="P4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bold" officeooo:rsid="0317b6dc" officeooo:paragraph-rsid="010d85cc" style:font-size-asian="12pt" style:font-style-asian="normal" style:font-weight-asian="bold" style:font-size-complex="12pt" style:font-style-complex="normal" style:font-weight-complex="bold" style:text-overline-style="none" style:text-overline-color="font-color"/>
    </style:style>
    <style:style style:name="P4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17b6dc" officeooo:paragraph-rsid="010d85cc" style:font-size-asian="12pt" style:font-style-asian="normal" style:font-weight-asian="normal" style:font-size-complex="12pt" style:font-style-complex="normal" style:font-weight-complex="normal" style:text-overline-style="none" style:text-overline-color="font-color"/>
    </style:style>
    <style:style style:name="P4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19b565" officeooo:paragraph-rsid="010d85cc" style:font-size-asian="12pt" style:font-style-asian="normal" style:font-weight-asian="normal" style:font-size-complex="12pt" style:font-style-complex="normal" style:font-weight-complex="normal" style:text-overline-style="none" style:text-overline-color="font-color"/>
    </style:style>
    <style:style style:name="P4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10e7d0a" officeooo:paragraph-rsid="010e7d0a" style:font-size-asian="12pt" style:font-style-asian="normal" style:font-weight-asian="normal" style:font-size-complex="12pt" style:font-style-complex="normal" style:font-weight-complex="normal" style:text-overline-style="none" style:text-overline-color="font-color"/>
    </style:style>
    <style:style style:name="P4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1a0026" officeooo:paragraph-rsid="010d85cc" style:font-size-asian="12pt" style:font-style-asian="normal" style:font-weight-asian="normal" style:font-size-complex="12pt" style:font-style-complex="normal" style:font-weight-complex="normal" style:text-overline-style="none" style:text-overline-color="font-color"/>
    </style:style>
    <style:style style:name="P4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31ad498" officeooo:paragraph-rsid="010d85cc" style:font-size-asian="12pt" style:font-style-asian="normal" style:font-weight-asian="normal" style:font-size-complex="12pt" style:font-style-complex="normal" style:font-weight-complex="normal" style:text-overline-style="none" style:text-overline-color="font-color"/>
    </style:style>
    <style:style style:name="P422" style:family="paragraph" style:parent-style-name="Standard">
      <style:paragraph-properties fo:text-align="start" style:justify-single-word="false"/>
      <style:text-properties style:font-name="Liberation Serif" fo:font-size="12pt" fo:language="en" fo:country="US" fo:font-style="normal" fo:font-weight="normal" officeooo:rsid="01b68c01" officeooo:paragraph-rsid="01b85082" style:font-size-asian="10.5pt" style:font-style-asian="normal" style:font-weight-asian="normal" style:font-size-complex="12pt" style:font-style-complex="normal" style:font-weight-complex="normal"/>
    </style:style>
    <style:style style:name="P423" style:family="paragraph" style:parent-style-name="Standard">
      <style:paragraph-properties fo:text-align="start" style:justify-single-word="false"/>
      <style:text-properties style:font-name="Liberation Serif" fo:font-size="12pt" fo:language="en" fo:country="US" fo:font-style="normal" fo:font-weight="normal" officeooo:rsid="01eb3bb8" officeooo:paragraph-rsid="01eb3bb8" style:font-size-asian="10.5pt" style:font-style-asian="normal" style:font-weight-asian="normal" style:font-size-complex="12pt" style:font-style-complex="normal" style:font-weight-complex="normal"/>
    </style:style>
    <style:style style:name="P424" style:family="paragraph" style:parent-style-name="Standard">
      <style:paragraph-properties fo:text-align="start" style:justify-single-word="false"/>
      <style:text-properties style:font-name="Liberation Serif" fo:font-size="12pt" fo:language="en" fo:country="US" fo:font-style="normal" fo:font-weight="normal" officeooo:rsid="01ba6a87" officeooo:paragraph-rsid="01ba6a87" style:font-name-asian="DejaVu Sans" style:font-size-asian="10.5pt" style:font-style-asian="normal" style:font-weight-asian="normal" style:font-name-complex="FreeSans" style:font-size-complex="12pt" style:font-style-complex="normal" style:font-weight-complex="normal"/>
    </style:style>
    <style:style style:name="P425" style:family="paragraph" style:parent-style-name="Standard">
      <style:paragraph-properties fo:text-align="start" style:justify-single-word="false"/>
      <style:text-properties style:font-name="Liberation Serif" fo:font-size="12pt" fo:language="en" fo:country="US" fo:font-style="normal" fo:font-weight="normal" officeooo:rsid="01bc1d0f" officeooo:paragraph-rsid="01ba6a87" style:font-name-asian="DejaVu Sans" style:font-size-asian="10.5pt" style:font-style-asian="normal" style:font-weight-asian="normal" style:font-name-complex="FreeSans" style:font-size-complex="12pt" style:font-style-complex="normal" style:font-weight-complex="normal"/>
    </style:style>
    <style:style style:name="P426" style:family="paragraph" style:parent-style-name="Standard">
      <style:paragraph-properties fo:text-align="start" style:justify-single-word="false"/>
      <style:text-properties style:font-name="Liberation Serif" fo:font-size="12pt" fo:language="en" fo:country="US" fo:font-style="normal" fo:font-weight="normal" officeooo:rsid="01bc64e8" officeooo:paragraph-rsid="01ba6a87" style:font-name-asian="DejaVu Sans" style:font-size-asian="10.5pt" style:font-style-asian="normal" style:font-weight-asian="normal" style:font-name-complex="FreeSans" style:font-size-complex="12pt" style:font-style-complex="normal" style:font-weight-complex="normal"/>
    </style:style>
    <style:style style:name="P427" style:family="paragraph" style:parent-style-name="Standard">
      <style:paragraph-properties fo:text-align="start" style:justify-single-word="false"/>
      <style:text-properties style:font-name="Liberation Serif" fo:font-size="12pt" fo:language="en" fo:country="US" fo:font-style="normal" fo:font-weight="normal" officeooo:rsid="01bc64e8" officeooo:paragraph-rsid="01bc64e8" style:font-name-asian="DejaVu Sans" style:font-size-asian="10.5pt" style:font-style-asian="normal" style:font-weight-asian="normal" style:font-name-complex="FreeSans" style:font-size-complex="12pt" style:font-style-complex="normal" style:font-weight-complex="normal"/>
    </style:style>
    <style:style style:name="P428" style:family="paragraph" style:parent-style-name="Standard">
      <style:paragraph-properties fo:text-align="start" style:justify-single-word="false"/>
      <style:text-properties style:font-name="Liberation Serif" fo:font-size="12pt" fo:language="en" fo:country="US" fo:font-style="normal" fo:font-weight="normal" officeooo:rsid="01d405e1" officeooo:paragraph-rsid="01d2d77d" style:font-name-asian="DejaVu Sans" style:font-size-asian="10.5pt" style:font-style-asian="normal" style:font-weight-asian="normal" style:font-name-complex="FreeSans" style:font-size-complex="12pt" style:font-style-complex="normal" style:font-weight-complex="normal"/>
    </style:style>
    <style:style style:name="P429" style:family="paragraph" style:parent-style-name="Standard">
      <style:paragraph-properties fo:text-align="start" style:justify-single-word="false"/>
      <style:text-properties style:font-name="Liberation Serif" fo:font-size="12pt" fo:language="en" fo:country="US" fo:font-style="normal" fo:font-weight="normal" officeooo:rsid="01da8323" officeooo:paragraph-rsid="01da8323" style:font-name-asian="DejaVu Sans" style:font-size-asian="10.5pt" style:font-style-asian="normal" style:font-weight-asian="normal" style:font-name-complex="FreeSans" style:font-size-complex="12pt" style:font-style-complex="normal" style:font-weight-complex="normal"/>
    </style:style>
    <style:style style:name="P430" style:family="paragraph" style:parent-style-name="Standard">
      <style:paragraph-properties fo:text-align="start" style:justify-single-word="false"/>
      <style:text-properties style:font-name="Liberation Serif" fo:font-size="12pt" fo:language="en" fo:country="US" fo:font-style="normal" fo:font-weight="normal" officeooo:rsid="01dec61a" officeooo:paragraph-rsid="01de5c57" style:font-name-asian="DejaVu Sans" style:font-size-asian="10.5pt" style:font-style-asian="normal" style:font-weight-asian="normal" style:font-name-complex="FreeSans" style:font-size-complex="12pt" style:font-style-complex="normal" style:font-weight-complex="normal"/>
    </style:style>
    <style:style style:name="P431" style:family="paragraph" style:parent-style-name="Standard">
      <style:paragraph-properties fo:text-align="start" style:justify-single-word="false"/>
      <style:text-properties style:font-name="Liberation Serif" fo:font-size="12pt" fo:language="en" fo:country="US" fo:font-style="normal" fo:font-weight="normal" officeooo:rsid="01dc3703" officeooo:paragraph-rsid="01dc3703" style:font-name-asian="DejaVu Sans" style:font-size-asian="10.5pt" style:font-style-asian="normal" style:font-weight-asian="normal" style:font-name-complex="FreeSans" style:font-size-complex="12pt" style:font-style-complex="normal" style:font-weight-complex="normal"/>
    </style:style>
    <style:style style:name="P432" style:family="paragraph" style:parent-style-name="Standard">
      <style:paragraph-properties fo:text-align="start" style:justify-single-word="false"/>
      <style:text-properties style:font-name="Liberation Serif" fo:font-size="12pt" fo:language="en" fo:country="US" fo:font-style="normal" fo:font-weight="bold" officeooo:rsid="01bc8112" officeooo:paragraph-rsid="01bc8112" style:font-name-asian="DejaVu Sans" style:font-size-asian="10.5pt" style:font-style-asian="normal" style:font-weight-asian="bold" style:font-name-complex="FreeSans" style:font-size-complex="12pt" style:font-style-complex="normal" style:font-weight-complex="bold"/>
    </style:style>
    <style:style style:name="P433" style:family="paragraph" style:parent-style-name="Standard">
      <style:paragraph-properties fo:text-align="start" style:justify-single-word="false"/>
      <style:text-properties style:font-name="Liberation Serif" fo:font-size="12pt" fo:language="en" fo:country="US" fo:font-style="normal" fo:font-weight="bold" officeooo:rsid="01d07433" officeooo:paragraph-rsid="01d07433" style:font-name-asian="DejaVu Sans" style:font-size-asian="10.5pt" style:font-style-asian="normal" style:font-weight-asian="bold" style:font-name-complex="FreeSans" style:font-size-complex="12pt" style:font-style-complex="normal" style:font-weight-complex="bold"/>
    </style:style>
    <style:style style:name="P434" style:family="paragraph" style:parent-style-name="Standard">
      <style:paragraph-properties fo:text-align="start" style:justify-single-word="false"/>
      <style:text-properties style:font-name="Liberation Serif" fo:font-size="12pt" fo:language="en" fo:country="US" fo:font-style="normal" fo:font-weight="bold" officeooo:rsid="01dda493" officeooo:paragraph-rsid="01dda493" style:font-name-asian="DejaVu Sans" style:font-size-asian="10.5pt" style:font-style-asian="normal" style:font-weight-asian="bold" style:font-name-complex="FreeSans" style:font-size-complex="12pt" style:font-style-complex="normal" style:font-weight-complex="bold"/>
    </style:style>
    <style:style style:name="P435" style:family="paragraph" style:parent-style-name="Standard">
      <style:paragraph-properties fo:text-align="start" style:justify-single-word="false"/>
      <style:text-properties style:font-name="Liberation Serif" fo:font-size="12pt" fo:language="en" fo:country="US" fo:font-style="normal" fo:font-weight="bold" officeooo:rsid="01ea4c7a" officeooo:paragraph-rsid="01ea4c7a" style:font-name-asian="DejaVu Sans" style:font-size-asian="10.5pt" style:font-style-asian="normal" style:font-weight-asian="bold" style:font-name-complex="FreeSans" style:font-size-complex="12pt" style:font-style-complex="normal" style:font-weight-complex="bold"/>
    </style:style>
    <style:style style:name="P436" style:family="paragraph" style:parent-style-name="Standard">
      <style:paragraph-properties fo:text-align="start" style:justify-single-word="false"/>
      <style:text-properties style:font-name="Liberation Serif1" fo:font-size="12pt" fo:language="en" fo:country="US" fo:font-style="normal" fo:font-weight="normal" officeooo:rsid="01c5cdc3" officeooo:paragraph-rsid="01c4ab7d" style:font-name-asian="DejaVu Sans" style:font-size-asian="10.5pt" style:font-style-asian="normal" style:font-weight-asian="normal" style:font-name-complex="FreeSans" style:font-size-complex="12pt" style:font-style-complex="normal" style:font-weight-complex="normal"/>
    </style:style>
    <style:style style:name="P437" style:family="paragraph" style:parent-style-name="Standard">
      <style:paragraph-properties fo:text-align="start" style:justify-single-word="false"/>
      <style:text-properties fo:font-size="12pt" fo:language="en" fo:country="US" fo:font-weight="normal" officeooo:rsid="001ed3ea" officeooo:paragraph-rsid="0028b851" style:font-size-asian="10.5pt" style:font-weight-asian="normal" style:font-size-complex="12pt" style:font-weight-complex="normal"/>
    </style:style>
    <style:style style:name="P438" style:family="paragraph" style:parent-style-name="Standard">
      <style:paragraph-properties fo:text-align="start" style:justify-single-word="false"/>
      <style:text-properties fo:font-size="12pt" fo:language="en" fo:country="US" fo:font-weight="normal" officeooo:rsid="001ed3ea" officeooo:paragraph-rsid="01fe5074" style:font-size-asian="10.5pt" style:font-weight-asian="normal" style:font-size-complex="12pt" style:font-weight-complex="normal"/>
    </style:style>
    <style:style style:name="P439" style:family="paragraph" style:parent-style-name="Standard">
      <style:paragraph-properties fo:text-align="start" style:justify-single-word="false"/>
      <style:text-properties fo:font-size="12pt" fo:language="en" fo:country="US" fo:font-weight="bold" officeooo:rsid="01fb2a6d" officeooo:paragraph-rsid="01fb2a6d" style:font-size-asian="10.5pt" style:font-weight-asian="bold" style:font-size-complex="12pt" style:font-weight-complex="bold"/>
    </style:style>
    <style:style style:name="P440" style:family="paragraph" style:parent-style-name="Standard">
      <style:paragraph-properties fo:text-align="start" style:justify-single-word="false"/>
      <style:text-properties style:text-position="0% 100%" fo:font-size="12pt" fo:language="en" fo:country="US" fo:font-weight="normal" officeooo:rsid="0042b5c9" officeooo:paragraph-rsid="0048e787" style:font-size-asian="10.5pt" style:font-weight-asian="normal" style:font-size-complex="12pt" style:font-weight-complex="normal"/>
    </style:style>
    <style:style style:name="P441" style:family="paragraph" style:parent-style-name="Standard">
      <style:paragraph-properties fo:text-align="start" style:justify-single-word="false"/>
      <style:text-properties style:text-position="0% 100%" fo:font-size="12pt" fo:language="en" fo:country="US" fo:font-weight="bold" officeooo:rsid="01ff93a4" officeooo:paragraph-rsid="01ff93a4" style:font-size-asian="10.5pt" style:font-weight-asian="bold" style:font-size-complex="12pt" style:font-weight-complex="bold"/>
    </style:style>
    <style:style style:name="P442"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206fed1" officeooo:paragraph-rsid="0206fed1" style:font-size-asian="10.5pt" style:font-weight-asian="bold" style:font-size-complex="12pt" style:font-weight-complex="bold"/>
    </style:style>
    <style:style style:name="P443"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0f59362" officeooo:paragraph-rsid="00f59362" style:font-size-asian="10.5pt" style:font-weight-asian="bold" style:font-size-complex="12pt" style:font-weight-complex="bold"/>
    </style:style>
    <style:style style:name="P444" style:family="paragraph" style:parent-style-name="Standard">
      <style:paragraph-properties fo:text-align="start" style:justify-single-word="false">
        <style:tab-stops>
          <style:tab-stop style:position="11.43cm"/>
        </style:tab-stops>
      </style:paragraph-properties>
      <style:text-properties style:text-position="0% 100%" fo:font-size="12pt" fo:language="en" fo:country="US" fo:font-weight="bold" officeooo:rsid="010a9183" officeooo:paragraph-rsid="010a9183" style:font-size-asian="10.5pt" style:font-weight-asian="bold" style:font-size-complex="12pt" style:font-weight-complex="bold"/>
    </style:style>
    <style:style style:name="T1" style:family="text">
      <style:text-properties officeooo:rsid="00084184"/>
    </style:style>
    <style:style style:name="T2" style:family="text">
      <style:text-properties officeooo:rsid="000b3c37"/>
    </style:style>
    <style:style style:name="T3" style:family="text">
      <style:text-properties officeooo:rsid="000d0f86"/>
    </style:style>
    <style:style style:name="T4" style:family="text">
      <style:text-properties officeooo:rsid="000ec47b"/>
    </style:style>
    <style:style style:name="T5" style:family="text">
      <style:text-properties officeooo:rsid="00100e89"/>
    </style:style>
    <style:style style:name="T6" style:family="text">
      <style:text-properties officeooo:rsid="00111ede"/>
    </style:style>
    <style:style style:name="T7" style:family="text">
      <style:text-properties officeooo:rsid="0012c122"/>
    </style:style>
    <style:style style:name="T8" style:family="text">
      <style:text-properties officeooo:rsid="00141732"/>
    </style:style>
    <style:style style:name="T9" style:family="text">
      <style:text-properties officeooo:rsid="0016bc80"/>
    </style:style>
    <style:style style:name="T10" style:family="text">
      <style:text-properties officeooo:rsid="001f3146"/>
    </style:style>
    <style:style style:name="T11" style:family="text">
      <style:text-properties officeooo:rsid="001fb991"/>
    </style:style>
    <style:style style:name="T12" style:family="text">
      <style:text-properties officeooo:rsid="001ff73e"/>
    </style:style>
    <style:style style:name="T13" style:family="text">
      <style:text-properties officeooo:rsid="00206216"/>
    </style:style>
    <style:style style:name="T14" style:family="text">
      <style:text-properties officeooo:rsid="0022e471"/>
    </style:style>
    <style:style style:name="T15" style:family="text">
      <style:text-properties officeooo:rsid="0023d8e1"/>
    </style:style>
    <style:style style:name="T16" style:family="text">
      <style:text-properties officeooo:rsid="00253509"/>
    </style:style>
    <style:style style:name="T17" style:family="text">
      <style:text-properties fo:font-weight="bold" style:font-weight-asian="bold" style:font-weight-complex="bold"/>
    </style:style>
    <style:style style:name="T18" style:family="text">
      <style:text-properties fo:font-weight="bold" officeooo:rsid="001ff73e" style:font-weight-asian="bold" style:font-weight-complex="bold"/>
    </style:style>
    <style:style style:name="T19" style:family="text">
      <style:text-properties fo:font-weight="bold" officeooo:rsid="0027ac85" style:font-weight-asian="bold" style:font-weight-complex="bold"/>
    </style:style>
    <style:style style:name="T20" style:family="text">
      <style:text-properties fo:font-weight="bold" officeooo:rsid="01b3a214" style:font-weight-asian="bold" style:font-weight-complex="bold"/>
    </style:style>
    <style:style style:name="T21" style:family="text">
      <style:text-properties fo:font-weight="bold" officeooo:rsid="01b5d846" style:font-weight-asian="bold" style:font-weight-complex="bold"/>
    </style:style>
    <style:style style:name="T22" style:family="text">
      <style:text-properties fo:font-weight="bold" officeooo:rsid="01b9d645" style:font-weight-asian="bold" style:font-weight-complex="bold"/>
    </style:style>
    <style:style style:name="T23" style:family="text">
      <style:text-properties fo:font-weight="bold" officeooo:rsid="00711653" style:font-weight-asian="bold" style:font-weight-complex="bold"/>
    </style:style>
    <style:style style:name="T24" style:family="text">
      <style:text-properties fo:font-weight="bold" officeooo:rsid="01bfaa36" style:font-weight-asian="bold" style:font-weight-complex="bold"/>
    </style:style>
    <style:style style:name="T25" style:family="text">
      <style:text-properties fo:font-weight="bold" officeooo:rsid="01c302f2" style:font-weight-asian="bold" style:font-weight-complex="bold"/>
    </style:style>
    <style:style style:name="T26" style:family="text">
      <style:text-properties fo:font-weight="bold" officeooo:rsid="01c7c836" style:font-weight-asian="bold" style:font-weight-complex="bold"/>
    </style:style>
    <style:style style:name="T27" style:family="text">
      <style:text-properties fo:font-weight="bold" officeooo:rsid="01c8d510" style:font-weight-asian="bold" style:font-weight-complex="bold"/>
    </style:style>
    <style:style style:name="T28" style:family="text">
      <style:text-properties fo:font-weight="bold" officeooo:rsid="01cb20e0" style:font-weight-asian="bold" style:font-weight-complex="bold"/>
    </style:style>
    <style:style style:name="T29" style:family="text">
      <style:text-properties fo:font-weight="bold" officeooo:rsid="01ccd537" style:font-weight-asian="bold" style:font-weight-complex="bold"/>
    </style:style>
    <style:style style:name="T30" style:family="text">
      <style:text-properties fo:font-weight="bold" officeooo:rsid="01ce08a7" style:font-weight-asian="bold" style:font-weight-complex="bold"/>
    </style:style>
    <style:style style:name="T31" style:family="text">
      <style:text-properties fo:font-weight="bold" officeooo:rsid="01ce4a2d" style:font-weight-asian="bold" style:font-weight-complex="bold"/>
    </style:style>
    <style:style style:name="T32" style:family="text">
      <style:text-properties fo:font-weight="bold" officeooo:rsid="01cfd331" style:font-weight-asian="bold" style:font-weight-complex="bold"/>
    </style:style>
    <style:style style:name="T33" style:family="text">
      <style:text-properties fo:font-weight="bold" officeooo:rsid="01dcb46b" style:font-weight-asian="bold" style:font-weight-complex="bold"/>
    </style:style>
    <style:style style:name="T34" style:family="text">
      <style:text-properties fo:font-weight="bold" officeooo:rsid="00808a3e" style:font-weight-asian="bold" style:font-weight-complex="bold"/>
    </style:style>
    <style:style style:name="T35" style:family="text">
      <style:text-properties fo:font-weight="bold" officeooo:rsid="01dd1978" style:font-weight-asian="bold" style:font-weight-complex="bold"/>
    </style:style>
    <style:style style:name="T36" style:family="text">
      <style:text-properties fo:font-weight="bold" officeooo:rsid="007c365e" style:font-weight-asian="bold" style:font-weight-complex="bold"/>
    </style:style>
    <style:style style:name="T37" style:family="text">
      <style:text-properties fo:font-weight="bold" officeooo:rsid="007ace53" style:font-weight-asian="bold" style:font-weight-complex="bold"/>
    </style:style>
    <style:style style:name="T38" style:family="text">
      <style:text-properties fo:font-weight="bold" officeooo:rsid="00eedd44" style:font-weight-asian="bold" style:font-weight-complex="bold"/>
    </style:style>
    <style:style style:name="T39" style:family="text">
      <style:text-properties fo:font-weight="bold" officeooo:rsid="01ea6653" style:font-weight-asian="bold" style:font-weight-complex="bold"/>
    </style:style>
    <style:style style:name="T40" style:family="text">
      <style:text-properties fo:font-weight="bold" officeooo:rsid="0084c0fc" style:font-weight-asian="bold" style:font-weight-complex="bold"/>
    </style:style>
    <style:style style:name="T41" style:family="text">
      <style:text-properties fo:font-weight="bold" officeooo:rsid="01637cad" style:font-weight-asian="bold" style:font-weight-complex="bold"/>
    </style:style>
    <style:style style:name="T42" style:family="text">
      <style:text-properties fo:font-weight="bold" officeooo:rsid="01e66d12" style:font-weight-asian="bold" style:font-weight-complex="bold"/>
    </style:style>
    <style:style style:name="T43" style:family="text">
      <style:text-properties fo:font-weight="bold" officeooo:rsid="00827183" style:font-weight-asian="bold" style:font-weight-complex="bold"/>
    </style:style>
    <style:style style:name="T44" style:family="text">
      <style:text-properties fo:font-weight="bold" officeooo:rsid="01f16a93" style:font-weight-asian="bold" style:font-weight-complex="bold"/>
    </style:style>
    <style:style style:name="T45" style:family="text">
      <style:text-properties fo:font-weight="bold" officeooo:rsid="01e7efd4" style:font-weight-asian="bold" style:font-weight-complex="bold"/>
    </style:style>
    <style:style style:name="T46" style:family="text">
      <style:text-properties fo:font-weight="bold" officeooo:rsid="01654acf" style:font-weight-asian="bold" style:font-weight-complex="bold"/>
    </style:style>
    <style:style style:name="T47" style:family="text">
      <style:text-properties fo:font-weight="bold" officeooo:rsid="0088c769" style:font-weight-asian="bold" style:font-weight-complex="bold"/>
    </style:style>
    <style:style style:name="T48" style:family="text">
      <style:text-properties fo:font-weight="bold" officeooo:rsid="01e943c0" style:font-weight-asian="bold" style:font-weight-complex="bold"/>
    </style:style>
    <style:style style:name="T49" style:family="text">
      <style:text-properties fo:font-weight="bold" officeooo:rsid="01678209" style:font-weight-asian="bold" style:font-weight-complex="bold"/>
    </style:style>
    <style:style style:name="T50" style:family="text">
      <style:text-properties fo:font-weight="bold" officeooo:rsid="016b61a9" style:font-weight-asian="bold" style:font-weight-complex="bold"/>
    </style:style>
    <style:style style:name="T51" style:family="text">
      <style:text-properties fo:font-weight="bold" officeooo:rsid="01f7c625" style:font-weight-asian="bold" style:font-weight-complex="bold"/>
    </style:style>
    <style:style style:name="T52" style:family="text">
      <style:text-properties fo:font-weight="bold" officeooo:rsid="016b7c88" style:font-weight-asian="bold" style:font-weight-complex="bold"/>
    </style:style>
    <style:style style:name="T53" style:family="text">
      <style:text-properties fo:font-weight="bold" officeooo:rsid="016c5636" style:font-weight-asian="bold" style:font-weight-complex="bold"/>
    </style:style>
    <style:style style:name="T54" style:family="text">
      <style:text-properties fo:font-weight="bold" officeooo:rsid="019a2a6c" style:font-weight-asian="bold" style:font-weight-complex="bold"/>
    </style:style>
    <style:style style:name="T55" style:family="text">
      <style:text-properties fo:font-weight="bold" officeooo:rsid="01a307df" style:font-weight-asian="bold" style:font-weight-complex="bold"/>
    </style:style>
    <style:style style:name="T56" style:family="text">
      <style:text-properties fo:font-weight="bold" officeooo:rsid="01a4a399" style:font-weight-asian="bold" style:font-weight-complex="bold"/>
    </style:style>
    <style:style style:name="T57" style:family="text">
      <style:text-properties fo:font-weight="bold" officeooo:rsid="01eee880" style:font-weight-asian="bold" style:font-weight-complex="bold"/>
    </style:style>
    <style:style style:name="T58" style:family="text">
      <style:text-properties fo:font-weight="bold" officeooo:rsid="01ef588d" style:font-weight-asian="bold" style:font-weight-complex="bold"/>
    </style:style>
    <style:style style:name="T59" style:family="text">
      <style:text-properties fo:font-weight="bold" officeooo:rsid="01f29ac8" style:font-weight-asian="bold" style:font-weight-complex="bold"/>
    </style:style>
    <style:style style:name="T60" style:family="text">
      <style:text-properties fo:font-weight="bold" officeooo:rsid="01f37b13" style:font-weight-asian="bold" style:font-weight-complex="bold"/>
    </style:style>
    <style:style style:name="T61" style:family="text">
      <style:text-properties officeooo:rsid="0027ac85"/>
    </style:style>
    <style:style style:name="T62" style:family="text">
      <style:text-properties officeooo:rsid="0027e6e9"/>
    </style:style>
    <style:style style:name="T63" style:family="text">
      <style:text-properties officeooo:rsid="0028b851"/>
    </style:style>
    <style:style style:name="T64" style:family="text">
      <style:text-properties officeooo:rsid="00298748"/>
    </style:style>
    <style:style style:name="T65" style:family="text">
      <style:text-properties officeooo:rsid="002e09a4"/>
    </style:style>
    <style:style style:name="T66" style:family="text">
      <style:text-properties officeooo:rsid="002f9fa5"/>
    </style:style>
    <style:style style:name="T67" style:family="text">
      <style:text-properties officeooo:rsid="00317deb"/>
    </style:style>
    <style:style style:name="T68" style:family="text">
      <style:text-properties style:text-position="super 58%" officeooo:rsid="00344a09"/>
    </style:style>
    <style:style style:name="T69" style:family="text">
      <style:text-properties style:text-position="super 58%" officeooo:rsid="00c3ec2c"/>
    </style:style>
    <style:style style:name="T70" style:family="text">
      <style:text-properties style:text-position="super 58%" officeooo:rsid="00b4cd71"/>
    </style:style>
    <style:style style:name="T71" style:family="text">
      <style:text-properties style:text-position="super 58%" officeooo:rsid="00b7be72"/>
    </style:style>
    <style:style style:name="T72" style:family="text">
      <style:text-properties style:text-position="super 58%" style:font-name="Liberation Serif" fo:font-weight="normal" officeooo:rsid="00ca6254" style:font-weight-asian="normal" style:font-weight-complex="normal"/>
    </style:style>
    <style:style style:name="T73" style:family="text">
      <style:text-properties style:text-position="0% 100%"/>
    </style:style>
    <style:style style:name="T74" style:family="text">
      <style:text-properties style:text-position="0% 100%" officeooo:rsid="00344a09"/>
    </style:style>
    <style:style style:name="T75" style:family="text">
      <style:text-properties style:text-position="0% 100%" officeooo:rsid="0034eb8a"/>
    </style:style>
    <style:style style:name="T76" style:family="text">
      <style:text-properties style:text-position="0% 100%" officeooo:rsid="0036d39a"/>
    </style:style>
    <style:style style:name="T77" style:family="text">
      <style:text-properties style:text-position="0% 100%" officeooo:rsid="00371f57"/>
    </style:style>
    <style:style style:name="T78" style:family="text">
      <style:text-properties style:text-position="0% 100%" officeooo:rsid="0038e48a"/>
    </style:style>
    <style:style style:name="T79" style:family="text">
      <style:text-properties style:text-position="0% 100%" officeooo:rsid="0039f3e3"/>
    </style:style>
    <style:style style:name="T80" style:family="text">
      <style:text-properties style:text-position="0% 100%" officeooo:rsid="003a8f1d"/>
    </style:style>
    <style:style style:name="T81" style:family="text">
      <style:text-properties style:text-position="0% 100%" officeooo:rsid="003b1fe8"/>
    </style:style>
    <style:style style:name="T82" style:family="text">
      <style:text-properties style:text-position="0% 100%" officeooo:rsid="003ce0c9"/>
    </style:style>
    <style:style style:name="T83" style:family="text">
      <style:text-properties style:text-position="0% 100%" officeooo:rsid="003d92b1"/>
    </style:style>
    <style:style style:name="T84" style:family="text">
      <style:text-properties style:text-position="0% 100%" officeooo:rsid="003dee93"/>
    </style:style>
    <style:style style:name="T85" style:family="text">
      <style:text-properties style:text-position="0% 100%" fo:font-weight="bold" officeooo:rsid="003a8f1d" style:font-weight-asian="bold" style:font-weight-complex="bold"/>
    </style:style>
    <style:style style:name="T86" style:family="text">
      <style:text-properties style:text-position="0% 100%" fo:font-weight="bold" officeooo:rsid="0048e787" style:font-weight-asian="bold" style:font-weight-complex="bold"/>
    </style:style>
    <style:style style:name="T87" style:family="text">
      <style:text-properties style:text-position="0% 100%" fo:font-weight="bold" officeooo:rsid="00ab72ca" style:font-weight-asian="bold" style:font-weight-complex="bold"/>
    </style:style>
    <style:style style:name="T88" style:family="text">
      <style:text-properties style:text-position="0% 100%" fo:font-weight="bold" officeooo:rsid="00ac0fec" style:font-weight-asian="bold" style:font-weight-complex="bold"/>
    </style:style>
    <style:style style:name="T89" style:family="text">
      <style:text-properties style:text-position="0% 100%" officeooo:rsid="003ff2a7"/>
    </style:style>
    <style:style style:name="T90" style:family="text">
      <style:text-properties style:text-position="0% 100%" officeooo:rsid="00411395"/>
    </style:style>
    <style:style style:name="T91" style:family="text">
      <style:text-properties style:text-position="0% 100%" officeooo:rsid="0042b5c9"/>
    </style:style>
    <style:style style:name="T92" style:family="text">
      <style:text-properties style:text-position="0% 100%" officeooo:rsid="0043d0ca"/>
    </style:style>
    <style:style style:name="T93" style:family="text">
      <style:text-properties style:text-position="0% 100%" officeooo:rsid="004548b4"/>
    </style:style>
    <style:style style:name="T94" style:family="text">
      <style:text-properties style:text-position="0% 100%" officeooo:rsid="0048e787"/>
    </style:style>
    <style:style style:name="T95" style:family="text">
      <style:text-properties style:text-position="0% 100%" officeooo:rsid="004ab41a"/>
    </style:style>
    <style:style style:name="T96" style:family="text">
      <style:text-properties style:text-position="0% 100%" officeooo:rsid="004b0a72"/>
    </style:style>
    <style:style style:name="T97" style:family="text">
      <style:text-properties style:text-position="0% 100%" officeooo:rsid="004b483f"/>
    </style:style>
    <style:style style:name="T98" style:family="text">
      <style:text-properties style:text-position="0% 100%" officeooo:rsid="004cebaf"/>
    </style:style>
    <style:style style:name="T99" style:family="text">
      <style:text-properties style:text-position="0% 100%" officeooo:rsid="004df33e"/>
    </style:style>
    <style:style style:name="T100" style:family="text">
      <style:text-properties style:text-position="0% 100%" officeooo:rsid="004f4670"/>
    </style:style>
    <style:style style:name="T101" style:family="text">
      <style:text-properties style:text-position="0% 100%" officeooo:rsid="004faa1b"/>
    </style:style>
    <style:style style:name="T102" style:family="text">
      <style:text-properties style:text-position="0% 100%" officeooo:rsid="0050e7d5"/>
    </style:style>
    <style:style style:name="T103" style:family="text">
      <style:text-properties style:text-position="0% 100%" officeooo:rsid="00523073"/>
    </style:style>
    <style:style style:name="T104" style:family="text">
      <style:text-properties style:text-position="0% 100%" officeooo:rsid="0058669d"/>
    </style:style>
    <style:style style:name="T105" style:family="text">
      <style:text-properties style:text-position="0% 100%" officeooo:rsid="005a59af"/>
    </style:style>
    <style:style style:name="T106" style:family="text">
      <style:text-properties style:text-position="0% 100%" officeooo:rsid="005c509a"/>
    </style:style>
    <style:style style:name="T107" style:family="text">
      <style:text-properties style:text-position="0% 100%" officeooo:rsid="005d3dd7"/>
    </style:style>
    <style:style style:name="T108" style:family="text">
      <style:text-properties style:text-position="0% 100%" officeooo:rsid="005eddf5"/>
    </style:style>
    <style:style style:name="T109" style:family="text">
      <style:text-properties style:text-position="0% 100%" officeooo:rsid="005ffb31"/>
    </style:style>
    <style:style style:name="T110" style:family="text">
      <style:text-properties style:text-position="0% 100%" officeooo:rsid="0061d1bc"/>
    </style:style>
    <style:style style:name="T111" style:family="text">
      <style:text-properties style:text-position="0% 100%" officeooo:rsid="0062d2af"/>
    </style:style>
    <style:style style:name="T112" style:family="text">
      <style:text-properties style:text-position="0% 100%" officeooo:rsid="0062d68c"/>
    </style:style>
    <style:style style:name="T113" style:family="text">
      <style:text-properties style:text-position="0% 100%" officeooo:rsid="00633ad8"/>
    </style:style>
    <style:style style:name="T114" style:family="text">
      <style:text-properties style:text-position="0% 100%" officeooo:rsid="006508a6"/>
    </style:style>
    <style:style style:name="T115" style:family="text">
      <style:text-properties style:text-position="0% 100%" officeooo:rsid="006585b1"/>
    </style:style>
    <style:style style:name="T116" style:family="text">
      <style:text-properties style:text-position="0% 100%" officeooo:rsid="006702f7"/>
    </style:style>
    <style:style style:name="T117" style:family="text">
      <style:text-properties style:text-position="0% 100%" officeooo:rsid="00688d09"/>
    </style:style>
    <style:style style:name="T118" style:family="text">
      <style:text-properties style:text-position="0% 100%" officeooo:rsid="00693332"/>
    </style:style>
    <style:style style:name="T119" style:family="text">
      <style:text-properties style:text-position="0% 100%" officeooo:rsid="00694fa2"/>
    </style:style>
    <style:style style:name="T120" style:family="text">
      <style:text-properties style:text-position="0% 100%" officeooo:rsid="00761e84"/>
    </style:style>
    <style:style style:name="T121" style:family="text">
      <style:text-properties style:text-position="0% 100%" officeooo:rsid="00a3adea"/>
    </style:style>
    <style:style style:name="T122" style:family="text">
      <style:text-properties style:text-position="0% 100%" officeooo:rsid="00a1b7b8"/>
    </style:style>
    <style:style style:name="T123" style:family="text">
      <style:text-properties style:text-position="0% 100%" officeooo:rsid="00a29ca5"/>
    </style:style>
    <style:style style:name="T124" style:family="text">
      <style:text-properties style:text-position="0% 100%" style:font-name="Liberation Serif1" officeooo:rsid="00a3adea"/>
    </style:style>
    <style:style style:name="T125" style:family="text">
      <style:text-properties style:text-position="0% 100%" style:font-name="Liberation Serif1" officeooo:rsid="00b1fd3a"/>
    </style:style>
    <style:style style:name="T126" style:family="text">
      <style:text-properties style:text-position="0% 100%" officeooo:rsid="00a9373d"/>
    </style:style>
    <style:style style:name="T127" style:family="text">
      <style:text-properties style:text-position="0% 100%" officeooo:rsid="00ab0b12"/>
    </style:style>
    <style:style style:name="T128" style:family="text">
      <style:text-properties style:text-position="0% 100%" officeooo:rsid="00ab72ca"/>
    </style:style>
    <style:style style:name="T129" style:family="text">
      <style:text-properties style:text-position="0% 100%" officeooo:rsid="00ac0fec"/>
    </style:style>
    <style:style style:name="T130" style:family="text">
      <style:text-properties style:text-position="0% 100%" officeooo:rsid="00ad6246"/>
    </style:style>
    <style:style style:name="T131" style:family="text">
      <style:text-properties style:text-position="0% 100%" officeooo:rsid="00b02415"/>
    </style:style>
    <style:style style:name="T132" style:family="text">
      <style:text-properties style:text-position="0% 100%" officeooo:rsid="00b1fd3a"/>
    </style:style>
    <style:style style:name="T133" style:family="text">
      <style:text-properties style:text-position="0% 100%" officeooo:rsid="00b43948"/>
    </style:style>
    <style:style style:name="T134" style:family="text">
      <style:text-properties style:text-position="0% 100%" officeooo:rsid="00bce597"/>
    </style:style>
    <style:style style:name="T135" style:family="text">
      <style:text-properties style:text-position="0% 100%" officeooo:rsid="02021f5e"/>
    </style:style>
    <style:style style:name="T136" style:family="text">
      <style:text-properties style:text-position="0% 100%" officeooo:rsid="00beb402"/>
    </style:style>
    <style:style style:name="T137" style:family="text">
      <style:text-properties style:text-position="0% 100%" officeooo:rsid="01451773"/>
    </style:style>
    <style:style style:name="T138" style:family="text">
      <style:text-properties style:text-position="0% 100%" officeooo:rsid="00badbad"/>
    </style:style>
    <style:style style:name="T139" style:family="text">
      <style:text-properties style:text-position="0% 100%" officeooo:rsid="00bacf70"/>
    </style:style>
    <style:style style:name="T140" style:family="text">
      <style:text-properties style:text-position="0% 100%" officeooo:rsid="00c593e6"/>
    </style:style>
    <style:style style:name="T141" style:family="text">
      <style:text-properties style:text-position="0% 100%" officeooo:rsid="00d6d01b"/>
    </style:style>
    <style:style style:name="T142" style:family="text">
      <style:text-properties style:text-position="0% 100%" officeooo:rsid="01924290"/>
    </style:style>
    <style:style style:name="T143" style:family="text">
      <style:text-properties style:text-position="0% 100%" officeooo:rsid="0109ea88"/>
    </style:style>
    <style:style style:name="T144" style:family="text">
      <style:text-properties style:text-position="0% 100%" officeooo:rsid="00d38e77"/>
    </style:style>
    <style:style style:name="T145" style:family="text">
      <style:text-properties style:text-position="0% 100%" officeooo:rsid="01901137"/>
    </style:style>
    <style:style style:name="T146" style:family="text">
      <style:text-properties style:text-position="0% 100%" officeooo:rsid="00d55e87"/>
    </style:style>
    <style:style style:name="T147" style:family="text">
      <style:text-properties style:text-position="0% 100%" officeooo:rsid="00d6204e"/>
    </style:style>
    <style:style style:name="T148" style:family="text">
      <style:text-properties style:text-position="0% 100%" officeooo:rsid="00d681de"/>
    </style:style>
    <style:style style:name="T149" style:family="text">
      <style:text-properties style:text-position="0% 100%" officeooo:rsid="019f9dfe"/>
    </style:style>
    <style:style style:name="T150" style:family="text">
      <style:text-properties style:text-position="0% 100%" officeooo:rsid="01ae2099"/>
    </style:style>
    <style:style style:name="T151" style:family="text">
      <style:text-properties style:text-position="0% 100%" officeooo:rsid="01afca7a"/>
    </style:style>
    <style:style style:name="T152" style:family="text">
      <style:text-properties style:text-position="0% 100%" officeooo:rsid="01fdd327"/>
    </style:style>
    <style:style style:name="T153" style:family="text">
      <style:text-properties style:text-position="0% 100%" officeooo:rsid="01fe5074"/>
    </style:style>
    <style:style style:name="T154" style:family="text">
      <style:text-properties style:text-position="0% 100%" officeooo:rsid="02007cf7"/>
    </style:style>
    <style:style style:name="T155" style:family="text">
      <style:text-properties style:text-position="0% 100%" officeooo:rsid="02017fe3"/>
    </style:style>
    <style:style style:name="T156" style:family="text">
      <style:text-properties style:text-position="0% 100%" officeooo:rsid="02040308"/>
    </style:style>
    <style:style style:name="T157" style:family="text">
      <style:text-properties officeooo:rsid="00761e84"/>
    </style:style>
    <style:style style:name="T158" style:family="text">
      <style:text-properties officeooo:rsid="007906ca"/>
    </style:style>
    <style:style style:name="T159" style:family="text">
      <style:text-properties officeooo:rsid="0079d4dd"/>
    </style:style>
    <style:style style:name="T160" style:family="text">
      <style:text-properties officeooo:rsid="007cb832"/>
    </style:style>
    <style:style style:name="T161" style:family="text">
      <style:text-properties fo:font-weight="normal" style:font-weight-asian="normal" style:font-weight-complex="normal"/>
    </style:style>
    <style:style style:name="T162" style:family="text">
      <style:text-properties fo:font-weight="normal" officeooo:rsid="007fa148" style:font-weight-asian="normal" style:font-weight-complex="normal"/>
    </style:style>
    <style:style style:name="T163" style:family="text">
      <style:text-properties fo:font-weight="normal" officeooo:rsid="0081748e" style:font-weight-asian="normal" style:font-weight-complex="normal"/>
    </style:style>
    <style:style style:name="T164" style:family="text">
      <style:text-properties fo:font-weight="normal" officeooo:rsid="00847390" style:font-weight-asian="normal" style:font-weight-complex="normal"/>
    </style:style>
    <style:style style:name="T165" style:family="text">
      <style:text-properties fo:font-weight="normal" officeooo:rsid="008798e9" style:font-weight-asian="normal" style:font-weight-complex="normal"/>
    </style:style>
    <style:style style:name="T166" style:family="text">
      <style:text-properties fo:font-weight="normal" officeooo:rsid="00892cb6" style:font-weight-asian="normal" style:font-weight-complex="normal"/>
    </style:style>
    <style:style style:name="T167" style:family="text">
      <style:text-properties fo:font-weight="normal" officeooo:rsid="00948173" style:font-weight-asian="normal" style:font-weight-complex="normal"/>
    </style:style>
    <style:style style:name="T168" style:family="text">
      <style:text-properties fo:font-weight="normal" officeooo:rsid="00971023" style:font-weight-asian="normal" style:font-weight-complex="normal"/>
    </style:style>
    <style:style style:name="T169" style:family="text">
      <style:text-properties fo:font-weight="normal" officeooo:rsid="009da2f1" style:font-weight-asian="normal" style:font-weight-complex="normal"/>
    </style:style>
    <style:style style:name="T170" style:family="text">
      <style:text-properties fo:font-weight="normal" officeooo:rsid="00a08b35" style:font-weight-asian="normal" style:font-weight-complex="normal"/>
    </style:style>
    <style:style style:name="T171" style:family="text">
      <style:text-properties fo:font-weight="normal" officeooo:rsid="00aed60d" style:font-weight-asian="normal" style:font-weight-complex="normal"/>
    </style:style>
    <style:style style:name="T172" style:family="text">
      <style:text-properties fo:font-weight="normal" officeooo:rsid="00beff9d" style:font-weight-asian="normal" style:font-weight-complex="normal"/>
    </style:style>
    <style:style style:name="T173" style:family="text">
      <style:text-properties fo:font-weight="normal" officeooo:rsid="00c0a66b" style:font-weight-asian="normal" style:font-weight-complex="normal"/>
    </style:style>
    <style:style style:name="T174" style:family="text">
      <style:text-properties fo:font-weight="normal" officeooo:rsid="00c102bf" style:font-weight-asian="normal" style:font-weight-complex="normal"/>
    </style:style>
    <style:style style:name="T175" style:family="text">
      <style:text-properties fo:font-weight="normal" officeooo:rsid="00c29df3" style:font-weight-asian="normal" style:font-weight-complex="normal"/>
    </style:style>
    <style:style style:name="T176" style:family="text">
      <style:text-properties fo:font-weight="normal" officeooo:rsid="00c8c353" style:font-weight-asian="normal" style:font-weight-complex="normal"/>
    </style:style>
    <style:style style:name="T177" style:family="text">
      <style:text-properties fo:font-weight="normal" officeooo:rsid="00ca6254" style:font-weight-asian="normal" style:font-weight-complex="normal"/>
    </style:style>
    <style:style style:name="T178" style:family="text">
      <style:text-properties fo:font-weight="normal" officeooo:rsid="00d1eb45" style:font-weight-asian="normal" style:font-weight-complex="normal"/>
    </style:style>
    <style:style style:name="T179" style:family="text">
      <style:text-properties fo:font-weight="normal" officeooo:rsid="00d22e16" style:font-weight-asian="normal" style:font-weight-complex="normal"/>
    </style:style>
    <style:style style:name="T180" style:family="text">
      <style:text-properties fo:font-weight="normal" officeooo:rsid="00d2b841" style:font-weight-asian="normal" style:font-weight-complex="normal"/>
    </style:style>
    <style:style style:name="T181" style:family="text">
      <style:text-properties fo:font-weight="normal" officeooo:rsid="00d44d8f" style:font-weight-asian="normal" style:font-weight-complex="normal"/>
    </style:style>
    <style:style style:name="T182" style:family="text">
      <style:text-properties fo:font-weight="normal" officeooo:rsid="00d776e6" style:font-weight-asian="normal" style:font-weight-complex="normal"/>
    </style:style>
    <style:style style:name="T183" style:family="text">
      <style:text-properties fo:font-weight="normal" officeooo:rsid="00d7a852" style:font-weight-asian="normal" style:font-weight-complex="normal"/>
    </style:style>
    <style:style style:name="T184" style:family="text">
      <style:text-properties fo:font-weight="normal" officeooo:rsid="00d92ad8" style:font-weight-asian="normal" style:font-weight-complex="normal"/>
    </style:style>
    <style:style style:name="T185" style:family="text">
      <style:text-properties fo:font-weight="normal" officeooo:rsid="00e23013" style:font-weight-asian="normal" style:font-weight-complex="normal"/>
    </style:style>
    <style:style style:name="T186" style:family="text">
      <style:text-properties fo:font-weight="normal" officeooo:rsid="00e2ffb5" style:font-weight-asian="normal" style:font-weight-complex="normal"/>
    </style:style>
    <style:style style:name="T187" style:family="text">
      <style:text-properties fo:font-weight="normal" officeooo:rsid="00e3644b" style:font-weight-asian="normal" style:font-weight-complex="normal"/>
    </style:style>
    <style:style style:name="T188" style:family="text">
      <style:text-properties fo:font-weight="normal" officeooo:rsid="00e52a87" style:font-weight-asian="normal" style:font-weight-complex="normal"/>
    </style:style>
    <style:style style:name="T189" style:family="text">
      <style:text-properties fo:font-weight="normal" officeooo:rsid="00e8905f" style:font-weight-asian="normal" style:font-weight-complex="normal"/>
    </style:style>
    <style:style style:name="T190" style:family="text">
      <style:text-properties fo:font-weight="normal" officeooo:rsid="00e91e8c" style:font-weight-asian="normal" style:font-weight-complex="normal"/>
    </style:style>
    <style:style style:name="T191" style:family="text">
      <style:text-properties fo:font-weight="normal" officeooo:rsid="00e91f04" style:font-weight-asian="normal" style:font-weight-complex="normal"/>
    </style:style>
    <style:style style:name="T192" style:family="text">
      <style:text-properties fo:font-weight="normal" officeooo:rsid="00eaf157" style:font-weight-asian="normal" style:font-weight-complex="normal"/>
    </style:style>
    <style:style style:name="T193" style:family="text">
      <style:text-properties fo:font-weight="normal" officeooo:rsid="00eceedf" style:font-weight-asian="normal" style:font-weight-complex="normal"/>
    </style:style>
    <style:style style:name="T194" style:family="text">
      <style:text-properties fo:font-weight="normal" officeooo:rsid="00ecf349" style:font-weight-asian="normal" style:font-weight-complex="normal"/>
    </style:style>
    <style:style style:name="T195" style:family="text">
      <style:text-properties fo:font-weight="normal" officeooo:rsid="00f00860" style:font-weight-asian="normal" style:font-weight-complex="normal"/>
    </style:style>
    <style:style style:name="T196" style:family="text">
      <style:text-properties fo:font-weight="normal" officeooo:rsid="00f1de9b" style:font-weight-asian="normal" style:font-weight-complex="normal"/>
    </style:style>
    <style:style style:name="T197" style:family="text">
      <style:text-properties fo:font-weight="normal" officeooo:rsid="00f2e738" style:font-weight-asian="normal" style:font-weight-complex="normal"/>
    </style:style>
    <style:style style:name="T198" style:family="text">
      <style:text-properties fo:font-weight="normal" officeooo:rsid="00f316cc" style:font-weight-asian="normal" style:font-weight-complex="normal"/>
    </style:style>
    <style:style style:name="T199" style:family="text">
      <style:text-properties fo:font-weight="normal" officeooo:rsid="00f641bb" style:font-weight-asian="normal" style:font-weight-complex="normal"/>
    </style:style>
    <style:style style:name="T200" style:family="text">
      <style:text-properties fo:font-weight="normal" officeooo:rsid="00f81a44" style:font-weight-asian="normal" style:font-weight-complex="normal"/>
    </style:style>
    <style:style style:name="T201" style:family="text">
      <style:text-properties fo:font-weight="normal" officeooo:rsid="00f96fff" style:font-weight-asian="normal" style:font-weight-complex="normal"/>
    </style:style>
    <style:style style:name="T202" style:family="text">
      <style:text-properties fo:font-weight="normal" officeooo:rsid="00f9c25a" style:font-weight-asian="normal" style:font-weight-complex="normal"/>
    </style:style>
    <style:style style:name="T203" style:family="text">
      <style:text-properties fo:font-weight="normal" officeooo:rsid="00f9ff95" style:font-weight-asian="normal" style:font-weight-complex="normal"/>
    </style:style>
    <style:style style:name="T204" style:family="text">
      <style:text-properties fo:font-weight="normal" officeooo:rsid="00fc6cd9" style:font-weight-asian="normal" style:font-weight-complex="normal"/>
    </style:style>
    <style:style style:name="T205" style:family="text">
      <style:text-properties fo:font-weight="normal" officeooo:rsid="00fe9c5e" style:font-weight-asian="normal" style:font-weight-complex="normal"/>
    </style:style>
    <style:style style:name="T206" style:family="text">
      <style:text-properties fo:font-weight="normal" officeooo:rsid="0100182c" style:font-weight-asian="normal" style:font-weight-complex="normal"/>
    </style:style>
    <style:style style:name="T207" style:family="text">
      <style:text-properties fo:font-weight="normal" officeooo:rsid="0100ca7f" style:font-weight-asian="normal" style:font-weight-complex="normal"/>
    </style:style>
    <style:style style:name="T208" style:family="text">
      <style:text-properties fo:font-weight="normal" officeooo:rsid="01018074" style:font-weight-asian="normal" style:font-weight-complex="normal"/>
    </style:style>
    <style:style style:name="T209" style:family="text">
      <style:text-properties fo:font-weight="normal" officeooo:rsid="00face48" style:font-weight-asian="normal" style:font-weight-complex="normal"/>
    </style:style>
    <style:style style:name="T210" style:family="text">
      <style:text-properties fo:font-weight="normal" officeooo:rsid="0101fc76" style:font-weight-asian="normal" style:font-weight-complex="normal"/>
    </style:style>
    <style:style style:name="T211" style:family="text">
      <style:text-properties fo:font-weight="normal" officeooo:rsid="010a9183" style:font-weight-asian="normal" style:font-weight-complex="normal"/>
    </style:style>
    <style:style style:name="T212" style:family="text">
      <style:text-properties fo:font-weight="normal" officeooo:rsid="010d85cc" style:font-weight-asian="normal" style:font-weight-complex="normal"/>
    </style:style>
    <style:style style:name="T213" style:family="text">
      <style:text-properties fo:font-weight="normal" officeooo:rsid="01150f76" style:font-weight-asian="normal" style:font-weight-complex="normal"/>
    </style:style>
    <style:style style:name="T214" style:family="text">
      <style:text-properties fo:font-weight="normal" officeooo:rsid="01175d77" style:font-weight-asian="normal" style:font-weight-complex="normal"/>
    </style:style>
    <style:style style:name="T215" style:family="text">
      <style:text-properties fo:font-weight="normal" officeooo:rsid="0119ec3b" style:font-weight-asian="normal" style:font-weight-complex="normal"/>
    </style:style>
    <style:style style:name="T216" style:family="text">
      <style:text-properties fo:font-weight="normal" officeooo:rsid="011b5d53" style:font-weight-asian="normal" style:font-weight-complex="normal"/>
    </style:style>
    <style:style style:name="T217" style:family="text">
      <style:text-properties fo:font-weight="normal" officeooo:rsid="011c26c7" style:font-weight-asian="normal" style:font-weight-complex="normal"/>
    </style:style>
    <style:style style:name="T218" style:family="text">
      <style:text-properties fo:font-weight="normal" officeooo:rsid="011c3f5c" style:font-weight-asian="normal" style:font-weight-complex="normal"/>
    </style:style>
    <style:style style:name="T219" style:family="text">
      <style:text-properties fo:font-weight="normal" officeooo:rsid="011c60fd" style:font-weight-asian="normal" style:font-weight-complex="normal"/>
    </style:style>
    <style:style style:name="T220" style:family="text">
      <style:text-properties fo:font-weight="normal" officeooo:rsid="01215609" style:font-weight-asian="normal" style:font-weight-complex="normal"/>
    </style:style>
    <style:style style:name="T221" style:family="text">
      <style:text-properties fo:font-weight="normal" officeooo:rsid="0123ae85" style:font-weight-asian="normal" style:font-weight-complex="normal"/>
    </style:style>
    <style:style style:name="T222" style:family="text">
      <style:text-properties fo:font-weight="normal" officeooo:rsid="012d295f" style:font-weight-asian="normal" style:font-weight-complex="normal"/>
    </style:style>
    <style:style style:name="T223" style:family="text">
      <style:text-properties fo:font-weight="normal" officeooo:rsid="012e9343" style:font-weight-asian="normal" style:font-weight-complex="normal"/>
    </style:style>
    <style:style style:name="T224" style:family="text">
      <style:text-properties fo:font-weight="normal" officeooo:rsid="013416d3" style:font-weight-asian="normal" style:font-weight-complex="normal"/>
    </style:style>
    <style:style style:name="T225" style:family="text">
      <style:text-properties fo:font-weight="normal" officeooo:rsid="0135a672" style:font-weight-asian="normal" style:font-weight-complex="normal"/>
    </style:style>
    <style:style style:name="T226" style:family="text">
      <style:text-properties fo:font-weight="normal" officeooo:rsid="0138fe44" style:font-weight-asian="normal" style:font-weight-complex="normal"/>
    </style:style>
    <style:style style:name="T227" style:family="text">
      <style:text-properties fo:font-weight="normal" officeooo:rsid="01398834" style:font-weight-asian="normal" style:font-weight-complex="normal"/>
    </style:style>
    <style:style style:name="T228" style:family="text">
      <style:text-properties fo:font-weight="normal" officeooo:rsid="013b4058" style:font-weight-asian="normal" style:font-weight-complex="normal"/>
    </style:style>
    <style:style style:name="T229" style:family="text">
      <style:text-properties fo:font-weight="normal" officeooo:rsid="013cf36f" style:font-weight-asian="normal" style:font-weight-complex="normal"/>
    </style:style>
    <style:style style:name="T230" style:family="text">
      <style:text-properties fo:font-weight="normal" officeooo:rsid="013e4856" style:font-weight-asian="normal" style:font-weight-complex="normal"/>
    </style:style>
    <style:style style:name="T231" style:family="text">
      <style:text-properties fo:font-weight="normal" officeooo:rsid="013f98a2" style:font-weight-asian="normal" style:font-weight-complex="normal"/>
    </style:style>
    <style:style style:name="T232" style:family="text">
      <style:text-properties fo:font-weight="normal" officeooo:rsid="014173f3" style:font-weight-asian="normal" style:font-weight-complex="normal"/>
    </style:style>
    <style:style style:name="T233" style:family="text">
      <style:text-properties fo:font-weight="normal" officeooo:rsid="01435906" style:font-weight-asian="normal" style:font-weight-complex="normal"/>
    </style:style>
    <style:style style:name="T234" style:family="text">
      <style:text-properties fo:font-weight="normal" officeooo:rsid="01440d6b" style:font-weight-asian="normal" style:font-weight-complex="normal"/>
    </style:style>
    <style:style style:name="T235" style:family="text">
      <style:text-properties fo:font-weight="normal" officeooo:rsid="01456ee8" style:font-weight-asian="normal" style:font-weight-complex="normal"/>
    </style:style>
    <style:style style:name="T236" style:family="text">
      <style:text-properties fo:font-weight="normal" officeooo:rsid="0146765f" style:font-weight-asian="normal" style:font-weight-complex="normal"/>
    </style:style>
    <style:style style:name="T237" style:family="text">
      <style:text-properties fo:font-weight="normal" officeooo:rsid="0146dcf7" style:font-weight-asian="normal" style:font-weight-complex="normal"/>
    </style:style>
    <style:style style:name="T238" style:family="text">
      <style:text-properties fo:font-weight="normal" officeooo:rsid="0146f9de" style:font-weight-asian="normal" style:font-weight-complex="normal"/>
    </style:style>
    <style:style style:name="T239" style:family="text">
      <style:text-properties fo:font-weight="normal" officeooo:rsid="014838a0" style:font-weight-asian="normal" style:font-weight-complex="normal"/>
    </style:style>
    <style:style style:name="T240" style:family="text">
      <style:text-properties fo:font-weight="normal" officeooo:rsid="014936a5" style:font-weight-asian="normal" style:font-weight-complex="normal"/>
    </style:style>
    <style:style style:name="T241" style:family="text">
      <style:text-properties fo:font-weight="normal" officeooo:rsid="014a137a" style:font-weight-asian="normal" style:font-weight-complex="normal"/>
    </style:style>
    <style:style style:name="T242" style:family="text">
      <style:text-properties fo:font-weight="normal" officeooo:rsid="014bae40" style:font-weight-asian="normal" style:font-weight-complex="normal"/>
    </style:style>
    <style:style style:name="T243" style:family="text">
      <style:text-properties fo:font-weight="normal" officeooo:rsid="014c8392" style:font-weight-asian="normal" style:font-weight-complex="normal"/>
    </style:style>
    <style:style style:name="T244" style:family="text">
      <style:text-properties fo:font-weight="normal" officeooo:rsid="014e1ed9" style:font-weight-asian="normal" style:font-weight-complex="normal"/>
    </style:style>
    <style:style style:name="T245" style:family="text">
      <style:text-properties fo:font-weight="normal" officeooo:rsid="014e343a" style:font-weight-asian="normal" style:font-weight-complex="normal"/>
    </style:style>
    <style:style style:name="T246" style:family="text">
      <style:text-properties fo:font-weight="normal" officeooo:rsid="01508ad1" style:font-weight-asian="normal" style:font-weight-complex="normal"/>
    </style:style>
    <style:style style:name="T247" style:family="text">
      <style:text-properties fo:font-weight="normal" officeooo:rsid="0150d2dd" style:font-weight-asian="normal" style:font-weight-complex="normal"/>
    </style:style>
    <style:style style:name="T248" style:family="text">
      <style:text-properties fo:font-weight="normal" officeooo:rsid="0154d4bd" style:font-weight-asian="normal" style:font-weight-complex="normal"/>
    </style:style>
    <style:style style:name="T249" style:family="text">
      <style:text-properties fo:font-weight="normal" officeooo:rsid="01553d7d" style:font-weight-asian="normal" style:font-weight-complex="normal"/>
    </style:style>
    <style:style style:name="T250" style:family="text">
      <style:text-properties fo:font-weight="normal" officeooo:rsid="01558670" style:font-weight-asian="normal" style:font-weight-complex="normal"/>
    </style:style>
    <style:style style:name="T251" style:family="text">
      <style:text-properties fo:font-weight="normal" officeooo:rsid="01560fc6" style:font-weight-asian="normal" style:font-weight-complex="normal"/>
    </style:style>
    <style:style style:name="T252" style:family="text">
      <style:text-properties fo:font-weight="normal" officeooo:rsid="01586791" style:font-weight-asian="normal" style:font-weight-complex="normal"/>
    </style:style>
    <style:style style:name="T253" style:family="text">
      <style:text-properties fo:font-weight="normal" officeooo:rsid="015a5859" style:font-weight-asian="normal" style:font-weight-complex="normal"/>
    </style:style>
    <style:style style:name="T254" style:family="text">
      <style:text-properties fo:font-weight="normal" officeooo:rsid="015cf71e" style:font-weight-asian="normal" style:font-weight-complex="normal"/>
    </style:style>
    <style:style style:name="T255" style:family="text">
      <style:text-properties fo:font-weight="normal" officeooo:rsid="015d2952" style:font-weight-asian="normal" style:font-weight-complex="normal"/>
    </style:style>
    <style:style style:name="T256" style:family="text">
      <style:text-properties fo:font-weight="normal" officeooo:rsid="01726189" style:font-weight-asian="normal" style:font-weight-complex="normal"/>
    </style:style>
    <style:style style:name="T257" style:family="text">
      <style:text-properties fo:font-weight="normal" officeooo:rsid="01729cac" style:font-weight-asian="normal" style:font-weight-complex="normal"/>
    </style:style>
    <style:style style:name="T258" style:family="text">
      <style:text-properties fo:font-weight="normal" officeooo:rsid="01749678" style:font-weight-asian="normal" style:font-weight-complex="normal"/>
    </style:style>
    <style:style style:name="T259" style:family="text">
      <style:text-properties fo:font-weight="normal" officeooo:rsid="0175bffa" style:font-weight-asian="normal" style:font-weight-complex="normal"/>
    </style:style>
    <style:style style:name="T260" style:family="text">
      <style:text-properties fo:font-weight="normal" officeooo:rsid="017720ce" style:font-weight-asian="normal" style:font-weight-complex="normal"/>
    </style:style>
    <style:style style:name="T261" style:family="text">
      <style:text-properties fo:font-weight="normal" officeooo:rsid="0177e179" style:font-weight-asian="normal" style:font-weight-complex="normal"/>
    </style:style>
    <style:style style:name="T262" style:family="text">
      <style:text-properties fo:font-weight="normal" officeooo:rsid="0178b64c" style:font-weight-asian="normal" style:font-weight-complex="normal"/>
    </style:style>
    <style:style style:name="T263" style:family="text">
      <style:text-properties fo:font-weight="normal" officeooo:rsid="017a553c" style:font-weight-asian="normal" style:font-weight-complex="normal"/>
    </style:style>
    <style:style style:name="T264" style:family="text">
      <style:text-properties fo:font-weight="normal" officeooo:rsid="017aedf8" style:font-weight-asian="normal" style:font-weight-complex="normal"/>
    </style:style>
    <style:style style:name="T265" style:family="text">
      <style:text-properties fo:font-weight="normal" officeooo:rsid="017b2c17" style:font-weight-asian="normal" style:font-weight-complex="normal"/>
    </style:style>
    <style:style style:name="T266" style:family="text">
      <style:text-properties fo:font-weight="normal" officeooo:rsid="017bcc88" style:font-weight-asian="normal" style:font-weight-complex="normal"/>
    </style:style>
    <style:style style:name="T267" style:family="text">
      <style:text-properties fo:font-weight="normal" officeooo:rsid="018642fb" style:font-weight-asian="normal" style:font-weight-complex="normal"/>
    </style:style>
    <style:style style:name="T268" style:family="text">
      <style:text-properties fo:font-weight="normal" officeooo:rsid="018778ec" style:font-weight-asian="normal" style:font-weight-complex="normal"/>
    </style:style>
    <style:style style:name="T269" style:family="text">
      <style:text-properties fo:font-weight="normal" officeooo:rsid="01891559" style:font-weight-asian="normal" style:font-weight-complex="normal"/>
    </style:style>
    <style:style style:name="T270" style:family="text">
      <style:text-properties fo:font-weight="normal" officeooo:rsid="017483b0" style:font-weight-asian="normal" style:font-weight-complex="normal"/>
    </style:style>
    <style:style style:name="T271" style:family="text">
      <style:text-properties fo:font-weight="normal" officeooo:rsid="018cb69f" style:font-weight-asian="normal" style:font-weight-complex="normal"/>
    </style:style>
    <style:style style:name="T272" style:family="text">
      <style:text-properties fo:font-weight="normal" officeooo:rsid="018e9abe" style:font-weight-asian="normal" style:font-weight-complex="normal"/>
    </style:style>
    <style:style style:name="T273" style:family="text">
      <style:text-properties fo:font-weight="normal" officeooo:rsid="01a9b7a8" style:font-weight-asian="normal" style:font-weight-complex="normal"/>
    </style:style>
    <style:style style:name="T274" style:family="text">
      <style:text-properties fo:font-weight="normal" officeooo:rsid="01ac7904" style:font-weight-asian="normal" style:font-weight-complex="normal"/>
    </style:style>
    <style:style style:name="T275" style:family="text">
      <style:text-properties fo:font-weight="normal" officeooo:rsid="01f5ed54" style:font-weight-asian="normal" style:font-weight-complex="normal"/>
    </style:style>
    <style:style style:name="T276" style:family="text">
      <style:text-properties fo:font-weight="normal" officeooo:rsid="0204a887" style:font-weight-asian="normal" style:font-weight-complex="normal"/>
    </style:style>
    <style:style style:name="T277" style:family="text">
      <style:text-properties fo:font-weight="normal" officeooo:rsid="02058819" style:font-weight-asian="normal" style:font-weight-complex="normal"/>
    </style:style>
    <style:style style:name="T278" style:family="text">
      <style:text-properties fo:font-weight="normal" officeooo:rsid="0208c5bb" style:font-weight-asian="normal" style:font-weight-complex="normal"/>
    </style:style>
    <style:style style:name="T279" style:family="text">
      <style:text-properties fo:font-weight="normal" officeooo:rsid="0209eb47" style:font-weight-asian="normal" style:font-weight-complex="normal"/>
    </style:style>
    <style:style style:name="T280" style:family="text">
      <style:text-properties fo:font-weight="normal" officeooo:rsid="020bcbe2" style:font-weight-asian="normal" style:font-weight-complex="normal"/>
    </style:style>
    <style:style style:name="T281" style:family="text">
      <style:text-properties fo:font-weight="normal" officeooo:rsid="020f0503" style:font-weight-asian="normal" style:font-weight-complex="normal"/>
    </style:style>
    <style:style style:name="T282" style:family="text">
      <style:text-properties fo:font-weight="normal" officeooo:rsid="0210accc" style:font-weight-asian="normal" style:font-weight-complex="normal"/>
    </style:style>
    <style:style style:name="T283" style:family="text">
      <style:text-properties fo:font-weight="normal" style:font-name-asian="DejaVu Sans" style:font-weight-asian="normal" style:font-name-complex="FreeSans" style:font-weight-complex="normal"/>
    </style:style>
    <style:style style:name="T284" style:family="text">
      <style:text-properties fo:font-weight="normal" officeooo:rsid="01bf6e03" style:font-name-asian="DejaVu Sans" style:font-weight-asian="normal" style:font-name-complex="FreeSans" style:font-weight-complex="normal"/>
    </style:style>
    <style:style style:name="T285" style:family="text">
      <style:text-properties fo:font-weight="normal" officeooo:rsid="01c14518" style:font-name-asian="DejaVu Sans" style:font-weight-asian="normal" style:font-name-complex="FreeSans" style:font-weight-complex="normal"/>
    </style:style>
    <style:style style:name="T286" style:family="text">
      <style:text-properties fo:font-weight="normal" officeooo:rsid="01c30922" style:font-name-asian="DejaVu Sans" style:font-weight-asian="normal" style:font-name-complex="FreeSans" style:font-weight-complex="normal"/>
    </style:style>
    <style:style style:name="T287" style:family="text">
      <style:text-properties fo:font-weight="normal" officeooo:rsid="01d09028" style:font-name-asian="DejaVu Sans" style:font-weight-asian="normal" style:font-name-complex="FreeSans" style:font-weight-complex="normal"/>
    </style:style>
    <style:style style:name="T288" style:family="text">
      <style:text-properties fo:font-weight="normal" officeooo:rsid="01d405e1" style:font-name-asian="DejaVu Sans" style:font-weight-asian="normal" style:font-name-complex="FreeSans" style:font-weight-complex="normal"/>
    </style:style>
    <style:style style:name="T289" style:family="text">
      <style:text-properties fo:font-weight="normal" officeooo:rsid="01d462bc" style:font-name-asian="DejaVu Sans" style:font-weight-asian="normal" style:font-name-complex="FreeSans" style:font-weight-complex="normal"/>
    </style:style>
    <style:style style:name="T290" style:family="text">
      <style:text-properties fo:font-weight="normal" officeooo:rsid="01d6535b" style:font-name-asian="DejaVu Sans" style:font-weight-asian="normal" style:font-name-complex="FreeSans" style:font-weight-complex="normal"/>
    </style:style>
    <style:style style:name="T291" style:family="text">
      <style:text-properties fo:font-weight="normal" officeooo:rsid="01dec61a" style:font-name-asian="DejaVu Sans" style:font-weight-asian="normal" style:font-name-complex="FreeSans" style:font-weight-complex="normal"/>
    </style:style>
    <style:style style:name="T292" style:family="text">
      <style:text-properties fo:font-weight="normal" officeooo:rsid="01e06eb3" style:font-name-asian="DejaVu Sans" style:font-weight-asian="normal" style:font-name-complex="FreeSans" style:font-weight-complex="normal"/>
    </style:style>
    <style:style style:name="T293" style:family="text">
      <style:text-properties fo:font-weight="normal" officeooo:rsid="01e206bc" style:font-name-asian="DejaVu Sans" style:font-weight-asian="normal" style:font-name-complex="FreeSans" style:font-weight-complex="normal"/>
    </style:style>
    <style:style style:name="T294" style:family="text">
      <style:text-properties fo:font-weight="normal" officeooo:rsid="01e213bf" style:font-name-asian="DejaVu Sans" style:font-weight-asian="normal" style:font-name-complex="FreeSans" style:font-weight-complex="normal"/>
    </style:style>
    <style:style style:name="T295" style:family="text">
      <style:text-properties fo:font-weight="normal" officeooo:rsid="01e5e5b1" style:font-name-asian="DejaVu Sans" style:font-weight-asian="normal" style:font-name-complex="FreeSans" style:font-weight-complex="normal"/>
    </style:style>
    <style:style style:name="T296" style:family="text">
      <style:text-properties fo:font-weight="normal" officeooo:rsid="01e9b55b" style:font-name-asian="DejaVu Sans" style:font-weight-asian="normal" style:font-name-complex="FreeSans" style:font-weight-complex="normal"/>
    </style:style>
    <style:style style:name="T297" style:family="text">
      <style:text-properties style:text-position="sub 58%" fo:font-weight="normal" style:font-weight-asian="normal" style:font-weight-complex="normal"/>
    </style:style>
    <style:style style:name="T298" style:family="text">
      <style:text-properties style:text-position="sub 58%" fo:font-weight="normal" officeooo:rsid="00c0a66b" style:font-weight-asian="normal" style:font-weight-complex="normal"/>
    </style:style>
    <style:style style:name="T299" style:family="text">
      <style:text-properties style:text-position="sub 58%" officeooo:rsid="007cb832"/>
    </style:style>
    <style:style style:name="T300" style:family="text">
      <style:text-properties style:text-position="sub 58%" officeooo:rsid="00a19430"/>
    </style:style>
    <style:style style:name="T301" style:family="text">
      <style:text-properties style:text-position="sub 58%" officeooo:rsid="00a1b7b8"/>
    </style:style>
    <style:style style:name="T302" style:family="text">
      <style:text-properties style:text-position="sub 58%" officeooo:rsid="00c3ec2c"/>
    </style:style>
    <style:style style:name="T303" style:family="text">
      <style:text-properties style:text-position="sub 58%" fo:font-weight="bold" officeooo:rsid="00ac0fec" style:font-weight-asian="bold" style:font-weight-complex="bold"/>
    </style:style>
    <style:style style:name="T304" style:family="text">
      <style:text-properties style:text-position="sub 58%" fo:font-weight="bold" officeooo:rsid="019a2a6c" style:font-weight-asian="bold" style:font-weight-complex="bold"/>
    </style:style>
    <style:style style:name="T305" style:family="text">
      <style:text-properties style:text-position="sub 58%" officeooo:rsid="00ac0fec"/>
    </style:style>
    <style:style style:name="T306" style:family="text">
      <style:text-properties style:text-position="sub 58%" officeooo:rsid="00b7be72"/>
    </style:style>
    <style:style style:name="T307" style:family="text">
      <style:text-properties officeooo:rsid="007e7b8b"/>
    </style:style>
    <style:style style:name="T308" style:family="text">
      <style:text-properties officeooo:rsid="007fa148"/>
    </style:style>
    <style:style style:name="T309" style:family="text">
      <style:text-properties officeooo:rsid="0085c988"/>
    </style:style>
    <style:style style:name="T310" style:family="text">
      <style:text-properties officeooo:rsid="008798e9"/>
    </style:style>
    <style:style style:name="T311" style:family="text">
      <style:text-properties officeooo:rsid="00892cb6"/>
    </style:style>
    <style:style style:name="T312" style:family="text">
      <style:text-properties officeooo:rsid="008d7857"/>
    </style:style>
    <style:style style:name="T313" style:family="text">
      <style:text-properties officeooo:rsid="00a816fc"/>
    </style:style>
    <style:style style:name="T314" style:family="text">
      <style:text-properties officeooo:rsid="00a19430"/>
    </style:style>
    <style:style style:name="T315" style:family="text">
      <style:text-properties style:font-name="Liberation Serif1"/>
    </style:style>
    <style:style style:name="T316" style:family="text">
      <style:text-properties style:font-name="Liberation Serif1" officeooo:rsid="00a19430"/>
    </style:style>
    <style:style style:name="T317" style:family="text">
      <style:text-properties style:font-name="Liberation Serif1" fo:font-weight="normal" style:font-weight-asian="normal" style:font-weight-complex="normal"/>
    </style:style>
    <style:style style:name="T318" style:family="text">
      <style:text-properties style:font-name="Liberation Serif1" fo:font-weight="normal" officeooo:rsid="00ca6254" style:font-weight-asian="normal" style:font-weight-complex="normal"/>
    </style:style>
    <style:style style:name="T319" style:family="text">
      <style:text-properties style:font-name="Liberation Serif1" fo:font-weight="normal" officeooo:rsid="00cdfb66" style:font-weight-asian="normal" style:font-weight-complex="normal"/>
    </style:style>
    <style:style style:name="T320" style:family="text">
      <style:text-properties style:font-name="Liberation Serif1" fo:font-weight="normal" officeooo:rsid="00d2b841" style:font-weight-asian="normal" style:font-weight-complex="normal"/>
    </style:style>
    <style:style style:name="T321" style:family="text">
      <style:text-properties style:font-name="Liberation Serif1" fo:font-weight="normal" officeooo:rsid="01440d6b" style:font-weight-asian="normal" style:font-weight-complex="normal"/>
    </style:style>
    <style:style style:name="T322" style:family="text">
      <style:text-properties style:font-name="Liberation Serif1" fo:font-weight="normal" officeooo:rsid="01456ee8" style:font-weight-asian="normal" style:font-weight-complex="normal"/>
    </style:style>
    <style:style style:name="T323" style:family="text">
      <style:text-properties style:font-name="Liberation Serif1" fo:font-weight="normal" officeooo:rsid="0146765f" style:font-weight-asian="normal" style:font-weight-complex="normal"/>
    </style:style>
    <style:style style:name="T324" style:family="text">
      <style:text-properties style:font-name="Liberation Serif1" fo:font-weight="normal" officeooo:rsid="014a137a" style:font-weight-asian="normal" style:font-weight-complex="normal"/>
    </style:style>
    <style:style style:name="T325" style:family="text">
      <style:text-properties style:font-name="Liberation Serif1" fo:font-weight="normal" officeooo:rsid="014e1ed9" style:font-weight-asian="normal" style:font-weight-complex="normal"/>
    </style:style>
    <style:style style:name="T326" style:family="text">
      <style:text-properties style:font-name="Liberation Serif1" fo:font-weight="normal" officeooo:rsid="0150d2dd" style:font-weight-asian="normal" style:font-weight-complex="normal"/>
    </style:style>
    <style:style style:name="T327" style:family="text">
      <style:text-properties style:font-name="Liberation Serif1" fo:font-weight="normal" officeooo:rsid="01553d7d" style:font-weight-asian="normal" style:font-weight-complex="normal"/>
    </style:style>
    <style:style style:name="T328" style:family="text">
      <style:text-properties style:font-name="Liberation Serif1" fo:font-weight="normal" officeooo:rsid="01569040" style:font-weight-asian="normal" style:font-weight-complex="normal"/>
    </style:style>
    <style:style style:name="T329" style:family="text">
      <style:text-properties style:font-name="Liberation Serif1" fo:font-weight="normal" officeooo:rsid="01586791" style:font-weight-asian="normal" style:font-weight-complex="normal"/>
    </style:style>
    <style:style style:name="T330" style:family="text">
      <style:text-properties style:font-name="Liberation Serif1" fo:font-weight="normal" officeooo:rsid="0155cea8" style:font-weight-asian="normal" style:font-weight-complex="normal"/>
    </style:style>
    <style:style style:name="T331" style:family="text">
      <style:text-properties style:font-name="Liberation Serif1" fo:font-weight="normal" officeooo:rsid="015cf71e" style:font-weight-asian="normal" style:font-weight-complex="normal"/>
    </style:style>
    <style:style style:name="T332" style:family="text">
      <style:text-properties style:font-name="Liberation Serif1" fo:font-weight="normal" officeooo:rsid="015d2952" style:font-weight-asian="normal" style:font-weight-complex="normal"/>
    </style:style>
    <style:style style:name="T333" style:family="text">
      <style:text-properties style:font-name="Liberation Serif1" fo:font-weight="normal" officeooo:rsid="014936a5" style:font-weight-asian="normal" style:font-weight-complex="normal"/>
    </style:style>
    <style:style style:name="T334" style:family="text">
      <style:text-properties style:font-name="Liberation Serif1" fo:font-weight="normal" officeooo:rsid="0162b73f" style:font-weight-asian="normal" style:font-weight-complex="normal"/>
    </style:style>
    <style:style style:name="T335" style:family="text">
      <style:text-properties style:font-name="Liberation Serif1" fo:font-weight="normal" officeooo:rsid="01636375" style:font-weight-asian="normal" style:font-weight-complex="normal"/>
    </style:style>
    <style:style style:name="T336" style:family="text">
      <style:text-properties style:font-name="Liberation Serif1" fo:font-weight="normal" officeooo:rsid="012d295f" style:font-weight-asian="normal" style:font-weight-complex="normal"/>
    </style:style>
    <style:style style:name="T337" style:family="text">
      <style:text-properties style:font-name="Liberation Serif1" fo:font-weight="normal" officeooo:rsid="014173f3" style:font-weight-asian="normal" style:font-weight-complex="normal"/>
    </style:style>
    <style:style style:name="T338" style:family="text">
      <style:text-properties style:font-name="Liberation Serif1" fo:font-weight="normal" officeooo:rsid="0167b40a" style:font-weight-asian="normal" style:font-weight-complex="normal"/>
    </style:style>
    <style:style style:name="T339" style:family="text">
      <style:text-properties style:font-name="Liberation Serif1" fo:font-weight="normal" officeooo:rsid="0169386f" style:font-weight-asian="normal" style:font-weight-complex="normal"/>
    </style:style>
    <style:style style:name="T340" style:family="text">
      <style:text-properties style:font-name="Liberation Serif1" fo:font-weight="normal" officeooo:rsid="016b29fb" style:font-weight-asian="normal" style:font-weight-complex="normal"/>
    </style:style>
    <style:style style:name="T341" style:family="text">
      <style:text-properties style:font-name="Liberation Serif1" fo:font-weight="normal" officeooo:rsid="016e61c4" style:font-weight-asian="normal" style:font-weight-complex="normal"/>
    </style:style>
    <style:style style:name="T342" style:family="text">
      <style:text-properties style:font-name="Liberation Serif1" fo:font-weight="normal" officeooo:rsid="016f6c4a" style:font-weight-asian="normal" style:font-weight-complex="normal"/>
    </style:style>
    <style:style style:name="T343" style:family="text">
      <style:text-properties style:font-name="Liberation Serif1" fo:font-weight="normal" officeooo:rsid="017028a4" style:font-weight-asian="normal" style:font-weight-complex="normal"/>
    </style:style>
    <style:style style:name="T344" style:family="text">
      <style:text-properties style:font-name="Liberation Serif1" fo:font-weight="normal" officeooo:rsid="0170affd" style:font-weight-asian="normal" style:font-weight-complex="normal"/>
    </style:style>
    <style:style style:name="T345" style:family="text">
      <style:text-properties style:font-name="Liberation Serif1" fo:font-weight="normal" officeooo:rsid="01726189" style:font-weight-asian="normal" style:font-weight-complex="normal"/>
    </style:style>
    <style:style style:name="T346" style:family="text">
      <style:text-properties style:font-name="Liberation Serif1" fo:font-weight="normal" officeooo:rsid="01729cac" style:font-weight-asian="normal" style:font-weight-complex="normal"/>
    </style:style>
    <style:style style:name="T347" style:family="text">
      <style:text-properties style:font-name="Liberation Serif1" fo:font-weight="normal" officeooo:rsid="01749678" style:font-weight-asian="normal" style:font-weight-complex="normal"/>
    </style:style>
    <style:style style:name="T348" style:family="text">
      <style:text-properties style:font-name="Liberation Serif1" fo:font-weight="normal" officeooo:rsid="017720ce" style:font-weight-asian="normal" style:font-weight-complex="normal"/>
    </style:style>
    <style:style style:name="T349" style:family="text">
      <style:text-properties style:font-name="Liberation Serif1" fo:font-weight="normal" officeooo:rsid="0178b64c" style:font-weight-asian="normal" style:font-weight-complex="normal"/>
    </style:style>
    <style:style style:name="T350" style:family="text">
      <style:text-properties style:font-name="Liberation Serif1" fo:font-weight="normal" officeooo:rsid="0178dc24" style:font-weight-asian="normal" style:font-weight-complex="normal"/>
    </style:style>
    <style:style style:name="T351" style:family="text">
      <style:text-properties style:font-name="Liberation Serif1" fo:font-weight="normal" officeooo:rsid="017a553c" style:font-weight-asian="normal" style:font-weight-complex="normal"/>
    </style:style>
    <style:style style:name="T352" style:family="text">
      <style:text-properties style:font-name="Liberation Serif1" fo:font-weight="normal" officeooo:rsid="017b2c17" style:font-weight-asian="normal" style:font-weight-complex="normal"/>
    </style:style>
    <style:style style:name="T353" style:family="text">
      <style:text-properties style:font-name="Liberation Serif1" fo:font-weight="normal" officeooo:rsid="017c9e57" style:font-weight-asian="normal" style:font-weight-complex="normal"/>
    </style:style>
    <style:style style:name="T354" style:family="text">
      <style:text-properties style:font-name="Liberation Serif1" fo:font-weight="normal" officeooo:rsid="015a5859" style:font-weight-asian="normal" style:font-weight-complex="normal"/>
    </style:style>
    <style:style style:name="T355" style:family="text">
      <style:text-properties style:font-name="Liberation Serif1" fo:font-weight="normal" officeooo:rsid="017e50bf" style:font-weight-asian="normal" style:font-weight-complex="normal"/>
    </style:style>
    <style:style style:name="T356" style:family="text">
      <style:text-properties style:font-name="Liberation Serif1" fo:font-weight="normal" officeooo:rsid="017e7b87" style:font-weight-asian="normal" style:font-weight-complex="normal"/>
    </style:style>
    <style:style style:name="T357" style:family="text">
      <style:text-properties style:font-name="Liberation Serif1" fo:font-weight="normal" officeooo:rsid="018cb69f" style:font-weight-asian="normal" style:font-weight-complex="normal"/>
    </style:style>
    <style:style style:name="T358" style:family="text">
      <style:text-properties style:font-name="Liberation Serif1" fo:font-weight="normal" officeooo:rsid="018dd6ec" style:font-weight-asian="normal" style:font-weight-complex="normal"/>
    </style:style>
    <style:style style:name="T359" style:family="text">
      <style:text-properties style:font-name="Liberation Serif1" fo:font-weight="normal" officeooo:rsid="018e9abe" style:font-weight-asian="normal" style:font-weight-complex="normal"/>
    </style:style>
    <style:style style:name="T360" style:family="text">
      <style:text-properties style:font-name="Liberation Serif1" fo:font-weight="normal" officeooo:rsid="018f9c4f" style:font-weight-asian="normal" style:font-weight-complex="normal"/>
    </style:style>
    <style:style style:name="T361" style:family="text">
      <style:text-properties style:font-name="Liberation Serif1" fo:font-weight="normal" officeooo:rsid="01929220" style:font-weight-asian="normal" style:font-weight-complex="normal"/>
    </style:style>
    <style:style style:name="T362" style:family="text">
      <style:text-properties style:font-name="Liberation Serif1" fo:font-weight="normal" officeooo:rsid="01944813" style:font-weight-asian="normal" style:font-weight-complex="normal"/>
    </style:style>
    <style:style style:name="T363" style:family="text">
      <style:text-properties style:font-name="Liberation Serif1" fo:font-weight="normal" style:font-name-asian="Liberation Serif1" style:font-weight-asian="normal" style:font-name-complex="Liberation Serif1" style:font-weight-complex="normal"/>
    </style:style>
    <style:style style:name="T364" style:family="text">
      <style:text-properties style:font-name="Liberation Serif1" fo:font-weight="normal" officeooo:rsid="01569040" style:font-name-asian="Liberation Serif1" style:font-weight-asian="normal" style:font-name-complex="Liberation Serif1" style:font-weight-complex="normal"/>
    </style:style>
    <style:style style:name="T365" style:family="text">
      <style:text-properties style:font-name="Liberation Serif1" fo:font-weight="normal" officeooo:rsid="018dd6ec" style:font-name-asian="Liberation Serif1" style:font-weight-asian="normal" style:font-name-complex="Liberation Serif1" style:font-weight-complex="normal"/>
    </style:style>
    <style:style style:name="T366" style:family="text">
      <style:text-properties style:font-name="Liberation Serif1" fo:font-weight="normal" style:font-name-asian="DejaVu Sans" style:font-weight-asian="normal" style:font-name-complex="FreeSans" style:font-weight-complex="normal"/>
    </style:style>
    <style:style style:name="T367" style:family="text">
      <style:text-properties style:font-name="Liberation Serif1" fo:font-weight="normal" officeooo:rsid="01c14518" style:font-name-asian="DejaVu Sans" style:font-weight-asian="normal" style:font-name-complex="FreeSans" style:font-weight-complex="normal"/>
    </style:style>
    <style:style style:name="T368" style:family="text">
      <style:text-properties style:font-name="Liberation Serif1" fo:font-weight="normal" officeooo:rsid="01c22f41" style:font-name-asian="DejaVu Sans" style:font-weight-asian="normal" style:font-name-complex="FreeSans" style:font-weight-complex="normal"/>
    </style:style>
    <style:style style:name="T369" style:family="text">
      <style:text-properties style:font-name="Liberation Serif1" fo:font-weight="normal" officeooo:rsid="01c5cdc3" style:font-name-asian="DejaVu Sans" style:font-weight-asian="normal" style:font-name-complex="FreeSans" style:font-weight-complex="normal"/>
    </style:style>
    <style:style style:name="T370" style:family="text">
      <style:text-properties style:font-name="Liberation Serif1" fo:font-weight="normal" officeooo:rsid="01ceb3da" style:font-name-asian="DejaVu Sans" style:font-weight-asian="normal" style:font-name-complex="FreeSans" style:font-weight-complex="normal"/>
    </style:style>
    <style:style style:name="T371" style:family="text">
      <style:text-properties style:font-name="Liberation Serif1" style:font-name-asian="Liberation Serif1" style:font-name-complex="Liberation Serif1"/>
    </style:style>
    <style:style style:name="T372" style:family="text">
      <style:text-properties style:font-name="Liberation Serif1" officeooo:rsid="01b40a1e" style:font-name-asian="Liberation Serif1" style:font-name-complex="Liberation Serif1"/>
    </style:style>
    <style:style style:name="T373" style:family="text">
      <style:text-properties style:font-name="Liberation Serif1" officeooo:rsid="01eaed94" style:font-name-asian="Liberation Serif1" style:font-name-complex="Liberation Serif1"/>
    </style:style>
    <style:style style:name="T374" style:family="text">
      <style:text-properties style:font-name="Liberation Serif1" fo:font-weight="bold" style:font-weight-asian="bold" style:font-weight-complex="bold"/>
    </style:style>
    <style:style style:name="T375" style:family="text">
      <style:text-properties style:font-name="Liberation Serif1" fo:font-weight="bold" officeooo:rsid="008a433e" style:font-weight-asian="bold" style:font-weight-complex="bold"/>
    </style:style>
    <style:style style:name="T376" style:family="text">
      <style:text-properties style:font-name="Liberation Serif1" fo:font-weight="bold" officeooo:rsid="01a307df" style:font-weight-asian="bold" style:font-weight-complex="bold"/>
    </style:style>
    <style:style style:name="T377" style:family="text">
      <style:text-properties style:font-name="Liberation Serif1" fo:font-weight="bold" officeooo:rsid="01a4a399" style:font-weight-asian="bold" style:font-weight-complex="bold"/>
    </style:style>
    <style:style style:name="T378" style:family="text">
      <style:text-properties style:font-name="Liberation Serif1" fo:font-weight="bold" officeooo:rsid="01b9464b" style:font-weight-asian="bold" style:font-weight-complex="bold"/>
    </style:style>
    <style:style style:name="T379" style:family="text">
      <style:text-properties style:font-name="Liberation Serif1" fo:font-weight="bold" officeooo:rsid="01eee880" style:font-weight-asian="bold" style:font-weight-complex="bold"/>
    </style:style>
    <style:style style:name="T380" style:family="text">
      <style:text-properties style:font-name="Liberation Serif1" fo:font-weight="bold" officeooo:rsid="01ef588d" style:font-weight-asian="bold" style:font-weight-complex="bold"/>
    </style:style>
    <style:style style:name="T381" style:family="text">
      <style:text-properties style:font-name="Liberation Serif1" officeooo:rsid="006b9a7e"/>
    </style:style>
    <style:style style:name="T382" style:family="text">
      <style:text-properties style:font-name="Liberation Serif1" officeooo:rsid="01e943c0"/>
    </style:style>
    <style:style style:name="T383" style:family="text">
      <style:text-properties style:font-name="Liberation Serif1" officeooo:rsid="0166b49e"/>
    </style:style>
    <style:style style:name="T384" style:family="text">
      <style:text-properties style:font-name="Liberation Serif1" officeooo:rsid="01a307df"/>
    </style:style>
    <style:style style:name="T385" style:family="text">
      <style:text-properties style:font-name="Liberation Serif1" officeooo:rsid="014a137a"/>
    </style:style>
    <style:style style:name="T386" style:family="text">
      <style:text-properties style:font-name="Liberation Serif1" officeooo:rsid="01636375"/>
    </style:style>
    <style:style style:name="T387" style:family="text">
      <style:text-properties style:font-name="Liberation Serif1" officeooo:rsid="016575e4"/>
    </style:style>
    <style:style style:name="T388" style:family="text">
      <style:text-properties style:font-name="Liberation Serif1" officeooo:rsid="0167b40a"/>
    </style:style>
    <style:style style:name="T389" style:family="text">
      <style:text-properties style:font-name="Liberation Serif1" officeooo:rsid="0169386f"/>
    </style:style>
    <style:style style:name="T390" style:family="text">
      <style:text-properties style:font-name="Liberation Serif1" officeooo:rsid="016f6c4a"/>
    </style:style>
    <style:style style:name="T391" style:family="text">
      <style:text-properties style:font-name="Liberation Serif1" officeooo:rsid="017028a4"/>
    </style:style>
    <style:style style:name="T392" style:family="text">
      <style:text-properties style:font-name="Liberation Serif1" officeooo:rsid="0170affd"/>
    </style:style>
    <style:style style:name="T393" style:family="text">
      <style:text-properties style:font-name="Liberation Serif1" officeooo:rsid="0178b64c"/>
    </style:style>
    <style:style style:name="T394" style:family="text">
      <style:text-properties style:font-name="Liberation Serif1" officeooo:rsid="0178dc24"/>
    </style:style>
    <style:style style:name="T395" style:family="text">
      <style:text-properties style:font-name="Liberation Serif1" officeooo:rsid="017b2c17"/>
    </style:style>
    <style:style style:name="T396" style:family="text">
      <style:text-properties style:font-name="Liberation Serif1" officeooo:rsid="017c9e57"/>
    </style:style>
    <style:style style:name="T397" style:family="text">
      <style:text-properties style:font-name="Liberation Serif1" officeooo:rsid="017e50bf"/>
    </style:style>
    <style:style style:name="T398" style:family="text">
      <style:text-properties style:font-name="Liberation Serif1" officeooo:rsid="017e7b87"/>
    </style:style>
    <style:style style:name="T399" style:family="text">
      <style:text-properties style:font-name="Liberation Serif1" officeooo:rsid="0184a358"/>
    </style:style>
    <style:style style:name="T400" style:family="text">
      <style:text-properties style:font-name="Liberation Serif1" officeooo:rsid="018dd6ec"/>
    </style:style>
    <style:style style:name="T401" style:family="text">
      <style:text-properties style:font-name="Liberation Serif1" officeooo:rsid="01929220"/>
    </style:style>
    <style:style style:name="T402" style:family="text">
      <style:text-properties style:font-name="Liberation Serif1" officeooo:rsid="00d6d01b"/>
    </style:style>
    <style:style style:name="T403" style:family="text">
      <style:text-properties style:font-name="Liberation Serif1" officeooo:rsid="00d70803"/>
    </style:style>
    <style:style style:name="T404" style:family="text">
      <style:text-properties style:font-name="Liberation Serif1" officeooo:rsid="01924290"/>
    </style:style>
    <style:style style:name="T405" style:family="text">
      <style:text-properties style:font-name="Liberation Serif1" officeooo:rsid="0109ea88"/>
    </style:style>
    <style:style style:name="T406" style:family="text">
      <style:text-properties style:font-name="Liberation Serif1" officeooo:rsid="00eb14c6"/>
    </style:style>
    <style:style style:name="T407" style:family="text">
      <style:text-properties style:font-name="Liberation Serif1" officeooo:rsid="01b09fff"/>
    </style:style>
    <style:style style:name="T408" style:family="text">
      <style:text-properties style:font-name="Liberation Serif1" style:font-name-asian="DejaVu Sans" style:font-name-complex="FreeSans"/>
    </style:style>
    <style:style style:name="T409" style:family="text">
      <style:text-properties style:font-name="Liberation Serif1" officeooo:rsid="01c22f41" style:font-name-asian="DejaVu Sans" style:font-name-complex="FreeSans"/>
    </style:style>
    <style:style style:name="T410" style:family="text">
      <style:text-properties style:font-name="Liberation Serif1" officeooo:rsid="01c5cdc3" style:font-name-asian="DejaVu Sans" style:font-name-complex="FreeSans"/>
    </style:style>
    <style:style style:name="T411" style:family="text">
      <style:text-properties style:font-name="Liberation Serif1" officeooo:rsid="01c9d39d" style:font-name-asian="DejaVu Sans" style:font-name-complex="FreeSans"/>
    </style:style>
    <style:style style:name="T412" style:family="text">
      <style:text-properties officeooo:rsid="00c3ec2c"/>
    </style:style>
    <style:style style:name="T413" style:family="text">
      <style:text-properties officeooo:rsid="0109ea88"/>
    </style:style>
    <style:style style:name="T414" style:family="text">
      <style:text-properties officeooo:rsid="00bce597"/>
    </style:style>
    <style:style style:name="T415" style:family="text">
      <style:text-properties officeooo:rsid="01a56a52"/>
    </style:style>
    <style:style style:name="T416" style:family="text">
      <style:text-properties officeooo:rsid="00b32583"/>
    </style:style>
    <style:style style:name="T417" style:family="text">
      <style:text-properties officeooo:rsid="00b7be72"/>
    </style:style>
    <style:style style:name="T418" style:family="text">
      <style:text-properties officeooo:rsid="00b8fbc8"/>
    </style:style>
    <style:style style:name="T419" style:family="text">
      <style:text-properties officeooo:rsid="00c70231"/>
    </style:style>
    <style:style style:name="T420" style:family="text">
      <style:text-properties style:font-name="Liberation Serif" fo:font-weight="normal" officeooo:rsid="00ca6254" style:font-weight-asian="normal" style:font-weight-complex="normal"/>
    </style:style>
    <style:style style:name="T421" style:family="text">
      <style:text-properties style:font-name="Liberation Serif" fo:font-weight="normal" officeooo:rsid="00cb599a" style:font-weight-asian="normal" style:font-weight-complex="normal"/>
    </style:style>
    <style:style style:name="T422" style:family="text">
      <style:text-properties style:font-name="Liberation Serif" fo:font-weight="normal" officeooo:rsid="00cdfb66" style:font-weight-asian="normal" style:font-weight-complex="normal"/>
    </style:style>
    <style:style style:name="T423" style:family="text">
      <style:text-properties style:font-name="Liberation Serif" fo:font-weight="normal" officeooo:rsid="00d03464" style:font-weight-asian="normal" style:font-weight-complex="normal"/>
    </style:style>
    <style:style style:name="T424" style:family="text">
      <style:text-properties style:font-name="Liberation Serif" fo:font-weight="normal" officeooo:rsid="00d2b841" style:font-weight-asian="normal" style:font-weight-complex="normal"/>
    </style:style>
    <style:style style:name="T425" style:family="text">
      <style:text-properties officeooo:rsid="00d22e16"/>
    </style:style>
    <style:style style:name="T426" style:family="text">
      <style:text-properties officeooo:rsid="00f00860"/>
    </style:style>
    <style:style style:name="T427" style:family="text">
      <style:text-properties officeooo:rsid="00f2e738"/>
    </style:style>
    <style:style style:name="T428" style:family="text">
      <style:text-properties officeooo:rsid="00f96fff"/>
    </style:style>
    <style:style style:name="T429" style:family="text">
      <style:text-properties officeooo:rsid="0319b565"/>
    </style:style>
    <style:style style:name="T430" style:family="text">
      <style:text-properties officeooo:rsid="01150f76"/>
    </style:style>
    <style:style style:name="T431" style:family="text">
      <style:text-properties officeooo:rsid="0119ec3b"/>
    </style:style>
    <style:style style:name="T432" style:family="text">
      <style:text-properties officeooo:rsid="011c26c7"/>
    </style:style>
    <style:style style:name="T433" style:family="text">
      <style:text-properties officeooo:rsid="011c3f5c"/>
    </style:style>
    <style:style style:name="T434" style:family="text">
      <style:text-properties officeooo:rsid="0129e30c"/>
    </style:style>
    <style:style style:name="T435" style:family="text">
      <style:text-properties officeooo:rsid="012ba123"/>
    </style:style>
    <style:style style:name="T436" style:family="text">
      <style:text-properties officeooo:rsid="013b4058"/>
    </style:style>
    <style:style style:name="T437" style:family="text">
      <style:text-properties officeooo:rsid="014039a5"/>
    </style:style>
    <style:style style:name="T438" style:family="text">
      <style:text-properties officeooo:rsid="01440d6b"/>
    </style:style>
    <style:style style:name="T439" style:family="text">
      <style:text-properties officeooo:rsid="0146dcf7"/>
    </style:style>
    <style:style style:name="T440" style:family="text">
      <style:text-properties officeooo:rsid="0146f9de"/>
    </style:style>
    <style:style style:name="T441" style:family="text">
      <style:text-properties officeooo:rsid="014a137a"/>
    </style:style>
    <style:style style:name="T442" style:family="text">
      <style:text-properties officeooo:rsid="01553d7d"/>
    </style:style>
    <style:style style:name="T443" style:family="text">
      <style:text-properties officeooo:rsid="01560fc6"/>
    </style:style>
    <style:style style:name="T444" style:family="text">
      <style:text-properties officeooo:rsid="0177e179"/>
    </style:style>
    <style:style style:name="T445" style:family="text">
      <style:text-properties officeooo:rsid="017a9a77"/>
    </style:style>
    <style:style style:name="T446" style:family="text">
      <style:text-properties officeooo:rsid="017aedf8"/>
    </style:style>
    <style:style style:name="T447" style:family="text">
      <style:text-properties officeooo:rsid="017b2c17"/>
    </style:style>
    <style:style style:name="T448" style:family="text">
      <style:text-properties officeooo:rsid="018642fb"/>
    </style:style>
    <style:style style:name="T449" style:family="text">
      <style:text-properties officeooo:rsid="01891559"/>
    </style:style>
    <style:style style:name="T450" style:family="text">
      <style:text-properties officeooo:rsid="01929220"/>
    </style:style>
    <style:style style:name="T451" style:family="text">
      <style:text-properties officeooo:rsid="01a6950f"/>
    </style:style>
    <style:style style:name="T452" style:family="text">
      <style:text-properties officeooo:rsid="00e8ead9"/>
    </style:style>
    <style:style style:name="T453" style:family="text">
      <style:text-properties officeooo:rsid="019f9dfe"/>
    </style:style>
    <style:style style:name="T454" style:family="text">
      <style:text-properties officeooo:rsid="01b58e41"/>
    </style:style>
    <style:style style:name="T455" style:family="text">
      <style:text-properties officeooo:rsid="01b5d846"/>
    </style:style>
    <style:style style:name="T456" style:family="text">
      <style:text-properties style:text-underline-style="none" fo:font-weight="bold" officeooo:rsid="01b5d846" style:font-weight-asian="bold" style:font-weight-complex="bold"/>
    </style:style>
    <style:style style:name="T457" style:family="text">
      <style:text-properties style:text-underline-style="none" officeooo:rsid="01b5d846"/>
    </style:style>
    <style:style style:name="T458" style:family="text">
      <style:text-properties style:text-underline-style="none" officeooo:rsid="01b246d7"/>
    </style:style>
    <style:style style:name="T459" style:family="text">
      <style:text-properties officeooo:rsid="01b8095e"/>
    </style:style>
    <style:style style:name="T460" style:family="text">
      <style:text-properties officeooo:rsid="00711653"/>
    </style:style>
    <style:style style:name="T461" style:family="text">
      <style:text-properties officeooo:rsid="01bfaa36"/>
    </style:style>
    <style:style style:name="T462" style:family="text">
      <style:text-properties officeooo:rsid="01bff100"/>
    </style:style>
    <style:style style:name="T463" style:family="text">
      <style:text-properties officeooo:rsid="01c72031"/>
    </style:style>
    <style:style style:name="T464" style:family="text">
      <style:text-properties officeooo:rsid="01cb20e0"/>
    </style:style>
    <style:style style:name="T465" style:family="text">
      <style:text-properties officeooo:rsid="01ccd537"/>
    </style:style>
    <style:style style:name="T466" style:family="text">
      <style:text-properties officeooo:rsid="01ce08a7"/>
    </style:style>
    <style:style style:name="T467" style:family="text">
      <style:text-properties officeooo:rsid="01ce4a2d"/>
    </style:style>
    <style:style style:name="T468" style:family="text">
      <style:text-properties officeooo:rsid="01ce9e51"/>
    </style:style>
    <style:style style:name="T469" style:family="text">
      <style:text-properties officeooo:rsid="01cfd331"/>
    </style:style>
    <style:style style:name="T470" style:family="text">
      <style:text-properties officeooo:rsid="01d0441a"/>
    </style:style>
    <style:style style:name="T471" style:family="text">
      <style:text-properties officeooo:rsid="006b9a7e"/>
    </style:style>
    <style:style style:name="T472" style:family="text">
      <style:text-properties officeooo:rsid="00ee6a12"/>
    </style:style>
    <style:style style:name="T473" style:family="text">
      <style:text-properties officeooo:rsid="01dcb46b"/>
    </style:style>
    <style:style style:name="T474" style:family="text">
      <style:text-properties officeooo:rsid="006d3066"/>
    </style:style>
    <style:style style:name="T475" style:family="text">
      <style:text-properties officeooo:rsid="01dd1978"/>
    </style:style>
    <style:style style:name="T476" style:family="text">
      <style:text-properties officeooo:rsid="01e943c0"/>
    </style:style>
    <style:style style:name="T477" style:family="text">
      <style:text-properties officeooo:rsid="007c365e"/>
    </style:style>
    <style:style style:name="T478" style:family="text">
      <style:text-properties officeooo:rsid="01e22e67"/>
    </style:style>
    <style:style style:name="T479" style:family="text">
      <style:text-properties officeooo:rsid="01e3a2a0"/>
    </style:style>
    <style:style style:name="T480" style:family="text">
      <style:text-properties officeooo:rsid="01e532aa"/>
    </style:style>
    <style:style style:name="T481" style:family="text">
      <style:text-properties officeooo:rsid="007ace53"/>
    </style:style>
    <style:style style:name="T482" style:family="text">
      <style:text-properties officeooo:rsid="01ea6653"/>
    </style:style>
    <style:style style:name="T483" style:family="text">
      <style:text-properties officeooo:rsid="0084c0fc"/>
    </style:style>
    <style:style style:name="T484" style:family="text">
      <style:text-properties officeooo:rsid="01637cad"/>
    </style:style>
    <style:style style:name="T485" style:family="text">
      <style:text-properties officeooo:rsid="00827183"/>
    </style:style>
    <style:style style:name="T486" style:family="text">
      <style:text-properties officeooo:rsid="01e66d12"/>
    </style:style>
    <style:style style:name="T487" style:family="text">
      <style:text-properties officeooo:rsid="01f16a93"/>
    </style:style>
    <style:style style:name="T488" style:family="text">
      <style:text-properties officeooo:rsid="01e7efd4"/>
    </style:style>
    <style:style style:name="T489" style:family="text">
      <style:text-properties officeooo:rsid="01652a34"/>
    </style:style>
    <style:style style:name="T490" style:family="text">
      <style:text-properties officeooo:rsid="0088c769"/>
    </style:style>
    <style:style style:name="T491" style:family="text">
      <style:text-properties officeooo:rsid="01655f80"/>
    </style:style>
    <style:style style:name="T492" style:family="text">
      <style:text-properties officeooo:rsid="01f7c625"/>
    </style:style>
    <style:style style:name="T493" style:family="text">
      <style:text-properties officeooo:rsid="008cd9d4"/>
    </style:style>
    <style:style style:name="T494" style:family="text">
      <style:text-properties officeooo:rsid="016b7c88"/>
    </style:style>
    <style:style style:name="T495" style:family="text">
      <style:text-properties officeooo:rsid="008eb89e"/>
    </style:style>
    <style:style style:name="T496" style:family="text">
      <style:text-properties officeooo:rsid="01a0f1b0"/>
    </style:style>
    <style:style style:name="T497" style:family="text">
      <style:text-properties officeooo:rsid="01a307df"/>
    </style:style>
    <style:style style:name="T498" style:family="text">
      <style:text-properties officeooo:rsid="01a4a399"/>
    </style:style>
    <style:style style:name="T499" style:family="text">
      <style:text-properties officeooo:rsid="01a89f15"/>
    </style:style>
    <style:style style:name="T500" style:family="text">
      <style:text-properties officeooo:rsid="01ab08be"/>
    </style:style>
    <style:style style:name="T501" style:family="text">
      <style:text-properties officeooo:rsid="01afca7a"/>
    </style:style>
    <style:style style:name="T502" style:family="text">
      <style:text-properties officeooo:rsid="01b09fff"/>
    </style:style>
    <style:style style:name="T503" style:family="text">
      <style:text-properties officeooo:rsid="01b246d7"/>
    </style:style>
    <style:style style:name="T504" style:family="text">
      <style:text-properties officeooo:rsid="01b2e4a0"/>
    </style:style>
    <style:style style:name="T505" style:family="text">
      <style:text-properties officeooo:rsid="01b4ac05"/>
    </style:style>
    <style:style style:name="T506" style:family="text">
      <style:text-properties officeooo:rsid="01b68c01"/>
    </style:style>
    <style:style style:name="T507" style:family="text">
      <style:text-properties officeooo:rsid="01b85082"/>
    </style:style>
    <style:style style:name="T508" style:family="text">
      <style:text-properties officeooo:rsid="01b9464b"/>
    </style:style>
    <style:style style:name="T509" style:family="text">
      <style:text-properties style:font-name-asian="DejaVu Sans" style:font-name-complex="FreeSans"/>
    </style:style>
    <style:style style:name="T510" style:family="text">
      <style:text-properties officeooo:rsid="01bc1d0f" style:font-name-asian="DejaVu Sans" style:font-name-complex="FreeSans"/>
    </style:style>
    <style:style style:name="T511" style:family="text">
      <style:text-properties officeooo:rsid="01bc64e8" style:font-name-asian="DejaVu Sans" style:font-name-complex="FreeSans"/>
    </style:style>
    <style:style style:name="T512" style:family="text">
      <style:text-properties officeooo:rsid="01c30922" style:font-name-asian="DejaVu Sans" style:font-name-complex="FreeSans"/>
    </style:style>
    <style:style style:name="T513" style:family="text">
      <style:text-properties officeooo:rsid="01c9d39d" style:font-name-asian="DejaVu Sans" style:font-name-complex="FreeSans"/>
    </style:style>
    <style:style style:name="T514" style:family="text">
      <style:text-properties officeooo:rsid="01d09028" style:font-name-asian="DejaVu Sans" style:font-name-complex="FreeSans"/>
    </style:style>
    <style:style style:name="T515" style:family="text">
      <style:text-properties officeooo:rsid="01d462bc" style:font-name-asian="DejaVu Sans" style:font-name-complex="FreeSans"/>
    </style:style>
    <style:style style:name="T516" style:family="text">
      <style:text-properties officeooo:rsid="01d8cc57" style:font-name-asian="DejaVu Sans" style:font-name-complex="FreeSans"/>
    </style:style>
    <style:style style:name="T517" style:family="text">
      <style:text-properties officeooo:rsid="01d405e1" style:font-name-asian="DejaVu Sans" style:font-name-complex="FreeSans"/>
    </style:style>
    <style:style style:name="T518" style:family="text">
      <style:text-properties officeooo:rsid="01e06eb3" style:font-name-asian="DejaVu Sans" style:font-name-complex="FreeSans"/>
    </style:style>
    <style:style style:name="T519" style:family="text">
      <style:text-properties officeooo:rsid="01e213bf" style:font-name-asian="DejaVu Sans" style:font-name-complex="FreeSans"/>
    </style:style>
    <style:style style:name="T520" style:family="text">
      <style:text-properties officeooo:rsid="01e9b55b" style:font-name-asian="DejaVu Sans" style:font-name-complex="FreeSans"/>
    </style:style>
    <style:style style:name="T521" style:family="text">
      <style:text-properties officeooo:rsid="01eaed94"/>
    </style:style>
    <style:style style:name="T522" style:family="text">
      <style:text-properties officeooo:rsid="01f37b13"/>
    </style:style>
    <style:style style:name="T523" style:family="text">
      <style:text-properties officeooo:rsid="01f464f0"/>
    </style:style>
    <style:style style:name="T524" style:family="text">
      <style:text-properties officeooo:rsid="01f838ae"/>
    </style:style>
    <style:style style:name="T525" style:family="text">
      <style:text-properties officeooo:rsid="01fbe591"/>
    </style:style>
    <style:style style:name="T526" style:family="text">
      <style:text-properties officeooo:rsid="02040308"/>
    </style:style>
    <style:style style:name="T527" style:family="text">
      <style:text-properties officeooo:rsid="0204a887"/>
    </style:style>
    <style:style style:name="T528" style:family="text">
      <style:text-properties officeooo:rsid="0208c5bb"/>
    </style:style>
    <style:style style:name="T529" style:family="text">
      <style:text-properties officeooo:rsid="020f0503"/>
    </style:style>
    <style:style style:name="T530" style:family="text">
      <style:text-properties officeooo:rsid="0210accc"/>
    </style:style>
    <style:style style:name="T531" style:family="text">
      <style:text-properties officeooo:rsid="0211b33c"/>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RYA – Bulk Technical Reference</text:p>
      <text:p text:style-name="P1"/>
      <text:p text:style-name="P2"><text:span text:style-name="T526">Section 1. </text:span>ERYA Bulk Description</text:p>
      <text:p text:style-name="P2"/>
      <text:p text:style-name="P6"><text:s/><text:span text:style-name="T1">ERYA Bulk is a program designed to evaluate the nuclear reaction yields using the theoretical framework derived first in [1], and implemented with two different software versions: a MS-DOS version, and later a Windows version that uses the LabView Runtime.</text:span></text:p>
      <text:p text:style-name="P6"/>
      <text:p text:style-name="P6"><text:s/><text:span text:style-name="T2">The current ERYA Bulk program was implemented on C++11 language, and uses the cross-platform framework wxWidgets to implement the GUI, and related handlers and events.</text:span></text:p>
      <text:p text:style-name="P6"><text:s/><text:span text:style-name="T3">The major advantage of wxWidgets was the possibility to ease the port to several operating systems, since it acts as a wrapper library to make the code compile to several computer architectures. All current code, once linked with each wxWidgets libraries for each operating system, compile to several software architectures without change a single line of code.</text:span></text:p>
      <text:p text:style-name="P6"/>
      <text:p text:style-name="P6"><text:s/><text:span text:style-name="T4">Creating several native GUI implementations for the major operating systems (Linux, Windows, Mac OS X) would be too costly to maintain, and divert the focus on the main real problem, which is implementing a working scientific software with a GUI.</text:span></text:p>
      <text:p text:style-name="P6"><text:s/><text:span text:style-name="T5">Also wxWidgets provides additional frameworks to uniform data structure handling, making the code more portable across several operating systems.</text:span></text:p>
      <text:p text:style-name="P6"><text:s/></text:p>
      <text:p text:style-name="P7"><text:s/><text:span text:style-name="T6">The ERYA-Bulk executable can be analyzed as a merge of three main modules:</text:span></text:p>
      <text:p text:style-name="P8">1. <text:s/>The GUI handles and events for the several tools available to the user, using wxWidgets model framework. (That uses a chain of C++ classes to handle the windows, events, and the communication between all program code.)</text:p>
      <text:p text:style-name="P8">2. A series of auxiliary routines (actually several C++ classes) <text:span text:style-name="T7">dedicated to handle the native ERYA databases operations (create, delete, copy elements), and the some file formats (to load and save the ERYA database structures to files). Some additional file formats was also implemented as conversions tools, taking the necessary workarounds to parse the file into the Database Memory Structures.</text:span></text:p>
      <text:p text:style-name="P9">3. The physical numerical evaluation routine is a module by his own right. <text:span text:style-name="T8">It gather the user inputs, and the Databases loaded into memory since the data quantity are small, ERYA load the entire native Databases files into memory, in order to minimize the number of hard disc operations, that could slow down in some processes.</text:span></text:p>
      <text:p text:style-name="P10"/>
      <text:p text:style-name="P3"><text:span text:style-name="T526">Section 2.1 </text:span>The GUI Module</text:p>
      <text:p text:style-name="P3"/>
      <text:p text:style-name="P11"><text:s/><text:span text:style-name="T9">The GUI module of ERYA-Bulk are implemented according to the wxWidgets coding Standards. Each major dialog and their contents are defined by each own C++ class, and contains the function handlers to call to another C++ class that correspond to another window.</text:span></text:p>
      <text:p text:style-name="P31"><text:s/>Apart of the standard wxWidgets 3.0.4 framework branch code, which is fully open-sourced, ERYA-Bulk only need a third-party plugin (a C++ class that uses the wxWidgets) to plot Cartesian graphs (wxMathPlot), avoiding the task to implement a similar one from scratch. [2]</text:p>
      <text:p text:style-name="P31"><text:s/>If the author of ERYA Bulk [3] don’t use a cross-platform framework like wxWidgets, it would require a different branch for the GUI code, including windows, events, handlers, and even native operating system syscalls (Also called Win32 API on Windows, Cocoa API on Mac OS X, and on Linux it could be X11 or Wayland on lower API side, and Qt or GTK on high API level. ).</text:p>
      <text:p text:style-name="P12"><text:s/><text:span text:style-name="T524">Since for each different operating system, would require a separate branch for each native operating system toolkit. Such doubling of tripling troublesome effort would increase the complexity of the new program, and probably the efforts would be redirected to a single platform, discarding the other ones.</text:span></text:p>
      <text:p text:style-name="P12"/>
      <text:p text:style-name="P4"><text:soft-page-break/><text:span text:style-name="T526">Section 2.2 </text:span>The Library Module</text:p>
      <text:p text:style-name="P4"/>
      <text:p text:style-name="P13">The next module, where all C++ files had the “Library” suffix”, uses the wxWidgets framework libraries to create a series of specific <text:span text:style-name="T10">routines to ERYA handles special kinds of data, offloading from the GUI components code.</text:span></text:p>
      <text:p text:style-name="P14"><text:s/><text:span text:style-name="T11">The major two library modules are related to the Databases and the File Formats, that depends on other components that we detail later.</text:span></text:p>
      <text:p text:style-name="P14"/>
      <text:p text:style-name="P15"><text:s/><text:span text:style-name="T12">The </text:span><text:span text:style-name="T18">Databases classes</text:span><text:span text:style-name="T12"> contains all methods and functions to handle their contents.</text:span></text:p>
      <text:p text:style-name="P15"><text:s/><text:span text:style-name="T13">Taking the Elements Database, as an example, it is implemented as an overridden vector C++ class, where each individual register contains the raw contents of each physical characteristic of an element. </text:span><text:s/><text:span text:style-name="T13">Each Element register are identified by a name and gamma peak, and should store four physical quantities (What’s their abundance, <text:s/>isotopic or atomic mass, and the atomic number). </text:span></text:p>
      <text:p text:style-name="P15"><text:s/><text:span text:style-name="T14">An entire table of four columns (related to the experimental cross-section for each energy value, and the relative measurement errors) are also linked to the element register.</text:span></text:p>
      <text:p text:style-name="P16"><text:s/></text:p>
      <text:p text:style-name="P32">The vector class that handles the entire Element Database, contains a series of custom functions to ease several operations, such to find a element by a name or gamma peak, add new elements, delete some of them, and also to catch eventual errors (such as duplicates) in order to display to the user as error dialogs.</text:p>
      <text:p text:style-name="P15"/>
      <text:p text:style-name="P15"><text:s/><text:span text:style-name="T15">A similar vector class happens to the SRIM tables (actually the converted tables to the ERYA units), where each register contains a two columns table (for an experimental value for the stopping-power for each energy), and some additional data (such as the atomic number that corresponds to the element). A global overridden vector class takes the control of the entire array of SRIM tables, and takes the operations to find a table by his atomic number, add a new table, or check for duplicates, as prime examples.</text:span></text:p>
      <text:p text:style-name="P15"><text:s/><text:span text:style-name="T16">The SRIM tables vector class is actually a private member of a single C++ class that handles the Ziegler’s Parameters, where açso contains a matrix of values (for a table), and some additional information (such as the Ziegler’s Version, or a custom macro code.)</text:span></text:p>
      <text:p text:style-name="P15"/>
      <text:p text:style-name="P15"><text:s/><text:span text:style-name="T16">The last singleton class are dedicated to store the contents of a Detector Efficiency, where contains a two column table for the Efficiency in terms of energy, and a custom macro for an algebraic expression.</text:span></text:p>
      <text:p text:style-name="P15"/>
      <text:p text:style-name="P15"><text:s/><text:span text:style-name="T61">The next important (and more complex in terms of code) library module is the </text:span><text:span text:style-name="T19">File Format Library </text:span><text:span text:style-name="T62">that contains the C++ classes and function to handle the actual loading and saving of Databases classes on memory to a storage device.</text:span></text:p>
      <text:p text:style-name="P25">Actually it spans along several C++ files with special auxiliary functions linked to the main File Format Library, in order to make the implementation and debugging more efficient.</text:p>
      <text:p text:style-name="P25"/>
      <text:p text:style-name="P17"><text:s/><text:span text:style-name="T63">Since wxWidgets contains support to create XML documents (as their own C++ classes and methods), and XML files are an excellent choice to store text files with a formatted tree structure, the author of ERYA [3] decide to implement all native Database files as XML files.</text:span></text:p>
      <text:p text:style-name="P33"><text:s/>The configuration file was also implemented as a XML file, but the functions to load and save a configuration file was placed on the GUI class that manage the main screen, in order to simplify the <text:s/>code. </text:p>
      <text:p text:style-name="P17"/>
      <text:p text:style-name="P439"><text:span text:style-name="T526">Section </text:span>2.2.1 Compatibility with non-native File Formats </text:p>
      <text:p text:style-name="P17"/>
      <text:p text:style-name="P18"><text:s/><text:span text:style-name="T64">However, ERYA should support other file formats, in order to decrease the import time, and avoid manual conversion scenarios that could take too much time without a direct automation.</text:span></text:p>
      <text:p text:style-name="P34"><text:soft-page-break/><text:s/>The File Format Library also contains functions to handle other formats, and was placed as an importation filter. Other files formats can be saved on that format, but the options depends on the current context.</text:p>
      <text:p text:style-name="P35"><text:s/>ERYA don’t accept any Database that was not native (a recognizable XML document), as a primary database when the program starts, and requires a previous conversion using the tools provided by the GUI <text:span text:style-name="T525">menus</text:span>.</text:p>
      <text:p text:style-name="P19"/>
      <text:p text:style-name="P36"><text:s/>The files with plain ASCII format are the ones that ERYA can load and save <text:span text:style-name="T525">without issues</text:span>, as long are simple columns of numerical data. An auxiliary parsing routine derived from wxWidgets string functions makes the <text:span text:style-name="T525">actual </text:span>parsing of text files, line by line, and try to extract the relevant words. With the wxWidget’s string function classes, was trivial to check if a word is a number or a name, and select the correct ones <text:span text:style-name="T525">by the</text:span> context.</text:p>
      <text:p text:style-name="P36"><text:s/>The next level of <text:span text:style-name="T525">compatibility</text:span> is ASCII files with special contents, such as the IBANDL files (with r33 extension). ERYA can parse an IBANDL file, once the ASCII file parser detects the signature of a IBANDL file, and extract not only the cross-section data, but some informations such as the target atomic number of mass, or the cross-section measurement units.</text:p>
      <text:p text:style-name="P20"><text:s/><text:span text:style-name="T65">Due to the simplicity of the IBANDL file format, ERYA can save a single Database Element data, as a IBANDL file, but may require manual edition of some elements, since ERYA itself don’t store information such as the actual nuclear reaction, or the displacement angle of the detector that create the original file.</text:span></text:p>
      <text:p text:style-name="P20"><text:s/><text:span text:style-name="T66">ERYA can also load and save the entire Element Database as a LabView Source file (a pure text file), where the load support is more advanced (to split elements with several gamma peaks to separate registers), than on save (it store elements with different gamma peaks into separate items).</text:span></text:p>
      <text:p text:style-name="P20"><text:s/><text:span text:style-name="T67">The LabView Source file was a backup ASCII file created by the LabView Software of the original Database on binary form. The actual LabView Runtime ERYA version only operates on the binary form, that can load, update and save once compiled from the Source File.</text:span></text:p>
      <text:p text:style-name="P20"/>
      <text:p text:style-name="P20"><text:s/><text:span text:style-name="T66">The next ASCII special files are supported only as loading files, and cannot save on that format. The prime example is the SRIM Stopping-Power output files, that ERYA recognize when loads and tries to parse the necessary data, such as the atomic number of the target, the conversion factor, and the table itself. Since ERYA makes actual calculations to get the native ERYA units (eV*10</text:span><text:span text:style-name="T68">15</text:span><text:span text:style-name="T74"> atm/cm</text:span><text:span text:style-name="T68">2</text:span><text:span text:style-name="T74">), </text:span><text:span text:style-name="T152">the process</text:span><text:span text:style-name="T74"> cannot be reversed, </text:span><text:span text:style-name="T152">and ERYA </text:span><text:span text:style-name="T74">cannot store individual </text:span><text:span text:style-name="T152">converted </text:span><text:span text:style-name="T74">SRIM tables <text:s/>as SRIM output files.</text:span></text:p>
      <text:p text:style-name="P37"/>
      <text:p text:style-name="P438"><text:span text:style-name="T74"><text:s/></text:span><text:span text:style-name="T75">Finally </text:span><text:span text:style-name="T76">the last chain of compatibility, even on loading side only, is the support to load binary LabView files. Using third-party documentation, and some reverse-engineering, </text:span><text:span text:style-name="T77">it was possible to implement (using the wxWidgets function</text:span><text:span text:style-name="T153">s</text:span><text:span text:style-name="T77"> to generic binary files) two custom filters to load binary LabViews for the Elements Database, and the Ziegler’s Parameters matrix.</text:span></text:p>
      <text:p text:style-name="P438"><text:span text:style-name="T77"><text:s/></text:span><text:span text:style-name="T153">(The LabView ERYA don’t support the SRIM tables as an option.)</text:span></text:p>
      <text:p text:style-name="P438"><text:span text:style-name="T77"><text:s/></text:span><text:span text:style-name="T78">It is the ASCII </text:span><text:span text:style-name="T153">file </text:span><text:span text:style-name="T78">loading function that triggers the LabView Import once detects the magic “DTLG” header, and passes to the import C++ class to read the binary file registers (to find the file offset), and dumps the contents (as strings, integers or double float numbers on big endian hexadecimal format, that will be converted later) to the Database classes.</text:span></text:p>
      <text:p text:style-name="P21"><text:span text:style-name="T78"><text:s/>Later the same Database classes with the converted LabView </text:span><text:span text:style-name="T79">data, </text:span><text:span text:style-name="T153">or any ASCII sourced files,</text:span><text:span text:style-name="T78"> will call the File functions to store on other file formats.</text:span></text:p>
      <text:p text:style-name="P38"/>
      <text:p text:style-name="P21"><text:span text:style-name="T76"><text:s/></text:span><text:span text:style-name="T80">More on the final development stage of ERYA, a new file </text:span><text:span text:style-name="T153">format </text:span><text:span text:style-name="T80">with loading and saving support was the </text:span><text:span text:style-name="T85">Microsoft Excel file </text:span><text:span text:style-name="T80">on xlsx file format (introduced on Office 2007).</text:span></text:p>
      <text:p text:style-name="P21"><text:span text:style-name="T80"><text:s/></text:span><text:span text:style-name="T81">It was a small challenge </text:span><text:span text:style-name="T82">to the ERYA author [3], and requires some third-party documentation from [4]</text:span><text:span text:style-name="T81"> , </text:span><text:span text:style-name="T83">and luckily wxWidgets provided the necessary requirements: support for XML documents, and ZIP file streams. </text:span><text:span text:style-name="T84">An Excel file on xlsx is in reality a zip file with a </text:span><text:span text:style-name="T153">strict</text:span><text:span text:style-name="T84"> structure of folders, and </text:span><text:soft-page-break/><text:span text:style-name="T92">XML </text:span><text:span text:style-name="T84">files. Additional attachments such as images are also placed inside the zip file, but such advanced functionalities are not implemented on the ERYA Xlsx Library and </text:span><text:span text:style-name="T153">then </text:span><text:span text:style-name="T84">ignored.</text:span></text:p>
      <text:p text:style-name="P22"><text:span text:style-name="T84"><text:s/></text:span><text:span text:style-name="T89">The Xlsx class can read Excel files, but it will only read the first spreadsheet, and takes the contents (the Excel file delimits the actual storage data from the upper left cell to the lower right cell) to a matrix of strings.</text:span></text:p>
      <text:p text:style-name="P22"><text:span text:style-name="T89"><text:s/>Only cells declared as numbers, or strings (that will load another XML document </text:span><text:span text:style-name="T93">inside the ZIP file </text:span><text:span text:style-name="T89">with the strings), or binary values (That render the TRUE() and FALSE() functions on Excel itself) </text:span><text:span text:style-name="T153">are recognized</text:span><text:span text:style-name="T89"> by ERYA. <text:s/></text:span><text:span text:style-name="T90">The transference matrix a</text:span><text:span text:style-name="T153">re</text:span><text:span text:style-name="T90"> later processed, line by line, and exported to the native ERYA Database functions.</text:span></text:p>
      <text:p text:style-name="P22"><text:span text:style-name="T90"><text:s/></text:span><text:span text:style-name="T91">ERYA can also store data as Excel files, but with a simple global format (much hardcoded than everything else), and with a single sheet. However, it can store numeric and text data.</text:span></text:p>
      <text:p text:style-name="P39"><text:s/>The main advantage of a direct Excel file support is the easiness to fill tabular data, and the resulting Excel files created by ERYA can be edited on Excel to further work.</text:p>
      <text:p text:style-name="P39"/>
      <text:p text:style-name="P441"><text:span text:style-name="T526">Section </text:span>2.2.2 ERYA Macro Language</text:p>
      <text:p text:style-name="P39"/>
      <text:p text:style-name="P23"><text:span text:style-name="T94">A</text:span><text:span text:style-name="T96">n </text:span><text:span text:style-name="T94">auxiliary library that deserve a special status is the </text:span><text:span text:style-name="T86">Parser and Macro Library</text:span><text:span text:style-name="T91">, </text:span><text:span text:style-name="T95">where actually implements a small programming language for some advanced options on ERYA, like the Detector and Ziegler’s Databases, or to support some user in</text:span><text:span text:style-name="T97">p</text:span><text:span text:style-name="T95">uts.</text:span></text:p>
      <text:p text:style-name="P40"/>
      <text:p text:style-name="P24"><text:span text:style-name="T95"><text:s/></text:span><text:span text:style-name="T98">Like some previous researchers on ITN [2] </text:span><text:span text:style-name="T99">that implement some features as challenges</text:span><text:span text:style-name="T98">, the ERYA macro language was designed initial to avoid constant recompilation of ERYA when the Detector’s Efficiency function was changed.</text:span></text:p>
      <text:p text:style-name="P41"><text:s/>This piece of software was starting developing when wxWidgets was an alpha software, and changing in terms of structure during the 1.x and 2.x betas, until reaches a final syntax format on 3.x betas. The macro language was finally workable on releasing 4.x versions.</text:p>
      <text:p text:style-name="P41"/>
      <text:p text:style-name="P24"><text:span text:style-name="T98"><text:s/></text:span><text:span text:style-name="T100">On ERYA the macro feature resembles an runtime compiler, and internal stack interpreter. </text:span><text:span text:style-name="T101">The syntax was inspired </text:span><text:span text:style-name="T154">by</text:span><text:span text:style-name="T101"> the cheaper programmable calculators (CASIO and Texas Instruments), acting as a derivative of the Basic language, while the variable names follows the C standards.</text:span></text:p>
      <text:p text:style-name="P42"/>
      <text:p text:style-name="P24"><text:span text:style-name="T101"><text:s/></text:span><text:span text:style-name="T102">When the ERYA program reads a string that should acts as a macro, such as the Detector’s Efficiency custom function, it parses into a chain of words (tokens), and then convert all code into a postfix chain of commands (using the Shunting-Yard algorithm [5]). Once completed, the postfix chain passes into the stack interpreter (similar to the FORTH language logic), and runs the actual code on it, giving the results once ends.</text:span></text:p>
      <text:p text:style-name="P43"/>
      <text:p text:style-name="P24"><text:span text:style-name="T102"><text:s/></text:span><text:span text:style-name="T103">Using special keywords as commands that assigns variables to special meanings (The assign “=” operator will add a variable with a numerical value to the variable stack of the interpreter, or the command stack will gather the variable with the special keyword), a macro can store a function on memory. Once the program code (specially the physical module) calls a macro function, and sends a variable as argument, the macro C++ class simply runs the code on the compiled postfix stack, along the command and variable stacks, to delivers the result as output (a double floating number).</text:span></text:p>
      <text:p text:style-name="P44"/>
      <text:p text:style-name="P5"><text:span text:style-name="T156">Section </text:span><text:span text:style-name="T155">2.3 </text:span><text:span text:style-name="T103">T</text:span><text:span text:style-name="T73">he Physics Module</text:span></text:p>
      <text:p text:style-name="P98"/>
      <text:p text:style-name="P45">The module responsible to evaluate the numerical physical simulation are handled by this module, and use several functions from the Library Module, and a basic Linear Algebra library to handle the Levenberg-Marquardt algorithm.</text:p>
      <text:p text:style-name="P45"/>
      <text:p text:style-name="P26"><text:span text:style-name="T73"><text:s/></text:span><text:span text:style-name="T104">The simulation procedure C++ class handle the inputs and Databases, and coordinates all the processes until it gets a results, or delivers an error message.</text:span></text:p>
      <text:p text:style-name="P26"><text:soft-page-break/><text:span text:style-name="T104"><text:s/></text:span><text:span text:style-name="T105">When the whole simulation tarts, it check the validity of several inputs, and will abort with an error, if detects non-physical conditions, such a negative energy, a maximum energy lesser than the minimum or an non-numeric value on something else.</text:span></text:p>
      <text:p text:style-name="P46"/>
      <text:p text:style-name="P26"><text:span text:style-name="T105"><text:s/></text:span><text:span text:style-name="T106">The next step is to build the sample, using several C++ classes, including the ones which are overridden vector classes. It starts when the original Elements, Detector and Ziegler’s database are converted into numerical vectors and matrices. </text:span></text:p>
      <text:p text:style-name="P27"><text:span text:style-name="T106"><text:s/></text:span><text:span text:style-name="T107">The basic numerical element are the numerical vector that handles all user selected elements on the main screen, that combine the value of their Element Database, along the their Ziegler’s Database, and the Detector’s Efficiency for that element.</text:span></text:p>
      <text:p text:style-name="P27"><text:span text:style-name="T107"><text:s/></text:span><text:span text:style-name="T108">Also, any macro functions are compiled into stack arrays, in order to return quickly the values once the main program code calls it.</text:span><text:span text:style-name="T107"> </text:span></text:p>
      <text:p text:style-name="P26"><text:span text:style-name="T107"><text:s/></text:span><text:span text:style-name="T108">Once all numerical elements are compiled into several numeric elements, a vector of Elements are created.</text:span></text:p>
      <text:p text:style-name="P47"/>
      <text:p text:style-name="P26"><text:span text:style-name="T108"><text:s/></text:span><text:span text:style-name="T109">Since the user can define Compounds, and set the fit attribute to some of the selected Elements, ERYA create two overridden vector classes to handle the additional constrains.</text:span></text:p>
      <text:p text:style-name="P26"><text:span text:style-name="T109"><text:s/></text:span><text:span text:style-name="T110">The Compounds classes handle a chain of Elements that share an unique Compound ID defined by the user on main screen. This will assign a fixed stoichiometry along the elements, and if this elements are assigned with the fitting procedure, their relative stoichiometry between them will never change.</text:span></text:p>
      <text:p text:style-name="P28"><text:span text:style-name="T110"><text:s/></text:span><text:span text:style-name="T111">An additional overridden vector class is responsible to handle the correct constrains between compound stoichiometry. </text:span><text:span text:style-name="T114">Also it maps the correct element position in to the numerical matrices during the Levenberg-Marquardt algorithm.</text:span></text:p>
      <text:p text:style-name="P48"/>
      <text:p text:style-name="P28"><text:span text:style-name="T111"><text:s/></text:span><text:span text:style-name="T112">At this step, ERYA already knew how many elements exists on sample, and how many elements are selected to be fit. If the number are actually zero, ERYA will evaluate the yields by a numerical integration method, using the variable step Simpson’s Rule.</text:span></text:p>
      <text:p text:style-name="P49"><text:s/>Taking the initial and final energy value, the sample are divided by equal portions, when each portion of the numerical integral are the energy step. (In many situations, 1 keV is enough.)</text:p>
      <text:p text:style-name="P49"><text:s/>For simplicity, the stopping-power are evaluated at the beginning of each individual step.</text:p>
      <text:p text:style-name="P49"><text:s/>Later the cross-section are evaluated by taking an interval between the current step and the next step boundary, and sum the partial cross-section values inside this interval range.</text:p>
      <text:p text:style-name="P49"><text:s/>Once made the necessary conversions, and summed along the interval, a numerical approximation of the integral will give the theoretical yield.</text:p>
      <text:p text:style-name="P28"><text:span text:style-name="T112"><text:s/></text:span><text:span text:style-name="T113">Finally ERYA return those values to the screen, and ends the numerical procedure.</text:span></text:p>
      <text:p text:style-name="P50"/>
      <text:p text:style-name="P29"><text:span text:style-name="T73">When a fitting procedure is activated, it starts the Levenberg-Marquardt algorithm, starting from the initial theoretical yield from the initial stoichiometry values, and taking the experimental yields in order to evaluate the</text:span><text:span text:style-name="T114">ir difference.</text:span></text:p>
      <text:p text:style-name="P29"><text:span text:style-name="T114"><text:s/></text:span><text:span text:style-name="T115">Once started, it uses the Elements, </text:span><text:span text:style-name="T120">Compound</text:span><text:span text:style-name="T115"> and Fitting Parameters vectorial classes to build numerical matrices needed to the fitting algorithm work. </text:span><text:span text:style-name="T116">The ERYA implements the Levenberg-Marquardt algorithm using [6] </text:span><text:span text:style-name="T117">as reference.</text:span></text:p>
      <text:p text:style-name="P51"><text:s/>Once reached a suitable solution, it return the fitted stoichiometry and yields to ERYA display on the screen.</text:p>
      <text:p text:style-name="P51"/>
      <text:p text:style-name="P52"><text:s/>An optional profiling procedure that occurs once the fit ends, or when evaluate the yield if there’s no fit, will evaluate the yields from the initial energy value to the final by the profiling step value.</text:p>
      <text:p text:style-name="P30"><text:span text:style-name="T117"><text:s/></text:span><text:span text:style-name="T118">The results are displayed on an additional table, accessible from the tabbed interface.</text:span><text:span text:style-name="T117"> </text:span></text:p>
      <text:p text:style-name="P52"/>
      <text:p text:style-name="P30"><text:span text:style-name="T117"><text:s/></text:span><text:span text:style-name="T119">The user can store any results to a file, using the XML document format, or export the results to an Excel file, making use of the extensive Library routines implemented on ERYA.</text:span></text:p>
      <text:p text:style-name="P99"><text:soft-page-break/><text:span text:style-name="T526">Section 3. </text:span>Main Algorithm <text:span text:style-name="T157">Description</text:span></text:p>
      <text:p text:style-name="P99"/>
      <text:p text:style-name="P53"><text:s/><text:span text:style-name="T157">All essential routines will be described by a pseudo-code standard, making extensive use of partial routines to simplify the description.</text:span></text:p>
      <text:p text:style-name="P53"/>
      <text:p text:style-name="P100">Main Physics Routine (Main)</text:p>
      <text:p text:style-name="P54">- <text:span text:style-name="T158">Activated by the “Run” button event on GUI interface.</text:span></text:p>
      <text:p text:style-name="P54">- <text:span text:style-name="T159">It grabs the user inputs and databases loaded on memory to build the runtime data structures.</text:span></text:p>
      <text:p text:style-name="P54"/>
      <text:p text:style-name="P101">1. <text:span text:style-name="T160">Checks the validity of several inputs and conditions</text:span></text:p>
      <text:p text:style-name="P55">- <text:span text:style-name="T160">Several physical conditions should be not negative values (Electric Charge, Energy Step, …), and the Energy range should be consistent (E</text:span><text:span text:style-name="T299">min</text:span><text:span text:style-name="T160"> &lt; E</text:span><text:span text:style-name="T299">max</text:span><text:span text:style-name="T160"> ).</text:span></text:p>
      <text:p text:style-name="P55">- <text:span text:style-name="T307">A failure to meet all requisites will abort the routine with an error.</text:span></text:p>
      <text:p text:style-name="P55"/>
      <text:p text:style-name="P102">2. <text:span text:style-name="T308">Compile the Detector’s Efficiency</text:span></text:p>
      <text:p text:style-name="P102">- <text:span text:style-name="T163">Should return the option flag.</text:span></text:p>
      <text:p text:style-name="P102"><text:span text:style-name="T308">2.1</text:span><text:span text:style-name="T162"> – Convert the numerical table </text:span><text:span text:style-name="T164">from Detector’s Efficiency File</text:span><text:span text:style-name="T162"> into numerical vectors.</text:span></text:p>
      <text:p text:style-name="P103">2.2 –<text:span text:style-name="T161"> Compile the algebraic function </text:span><text:span text:style-name="T164">from Detector’s Efficiency File</text:span><text:span text:style-name="T161">, using the Macro Language feature.</text:span></text:p>
      <text:p text:style-name="P104">2.3 – <text:span text:style-name="T161">If the algebraic function is defined, then set the algebraic function option;</text:span></text:p>
      <text:p text:style-name="P104"><text:span text:style-name="T161"><text:s text:c="10"/></text:span><text:span text:style-name="T163">Option = Algebraic.</text:span></text:p>
      <text:p text:style-name="P59"><text:s text:c="9"/>Else if the algebraic is not defined, then set the interpolation table option;</text:p>
      <text:p text:style-name="P105"><text:span text:style-name="T161"><text:s text:c="10"/></text:span><text:span text:style-name="T163">Option = Table.</text:span></text:p>
      <text:p text:style-name="P59"><text:s text:c="9"/>Otherwise, abort with an error: “Undefined Detector’s Efficiency”.</text:p>
      <text:p text:style-name="P104"><text:span text:style-name="T161"><text:s text:c="10"/></text:span><text:span text:style-name="T163"><text:s/>Stop.</text:span></text:p>
      <text:p text:style-name="P104"/>
      <text:p text:style-name="P106">3. <text:span text:style-name="T309">Compile the Ziegler’s Parameters</text:span></text:p>
      <text:p text:style-name="P56">- <text:span text:style-name="T309">It’s a routine check to catch errors on the Ziegler’s Efficiency File loaded on memory</text:span></text:p>
      <text:p text:style-name="P107">3.1<text:span text:style-name="T161"> – Get the Ziegler Option from source file</text:span></text:p>
      <text:p text:style-name="P60"><text:s text:c="6"/>- Get Option Flag</text:p>
      <text:p text:style-name="P107">3.2 – <text:span text:style-name="T161">Select case form Ziegler’s Option Flag:</text:span></text:p>
      <text:p text:style-name="P107">3.2.1<text:span text:style-name="T161"> – Option Flag = Ziegler 1977</text:span></text:p>
      <text:p text:style-name="P107"><text:span text:style-name="T161"><text:s text:c="2"/>If the Ziegler’s Parameters are correct, then it’s done, </text:span><text:span text:style-name="T165">or get an error.</text:span></text:p>
      <text:p text:style-name="P107">3.2.<text:span text:style-name="T310">2</text:span><text:span text:style-name="T161"> – Option Flag = Ziegler 19</text:span><text:span text:style-name="T165">91</text:span></text:p>
      <text:p text:style-name="P107"><text:span text:style-name="T161"><text:s text:c="2"/>If the Ziegler’s Parameters are correct, then it’s done, </text:span><text:span text:style-name="T165">or get an error.</text:span></text:p>
      <text:p text:style-name="P107">3.2.<text:span text:style-name="T311">3</text:span><text:span text:style-name="T161"> – Option Flag = </text:span><text:span text:style-name="T166">Algebraic Function</text:span></text:p>
      <text:p text:style-name="P107"><text:span text:style-name="T311">3.2.3.1</text:span><text:span text:style-name="T166"> - </text:span><text:span text:style-name="T161"><text:s/></text:span><text:span text:style-name="T166">Compile the algebraic function using the Macro Language Feature.</text:span></text:p>
      <text:p text:style-name="P108">3.2.3.2<text:span text:style-name="T161"> – If the compiler don’t find any error, then it’s done;</text:span></text:p>
      <text:p text:style-name="P61"><text:s text:c="4"/>Otherwise, abort the main routine with an error. (Stop)</text:p>
      <text:p text:style-name="P107">3.2.<text:span text:style-name="T311">4</text:span><text:span text:style-name="T161"> – Option Flag = </text:span><text:span text:style-name="T166">SRIM</text:span></text:p>
      <text:p text:style-name="P107"><text:span text:style-name="T161"><text:s text:c="2"/>If the </text:span><text:span text:style-name="T166">SRIM tables</text:span><text:span text:style-name="T161"> are correct, then it’s done, </text:span><text:span text:style-name="T166">or get an error.</text:span></text:p>
      <text:p text:style-name="P107"><text:span text:style-name="T310">3.2.5</text:span><text:span text:style-name="T165"> - </text:span><text:span text:style-name="T161"><text:s/></text:span><text:span text:style-name="T166">Unknown flag:</text:span><text:span text:style-name="T161"> abort with an error. </text:span><text:span text:style-name="T166">(Stop)</text:span></text:p>
      <text:p text:style-name="P107"/>
      <text:p text:style-name="P109"><text:span text:style-name="T313">4</text:span>. <text:span text:style-name="T312">Compile the All User Defined Elements from the Sample</text:span></text:p>
      <text:p text:style-name="P57">- <text:span text:style-name="T312">It create an array of elements where the Elements Database File, and the user inputs from the GUI handled will be blended into a chain of numerical data.</text:span></text:p>
      <text:p text:style-name="P110"><text:span text:style-name="T313">4</text:span>.1<text:span text:style-name="T161"> – For Element ID = 0 to Total Number of Elements from the Sample (From GUI)</text:span></text:p>
      <text:p text:style-name="P111">Note: <text:span text:style-name="T161">ID = 0, 1, …, N – 1; where N is the size of the Element Sample</text:span></text:p>
      <text:p text:style-name="P110"><text:span text:style-name="T313">4.1.1 – </text:span><text:span text:style-name="T167">Find the Database Position (Element Name and Gamma Peak) from the current Element ID.</text:span></text:p>
      <text:p text:style-name="P112"><text:span text:style-name="T313">4</text:span>.1.2 – <text:span text:style-name="T161">Create Sample Element object from Elements Databases File, and several user inputs like the Compounds ID, if the Elements had the fitting flag, </text:span><text:span text:style-name="T168">the Ziegler’s Parameters File and options, and Calibration factors.</text:span></text:p>
      <text:p text:style-name="P113"><text:soft-page-break/><text:span text:style-name="T313">4</text:span>.1.3 – <text:span text:style-name="T161">If any of internal numeric and data structures of the Numerical Sample Element class had any error:</text:span></text:p>
      <text:p text:style-name="P62">- Will abort all main routine with an error, returned from the auxiliary routines that catch the first error.</text:p>
      <text:p text:style-name="P113"><text:span text:style-name="T313">4</text:span>.1.4 – <text:span text:style-name="T161">Prosed to the next Element ID</text:span></text:p>
      <text:p text:style-name="P62"/>
      <text:p text:style-name="P114"><text:span text:style-name="T313">5</text:span>. Create the auxiliary Compounds Array</text:p>
      <text:p text:style-name="P115"><text:span text:style-name="T313">5</text:span>.1<text:span text:style-name="T161"> – Copy the Sample Elements Array to the Compounds Array constructor to create this auxiliary memory object.</text:span></text:p>
      <text:p text:style-name="P116"><text:span text:style-name="T313">5</text:span>.2<text:span text:style-name="T161"> – If occurs any error, abort the main routine with an error.</text:span></text:p>
      <text:p text:style-name="P63"/>
      <text:p text:style-name="P117"><text:span text:style-name="T313">6</text:span>. Apply the Global Renormalization to all Elements and Compounds Stoichiometry</text:p>
      <text:p text:style-name="P117"><text:span text:style-name="T313">6</text:span>.1 – <text:span text:style-name="T169">Use the renormalization functions within the Sample Elements array and Compounds array in order to ensure that the total stoichiometry are equal to one.</text:span></text:p>
      <text:p text:style-name="P118"><text:span text:style-name="T313">6</text:span>.2 – <text:span text:style-name="T161">Once the stoichiometry are renormalized, create a third auxiliary array (Fitting Array) to lock the stoichiometry ratios between the compounds members, and also which elements had fitting flags actives. This will store the Elements ID as arguments to the Fitting Array, in order to map correctly during the Fitting Routine.</text:span></text:p>
      <text:p text:style-name="P64"/>
      <text:p text:style-name="P119"><text:span text:style-name="T313">7</text:span>. Apply the Simulation Routine</text:p>
      <text:p text:style-name="P120"><text:span text:style-name="T313">7</text:span>.1 – <text:span text:style-name="T161">Run the Yield and Fitting routines, </text:span><text:span text:style-name="T275">described separately.</text:span></text:p>
      <text:p text:style-name="P120"><text:span text:style-name="T313">7</text:span>.2 – <text:span text:style-name="T161">Any error during all yield and fitting routines will return the initial yielding values, and prosed onwards.</text:span></text:p>
      <text:p text:style-name="P65"/>
      <text:p text:style-name="P121"><text:span text:style-name="T313">8</text:span>. Return the Yields and Fitted Values to the GUI handlers</text:p>
      <text:p text:style-name="P121"><text:span text:style-name="T313">8</text:span>.1 – <text:span text:style-name="T161">Copy all relevant data from the internal data structures from Sample Elements, Compounds and Fittings Arrays to the main GUI spreadsheet that represents the output values.</text:span></text:p>
      <text:p text:style-name="P66"/>
      <text:p text:style-name="P121"><text:span text:style-name="T313">9</text:span>. Create a Profiling Table</text:p>
      <text:p text:style-name="P121"><text:span text:style-name="T313">9</text:span>.1 – <text:span text:style-name="T161">If the Profiling Step is a positive number, then:</text:span></text:p>
      <text:p text:style-name="P121"><text:span text:style-name="T313">9</text:span>.1.1 – <text:span text:style-name="T161">For Energy = E</text:span><text:span text:style-name="T297">min</text:span><text:span text:style-name="T161"> until Energy = E</text:span><text:span text:style-name="T297">max</text:span><text:span text:style-name="T161">, by Profiling Step values</text:span></text:p>
      <text:p text:style-name="P121"><text:span text:style-name="T313">9</text:span>.1.1.1 – <text:span text:style-name="T170">Evaluate all Yields with the fitted stoichiometry at Energy on the Current Value.</text:span></text:p>
      <text:p text:style-name="P122"><text:span text:style-name="T313">9</text:span>.1.1.2 – <text:span text:style-name="T161">Prosed to the next Energy value.</text:span></text:p>
      <text:p text:style-name="P122"><text:span text:style-name="T313">9</text:span>.1.2 – <text:span text:style-name="T161">Otherwise, skip this step.</text:span></text:p>
      <text:p text:style-name="P123"/>
      <text:p text:style-name="P124"><text:span text:style-name="T313">10</text:span>. Main Routine Completed!</text:p>
      <text:p text:style-name="P58"/>
      <text:p text:style-name="P137">Notes: <text:span text:style-name="T161">Once some data objects such as the Detector’s Efficiency or the Ziegler’s Function (that aggregates both the Ziegler’s equations, or the interpolation from the SRIM tables) are compiled on the initial steps, the program will call them by a function call from the respective C++ class.</text:span></text:p>
      <text:p text:style-name="P74"><text:s/>On this case, the program will call the public function by the energy (in keV units) as argument, and the C++ class will handle internally in order to give the function value.</text:p>
      <text:p text:style-name="P74"><text:s/>Hard-coded functions, or the piecewise linear interpolation of numerical data are made within their function class methods.</text:p>
      <text:p text:style-name="P74"><text:s/>Algebraic functions requires the help of another class that handles the Macro Language features, which requires a separate chapter to detail.</text:p>
      <text:p text:style-name="P74"/>
      <text:p text:style-name="P74"/>
      <text:p text:style-name="P74"/>
      <text:p text:style-name="P74"/>
      <text:p text:style-name="P74"/>
      <text:p text:style-name="P58"/>
      <text:p text:style-name="P125"><text:soft-page-break/><text:span text:style-name="T526">Section 4. </text:span>Yield Evaluation Routine</text:p>
      <text:p text:style-name="P67"/>
      <text:p text:style-name="P68">The Yields are evaluated by a numeric integral that combines the Simpson’s Method with some optimizations since the cross-section of any elements are an approximation by linear interpolation between two experimental values.</text:p>
      <text:p text:style-name="P126"><text:span text:style-name="T161"><text:s/></text:span><text:span text:style-name="T171">The basic equation are derived from the following integral:</text:span></text:p>
      <text:p text:style-name="P69"/>
      <text:p text:style-name="P126"><text:span text:style-name="T171"><text:s text:c="36"/></text:span><text:span text:style-name="T171"><draw:frame draw:style-name="fr1" draw:name="Object16" text:anchor-type="as-char" svg:y="-0.78cm" svg:width="6.853cm" svg:height="1.233cm" draw:z-index="0"><draw:object xlink:href="./Object 1" xlink:type="simple" xlink:show="embed" xlink:actuate="onLoad"/><draw:image xlink:href="./ObjectReplacements/Object 1" xlink:type="simple" xlink:show="embed" xlink:actuate="onLoad"/><svg:desc>fórmula</svg:desc></draw:frame></text:span><text:span text:style-name="T171"><text:s text:c="45"/>(1)</text:span></text:p>
      <text:p text:style-name="P69"/>
      <text:p text:style-name="P353"><text:span text:style-name="T314">Where the </text:span><text:span text:style-name="T316">ε</text:span><text:span text:style-name="T300">abs </text:span><text:span text:style-name="T122">is te Detector efficiency, where depends from the Element gamma emission.</text:span></text:p>
      <text:p text:style-name="P353"><text:span text:style-name="T122"><text:s/>N</text:span><text:span text:style-name="T301">e </text:span><text:span text:style-name="T122">is the number of protons (electric charges), f</text:span><text:span text:style-name="T301">m</text:span><text:span text:style-name="T122"> are the mass fraction, f</text:span><text:span text:style-name="T301">i </text:span><text:span text:style-name="T123">are the isotope abundance, and “A” are the element atomic mass.</text:span></text:p>
      <text:p text:style-name="P353"><text:span text:style-name="T123"><text:s/></text:span><text:span text:style-name="T121">Inside the integral (which are evaluated by numerical integration, using the user-defined Riemann step, where it is defaulted by 1 keV), it depends from the elements cross-section (</text:span><text:span text:style-name="T124">σ</text:span><text:span text:style-name="T121">), and stopping power (</text:span><text:span text:style-name="T124">ε</text:span><text:span text:style-name="T121">). </text:span></text:p>
      <text:p text:style-name="P184"><text:s/>Since ERYA works on samples with multiple elements, it will obtain a chain of the same number of equations defined on (1).</text:p>
      <text:p text:style-name="P172"/>
      <text:p text:style-name="P354"><text:span text:style-name="T73"><text:s/></text:span><text:span text:style-name="T126">Since the essential databases required to ERYA work are built around different units, </text:span><text:span text:style-name="T127">and around several elements, it is necessary to adapt the equations to handle the unit conversion, otherwise it will get a meaningless result.</text:span></text:p>
      <text:p text:style-name="P177"/>
      <text:p text:style-name="P354"><text:span text:style-name="T127"><text:s/></text:span><text:span text:style-name="T128">Let’s suppose that exists </text:span><text:span text:style-name="T87">n </text:span><text:span text:style-name="T128">elements ordered by </text:span><text:span text:style-name="T88">j</text:span><text:span text:style-name="T87">=1,2,…,n</text:span><text:span text:style-name="T128"> </text:span><text:span text:style-name="T129">and stoichiometries ranging from </text:span><text:span text:style-name="T88">s</text:span><text:span text:style-name="T303">1</text:span><text:span text:style-name="T88">, s</text:span><text:span text:style-name="T303">2</text:span><text:span text:style-name="T88">, …, </text:span><text:span text:style-name="T129">s</text:span><text:span text:style-name="T305">n </text:span><text:span text:style-name="T129">where it would get the extended </text:span><text:span text:style-name="T130">integral:</text:span></text:p>
      <text:p text:style-name="P354"><text:span text:style-name="T130"><text:s text:c="39"/></text:span><text:span text:style-name="T130"><draw:frame draw:style-name="fr1" draw:name="Object17" text:anchor-type="as-char" svg:y="-0.78cm" svg:width="8.232cm" svg:height="1.235cm" draw:z-index="1"><draw:object xlink:href="./Object 2" xlink:type="simple" xlink:show="embed" xlink:actuate="onLoad"/><draw:image xlink:href="./ObjectReplacements/Object 2" xlink:type="simple" xlink:show="embed" xlink:actuate="onLoad"/><svg:desc>fórmula</svg:desc></draw:frame></text:span><text:span text:style-name="T130"><text:s text:c="31"/></text:span><text:span text:style-name="T131">(2)</text:span></text:p>
      <text:p text:style-name="P178"/>
      <text:p text:style-name="P354"><text:span text:style-name="T131"><text:s/></text:span><text:span text:style-name="T132">Where we introduce the </text:span><text:span text:style-name="T125">φ</text:span><text:span text:style-name="T132"> factor, </text:span><text:span text:style-name="T140">that is related to the unit conversion of all terms from (2):</text:span></text:p>
      <text:p text:style-name="P354"><text:span text:style-name="T132"><text:s text:c="39"/></text:span><text:span text:style-name="T132"><draw:frame draw:style-name="fr1" draw:name="Object18" text:anchor-type="as-char" svg:y="-0.691cm" svg:width="8.511cm" svg:height="1.141cm" draw:z-index="2"><draw:object xlink:href="./Object 3" xlink:type="simple" xlink:show="embed" xlink:actuate="onLoad"/><draw:image xlink:href="./ObjectReplacements/Object 3" xlink:type="simple" xlink:show="embed" xlink:actuate="onLoad"/><svg:desc>fórmula</svg:desc></draw:frame></text:span><text:span text:style-name="T132"><text:s text:c="28"/></text:span><text:span text:style-name="T133">(3)</text:span></text:p>
      <text:p text:style-name="P179"><text:s/></text:p>
      <text:p text:style-name="P175"><text:span text:style-name="T412">In this equation (3), N</text:span><text:span text:style-name="T302">A</text:span><text:span text:style-name="T412"> is the Avogadro's Number, e is the elemental electric change, and the other values are conversions from different units: </text:span></text:p>
      <text:p text:style-name="P175"><text:span text:style-name="T412"><text:s text:c="18"/>Q=10</text:span><text:span text:style-name="T69">-6</text:span><text:span text:style-name="T412"> C, S=10</text:span><text:span text:style-name="T69">-27</text:span><text:span text:style-name="T412"> cm</text:span><text:span text:style-name="T69">2</text:span><text:span text:style-name="T412"> = 1 mb, F=10</text:span><text:span text:style-name="T69">-2</text:span><text:span text:style-name="T70">4</text:span><text:span text:style-name="T412"> cm</text:span><text:span text:style-name="T69">2 </text:span><text:span text:style-name="T419">= 1b, m=10</text:span><text:span text:style-name="T69">-6 </text:span><text:span text:style-name="T412">g.</text:span></text:p>
      <text:p text:style-name="P173"><text:s/><text:span text:style-name="T416">On ERYA code, the fundamental constants are coded by the following values:</text:span></text:p>
      <text:p text:style-name="P174"><text:s text:c="48"/><text:span text:style-name="T417">e = 1.6021766208*10</text:span><text:span text:style-name="T71">-19</text:span><text:span text:style-name="T417"> C</text:span></text:p>
      <text:p text:style-name="P174"><text:s text:c="48"/><text:span text:style-name="T417">N</text:span><text:span text:style-name="T306">A</text:span><text:span text:style-name="T417"> = 6.022140857*10</text:span><text:span text:style-name="T71">23</text:span> <text:s text:c="26"/></text:p>
      <text:p text:style-name="P173"><text:s/><text:span text:style-name="T418">And the actual (3) value are evaluated directly from this formula, by the program.</text:span></text:p>
      <text:p text:style-name="P173"/>
      <text:p text:style-name="P180">The program evaluate the mass fraction <text:span text:style-name="T415">of the current element </text:span>from the following expression:</text:p>
      <text:p text:style-name="P355"><text:span text:style-name="T73"><text:s text:c="46"/></text:span><text:span text:style-name="T73"><draw:frame draw:style-name="fr1" draw:name="Object20" text:anchor-type="as-char" svg:y="-0.683cm" svg:width="5.353cm" svg:height="1.124cm" draw:z-index="4"><draw:object xlink:href="./Object 5" xlink:type="simple" xlink:show="embed" xlink:actuate="onLoad"/><draw:image xlink:href="./ObjectReplacements/Object 5" xlink:type="simple" xlink:show="embed" xlink:actuate="onLoad"/><svg:desc>fórmula</svg:desc></draw:frame></text:span><text:span text:style-name="T73"><text:s text:c="49"/>(</text:span><text:span text:style-name="T135">4</text:span><text:span text:style-name="T73">)</text:span></text:p>
      <text:p text:style-name="P356"><text:span text:style-name="T73">Where each “m” are the atomic mass of each individual element, </text:span><text:span text:style-name="T136">where it should be already defined on the ERYA’s Element Database. </text:span><text:span text:style-name="T137">And “s” are the user-defined </text:span><text:span text:style-name="T139">stoichiometry</text:span><text:span text:style-name="T137"> for each element.</text:span></text:p>
      <text:p text:style-name="P181"/>
      <text:p text:style-name="P357"><text:span text:style-name="T73">The st</text:span><text:span text:style-name="T138">opping</text:span><text:span text:style-name="T73">-power are evaluated from the Bragg’s rule, which also depends from the stoichiometry, as it follows:</text:span></text:p>
      <text:p text:style-name="P357"><text:span text:style-name="T73"><text:s text:c="46"/></text:span><text:span text:style-name="T73"><draw:frame draw:style-name="fr1" draw:name="Object21" text:anchor-type="as-char" svg:y="-0.386cm" svg:width="6.572cm" svg:height="0.54cm" draw:z-index="5"><draw:object xlink:href="./Object 6" xlink:type="simple" xlink:show="embed" xlink:actuate="onLoad"/><draw:image xlink:href="./ObjectReplacements/Object 6" xlink:type="simple" xlink:show="embed" xlink:actuate="onLoad"/><svg:desc>fórmula</svg:desc></draw:frame></text:span><text:span text:style-name="T73"><text:s text:c="37"/></text:span><text:span text:style-name="T138">(</text:span><text:span text:style-name="T135">5</text:span><text:span text:style-name="T138">)</text:span></text:p>
      <text:p text:style-name="P182"><text:soft-page-break/>And each individual stopping-power are <text:span text:style-name="T413">evaluate</text:span> from the Ziegler functions publish by [2], <text:span text:style-name="T418">or from linear interpolation from SRIM tables.</text:span></text:p>
      <text:p text:style-name="P182"/>
      <text:p text:style-name="P356"><text:span text:style-name="T73">The last item is the molar mass “M”, which are evaluated from </text:span><text:span text:style-name="T134">the usual formula:</text:span></text:p>
      <text:p text:style-name="P176"><text:span text:style-name="T414"><text:s text:c="56"/></text:span><text:span text:style-name="T414"><draw:frame draw:style-name="fr1" draw:name="Object22" text:anchor-type="as-char" svg:y="-0.377cm" svg:width="3.48cm" svg:height="0.531cm" draw:z-index="3"><draw:object xlink:href="./Object 4" xlink:type="simple" xlink:show="embed" xlink:actuate="onLoad"/><draw:image xlink:href="./ObjectReplacements/Object 4" xlink:type="simple" xlink:show="embed" xlink:actuate="onLoad"/><svg:desc>fórmula</svg:desc></draw:frame></text:span><text:span text:style-name="T414"><text:s text:c="56"/>(6)</text:span></text:p>
      <text:p text:style-name="P176"/>
      <text:p text:style-name="P183">In order to evaluate the integral, ERYA takes the integral intervals in terms of energy, from the user selected minimum to maximum energy value, and split the whole interval by equal spaced intervals defined by the user, which is the energy step.</text:p>
      <text:p text:style-name="P183"><text:s/>Since the stopping-power varies too little between each step, it is taken out of the integral, and the whole (2) becomes a sum:</text:p>
      <text:p text:style-name="P183"><text:s text:c="35"/><draw:frame draw:style-name="fr1" draw:name="Objeto1" text:anchor-type="as-char" svg:y="-0.713cm" svg:width="7.952cm" svg:height="1.177cm" draw:z-index="6"><draw:object xlink:href="./Object 7" xlink:type="simple" xlink:show="embed" xlink:actuate="onLoad"/><draw:image xlink:href="./ObjectReplacements/Object 7" xlink:type="simple" xlink:show="embed" xlink:actuate="onLoad"/><svg:desc>fórmula</svg:desc></draw:frame><text:s text:c="34"/>(7)</text:p>
      <text:p text:style-name="P183"><text:s/></text:p>
      <text:p text:style-name="P183">Where the cross-section at each smaller interval are evaluated by the following expression:</text:p>
      <text:p text:style-name="P126"><text:span text:style-name="T171"><text:s text:c="17"/></text:span><text:span text:style-name="T171"><draw:frame draw:style-name="fr1" draw:name="Objeto2" text:anchor-type="as-char" svg:y="-0.713cm" svg:width="11.726cm" svg:height="1.139cm" draw:z-index="7"><draw:object xlink:href="./Object 8" xlink:type="simple" xlink:show="embed" xlink:actuate="onLoad"/><draw:image xlink:href="./ObjectReplacements/Object 8" xlink:type="simple" xlink:show="embed" xlink:actuate="onLoad"/></draw:frame></text:span><text:span text:style-name="T171"><text:s text:c="16"/></text:span><text:span text:style-name="T172">(8)</text:span></text:p>
      <text:p text:style-name="P126"><text:span text:style-name="T172"><text:s/></text:span><text:span text:style-name="T173">Where each intermediate point x</text:span><text:span text:style-name="T298">k</text:span><text:span text:style-name="T173"> belongs to an experimental value inside each subinterval between x</text:span><text:span text:style-name="T298">k</text:span><text:span text:style-name="T173"> and x</text:span><text:span text:style-name="T298">k+1</text:span><text:span text:style-name="T173">.</text:span></text:p>
      <text:p text:style-name="P70">This approach will combine the Simpson’s integral and the adjustable integration step, by selecting the experimental values from database.</text:p>
      <text:p text:style-name="P70"><text:s/>The stopping-power are evaluated from the middle value between the interval boundaries.</text:p>
      <text:p text:style-name="P70"/>
      <text:p text:style-name="P127"><text:span text:style-name="T161"><text:s/></text:span><text:span text:style-name="T174">The actual stopping-power and cross-section values are evaluated by the following expression, </text:span><text:span text:style-name="T175">by</text:span><text:span text:style-name="T174"> taking the value between two experimental values, or got zero if the inputed variable are beyond the table data.</text:span></text:p>
      <text:p text:style-name="P127"><text:span text:style-name="T174"><text:s text:c="52"/></text:span><text:span text:style-name="T174"><draw:frame draw:style-name="fr1" draw:name="Objeto3" text:anchor-type="as-char" svg:y="-0.691cm" svg:width="6.271cm" svg:height="1.132cm" draw:z-index="8"><draw:object xlink:href="./Object 9" xlink:type="simple" xlink:show="embed" xlink:actuate="onLoad"/><draw:image xlink:href="./ObjectReplacements/Object 9" xlink:type="simple" xlink:show="embed" xlink:actuate="onLoad"/></draw:frame></text:span><text:span text:style-name="T174"><text:s text:c="26"/></text:span><text:span text:style-name="T175">(9)</text:span></text:p>
      <text:p text:style-name="P71"/>
      <text:p text:style-name="P130"><text:span text:style-name="T175">T</text:span><text:span text:style-name="T161">he same logic applies to the Detector’s efficiency, if the algebraic function are not defined.</text:span></text:p>
      <text:p text:style-name="P75"/>
      <text:p text:style-name="P131"><text:span text:style-name="T161">As a final remark, if the sample had a finite </text:span><text:span text:style-name="T177">depth (measured on </text:span><text:span text:style-name="T318">µ</text:span><text:span text:style-name="T420">g/cm</text:span><text:span text:style-name="T72">2</text:span><text:span text:style-name="T420">), the yield calculation simplifies to:</text:span></text:p>
      <text:p text:style-name="P131"><text:span text:style-name="T420"><text:s text:c="41"/></text:span><text:span text:style-name="T420"><draw:frame draw:style-name="fr1" draw:name="Objeto4" text:anchor-type="as-char" svg:y="-0.437cm" svg:width="8.617cm" svg:height="0.591cm" draw:z-index="9"><draw:object xlink:href="./Object 10" xlink:type="simple" xlink:show="embed" xlink:actuate="onLoad"/><draw:image xlink:href="./ObjectReplacements/Object 10" xlink:type="simple" xlink:show="embed" xlink:actuate="onLoad"/><svg:desc>fórmula</svg:desc></draw:frame></text:span><text:span text:style-name="T420"><text:s text:c="13"/></text:span><text:span text:style-name="T421">(10)</text:span></text:p>
      <text:p text:style-name="P132"><text:span text:style-name="T421"><text:s/></text:span><text:span text:style-name="T422">And the conversion factor are slight different, apart of the factor there’s no actual integration, and the </text:span><text:span text:style-name="T319">Γ</text:span><text:span text:style-name="T422"> are the sample depth density measured on </text:span><text:span text:style-name="T318">µ</text:span><text:span text:style-name="T420">g/cm</text:span><text:span text:style-name="T72">2</text:span><text:span text:style-name="T420">.</text:span></text:p>
      <text:p text:style-name="P132"><text:span text:style-name="T420"><text:s text:c="41"/></text:span><text:span text:style-name="T420"><draw:frame draw:style-name="fr1" draw:name="Objeto5" text:anchor-type="as-char" svg:y="-0.691cm" svg:width="9.985cm" svg:height="1.109cm" draw:z-index="10"><draw:object xlink:href="./Object 11" xlink:type="simple" xlink:show="embed" xlink:actuate="onLoad"/><draw:image xlink:href="./ObjectReplacements/Object 11" xlink:type="simple" xlink:show="embed" xlink:actuate="onLoad"/><svg:desc>fórmula</svg:desc></draw:frame></text:span><text:span text:style-name="T420"><text:s text:c="7"/></text:span><text:span text:style-name="T423">(11)</text:span><text:span text:style-name="T420"> <text:s text:c="41"/></text:span></text:p>
      <text:p text:style-name="P72"/>
      <text:p text:style-name="P73">Gathering all formulas together the algorithm to evaluate a theoretical yield are plain simple:</text:p>
      <text:p text:style-name="P128">1. <text:span text:style-name="T176">Evaluate all conversion factors derived on equation (3).</text:span></text:p>
      <text:p text:style-name="P76"/>
      <text:p text:style-name="P129">2. <text:span text:style-name="T161">Evaluate the </text:span><text:span text:style-name="T181">m</text:span><text:span text:style-name="T161">olar mass (6), and fraction mass (4) using the data from the Numerical Elements Array object.</text:span></text:p>
      <text:p text:style-name="P77"/>
      <text:p text:style-name="P129">3. <text:span text:style-name="T161">Evaluate the terms outside the integral on (1), including the Detector’s Efficiency from the adequate C++ function class call (y=f(x)).</text:span></text:p>
      <text:p text:style-name="P77"/>
      <text:p text:style-name="P129">4. <text:span text:style-name="T161">If the Sample Depth are a positive number (SD &gt; 0), then:</text:span></text:p>
      <text:p text:style-name="P129"><text:span text:style-name="T161">- </text:span><text:span text:style-name="T182">Define Y as the total yield, </text:span><text:span text:style-name="T183">beginning with Y=0</text:span></text:p>
      <text:p text:style-name="P129">4.1<text:span text:style-name="T161"> – Evaluate the yield</text:span> <text:span text:style-name="T178">using the conversion (11) factor within the equation (10)</text:span></text:p>
      <text:p text:style-name="P78"><text:soft-page-break/><text:s/>Else:</text:p>
      <text:p text:style-name="P133">4.2 – <text:span text:style-name="T179">For (E = Minimum Energy) until (E = Maximum Energy), by Energy Step </text:span><text:span text:style-name="T180">(</text:span><text:span text:style-name="T320">Δ</text:span><text:span text:style-name="T424">E</text:span><text:span text:style-name="T180">)</text:span><text:span text:style-name="T179">.</text:span></text:p>
      <text:p text:style-name="P133"><text:span text:style-name="T425">4.2.1 – </text:span><text:span text:style-name="T180">Evaluate the cross-section using (8), by taking all experimental values between [E, E+</text:span><text:span text:style-name="T320">Δ</text:span><text:span text:style-name="T180">E].</text:span></text:p>
      <text:p text:style-name="P133"><text:span text:style-name="T180"><text:s/>- </text:span><text:span text:style-name="T184">Get CS, from (8).</text:span></text:p>
      <text:p text:style-name="P134">4.2.2- <text:span text:style-name="T161">Evaluate the stopping-power using (5), where may depend from Ziegler’s equations of interpolation of the SRIM tables, taking (9) formula.</text:span></text:p>
      <text:p text:style-name="P134"><text:span text:style-name="T161"><text:s/>- </text:span><text:span text:style-name="T184">Get SP, from (5).</text:span></text:p>
      <text:p text:style-name="P135">4.2.3 – <text:span text:style-name="T182">Take the ratio of the two (4.2.1 and 4.2.2) formulas, and add to the sum defined on (7).</text:span></text:p>
      <text:p text:style-name="P135"><text:span text:style-name="T182"><text:s/></text:span><text:span text:style-name="T183">SY = CS / SP </text:span></text:p>
      <text:p text:style-name="P135"><text:span text:style-name="T182"><text:s text:c="2"/></text:span><text:span text:style-name="T183">Y = Y + SY</text:span></text:p>
      <text:p text:style-name="P145"><text:span text:style-name="T183">E</text:span><text:span text:style-name="T161">nd If</text:span></text:p>
      <text:p text:style-name="P171">4.3 - Return Y</text:p>
      <text:p text:style-name="P136"/>
      <text:p text:style-name="P138"><text:span text:style-name="T527">Section 5. </text:span>ERYA Macro Language Routines</text:p>
      <text:p text:style-name="P79"/>
      <text:p text:style-name="P80">This feature was implemented as an auxiliary library, and makes possible to the user code a simple program (even lacks several features, such as control flow, or code branches), as ERYA will compile to a intermediate state that simplifies the user-defined code.</text:p>
      <text:p text:style-name="P80"/>
      <text:p text:style-name="P139"><text:span text:style-name="T161">When ERYA pass the initial program as a string, it will </text:span><text:span text:style-name="T187">t</text:span><text:span text:style-name="T161">ransform the initial string as a chain of words (tokens), then convert to a more optimized state (using the Shunting-Yard algorithm), making more easily to run the actual code.</text:span></text:p>
      <text:p text:style-name="P81"><text:s/>Once completed, ERYA can grab the numerical result, or store the compiled chain of tokens on the correspondent algebraic Function object class, in order to the program numerical routines when call the compiled function, it could insert a input, and get an output by running the compiled code.</text:p>
      <text:p text:style-name="P139"><text:span text:style-name="T161"><text:s/></text:span><text:span text:style-name="T185">Basically this is a Run-Time Compiler type of Interpreter, where the entire code are converted prior to the actual execution. Due to </text:span><text:span text:style-name="T276">several restrains</text:span><text:span text:style-name="T185">, this feature was </text:span><text:span text:style-name="T276">only </text:span><text:span text:style-name="T185">made </text:span><text:span text:style-name="T276">to implement</text:span><text:span text:style-name="T185"> simple functions, and not </text:span><text:span text:style-name="T186">intended to made complex</text:span><text:span text:style-name="T185"> programs.</text:span></text:p>
      <text:p text:style-name="P82"/>
      <text:p text:style-name="P140">Step 1: Tokenization</text:p>
      <text:p text:style-name="P140">- <text:span text:style-name="T188">Get the initial </text:span><text:span text:style-name="T277">S</text:span><text:span text:style-name="T188">tring, that had a total of N characters.</text:span></text:p>
      <text:p text:style-name="P140"><text:span text:style-name="T188">- </text:span><text:span text:style-name="T189">Define a temporary string, called: Cache.</text:span></text:p>
      <text:p text:style-name="P141">1. <text:span text:style-name="T161">For I=0 to String Size (N)</text:span></text:p>
      <text:p text:style-name="P142">1.1 – <text:span text:style-name="T190">Define the following auxiliary strings:</text:span></text:p>
      <text:p text:style-name="P142"><text:span text:style-name="T190"><text:s/></text:span><text:span text:style-name="T191">Character = String(I)</text:span></text:p>
      <text:p text:style-name="P142"><text:span text:style-name="T191"><text:s/></text:span><text:span text:style-name="T192">TestChar = Character</text:span></text:p>
      <text:p text:style-name="P142"><text:span text:style-name="T192"><text:s/>TestCache = </text:span><text:span text:style-name="T193">Cache + Character</text:span></text:p>
      <text:p text:style-name="P142"><text:span text:style-name="T193"><text:s/></text:span><text:span text:style-name="T194">TestNumber = Cache + Character + “0”</text:span></text:p>
      <text:p text:style-name="P83">- Notice that the sums signs are actually string concatenation.</text:p>
      <text:p text:style-name="P83"/>
      <text:p text:style-name="P143"><text:span text:style-name="T194">- </text:span><text:span text:style-name="T195">Now start a chain of If and Else If, to test the actual character, taking attention of the caches:</text:span></text:p>
      <text:p text:style-name="P143"><text:span text:style-name="T426">1.2 – </text:span><text:span text:style-name="T195">If Character = “ “, or “\t”, or “\n” </text:span><text:span text:style-name="T196">(Empty strings, or blank spaces)</text:span></text:p>
      <text:p text:style-name="P143"><text:span text:style-name="T427">1.2.1 – </text:span><text:span text:style-name="T197">If Cache Size &gt; 0, then store Cache as new Token, and Clear Cache.</text:span></text:p>
      <text:p text:style-name="P143"><text:span text:style-name="T197">- </text:span><text:span text:style-name="T198">Blank characters are interpreted to store the previous cached strings to a new Token, and then clear any temporary string caches.</text:span></text:p>
      <text:p text:style-name="P84"/>
      <text:p text:style-name="P146">1.3 – <text:span text:style-name="T161">If Character = “*”, “/”, “^”, “:”, “&lt;”, “&gt;”, “,”, “(“, “)” [Any single-character symbol]</text:span></text:p>
      <text:p text:style-name="P144"><text:span text:style-name="T427">1.3.1</text:span><text:span text:style-name="T197"> – If Cache Size &gt; 0, then store Cache as new Token, and Clear Cache.</text:span></text:p>
      <text:p text:style-name="P147"><text:span text:style-name="T427">1.</text:span>3.2<text:span text:style-name="T161"> – Store Character as new Token.</text:span></text:p>
      <text:p text:style-name="P442">Note:<text:span text:style-name="T161"> Single character tokens are the easy part when writing an interpreter or parser, and this are implemented on first place. The real challenge happens with the tokens had several characters, or some characters will have several meanings.</text:span></text:p>
      <text:p text:style-name="P148"><text:soft-page-break/></text:p>
      <text:p text:style-name="P148">1.4 – <text:span text:style-name="T199">If Character = “-” or “+” [This can be an arithmetic operator, or part of a number]</text:span></text:p>
      <text:p text:style-name="P148"><text:span text:style-name="T199">- </text:span><text:span text:style-name="T200">Define the auxiliary string:</text:span></text:p>
      <text:p text:style-name="P85"><text:s/>NextChar = String(I+1), if I is not the last character.</text:p>
      <text:p text:style-name="P149">1.4.1<text:span text:style-name="T161"> – </text:span><text:span text:style-name="T197">If Cache Size &gt; 0, </text:span><text:span text:style-name="T201">Then:</text:span></text:p>
      <text:p text:style-name="P149"><text:span text:style-name="T428">1.4.1.1 – </text:span><text:span text:style-name="T202">Define the following auxiliary string:</text:span></text:p>
      <text:p text:style-name="P149"><text:span text:style-name="T202"><text:s/>TestSci = Cache + Character + NextChar </text:span><text:span text:style-name="T203">[A number of scientific notation]</text:span></text:p>
      <text:p text:style-name="P150">1.4.1.2- <text:span text:style-name="T161">If is a valid number on Scientific Notation, then:</text:span></text:p>
      <text:p text:style-name="P86"><text:s text:c="5"/>Cache = Cache + Character (Concatenate the current character to the cache string).</text:p>
      <text:p text:style-name="P150"><text:span text:style-name="T161"><text:s/></text:span><text:span text:style-name="T204">Else:</text:span></text:p>
      <text:p text:style-name="P151"><text:span text:style-name="T204"><text:s text:c="4"/>S</text:span><text:span text:style-name="T197">tore Cache as new Token, and Clear Cache.</text:span></text:p>
      <text:p text:style-name="P152">1.4.2 – <text:span text:style-name="T161">Else </text:span><text:span text:style-name="T278">If </text:span><text:span text:style-name="T161">for Cache Size = 0 </text:span><text:span text:style-name="T206">[It can be a genuine arithmetic operator, or a number sign]</text:span></text:p>
      <text:p text:style-name="P152">1.4.2.1<text:span text:style-name="T161">- Define the following auxiliary string:</text:span></text:p>
      <text:p text:style-name="P152"><text:span text:style-name="T161"><text:s/></text:span><text:span text:style-name="T205">Test Number = Character + Next Number</text:span></text:p>
      <text:p text:style-name="P153">1.4.2.2 – <text:span text:style-name="T161">If Test Number is a Number </text:span><text:span text:style-name="T278">Token </text:span><text:span text:style-name="T161">, </text:span><text:span text:style-name="T207">Then</text:span></text:p>
      <text:p text:style-name="P154">1.4.2.2.1 – <text:span text:style-name="T161">If the Token Stack Size &gt; 0, Then:</text:span></text:p>
      <text:p text:style-name="P154">1.4.2.2.1.1- <text:span text:style-name="T208">If the Last Token Stack had Priority &gt; 0, </text:span><text:span text:style-name="T279">or</text:span><text:span text:style-name="T278"> </text:span><text:span text:style-name="T208">is a “(“”, then:</text:span></text:p>
      <text:p text:style-name="P155"><text:span text:style-name="T208"><text:s text:c="2"/></text:span><text:span text:style-name="T209"><text:s/>Cache = Cache + Character (Concatenate the current character to the cache string).</text:span></text:p>
      <text:p text:style-name="P156">1.4.2.2.1.2- <text:span text:style-name="T161">If the Last Token Stack is a “)”, or when is a valid number of symbol </text:span><text:span text:style-name="T210">(see 1.3),Then:</text:span></text:p>
      <text:p text:style-name="P89">- Clear Cache, since it’s an arithmetic operator.</text:p>
      <text:p text:style-name="P89">- Add the current Character as a new Token</text:p>
      <text:p text:style-name="P158"><text:span text:style-name="T210">E</text:span><text:span text:style-name="T161">lse:</text:span></text:p>
      <text:p text:style-name="P87">Cache = Cache + Character (Concatenate the current character to the cache string).</text:p>
      <text:p text:style-name="P159">1.4.2.2.2-<text:span text:style-name="T161"> Else from Token Stack Size &gt; 0</text:span></text:p>
      <text:p text:style-name="P88">Cache = Cache + Character (Concatenate the current character to the cache string).</text:p>
      <text:p text:style-name="P160">1.4.2.3 – <text:span text:style-name="T161">Else from Test Number, then:</text:span></text:p>
      <text:p text:style-name="P90">- Clear Cache, since it’s an arithmetic operator.</text:p>
      <text:p text:style-name="P90">- Add the current Character as a new Token.</text:p>
      <text:p text:style-name="P166">Note: <text:span text:style-name="T161">This delicate routine was intended to parse negative numbers as a single token, since the macro language was designed to avoid unary operators.</text:span></text:p>
      <text:p text:style-name="P90"/>
      <text:p text:style-name="P161">1.5 – <text:span text:style-name="T211">If Character is a Valid Variable Name or Number</text:span></text:p>
      <text:p text:style-name="P92">Cache = Cache + Character (Concatenate the current character to the cache string).</text:p>
      <text:p text:style-name="P92"/>
      <text:p text:style-name="P162">1.6 – <text:span text:style-name="T161">If all previous cases fail, then return an Error.</text:span></text:p>
      <text:p text:style-name="P162"><text:span text:style-name="T161">-</text:span><text:span text:style-name="T280">The process abort with an unexpected error, such an invalid character type.</text:span></text:p>
      <text:p text:style-name="P92"/>
      <text:p text:style-name="P162">2. <text:span text:style-name="T161">Once completed the cycle, and remains Cache Size &gt; 0.</text:span></text:p>
      <text:p text:style-name="P157"><text:span text:style-name="T210">- Add the </text:span><text:span text:style-name="T211">Cache</text:span><text:span text:style-name="T210"> as a new Token.</text:span></text:p>
      <text:p text:style-name="P91"/>
      <text:p text:style-name="P163">3. <text:span text:style-name="T161">Classify all the Tokens on their Stack. If any of them are an invalid token, stop the process, and return the adequate error code.</text:span></text:p>
      <text:p text:style-name="P93"/>
      <text:p text:style-name="P164">4. End of Tokenization.</text:p>
      <text:p text:style-name="P165">Note: <text:span text:style-name="T161">The classification process will determine if any token is a number, a valid variable name (using the C standard, where the first character is a letter, and the other can be numbers and letters), </text:span><text:span text:style-name="T212">or reserved words for commands and functions.</text:span></text:p>
      <text:p text:style-name="P94">- The reserved words for commands and attributes are three: fxvar, fyvar, fnvar.</text:p>
      <text:p text:style-name="P94">- On ERYA-Profiling, more two attributes are added: fxmin, fxmax.</text:p>
      <text:p text:style-name="P94">-There’s 16 reserved words for the functions: asin, asinh, sin, sinh, acos, acosh, cos, cosh, atan, atanh, tan, tanh, exp, log, ln, sqrt.</text:p>
      <text:p text:style-name="P94">- The valid operator symbols are: “+”, “-”, “*”, “/”, “^”, “(“, “)”, “&lt;”, “&gt;”, “:”, “,”</text:p>
      <text:p text:style-name="P95"><text:soft-page-break/></text:p>
      <text:p text:style-name="P384">The Precedence Attributes of Tokens</text:p>
      <table:table table:name="TokenAttributes" table:style-name="TokenAttributes">
        <table:table-column table:style-name="TokenAttributes.A" table:number-columns-repeated="3"/>
        <table:table-row table:style-name="TokenAttributes.1">
          <table:table-cell table:style-name="TokenAttributes.A1" office:value-type="string">
            <text:p text:style-name="P416">Token Type</text:p>
          </table:table-cell>
          <table:table-cell table:style-name="TokenAttributes.A1" office:value-type="string">
            <text:p text:style-name="P416">Priority Order</text:p>
          </table:table-cell>
          <table:table-cell table:style-name="TokenAttributes.C1" office:value-type="string">
            <text:p text:style-name="P416">Associativity</text:p>
          </table:table-cell>
        </table:table-row>
        <table:table-row>
          <table:table-cell table:style-name="TokenAttributes.A2" office:value-type="string">
            <text:p text:style-name="P417">Any Variable, Number, <text:span text:style-name="T429">Symbol</text:span></text:p>
          </table:table-cell>
          <table:table-cell table:style-name="TokenAttributes.A2" office:value-type="string">
            <text:p text:style-name="P417">0</text:p>
          </table:table-cell>
          <table:table-cell table:style-name="TokenAttributes.C2" office:value-type="string">
            <text:p text:style-name="P417">Left</text:p>
          </table:table-cell>
        </table:table-row>
        <table:table-row>
          <table:table-cell table:style-name="TokenAttributes.A2" office:value-type="string">
            <text:p text:style-name="P418">Assignment Operator “=” </text:p>
          </table:table-cell>
          <table:table-cell table:style-name="TokenAttributes.A2" office:value-type="string">
            <text:p text:style-name="P418">1</text:p>
          </table:table-cell>
          <table:table-cell table:style-name="TokenAttributes.C2" office:value-type="string">
            <text:p text:style-name="P418">Left</text:p>
          </table:table-cell>
        </table:table-row>
        <table:table-row>
          <table:table-cell table:style-name="TokenAttributes.A2" office:value-type="string">
            <text:p text:style-name="P419">Less “&lt;”, More “&gt;”</text:p>
          </table:table-cell>
          <table:table-cell table:style-name="TokenAttributes.A2" office:value-type="string">
            <text:p text:style-name="P419">2</text:p>
          </table:table-cell>
          <table:table-cell table:style-name="TokenAttributes.C2" office:value-type="string">
            <text:p text:style-name="P419">Right</text:p>
          </table:table-cell>
        </table:table-row>
        <table:table-row>
          <table:table-cell table:style-name="TokenAttributes.A2" office:value-type="string">
            <text:p text:style-name="P420">Sum “+”, Minus “-”</text:p>
          </table:table-cell>
          <table:table-cell table:style-name="TokenAttributes.A2" office:value-type="string">
            <text:p text:style-name="P419">3</text:p>
          </table:table-cell>
          <table:table-cell table:style-name="TokenAttributes.C2" office:value-type="string">
            <text:p text:style-name="P420">Left</text:p>
          </table:table-cell>
        </table:table-row>
        <table:table-row>
          <table:table-cell table:style-name="TokenAttributes.A2" office:value-type="string">
            <text:p text:style-name="P420">Product “*”, Division “/”</text:p>
          </table:table-cell>
          <table:table-cell table:style-name="TokenAttributes.A2" office:value-type="string">
            <text:p text:style-name="P419">4</text:p>
          </table:table-cell>
          <table:table-cell table:style-name="TokenAttributes.C2" office:value-type="string">
            <text:p text:style-name="P420">Left</text:p>
          </table:table-cell>
        </table:table-row>
        <table:table-row>
          <table:table-cell table:style-name="TokenAttributes.A2" office:value-type="string">
            <text:p text:style-name="P421">Power “^”</text:p>
          </table:table-cell>
          <table:table-cell table:style-name="TokenAttributes.A2" office:value-type="string">
            <text:p text:style-name="P419">5</text:p>
          </table:table-cell>
          <table:table-cell table:style-name="TokenAttributes.C2" office:value-type="string">
            <text:p text:style-name="P421">Right</text:p>
          </table:table-cell>
        </table:table-row>
        <table:table-row>
          <table:table-cell table:style-name="TokenAttributes.A2" office:value-type="string">
            <text:p text:style-name="P421">Functions</text:p>
          </table:table-cell>
          <table:table-cell table:style-name="TokenAttributes.A2" office:value-type="string">
            <text:p text:style-name="P419">6</text:p>
          </table:table-cell>
          <table:table-cell table:style-name="TokenAttributes.C2" office:value-type="string">
            <text:p text:style-name="P421">Left</text:p>
          </table:table-cell>
        </table:table-row>
      </table:table>
      <text:p text:style-name="P191"/>
      <text:p text:style-name="P216">Step 2: Shunting-Yard Algorithm</text:p>
      <text:p text:style-name="P216"/>
      <text:p text:style-name="P192">The next phase of the interpreter is to convert the chain of tokens to the postfix notation using the Shunting-Yard algorithm [7].</text:p>
      <text:p text:style-name="P193">The whole process grabs the input stack of tokens, and copy the contents to the output stack, while use an auxiliary stack of tokens called the operator stack, where the last member is the first to go away (LIFO buffer).</text:p>
      <text:p text:style-name="P193"/>
      <text:p text:style-name="P217">1<text:span text:style-name="T161">. For I=0 to Input Stack Size (N)</text:span></text:p>
      <text:p text:style-name="P220">1.1<text:span text:style-name="T161"> – If Input(I) is a Number, Symbol or </text:span><text:span text:style-name="T213">Attribute</text:span><text:span text:style-name="T161">, Then:</text:span></text:p>
      <text:p text:style-name="P194">- Copy the Token to the Output.</text:p>
      <text:p text:style-name="P221">1.<text:span text:style-name="T430">2</text:span><text:span text:style-name="T161"> – If Input(I) is </text:span><text:span text:style-name="T213">the “=” operator or function</text:span><text:span text:style-name="T161">, Then:</text:span></text:p>
      <text:p text:style-name="P221"><text:span text:style-name="T161">- Copy the Token to the O</text:span><text:span text:style-name="T213">perator Stack.</text:span></text:p>
      <text:p text:style-name="P234">1.3 – <text:span text:style-name="T161">If Input(I) is the comma “,”</text:span></text:p>
      <text:p text:style-name="P195">- <text:span text:style-name="T529">Pop</text:span> the entire Operator Stack to the Output.</text:p>
      <text:p text:style-name="P234">1.3.1 –<text:span text:style-name="T161"> If exists a parenthesis on the Operator Stack, abort with a mismatched parenthesis error.</text:span></text:p>
      <text:p text:style-name="P234">1.4 – <text:span text:style-name="T161">If Input(I) is the comma “:”</text:span></text:p>
      <text:p text:style-name="P195">- <text:span text:style-name="T529">Pop</text:span> the entire Operator Stack to the Output.</text:p>
      <text:p text:style-name="P195">1.4.1 – If exists a parenthesis on the Operator Stack, abort with a mismatched parenthesis error.</text:p>
      <text:p text:style-name="P195">1.4.2 - Copy “:” Token to Output.</text:p>
      <text:p text:style-name="P235">1.5 – <text:span text:style-name="T161">If Input(I) is an Operator, and the Operator Stack is Empty, then:</text:span></text:p>
      <text:p text:style-name="P196"><text:s/>-Copy the Token to the Operator Stack.</text:p>
      <text:p text:style-name="P236">1.6 – <text:span text:style-name="T214"><text:s/></text:span><text:span text:style-name="T161">If Input(I) is an Operator, and the Operator Stack is </text:span><text:span text:style-name="T214">Not </text:span><text:span text:style-name="T161">Empty, then:</text:span></text:p>
      <text:p text:style-name="P167">1.6.1- <text:span text:style-name="T161">While the Operator Stack is Not Empty</text:span></text:p>
      <text:p text:style-name="P167">1.6.1.1-<text:span text:style-name="T215">If the Token is left associative, and the Last Operator Stack Priority are equal or greater than the Token Priority, Then:</text:span></text:p>
      <text:p text:style-name="P96">- <text:span text:style-name="T529">Pop</text:span> the Last Operator Stack Token to the Output.</text:p>
      <text:p text:style-name="P168">1.6.1.<text:span text:style-name="T431">2</text:span>- <text:span text:style-name="T281">Else </text:span><text:span text:style-name="T215">If the Token is right associative, and the Last Operator Stack Priority are greater than the Token Priority, Then:</text:span></text:p>
      <text:p text:style-name="P97"><text:s/>- <text:span text:style-name="T529">Pop</text:span> the Last Operator Stack Token to the Output.</text:p>
      <text:p text:style-name="P169">1.6.1.3-<text:span text:style-name="T216">If the previous conditions not meet, stop the cycle.</text:span></text:p>
      <text:p text:style-name="P170">1.6.2<text:span text:style-name="T161"> – Copy the Token to the Operator stack.</text:span></text:p>
      <text:p text:style-name="P222">1.<text:span text:style-name="T432">7</text:span><text:span text:style-name="T161"> – If Input(I) is </text:span><text:span text:style-name="T213">the “</text:span><text:span text:style-name="T217">(</text:span><text:span text:style-name="T213">” </text:span><text:span text:style-name="T217">symbol</text:span><text:span text:style-name="T161">, Then:</text:span></text:p>
      <text:p text:style-name="P222"><text:span text:style-name="T161">- Copy the Token to the O</text:span><text:span text:style-name="T213">perator Stack.</text:span></text:p>
      <text:p text:style-name="P223"><text:span text:style-name="T433">1.8</text:span><text:span text:style-name="T213"> – If Input(I) is the “</text:span><text:span text:style-name="T218">)</text:span><text:span text:style-name="T213">” </text:span><text:span text:style-name="T217">symbol</text:span><text:span text:style-name="T213">, Then:</text:span></text:p>
      <text:p text:style-name="P237"><text:span text:style-name="T213">1.</text:span><text:span text:style-name="T219">8</text:span><text:span text:style-name="T213">.1- While the Operator Stack is Not Empty.</text:span></text:p>
      <text:p text:style-name="P238">1.8.1.1-If<text:span text:style-name="T161"> the Last Operator Stack Token is a “(“ parenthesis, Then:</text:span></text:p>
      <text:p text:style-name="P197">- Delete the “(“ from Operator Stack, and stop the cycle.</text:p>
      <text:p text:style-name="P239"><text:soft-page-break/>1.8.1.1.1-<text:span text:style-name="T161">If the Next Operator Stack is a Function, then:</text:span></text:p>
      <text:p text:style-name="P198">- <text:span text:style-name="T530">Pop</text:span> the Function Token to the Output.</text:p>
      <text:p text:style-name="P238">1.8.1.2<text:span text:style-name="T161"> – </text:span><text:span text:style-name="T220">If the Last Operator Stack is “=”, or “,”, or “:”, Then:</text:span></text:p>
      <text:p text:style-name="P199">- Abort the procedure due to a syntax error.</text:p>
      <text:p text:style-name="P240">1.8.1.3- <text:span text:style-name="T161">Elsewhere, </text:span><text:span text:style-name="T282">pop</text:span><text:span text:style-name="T161"> the Last Operator Stack Token to the Output.</text:span></text:p>
      <text:p text:style-name="P240">1.8.2 – <text:span text:style-name="T161">If the entire Operator Stack don’t contains a parenthesis “(“, abort the procedure due to mismatched parenthesis.</text:span></text:p>
      <text:p text:style-name="P241">1.9 – <text:span text:style-name="T161">If Token(I) is not any of previous options, Then:</text:span></text:p>
      <text:p text:style-name="P200">- Abort Procedure due to unknown token type.</text:p>
      <text:p text:style-name="P200"/>
      <text:p text:style-name="P241">2 – <text:span text:style-name="T530">Pop</text:span><text:span text:style-name="T221"> any remaining tokens on Operator Stack to the Output.</text:span></text:p>
      <text:p text:style-name="P201">- Notice that presence of “(“, “:”, or “,” symbols will trigger a syntax error, and the cancellation of this procedure.</text:p>
      <text:p text:style-name="P201"/>
      <text:p text:style-name="P242">3. End of Shunting-Yard Algorithm</text:p>
      <text:p text:style-name="P202"/>
      <text:p text:style-name="P243">Step 3: Postfix C<text:span text:style-name="T499">ompiler</text:span></text:p>
      <text:p text:style-name="P243"/>
      <text:p text:style-name="P203">The final major step of the compilation stage is to run the postfix code, actually a kind of compiled program, in order to check if generates a correct result. <text:span text:style-name="T434">ERYA implements</text:span> two similar routines: this one to <text:span text:style-name="T434">check the code and run it in order to</text:span> assign all numeric values on variables or any attributes on them, <text:span text:style-name="T434">and store them on the Variables and Attributes arrays.</text:span></text:p>
      <text:p text:style-name="P203"><text:s/>The second version is a trimmed down postfix <text:span text:style-name="T434">calculator </text:span>that only update any variables <text:span text:style-name="T434">at all, not create ones.</text:span></text:p>
      <text:p text:style-name="P203"><text:s/><text:span text:style-name="T434">Since the code was intended to follow a standard pattern: declaration of variables, any constants, and the algebraic function itself; the last part are cached to a Function Stack.</text:span></text:p>
      <text:p text:style-name="P203"><text:s/><text:span text:style-name="T434">That Function Stack are used by the second postfix algorithm to evaluate function values, when the code insert a numeric value for the independent variable, and calls the postfix algorithm to deliver the dependent variable of the coded function.</text:span></text:p>
      <text:p text:style-name="P203"><text:s/><text:span text:style-name="T435">On both versions, the postfix uses a temporary Register Stack (made with the tokens objects) where numerical values are placed. Normally the temporary tokens are placed by appending them in direct sequence, but always take the last ones when an operator token are applied from the postfix stack.</text:span></text:p>
      <text:p text:style-name="P203"/>
      <text:p text:style-name="P219">1<text:span text:style-name="T161">. For I=0 to </text:span><text:span text:style-name="T225">Postfix</text:span><text:span text:style-name="T161"> Stack Size (N)</text:span></text:p>
      <text:p text:style-name="P219"><text:span text:style-name="T161">- </text:span><text:span text:style-name="T226">Save the Postfix(I) to the Function Stack</text:span></text:p>
      <text:p text:style-name="P225">1.1<text:span text:style-name="T161"> – If </text:span><text:span text:style-name="T222">Postfix</text:span><text:span text:style-name="T161">(I) is a Number, Then:</text:span></text:p>
      <text:p text:style-name="P225"><text:span text:style-name="T161"><text:s/></text:span><text:span text:style-name="T227">Create a Numeric Token with their numeric value on </text:span><text:span text:style-name="T231">Register</text:span><text:span text:style-name="T227"> Stack.</text:span></text:p>
      <text:p text:style-name="P226">1.<text:span text:style-name="T436">2</text:span><text:span text:style-name="T161"> – If </text:span><text:span text:style-name="T222">Postfix</text:span><text:span text:style-name="T161">(I) is a </text:span><text:span text:style-name="T229">V</text:span><text:span text:style-name="T228">ariable</text:span><text:span text:style-name="T161">, Then:</text:span></text:p>
      <text:p text:style-name="P226"><text:span text:style-name="T223"><text:s/></text:span><text:span text:style-name="T227">Create a </text:span><text:span text:style-name="T228">Variable</text:span><text:span text:style-name="T227"> Token on </text:span><text:span text:style-name="T231">Register</text:span><text:span text:style-name="T227"> Stack.</text:span></text:p>
      <text:p text:style-name="P226">1.<text:span text:style-name="T436">3</text:span><text:span text:style-name="T161"> – If </text:span><text:span text:style-name="T222">Postfix</text:span><text:span text:style-name="T161">(I) is a</text:span><text:span text:style-name="T229">n Attribute</text:span><text:span text:style-name="T161">, Then:</text:span></text:p>
      <text:p text:style-name="P226"><text:span text:style-name="T227"><text:s/>Create a</text:span><text:span text:style-name="T230">n Attribute</text:span><text:span text:style-name="T227"> Token <text:s/>on </text:span><text:span text:style-name="T231">Register</text:span><text:span text:style-name="T227"> Stack.</text:span></text:p>
      <text:p text:style-name="P227">1.<text:span text:style-name="T437">4</text:span><text:span text:style-name="T161"> – If </text:span><text:span text:style-name="T222">Postfix</text:span><text:span text:style-name="T161">(I) is </text:span><text:span text:style-name="T232">the “=” symbol</text:span><text:span text:style-name="T161">, Then:</text:span></text:p>
      <text:p text:style-name="P248">1.4.1-<text:span text:style-name="T161"> If Register Stack Size &gt; 1, Then:</text:span></text:p>
      <text:p text:style-name="P249"><text:span text:style-name="T161">- </text:span><text:span text:style-name="T233">Set Register Stack Last as </text:span><text:span text:style-name="T321">α</text:span><text:span text:style-name="T234"> Token, the the Next Last Token as </text:span><text:span text:style-name="T321">β</text:span><text:span text:style-name="T234"> Token.</text:span></text:p>
      <text:p text:style-name="P249"><text:span text:style-name="T438">1.4.1.1-</text:span><text:span text:style-name="T161"> </text:span><text:span text:style-name="T235">If </text:span><text:span text:style-name="T322">β</text:span><text:span text:style-name="T235"> Token Exists on Variable Stack, Then:</text:span></text:p>
      <text:p text:style-name="P252">1.4.1.1.1- <text:span text:style-name="T236">If the </text:span><text:span text:style-name="T323">β</text:span><text:span text:style-name="T236"> Token is </text:span><text:span text:style-name="T242">a Variable linked to </text:span><text:span text:style-name="T236">an Attribute, Then:</text:span></text:p>
      <text:p text:style-name="P252"><text:span text:style-name="T236">- Is a Variable, and </text:span><text:span text:style-name="T244">a new </text:span><text:span text:style-name="T243">Variable </text:span><text:span text:style-name="T244">Stack </text:span><text:span text:style-name="T236">can be </text:span><text:span text:style-name="T244">created/</text:span><text:span text:style-name="T236">update</text:span><text:span text:style-name="T239">d</text:span><text:span text:style-name="T236">, </text:span><text:span text:style-name="T244">with the numerical value from </text:span><text:span text:style-name="T325">α</text:span><text:span text:style-name="T244"> Token.</text:span></text:p>
      <text:p text:style-name="P252"><text:span text:style-name="T236">- </text:span><text:span text:style-name="T240">The </text:span><text:span text:style-name="T324">α</text:span><text:span text:style-name="T241"> and </text:span><text:span text:style-name="T324">β</text:span><text:span text:style-name="T241"> tokens are deleted from Register Stack.</text:span></text:p>
      <text:p text:style-name="P206">Else: Stop, due to a Redefinition Constant Error.</text:p>
      <text:p text:style-name="P253">1.4.1.1.<text:span text:style-name="T439">2</text:span>- <text:span text:style-name="T236">If the </text:span><text:span text:style-name="T323">β</text:span><text:span text:style-name="T236"> Token an Attribute, Then:</text:span></text:p>
      <text:p text:style-name="P260"><text:span text:style-name="T161">- Stop, due to a Redefinition </text:span><text:span text:style-name="T237">Attribute</text:span><text:span text:style-name="T161"> Error.</text:span></text:p>
      <text:p text:style-name="P254"><text:soft-page-break/>1.4.1.1.<text:span text:style-name="T440">3</text:span>- <text:span text:style-name="T236">If the </text:span><text:span text:style-name="T323">β</text:span><text:span text:style-name="T236"> Token </text:span><text:span text:style-name="T238">a Variable</text:span><text:span text:style-name="T236">, Then:</text:span></text:p>
      <text:p text:style-name="P256"><text:span text:style-name="T236">- </text:span><text:span text:style-name="T244">A new </text:span><text:span text:style-name="T243">Variable </text:span><text:span text:style-name="T244">Stack </text:span><text:span text:style-name="T236">can be update</text:span><text:span text:style-name="T239">d</text:span><text:span text:style-name="T236">, </text:span><text:span text:style-name="T244">with the numerical value from </text:span><text:span text:style-name="T325">α</text:span><text:span text:style-name="T244"> Token.</text:span></text:p>
      <text:p text:style-name="P255"><text:span text:style-name="T236">- </text:span><text:span text:style-name="T240">The </text:span><text:span text:style-name="T324">α</text:span><text:span text:style-name="T241"> and </text:span><text:span text:style-name="T324">β</text:span><text:span text:style-name="T241"> tokens are deleted from Register Stack.</text:span></text:p>
      <text:p text:style-name="P257"><text:span text:style-name="T441">1.4.1.1.4</text:span><text:span text:style-name="T241">- </text:span><text:span text:style-name="T236">If the </text:span><text:span text:style-name="T323">β</text:span><text:span text:style-name="T236"> Token </text:span><text:span text:style-name="T245">fail to classify:</text:span></text:p>
      <text:p text:style-name="P207">- Stop, due to an incorrect syntax format.</text:p>
      <text:p text:style-name="P261">1.4.1.2<text:span text:style-name="T161"> – </text:span><text:span text:style-name="T246">Else if the </text:span><text:span text:style-name="T326">β</text:span><text:span text:style-name="T247"> don’t exists on Variable Stack, Then:</text:span></text:p>
      <text:p text:style-name="P250"><text:span text:style-name="T247">- </text:span><text:span text:style-name="T233">Set Register Stack Last as </text:span><text:span text:style-name="T321">α</text:span><text:span text:style-name="T234"> Token, the the Next Last Token as </text:span><text:span text:style-name="T321">β</text:span><text:span text:style-name="T234"> Token.</text:span></text:p>
      <text:p text:style-name="P262">1.4.1.2.1 – <text:span text:style-name="T248">If the </text:span><text:span text:style-name="T327">β</text:span><text:span text:style-name="T249"> Token is a</text:span><text:span text:style-name="T250">n Attribute </text:span><text:span text:style-name="T249">Token, Then:</text:span></text:p>
      <text:p text:style-name="P266">1.4.1.2.1.1- <text:span text:style-name="T161">If </text:span><text:span text:style-name="T317">β</text:span><text:span text:style-name="T161"> = “fxvar “ or “fyvar”, </text:span><text:span text:style-name="T252">and </text:span><text:span text:style-name="T317">α <text:s/></text:span><text:span text:style-name="T329">is not a Numerical Token, </text:span><text:span text:style-name="T161">Then:</text:span></text:p>
      <text:p text:style-name="P263"><text:span text:style-name="T161">- Check the Token </text:span><text:span text:style-name="T317">α name’s exists on the Variable and Attributes Stacks.</text:span></text:p>
      <text:p text:style-name="P263"><text:span text:style-name="T317">- If not exists, then adds the <text:s/>α Variable Name on Variables Stack, and the </text:span><text:span text:style-name="T315"><text:s/></text:span><text:span text:style-name="T327">β </text:span><text:span text:style-name="T317">Attribute name on the Attributes Stack.</text:span></text:p>
      <text:p text:style-name="P258"><text:span text:style-name="T323">- </text:span><text:span text:style-name="T333">The </text:span><text:span text:style-name="T324">α and β tokens are deleted from Register Stack.</text:span></text:p>
      <text:p text:style-name="P274"><text:span text:style-name="T363">†</text:span><text:span text:style-name="T317"> A Numeric Token on </text:span><text:span text:style-name="T330">α </text:span><text:span text:style-name="T317">will stop everything with an Invalid Argument error.</text:span></text:p>
      <text:p text:style-name="P328">- Else, stop due to an attempt to overwrite the previous defined attribute.</text:p>
      <text:p text:style-name="P266">1.4.1.2.1.<text:span text:style-name="T443">2</text:span>- <text:span text:style-name="T161">If </text:span><text:span text:style-name="T317">β</text:span><text:span text:style-name="T161"> = “f</text:span><text:span text:style-name="T251">n</text:span><text:span text:style-name="T161">var”, </text:span><text:span text:style-name="T252">and </text:span><text:span text:style-name="T317">α <text:s/></text:span><text:span text:style-name="T329">is not a Numerical Token, </text:span><text:span text:style-name="T161">Then:</text:span></text:p>
      <text:p text:style-name="P264"><text:span text:style-name="T161">- Check the Token </text:span><text:span text:style-name="T317">α name’s exists on the Variable and Attributes Stacks.</text:span></text:p>
      <text:p text:style-name="P265"><text:span text:style-name="T317">- If not exists, then adds the <text:s/>α Variable Name on Variables Stack, and the </text:span><text:span text:style-name="T315"><text:s/></text:span><text:span text:style-name="T327">β </text:span><text:span text:style-name="T317">Attribute name on the Attributes Stack. </text:span><text:span text:style-name="T328">Creates additional 15 variables tokens on the Variables Stack, where their names is the original name defined by <text:s/></text:span><text:span text:style-name="T317">α Variable Name, </text:span><text:span text:style-name="T328">appended by a number from “1” until “15”.</text:span></text:p>
      <text:p text:style-name="P258"><text:span text:style-name="T323">- </text:span><text:span text:style-name="T333">The </text:span><text:span text:style-name="T324">α and β tokens are deleted from Register Stack.</text:span></text:p>
      <text:p text:style-name="P274"><text:span text:style-name="T364">†</text:span><text:span text:style-name="T328"> A Numeric Token on </text:span><text:span text:style-name="T330">α </text:span><text:span text:style-name="T328">will stop </text:span><text:span text:style-name="T317">everything </text:span><text:span text:style-name="T328">with an Invalid Argument </text:span><text:span text:style-name="T317">error</text:span><text:span text:style-name="T328">.</text:span></text:p>
      <text:p text:style-name="P329">- Else, stop due to an attempt to overwrite the previous defined attribute.</text:p>
      <text:p text:style-name="P267"><text:span text:style-name="T442">1.4.1.2.1.3 – </text:span><text:span text:style-name="T253">Otherwise:</text:span></text:p>
      <text:p text:style-name="P267"><text:span text:style-name="T253">- </text:span><text:span text:style-name="T254">Get the numerical value from the </text:span><text:span text:style-name="T331">α</text:span><text:span text:style-name="T254"> Token Variable Name, or from a Numerical Token.</text:span></text:p>
      <text:p text:style-name="P275"><text:span text:style-name="T363">†</text:span><text:span text:style-name="T161"> If the variable name declared on </text:span><text:span text:style-name="T317">α</text:span><text:span text:style-name="T161"> Token don’t exists, then: Stop with an Undeclared Variable error.</text:span></text:p>
      <text:p text:style-name="P276"><text:span text:style-name="T161">- </text:span><text:span text:style-name="T255">A</text:span><text:span text:style-name="T330">dd the Variables Stack </text:span><text:span text:style-name="T332">with β Token Name</text:span><text:span text:style-name="T330">, </text:span><text:span text:style-name="T332">with the numerical value delivered from α</text:span><text:span text:style-name="T330">.</text:span></text:p>
      <text:p text:style-name="P258"><text:span text:style-name="T323">- </text:span><text:span text:style-name="T333">The </text:span><text:span text:style-name="T324">α and β tokens are deleted from Register Stack.</text:span></text:p>
      <text:p text:style-name="P278"><text:span text:style-name="T385">1.</text:span><text:span text:style-name="T315">4.1.2.2- </text:span><text:span text:style-name="T248">If the </text:span><text:span text:style-name="T327">β</text:span><text:span text:style-name="T249"> Token is a </text:span><text:span text:style-name="T161">Variable</text:span><text:span text:style-name="T250"> </text:span><text:span text:style-name="T249">Token, Then:</text:span></text:p>
      <text:p text:style-name="P268"><text:span text:style-name="T253">- </text:span><text:span text:style-name="T254">Get the numerical value from the </text:span><text:span text:style-name="T331">α</text:span><text:span text:style-name="T254"> Token Variable Name, or from a Numerical Token.</text:span></text:p>
      <text:p text:style-name="P277"><text:span text:style-name="T363">†</text:span><text:span text:style-name="T161"> If the variable name declared on </text:span><text:span text:style-name="T317">α</text:span><text:span text:style-name="T161"> Token don’t exists, then: Stop with an Undeclared Variable error.</text:span></text:p>
      <text:p text:style-name="P277"><text:span text:style-name="T161">- </text:span><text:span text:style-name="T255">A</text:span><text:span text:style-name="T330">dd the Variables Stack </text:span><text:span text:style-name="T332">with β Token Name</text:span><text:span text:style-name="T330">, </text:span><text:span text:style-name="T332">with the numerical value delivered from α</text:span><text:span text:style-name="T330">.</text:span></text:p>
      <text:p text:style-name="P259"><text:span text:style-name="T323">- </text:span><text:span text:style-name="T333">The </text:span><text:span text:style-name="T324">α and β tokens are deleted from Register Stack.</text:span></text:p>
      <text:p text:style-name="P279"><text:span text:style-name="T385">1.</text:span><text:span text:style-name="T315">4.1.2.3 – </text:span><text:span text:style-name="T317">If the β </text:span><text:span text:style-name="T334">Token don’t match the previous cases, Then:</text:span></text:p>
      <text:p text:style-name="P279"><text:span text:style-name="T334">- </text:span><text:span text:style-name="T335">Stop, due to an invalid argument error.</text:span></text:p>
      <text:p text:style-name="P280"><text:span text:style-name="T386">1.</text:span><text:span text:style-name="T315">4.2 – </text:span><text:span text:style-name="T317">If the Register Stack Size &lt; 2, this means that:</text:span></text:p>
      <text:p text:style-name="P330">- Stop, due to an incorrect number of arguments.</text:p>
      <text:p text:style-name="P330"/>
      <text:p text:style-name="P228"><text:span text:style-name="T315">1.</text:span><text:span text:style-name="T387">5</text:span><text:span text:style-name="T317"> – If </text:span><text:span text:style-name="T336">Postfix</text:span><text:span text:style-name="T317">(I) is </text:span><text:span text:style-name="T337">the “:” symbol</text:span><text:span text:style-name="T317">, Then:</text:span></text:p>
      <text:p text:style-name="P281"><text:span text:style-name="T315">1.5.1 – </text:span><text:span text:style-name="T317">Clear the Function Stack.</text:span></text:p>
      <text:p text:style-name="P283"><text:span text:style-name="T315">1.5.2</text:span><text:span text:style-name="T317"> – Check the Register Stack Size:</text:span></text:p>
      <text:p text:style-name="P281"><text:span text:style-name="T315">1.5.2.</text:span><text:span text:style-name="T388">1</text:span><text:span text:style-name="T315"> – </text:span><text:span text:style-name="T317">If the Register Stack Size = 0, Then:</text:span></text:p>
      <text:p text:style-name="P281"><text:span text:style-name="T317">- </text:span><text:span text:style-name="T338">Set the Output Value = 0.</text:span></text:p>
      <text:p text:style-name="P283"><text:span text:style-name="T315">1.5.2.2 – </text:span><text:span text:style-name="T339">If the Register Stack Size = 1, Then:</text:span></text:p>
      <text:p text:style-name="P286"><text:span text:style-name="T389">1.</text:span><text:span text:style-name="T315">5.2.2.1 – </text:span><text:span text:style-name="T317">If the Last Register Stack Token is Numeric, Then:</text:span></text:p>
      <text:p text:style-name="P331">- Set the numerical value of that Token to the Output Value.</text:p>
      <text:p text:style-name="P286"><text:span text:style-name="T317">- </text:span><text:span text:style-name="T341">Clear Register Stack.</text:span></text:p>
      <text:p text:style-name="P287"><text:span text:style-name="T315">1.5.2.2.2</text:span><text:span text:style-name="T317">- If the Last Register Stack Token is </text:span><text:span text:style-name="T340">a Variable</text:span><text:span text:style-name="T317">, Then:</text:span></text:p>
      <text:p text:style-name="P290"><text:span text:style-name="T315">1.5.2.2.2.1 - </text:span><text:span text:style-name="T317">If the Variable </text:span><text:span text:style-name="T341">Exists on Variable Stack, Then:</text:span></text:p>
      <text:p text:style-name="P288"><text:span text:style-name="T317">- Set the numerical value of that </text:span><text:span text:style-name="T341">Variable </text:span><text:span text:style-name="T317">Token to the Output Value.</text:span></text:p>
      <text:p text:style-name="P333"><text:soft-page-break/>- Clear Register Stack.</text:p>
      <text:p text:style-name="P292"><text:span text:style-name="T315">1.5.2.2.2.2 – </text:span><text:span text:style-name="T317">Otherwise:</text:span></text:p>
      <text:p text:style-name="P333">- Stop, due to an Undefined Variable Error.</text:p>
      <text:p text:style-name="P295"><text:span text:style-name="T315">1.5.2.2.</text:span><text:span text:style-name="T391">3</text:span><text:span text:style-name="T315"> – </text:span><text:span text:style-name="T317">If the Last Register Token </text:span><text:span text:style-name="T343">are an Attribute</text:span><text:span text:style-name="T317">:</text:span></text:p>
      <text:p text:style-name="P295"><text:span text:style-name="T317">- Stop, due </text:span><text:span text:style-name="T343">to a misplaced attribute operator.</text:span></text:p>
      <text:p text:style-name="P294"><text:span text:style-name="T315">1.5.2.2.</text:span><text:span text:style-name="T391">4</text:span><text:span text:style-name="T315"> – </text:span><text:span text:style-name="T317">If the Last Register Token are other kinds:</text:span></text:p>
      <text:p text:style-name="P335">- Stop, due an invalid expression.</text:p>
      <text:p text:style-name="P284"><text:span text:style-name="T315">1.5.2.</text:span><text:span text:style-name="T390">3</text:span><text:span text:style-name="T317"> – </text:span><text:span text:style-name="T339">If the Register Stack Size </text:span><text:span text:style-name="T342">&gt;</text:span><text:span text:style-name="T339"> 1, Then:</text:span></text:p>
      <text:p text:style-name="P284"><text:span text:style-name="T339">- </text:span><text:span text:style-name="T342">Stop, due to an invalid expression.</text:span></text:p>
      <text:p text:style-name="P337"/>
      <text:p text:style-name="P229"><text:span text:style-name="T390">1.</text:span><text:span text:style-name="T392">6</text:span><text:span text:style-name="T342"> – If </text:span><text:span text:style-name="T336">Postfix</text:span><text:span text:style-name="T342">(I) </text:span><text:span text:style-name="T344">is a Function Token,</text:span><text:span text:style-name="T342"> Then:</text:span></text:p>
      <text:p text:style-name="P297"><text:span text:style-name="T390">1.</text:span><text:span text:style-name="T315">6.1 – </text:span><text:span text:style-name="T345">Register Stack Size &gt;= 1, Then:</text:span></text:p>
      <text:p text:style-name="P269"><text:span text:style-name="T253">-</text:span><text:span text:style-name="T256"> </text:span><text:span text:style-name="T257">Define the Last Register Token as a </text:span><text:span text:style-name="T346">α</text:span><text:span text:style-name="T257"> Token.</text:span></text:p>
      <text:p text:style-name="P301">1.6.1.1 – <text:span text:style-name="T161">If the </text:span><text:span text:style-name="T347">α</text:span><text:span text:style-name="T258"> Token is a Variable Token, Then:</text:span></text:p>
      <text:p text:style-name="P302">- <text:span text:style-name="T258">Find and replace the <text:s/></text:span><text:span text:style-name="T347">α</text:span><text:span text:style-name="T258"> Token by is numerical value from the Variable Stack.</text:span></text:p>
      <text:p text:style-name="P308"><text:span text:style-name="T363">†</text:span><text:span text:style-name="T161"> In case of failure, stop will an Undefined Variable error.</text:span></text:p>
      <text:p text:style-name="P308"><text:span text:style-name="T161">- </text:span><text:span text:style-name="T259">Evaluate the Function Token, and get it’s value.</text:span></text:p>
      <text:p text:style-name="P308"><text:span text:style-name="T259">- Replace the </text:span><text:span text:style-name="T348">α</text:span><text:span text:style-name="T260"> Token by the new Numerical Token that was the function evaluation.</text:span></text:p>
      <text:p text:style-name="P303">1.6.1.<text:span text:style-name="T444">2</text:span> – <text:span text:style-name="T161">If the </text:span><text:span text:style-name="T347">α</text:span><text:span text:style-name="T258"> Token is a </text:span><text:span text:style-name="T261">Numerical </text:span><text:span text:style-name="T258">Token, Then:</text:span></text:p>
      <text:p text:style-name="P309"><text:span text:style-name="T161">- </text:span><text:span text:style-name="T259">Evaluate the Function Token, and get it’s value.</text:span></text:p>
      <text:p text:style-name="P309"><text:span text:style-name="T259">- Replace the </text:span><text:span text:style-name="T348">α</text:span><text:span text:style-name="T260"> Token by the new Numerical Token that was the function evaluation.</text:span></text:p>
      <text:p text:style-name="P298"><text:span text:style-name="T390">1.</text:span><text:span text:style-name="T315">6.</text:span><text:span text:style-name="T393">2</text:span><text:span text:style-name="T315"> – </text:span><text:span text:style-name="T345">Register Stack Size <text:s/></text:span><text:span text:style-name="T349">&lt; 1</text:span><text:span text:style-name="T345">, Then:</text:span></text:p>
      <text:p text:style-name="P270"><text:span text:style-name="T253">-</text:span><text:span text:style-name="T256"> </text:span><text:span text:style-name="T262">Stop, due to a wrong number of arguments to a function.</text:span></text:p>
      <text:p text:style-name="P208"/>
      <text:p text:style-name="P230"><text:span text:style-name="T390">1.</text:span><text:span text:style-name="T394">7</text:span><text:span text:style-name="T342"> – If </text:span><text:span text:style-name="T336">Postfix</text:span><text:span text:style-name="T342">(I) </text:span><text:span text:style-name="T344">is a</text:span><text:span text:style-name="T350">n Operation</text:span><text:span text:style-name="T344"> Token,</text:span><text:span text:style-name="T342"> Then:</text:span></text:p>
      <text:p text:style-name="P299"><text:span text:style-name="T390">1.</text:span><text:span text:style-name="T395">7</text:span><text:span text:style-name="T315">.1 – </text:span><text:span text:style-name="T345">Register Stack Size &gt;= </text:span><text:span text:style-name="T351">2</text:span><text:span text:style-name="T345">, Then:</text:span></text:p>
      <text:p text:style-name="P271"><text:span text:style-name="T253">-</text:span><text:span text:style-name="T256"> </text:span><text:span text:style-name="T257">Define the Last Register Token as a </text:span><text:span text:style-name="T346">α</text:span><text:span text:style-name="T257"> Token.</text:span></text:p>
      <text:p text:style-name="P271"><text:span text:style-name="T257">- </text:span><text:span text:style-name="T263">Define the Next Last Register Token as a </text:span><text:span text:style-name="T351">β</text:span><text:span text:style-name="T263"> Token.</text:span></text:p>
      <text:p text:style-name="P304">1.<text:span text:style-name="T447">7</text:span>.1.1 – <text:span text:style-name="T161">If the </text:span><text:span text:style-name="T347">α</text:span><text:span text:style-name="T258"> Token is a Variable Token, Then:</text:span></text:p>
      <text:p text:style-name="P304">- <text:span text:style-name="T258">Find and replace the <text:s/></text:span><text:span text:style-name="T347">α</text:span><text:span text:style-name="T258"> Token by is numerical value from the Variable Stack.</text:span></text:p>
      <text:p text:style-name="P310"><text:span text:style-name="T363">†</text:span><text:span text:style-name="T161"> In case of failure, stop will an Undefined Variable error.</text:span></text:p>
      <text:p text:style-name="P305">1.<text:span text:style-name="T447">7</text:span>.1.<text:span text:style-name="T445">2</text:span> – <text:span text:style-name="T161">If the </text:span><text:span text:style-name="T351">β</text:span><text:span text:style-name="T258"> Token is a Variable Token, Then:</text:span></text:p>
      <text:p text:style-name="P305">- <text:span text:style-name="T258">Find and replace the </text:span><text:span text:style-name="T351">β</text:span><text:span text:style-name="T258"> Token by is numerical value from the Variable Stack.</text:span></text:p>
      <text:p text:style-name="P311"><text:span text:style-name="T363">†</text:span><text:span text:style-name="T161"> In case of failure, stop will an Undefined Variable error.</text:span></text:p>
      <text:p text:style-name="P319">1.<text:span text:style-name="T447">7</text:span>.1.3 – <text:span text:style-name="T446">Once rectified </text:span><text:span text:style-name="T264">the </text:span><text:span text:style-name="T347">α</text:span><text:span text:style-name="T258"> </text:span><text:span text:style-name="T264"><text:s/>and </text:span><text:span text:style-name="T351">β</text:span><text:span text:style-name="T264"> Tokens, </text:span><text:span text:style-name="T265">Then:</text:span></text:p>
      <text:p text:style-name="P312"><text:span text:style-name="T265">- </text:span><text:span text:style-name="T259">Evaluate the </text:span><text:span text:style-name="T265">Operation </text:span><text:span text:style-name="T259">Token, and get it’s value.</text:span></text:p>
      <text:p text:style-name="P313"><text:span text:style-name="T259">- </text:span><text:span text:style-name="T266">Delete the <text:s/></text:span><text:span text:style-name="T317">α</text:span><text:span text:style-name="T161"> </text:span><text:span text:style-name="T264"><text:s/>and </text:span><text:span text:style-name="T351">β</text:span><text:span text:style-name="T264"> Tokens </text:span><text:span text:style-name="T266">from Register Stack.</text:span></text:p>
      <text:p text:style-name="P211">- Add a new Numerical Token on Register Stack, that was the numerical result from the arithmetic operation.</text:p>
      <text:p text:style-name="P299"><text:span text:style-name="T390">1.</text:span><text:span text:style-name="T395">7</text:span><text:span text:style-name="T315">.</text:span><text:span text:style-name="T393">2</text:span><text:span text:style-name="T315"> – </text:span><text:span text:style-name="T345">Register Stack Size <text:s/></text:span><text:span text:style-name="T349">&lt; </text:span><text:span text:style-name="T352">2</text:span><text:span text:style-name="T345">, Then:</text:span></text:p>
      <text:p text:style-name="P271"><text:span text:style-name="T253">-</text:span><text:span text:style-name="T256"> </text:span><text:span text:style-name="T262">Stop, due to a wrong number of arguments to a function.</text:span></text:p>
      <text:p text:style-name="P213"/>
      <text:p text:style-name="P231"><text:span text:style-name="T390">1.</text:span><text:span text:style-name="T396">8</text:span><text:span text:style-name="T342"> – If </text:span><text:span text:style-name="T336">Postfix</text:span><text:span text:style-name="T342">(I) </text:span><text:span text:style-name="T344">is a</text:span><text:span text:style-name="T350">n </text:span><text:span text:style-name="T353">unknown </text:span><text:span text:style-name="T344"><text:s/>Token,</text:span><text:span text:style-name="T342"> Then:</text:span></text:p>
      <text:p text:style-name="P272"><text:span text:style-name="T354">-</text:span><text:span text:style-name="T345"> </text:span><text:span text:style-name="T349">Stop, </text:span><text:span text:style-name="T355">since found an illegal symbol.</text:span></text:p>
      <text:p text:style-name="P339"/>
      <text:p text:style-name="P321"><text:span text:style-name="T397">2. </text:span><text:span text:style-name="T398">Once completed the cycle, check if </text:span><text:span text:style-name="T356">the Register Stack Size &gt; 0</text:span></text:p>
      <text:p text:style-name="P282"><text:span text:style-name="T315">2.</text:span><text:span text:style-name="T388">1</text:span><text:span text:style-name="T315"> – </text:span><text:span text:style-name="T317">If the Register Stack Size = 0, Then:</text:span></text:p>
      <text:p text:style-name="P282"><text:span text:style-name="T317">- </text:span><text:span text:style-name="T338">Set the Output Value = 0.</text:span></text:p>
      <text:p text:style-name="P285"><text:span text:style-name="T315">2.2 – </text:span><text:span text:style-name="T339">If the Register Stack Size = 1, Then:</text:span></text:p>
      <text:p text:style-name="P289"><text:span text:style-name="T315">2.2.1 – </text:span><text:span text:style-name="T317">If the Last Register Stack Token is Numeric, Then:</text:span></text:p>
      <text:p text:style-name="P332">- Set the numerical value of that Token to the Output Value.</text:p>
      <text:p text:style-name="P289"><text:span text:style-name="T317">- </text:span><text:span text:style-name="T341">Clear Register Stack.</text:span></text:p>
      <text:p text:style-name="P289"><text:soft-page-break/><text:span text:style-name="T315">2.2.2</text:span><text:span text:style-name="T317">- If the Last Register Stack Token is </text:span><text:span text:style-name="T340">a Variable</text:span><text:span text:style-name="T317">, Then:</text:span></text:p>
      <text:p text:style-name="P291"><text:span text:style-name="T315">2.2.2.1 - </text:span><text:span text:style-name="T317">If the Variable </text:span><text:span text:style-name="T341">Exists on Variable Stack, Then:</text:span></text:p>
      <text:p text:style-name="P289"><text:span text:style-name="T317">- Set the numerical value of that </text:span><text:span text:style-name="T341">Variable </text:span><text:span text:style-name="T317">Token to the Output Value.</text:span></text:p>
      <text:p text:style-name="P334">- Clear Register Stack.</text:p>
      <text:p text:style-name="P293"><text:span text:style-name="T315">2.2.2.2 – </text:span><text:span text:style-name="T317">Otherwise:</text:span></text:p>
      <text:p text:style-name="P334">- Stop, due to an Undefined Variable Error.</text:p>
      <text:p text:style-name="P296"><text:span text:style-name="T315">2.2.</text:span><text:span text:style-name="T391">3</text:span><text:span text:style-name="T315"> – </text:span><text:span text:style-name="T317">If the Last Register Token </text:span><text:span text:style-name="T343">are an Attribute</text:span><text:span text:style-name="T317">:</text:span></text:p>
      <text:p text:style-name="P296"><text:span text:style-name="T317">- Stop, due </text:span><text:span text:style-name="T343">to a misplaced attribute operator.</text:span></text:p>
      <text:p text:style-name="P296"><text:span text:style-name="T315">2.2.</text:span><text:span text:style-name="T391">4</text:span><text:span text:style-name="T315"> – </text:span><text:span text:style-name="T317">If the Last Register Token are other kinds:</text:span></text:p>
      <text:p text:style-name="P336">- Stop, due an invalid expression.</text:p>
      <text:p text:style-name="P285"><text:span text:style-name="T315">2.</text:span><text:span text:style-name="T390">3</text:span><text:span text:style-name="T317"> – </text:span><text:span text:style-name="T339">If the Register Stack Size </text:span><text:span text:style-name="T342">&gt;</text:span><text:span text:style-name="T339"> 1, Then:</text:span></text:p>
      <text:p text:style-name="P285"><text:span text:style-name="T339">- </text:span><text:span text:style-name="T342">Stop, due to an invalid expression.</text:span></text:p>
      <text:p text:style-name="P338"/>
      <text:p text:style-name="P322"><text:span text:style-name="T390">3. </text:span><text:span text:style-name="T315">Once reached without errors, the initial string are converted by an array of operators and commands, forming a kind of computer code. </text:span><text:span text:style-name="T399">END</text:span></text:p>
      <text:p text:style-name="P348"/>
      <text:p text:style-name="P341">Once completed all major three steps, it should maintain on memory:</text:p>
      <text:p text:style-name="P341">- The initial string, as a reference.</text:p>
      <text:p text:style-name="P341">- A Function Stack, that was a copy of the initial postfix array, trimmed <text:span text:style-name="T500">after</text:span> the last “:” operator.</text:p>
      <text:p text:style-name="P341">- An Attribute Stack</text:p>
      <text:p text:style-name="P341">- A Variable Stack.</text:p>
      <text:p text:style-name="P341">- A numerical Output Value.</text:p>
      <text:p text:style-name="P341"/>
      <text:p text:style-name="P342">The numerical value of Output Value, is accessible from the public function AlgebraicFunction::GetValue(), and usually corresponds to expressions that was intended to use a pure arithmetic expressions, that is used on some features of ERYA interface.</text:p>
      <text:p text:style-name="P210"/>
      <text:p text:style-name="P244">Special Step: Postfix Calculator</text:p>
      <text:p text:style-name="P204">- When the code calls the function double y = AlgebraicFunction::GetFyxValue(double x)</text:p>
      <text:p text:style-name="P245">1. <text:span text:style-name="T161">Find the variable name defined by “fxvar” and “fyvar” attributes.</text:span></text:p>
      <text:p text:style-name="P246">1.1 – <text:span text:style-name="T161">If fail to find any of those variables, Then:</text:span></text:p>
      <text:p text:style-name="P215">- Delivers an error code related to Undefined Function, that causes any ERYA calculations to stop.</text:p>
      <text:p text:style-name="P215"/>
      <text:p text:style-name="P247">2. <text:span text:style-name="T161">Pass the </text:span>x<text:span text:style-name="T161"> </text:span><text:span text:style-name="T274">numerical value </text:span><text:span text:style-name="T161">to the variable defined by “fxvar”.</text:span></text:p>
      <text:p text:style-name="P244"/>
      <text:p text:style-name="P247">Runs the Postfix algorithm, where the Function Stack are stored as a Program</text:p>
      <text:p text:style-name="P218"><text:span text:style-name="T448">3</text:span>.<text:span text:style-name="T161"> For I=0 to </text:span><text:span text:style-name="T224">Function</text:span><text:span text:style-name="T161"> Stack Size (N)</text:span></text:p>
      <text:p text:style-name="P224"><text:span text:style-name="T448">3</text:span>.1<text:span text:style-name="T161"> – If </text:span><text:span text:style-name="T267">Function</text:span><text:span text:style-name="T161">(I) is a Number, </text:span><text:span text:style-name="T222">Variable,</text:span><text:span text:style-name="T161"> </text:span><text:span text:style-name="T213">Attribute </text:span><text:span text:style-name="T268">or Symbol,</text:span><text:span text:style-name="T161"> Then:</text:span></text:p>
      <text:p text:style-name="P224"><text:span text:style-name="T161"><text:s/></text:span><text:span text:style-name="T223">Copy Token to the Numeric Stack.</text:span></text:p>
      <text:p text:style-name="P232"/>
      <text:p text:style-name="P232"><text:span text:style-name="T449">3.2</text:span>.<text:span text:style-name="T161"> – If </text:span><text:span text:style-name="T269">Function</text:span><text:span text:style-name="T161">(I) is </text:span><text:span text:style-name="T232">the “=” symbol</text:span><text:span text:style-name="T161">, Then:</text:span></text:p>
      <text:p text:style-name="P251"><text:span text:style-name="T449">3</text:span>.<text:span text:style-name="T449">2</text:span>.1-<text:span text:style-name="T161"> If Register Stack Size &gt;</text:span><text:span text:style-name="T272">= 2</text:span><text:span text:style-name="T161">, Then:</text:span></text:p>
      <text:p text:style-name="P251"><text:span text:style-name="T223">- </text:span><text:span text:style-name="T233">Set Register Stack Last as </text:span><text:span text:style-name="T321">α</text:span><text:span text:style-name="T234"> Token, the the Next Last Token as </text:span><text:span text:style-name="T321">β</text:span><text:span text:style-name="T234"> Token.</text:span></text:p>
      <text:p text:style-name="P323">3.2.1.1 - <text:span text:style-name="T270">If the </text:span><text:span text:style-name="T347">α</text:span><text:span text:style-name="T258"> Token is a Variable Token, Then:</text:span></text:p>
      <text:p text:style-name="P306">- <text:span text:style-name="T258">Find and replace the <text:s/></text:span><text:span text:style-name="T347">α</text:span><text:span text:style-name="T258"> Token by is numerical value from the Variable Stack.</text:span></text:p>
      <text:p text:style-name="P314"><text:span text:style-name="T363">†</text:span><text:span text:style-name="T161"> In case of failure, stop will an Undefined Variable error.</text:span></text:p>
      <text:p text:style-name="P323">3.2.1.2 – <text:span text:style-name="T271">Copy the </text:span><text:span text:style-name="T357">α Token numerical value to the </text:span><text:span text:style-name="T358">β Token Variable Name.</text:span></text:p>
      <text:p text:style-name="P315"><text:span text:style-name="T365">†</text:span><text:span text:style-name="T358"> In case of failure, stop will an Undefined Variable error.</text:span></text:p>
      <text:p text:style-name="P324"><text:span text:style-name="T400">3.</text:span><text:span text:style-name="T315">2.2 – </text:span><text:span text:style-name="T359">If the Register Stack Size &lt; 2, Then:</text:span></text:p>
      <text:p text:style-name="P324"><text:span text:style-name="T359">- </text:span><text:span text:style-name="T360">Stop, due to a wrong number of arguments.</text:span></text:p>
      <text:p text:style-name="P343"/>
      <text:p text:style-name="P233"><text:span text:style-name="T401">3</text:span><text:span text:style-name="T390">.</text:span><text:span text:style-name="T401">3</text:span><text:span text:style-name="T342"> – If </text:span><text:span text:style-name="T361">Function</text:span><text:span text:style-name="T342">(I) </text:span><text:span text:style-name="T344">is a Function Token,</text:span><text:span text:style-name="T342"> Then:</text:span></text:p>
      <text:p text:style-name="P300"><text:soft-page-break/><text:span text:style-name="T401">3</text:span><text:span text:style-name="T390">.</text:span><text:span text:style-name="T401">3</text:span><text:span text:style-name="T315">.1 – </text:span><text:span text:style-name="T345">Register Stack Size &gt;= 1, Then:</text:span></text:p>
      <text:p text:style-name="P273"><text:span text:style-name="T253">-</text:span><text:span text:style-name="T256"> </text:span><text:span text:style-name="T257">Define the Last Register Token as a </text:span><text:span text:style-name="T346">α</text:span><text:span text:style-name="T257"> Token.</text:span></text:p>
      <text:p text:style-name="P307"><text:span text:style-name="T450">3</text:span>.<text:span text:style-name="T450">3</text:span>.1.1 – <text:span text:style-name="T161">If the </text:span><text:span text:style-name="T347">α</text:span><text:span text:style-name="T258"> Token is a Variable Token, Then:</text:span></text:p>
      <text:p text:style-name="P307">- <text:span text:style-name="T258">Find and replace the <text:s/></text:span><text:span text:style-name="T347">α</text:span><text:span text:style-name="T258"> Token by is numerical value from the Variable Stack.</text:span></text:p>
      <text:p text:style-name="P316"><text:span text:style-name="T363">†</text:span><text:span text:style-name="T161"> In case of failure, stop will an Undefined Variable error.</text:span></text:p>
      <text:p text:style-name="P316"><text:span text:style-name="T161">- </text:span><text:span text:style-name="T259">Evaluate the Function Token, and get it’s value.</text:span></text:p>
      <text:p text:style-name="P316"><text:span text:style-name="T259">- Replace the </text:span><text:span text:style-name="T348">α</text:span><text:span text:style-name="T260"> Token by the new Numerical Token that was the function evaluation.</text:span></text:p>
      <text:p text:style-name="P307"><text:span text:style-name="T450">3</text:span>.<text:span text:style-name="T450">3</text:span>.1.<text:span text:style-name="T444">2</text:span> – <text:span text:style-name="T161">If the </text:span><text:span text:style-name="T347">α</text:span><text:span text:style-name="T258"> Token is a </text:span><text:span text:style-name="T261">Numerical </text:span><text:span text:style-name="T258">Token, Then:</text:span></text:p>
      <text:p text:style-name="P316"><text:span text:style-name="T161">- </text:span><text:span text:style-name="T259">Evaluate the Function Token, and get it’s value.</text:span></text:p>
      <text:p text:style-name="P316"><text:span text:style-name="T259">- Replace the </text:span><text:span text:style-name="T348">α</text:span><text:span text:style-name="T260"> Token by the new Numerical Token that was the function evaluation.</text:span></text:p>
      <text:p text:style-name="P300"><text:span text:style-name="T401">3</text:span><text:span text:style-name="T390">.</text:span><text:span text:style-name="T401">3</text:span><text:span text:style-name="T315">.</text:span><text:span text:style-name="T393">2</text:span><text:span text:style-name="T315"> – </text:span><text:span text:style-name="T345">Register Stack Size <text:s/></text:span><text:span text:style-name="T349">&lt; 1</text:span><text:span text:style-name="T345">, Then:</text:span></text:p>
      <text:p text:style-name="P273"><text:span text:style-name="T253">-</text:span><text:span text:style-name="T256"> </text:span><text:span text:style-name="T262">Stop, due to a wrong number of arguments to a function.</text:span></text:p>
      <text:p text:style-name="P209"/>
      <text:p text:style-name="P233"><text:span text:style-name="T401">3</text:span><text:span text:style-name="T390">.</text:span><text:span text:style-name="T401">4</text:span><text:span text:style-name="T342"> – If </text:span><text:span text:style-name="T336">Postfix</text:span><text:span text:style-name="T342">(I) </text:span><text:span text:style-name="T344">is a</text:span><text:span text:style-name="T350">n Operation</text:span><text:span text:style-name="T344"> Token,</text:span><text:span text:style-name="T342"> Then:</text:span></text:p>
      <text:p text:style-name="P300"><text:span text:style-name="T401">3</text:span><text:span text:style-name="T390">.</text:span><text:span text:style-name="T401">4</text:span><text:span text:style-name="T315">.1 – </text:span><text:span text:style-name="T345">Register Stack Size &gt;= </text:span><text:span text:style-name="T351">2</text:span><text:span text:style-name="T345">, Then:</text:span></text:p>
      <text:p text:style-name="P273"><text:span text:style-name="T253">-</text:span><text:span text:style-name="T256"> </text:span><text:span text:style-name="T257">Define the Last Register Token as a </text:span><text:span text:style-name="T346">α</text:span><text:span text:style-name="T257"> Token.</text:span></text:p>
      <text:p text:style-name="P273"><text:span text:style-name="T257">- </text:span><text:span text:style-name="T263">Define the Next Last Register Token as a </text:span><text:span text:style-name="T351">β</text:span><text:span text:style-name="T263"> Token.</text:span></text:p>
      <text:p text:style-name="P307"><text:span text:style-name="T450">3</text:span>.<text:span text:style-name="T450">4</text:span>.1.1 – <text:span text:style-name="T161">If the </text:span><text:span text:style-name="T347">α</text:span><text:span text:style-name="T258"> Token is a Variable Token, Then:</text:span></text:p>
      <text:p text:style-name="P307">- <text:span text:style-name="T258">Find and replace the <text:s/></text:span><text:span text:style-name="T347">α</text:span><text:span text:style-name="T258"> Token by is numerical value from the Variable Stack.</text:span></text:p>
      <text:p text:style-name="P316"><text:span text:style-name="T363">†</text:span><text:span text:style-name="T161"> In case of failure, stop will an Undefined Variable error.</text:span></text:p>
      <text:p text:style-name="P307"><text:span text:style-name="T450">3</text:span>.<text:span text:style-name="T450">4</text:span>.1.<text:span text:style-name="T445">2</text:span> – <text:span text:style-name="T161">If the </text:span><text:span text:style-name="T351">β</text:span><text:span text:style-name="T258"> Token is a Variable Token, Then:</text:span></text:p>
      <text:p text:style-name="P307">- <text:span text:style-name="T258">Find and replace the </text:span><text:span text:style-name="T351">β</text:span><text:span text:style-name="T258"> Token by is numerical value from the Variable Stack.</text:span></text:p>
      <text:p text:style-name="P316"><text:span text:style-name="T363">†</text:span><text:span text:style-name="T161"> In case of failure, stop will an Undefined Variable error.</text:span></text:p>
      <text:p text:style-name="P320"><text:span text:style-name="T450">3</text:span>.<text:span text:style-name="T450">4</text:span>.1.3 – <text:span text:style-name="T446">Once rectified </text:span><text:span text:style-name="T264">the </text:span><text:span text:style-name="T347">α</text:span><text:span text:style-name="T258"> </text:span><text:span text:style-name="T264"><text:s/>and </text:span><text:span text:style-name="T351">β</text:span><text:span text:style-name="T264"> Tokens, </text:span><text:span text:style-name="T265">Then:</text:span></text:p>
      <text:p text:style-name="P316"><text:span text:style-name="T265">- </text:span><text:span text:style-name="T259">Evaluate the </text:span><text:span text:style-name="T265">Operation </text:span><text:span text:style-name="T259">Token, and get it’s value.</text:span></text:p>
      <text:p text:style-name="P316"><text:span text:style-name="T259">- </text:span><text:span text:style-name="T266">Delete the <text:s/></text:span><text:span text:style-name="T317">α</text:span><text:span text:style-name="T161"> </text:span><text:span text:style-name="T264"><text:s/>and </text:span><text:span text:style-name="T351">β</text:span><text:span text:style-name="T264"> Tokens </text:span><text:span text:style-name="T266">from Register Stack.</text:span></text:p>
      <text:p text:style-name="P212">- Add a new Numerical Token on Register Stack, that was the numerical result from the arithmetic operation.</text:p>
      <text:p text:style-name="P300"><text:span text:style-name="T401">3</text:span><text:span text:style-name="T390">.</text:span><text:span text:style-name="T401">4</text:span><text:span text:style-name="T315">.</text:span><text:span text:style-name="T393">2</text:span><text:span text:style-name="T315"> – </text:span><text:span text:style-name="T345">Register Stack Size <text:s/></text:span><text:span text:style-name="T349">&lt; </text:span><text:span text:style-name="T352">2</text:span><text:span text:style-name="T345">, Then:</text:span></text:p>
      <text:p text:style-name="P273"><text:span text:style-name="T253">-</text:span><text:span text:style-name="T256"> </text:span><text:span text:style-name="T262">Stop, due to a wrong number of arguments to a function.</text:span></text:p>
      <text:p text:style-name="P214"/>
      <text:p text:style-name="P233"><text:span text:style-name="T401">3</text:span><text:span text:style-name="T390">.</text:span><text:span text:style-name="T401">5</text:span><text:span text:style-name="T342"> – If </text:span><text:span text:style-name="T336">Postfix</text:span><text:span text:style-name="T342">(I) </text:span><text:span text:style-name="T344">is a</text:span><text:span text:style-name="T350">n </text:span><text:span text:style-name="T353">unknown </text:span><text:span text:style-name="T344"><text:s/>Token,</text:span><text:span text:style-name="T342"> Then:</text:span></text:p>
      <text:p text:style-name="P273"><text:span text:style-name="T354">-</text:span><text:span text:style-name="T345"> </text:span><text:span text:style-name="T349">Stop, </text:span><text:span text:style-name="T355">since found an illegal symbol.</text:span></text:p>
      <text:p text:style-name="P340"/>
      <text:p text:style-name="P325"><text:span text:style-name="T397">4. </text:span><text:span text:style-name="T315">Once completed the main cycle:</text:span></text:p>
      <text:p text:style-name="P325"><text:span text:style-name="T315">4.1 – </text:span><text:span text:style-name="T317">If the Register Stack Size = 0, Then:</text:span></text:p>
      <text:p text:style-name="P325"><text:span text:style-name="T315">4.1.1 – </text:span><text:span text:style-name="T317">Find the variable name related to the “fyvar” attribute.</text:span></text:p>
      <text:p text:style-name="P317"><text:span text:style-name="T363">†</text:span><text:span text:style-name="T317"> In case of failure, stop will an Undefined </text:span><text:span text:style-name="T362">Function Variable</text:span><text:span text:style-name="T317"> error.</text:span></text:p>
      <text:p text:style-name="P326"><text:span text:style-name="T315">4.1.2 – </text:span><text:span text:style-name="T317">Find the numerical value of the Variable Name associated to “fyvar” attribute.</text:span></text:p>
      <text:p text:style-name="P318"><text:span text:style-name="T363">†</text:span><text:span text:style-name="T317"> In case of failure, stop will an Undefined </text:span><text:span text:style-name="T362">Function Variable</text:span><text:span text:style-name="T317"> error.</text:span></text:p>
      <text:p text:style-name="P327"><text:span text:style-name="T315">4.1.3 – </text:span><text:span text:style-name="T317">Define the variable </text:span><text:span text:style-name="T315">y</text:span><text:span text:style-name="T317"> as the numerical value found on last step, and return:</text:span></text:p>
      <text:p text:style-name="P327"><text:span text:style-name="T317"><text:s/></text:span><text:span text:style-name="T315">return y</text:span><text:span text:style-name="T317"> (END)</text:span></text:p>
      <text:p text:style-name="P327"><text:span text:style-name="T315">4.2 – Stop</text:span><text:span text:style-name="T317">: Syntax Error on the function itself.</text:span></text:p>
      <text:p text:style-name="P344"/>
      <text:p text:style-name="P351">The Big Picture on Macro Language.</text:p>
      <text:p text:style-name="P351">1.<text:span text:style-name="T161"> Compile the initial macro code, using the Tokenization, Shunting-Yard and </text:span><text:span text:style-name="T273">Postfix Compiler algorithms.</text:span></text:p>
      <text:p text:style-name="P352">2. <text:span text:style-name="T161">If the main code calls a numeric expression (AlgebraicFunction::GetValue())</text:span></text:p>
      <text:p text:style-name="P352">2.1<text:span text:style-name="T161"> – Return the numeric value. Ans = AlgebraicFunction::GetValue()</text:span></text:p>
      <text:p text:style-name="P352">3.<text:span text:style-name="T161"> If the main code calls a function expression (AlgebraicFunction::GetFyxValue(x))</text:span></text:p>
      <text:p text:style-name="P352">3.1 – <text:span text:style-name="T161">Runs the Postfix Calculator algorithm, and returns y = AlgebraicFunction::GetFyxValue(x)</text:span></text:p>
      <text:p text:style-name="P345"/>
      <text:p text:style-name="P349"><text:soft-page-break/><text:span text:style-name="T531">Section 6. </text:span>ERYA Fitting Algorithms</text:p>
      <text:p text:style-name="P346"/>
      <text:p text:style-name="P358"><text:span text:style-name="T144">ERYA should answer the following basic question: Taking several experimental yields from the experimental </text:span><text:span text:style-name="T150">gamma rays</text:span><text:span text:style-name="T144"> spectrum, </text:span><text:span text:style-name="T150">once </text:span><text:span text:style-name="T145">associate </text:span><text:span text:style-name="T150">correctly to a</text:span><text:span text:style-name="T145"> series of</text:span><text:span text:style-name="T144"> element</text:span><text:span text:style-name="T145">s</text:span><text:span text:style-name="T144">, what’s their </text:span><text:span text:style-name="T145">real </text:span><text:span text:style-name="T144">chemical composition ?</text:span></text:p>
      <text:p text:style-name="P185"/>
      <text:p text:style-name="P358"><text:span text:style-name="T144"><text:s/></text:span><text:span text:style-name="T146">Since any element and their gamma emission from sample can be measured from their nuclear reaction yield, the only variable parameters of the chain of yields are their </text:span><text:span text:style-name="T143">stoichiometry.</text:span></text:p>
      <text:p text:style-name="P186"/>
      <text:p text:style-name="P358"><text:span text:style-name="T146"><text:s/></text:span><text:span text:style-name="T147">Taking an initial </text:span><text:span text:style-name="T143">stoichiometric</text:span><text:span text:style-name="T147"> <text:s/>(based from the theoretical chemical formula, or </text:span><text:span text:style-name="T150">by a simple guess</text:span><text:span text:style-name="T147">), where b</text:span><text:span text:style-name="T142">y</text:span><text:span text:style-name="T147"> (2) will get the initial yield, then by vary the </text:span><text:span text:style-name="T143">stoichiometric</text:span><text:span text:style-name="T147"> values, the gap between the evaluated yields by the changing </text:span><text:span text:style-name="T143">stoichiometric</text:span><text:span text:style-name="T147"> variables and the experimental values will get a minimal value. Finding t</text:span><text:span text:style-name="T148">he minimum of the gap is the prime objective of </text:span><text:span text:style-name="T150">every </text:span><text:span text:style-name="T148">minimal square problem, where i</text:span><text:span text:style-name="T150">n</text:span><text:span text:style-name="T148"> your case, the function to be minimized (actually the following residue function) is:</text:span></text:p>
      <text:p text:style-name="P358"><text:span text:style-name="T148"><text:s text:c="39"/></text:span><text:span text:style-name="T148"><draw:frame draw:style-name="fr1" draw:name="Object27" text:anchor-type="as-char" svg:y="-0.621cm" svg:width="8.29cm" svg:height="1cm" draw:z-index="11"><draw:object xlink:href="./Object 12" xlink:type="simple" xlink:show="embed" xlink:actuate="onLoad"/><draw:image xlink:href="./ObjectReplacements/Object 12" xlink:type="simple" xlink:show="embed" xlink:actuate="onLoad"/><svg:desc>fórmula</svg:desc></draw:frame></text:span><text:span text:style-name="T148"><text:s text:c="30"/>(</text:span><text:span text:style-name="T149">12</text:span><text:span text:style-name="T148">)</text:span></text:p>
      <text:p text:style-name="P187"/>
      <text:p text:style-name="P358"><text:span text:style-name="T148"><text:s/></text:span><text:span text:style-name="T141">The </text:span><text:span text:style-name="T151">current ERYA-Bulk</text:span><text:span text:style-name="T141"> </text:span><text:span text:style-name="T151">program </text:span><text:span text:style-name="T141">also handle the possibility to assign fixed </text:span><text:span text:style-name="T143">stoichiometric</text:span><text:span text:style-name="T141"> ratios to </text:span><text:span text:style-name="T151">a group of</text:span><text:span text:style-name="T141"> particular elements on the sample. This </text:span><text:span text:style-name="T151">happens</text:span><text:span text:style-name="T141"> when the sample had a well known chemical composition, and then a well known </text:span><text:span text:style-name="T143">stoichiometry.</text:span><text:span text:style-name="T141"> Fitting the whole compound and another elements should take it on account.</text:span></text:p>
      <text:p text:style-name="P359"><text:span text:style-name="T141">T</text:span><text:span text:style-name="T73">he previous LabView version don’t have such </text:span><text:span text:style-name="T151">feature</text:span><text:span text:style-name="T73">, and fit all elements as independent ones.</text:span></text:p>
      <text:p text:style-name="P188"/>
      <text:p text:style-name="P189"><text:s/><text:span text:style-name="T501">This restraint means that any</text:span> compound with fixed <text:span text:style-name="T413">stoichiometric ratios</text:span> are a single fitting variable, since changing the <text:span text:style-name="T413">stoichiometry</text:span> of an element that belongs to a compound should vary by same <text:span text:style-name="T413">proportion</text:span> the other elements. Isolated elements are also independent fitting parameters.</text:p>
      <text:p text:style-name="P189"><text:s/><text:span text:style-name="T451">Implementing such functionality was done on actual ERYA, using a special C++ class to force additional restrictions on the fitting procedure.</text:span></text:p>
      <text:p text:style-name="P189"/>
      <text:p text:style-name="P189"><text:s/><text:span text:style-name="T452">Suppose the sample have a cluster of elements belonging to a particular well-defined chemical compound, then their stoichiometry will be:</text:span></text:p>
      <text:p text:style-name="P189"><text:s text:c="60"/><draw:frame draw:style-name="fr1" draw:name="Object28" text:anchor-type="as-char" svg:y="-0.377cm" svg:width="2.865cm" svg:height="0.531cm" draw:z-index="12"><draw:object xlink:href="./Object 13" xlink:type="simple" xlink:show="embed" xlink:actuate="onLoad"/><draw:image xlink:href="./ObjectReplacements/Object 13" xlink:type="simple" xlink:show="embed" xlink:actuate="onLoad"/><svg:desc>fórmula</svg:desc></draw:frame><text:s text:c="61"/><text:span text:style-name="T452">(13)</text:span></text:p>
      <text:p text:style-name="P189"><text:s/><text:span text:style-name="T452">Where their stoichiometry ratios will be fixed:</text:span></text:p>
      <text:p text:style-name="P189"><text:s text:c="59"/><draw:frame draw:style-name="fr1" draw:name="Object29" text:anchor-type="as-char" svg:y="-0.619cm" svg:width="3.17cm" svg:height="0.998cm" draw:z-index="13"><draw:object xlink:href="./Object 14" xlink:type="simple" xlink:show="embed" xlink:actuate="onLoad"/><draw:image xlink:href="./ObjectReplacements/Object 14" xlink:type="simple" xlink:show="embed" xlink:actuate="onLoad"/><svg:desc>fórmula</svg:desc></draw:frame><text:s text:c="59"/><text:span text:style-name="T452">(14)</text:span></text:p>
      <text:p text:style-name="P190">The program will assign the <text:span text:style-name="T413">stoichiometry</text:span> as:</text:p>
      <text:p text:style-name="P190"><text:s text:c="51"/><draw:frame draw:style-name="fr1" draw:name="Object30" text:anchor-type="as-char" svg:y="-0.377cm" svg:width="5.763cm" svg:height="0.531cm" draw:z-index="14"><draw:object xlink:href="./Object 15" xlink:type="simple" xlink:show="embed" xlink:actuate="onLoad"/><draw:image xlink:href="./ObjectReplacements/Object 15" xlink:type="simple" xlink:show="embed" xlink:actuate="onLoad"/><svg:desc>fórmula</svg:desc></draw:frame><text:s text:c="42"/>(1<text:span text:style-name="T453">5</text:span>)</text:p>
      <text:p text:style-name="P189"/>
      <text:p text:style-name="P205"><text:span text:style-name="T402"><text:s/></text:span><text:span text:style-name="T403">This means if on an experiment, we detected 10 elements, where 5 of them belongs to a compound, 3 </text:span><text:span text:style-name="T404">belongs to </text:span><text:span text:style-name="T403">another </text:span><text:span text:style-name="T404">compound</text:span><text:span text:style-name="T403">, and the remaining 2 are isolated, </text:span><text:span text:style-name="T404">then </text:span><text:span text:style-name="T403">we have 10 yields and 10 </text:span><text:span text:style-name="T407">stoichiometries</text:span><text:span text:style-name="T403">, but we only have 4 independent fitting parameters. </text:span><text:span text:style-name="T405">Essentially</text:span><text:span text:style-name="T406">, in this particular case, ERYA only needs to manage 4 independent variables, even it needs to fit <text:s/>10 yields.</text:span></text:p>
      <text:p text:style-name="P347"/>
      <text:p text:style-name="P360">To <text:span text:style-name="T502">describe</text:span> the fitting algorithm <text:span text:style-name="T502">with some legibility</text:span>, the pseudo-code <text:span text:style-name="T454">list adds some auxiliary </text:span>routines, <text:span text:style-name="T502">where on main routine are named by his alias.</text:span></text:p>
      <text:p text:style-name="P360"/>
      <text:p text:style-name="P360"><text:span text:style-name="T372">†</text:span><text:span text:style-name="T20">S1: Evaluate the Residue Function</text:span></text:p>
      <text:p text:style-name="P361"><text:span text:style-name="T455">Taking the vector </text:span><text:span text:style-name="T21">x </text:span><text:span text:style-name="T455">as the independent fitting stoichiometry parameters, and vector </text:span><text:span text:style-name="T455"><draw:frame draw:style-name="fr1" draw:name="Object23" text:anchor-type="as-char" svg:y="-0.377cm" svg:width="0.554cm" svg:height="0.469cm" draw:z-index="15"><draw:object xlink:href="./Object 16" xlink:type="simple" xlink:show="embed" xlink:actuate="onLoad"/><draw:image xlink:href="./ObjectReplacements/Object 16" xlink:type="simple" xlink:show="embed" xlink:actuate="onLoad"/><svg:desc>fórmula</svg:desc></draw:frame></text:span><text:span text:style-name="T456"><text:s/></text:span><text:span text:style-name="T457">for all fitting stoichiometry parameters, </text:span><text:span text:style-name="T458">using (14) and (15) formulas:</text:span></text:p>
      <text:p text:style-name="P362">It’s possible to evaluate the following vector <text:span text:style-name="T374">ε</text:span><text:span text:style-name="T17"> </text:span>function, defined by:</text:p>
      <text:p text:style-name="P362"><text:s text:c="61"/><draw:frame draw:style-name="fr1" draw:name="Object24" text:anchor-type="as-char" svg:y="-0.386cm" svg:width="3.362cm" svg:height="0.542cm" draw:z-index="16"><draw:object xlink:href="./Object 17" xlink:type="simple" xlink:show="embed" xlink:actuate="onLoad"/><draw:image xlink:href="./ObjectReplacements/Object 17" xlink:type="simple" xlink:show="embed" xlink:actuate="onLoad"/><svg:desc>fórmula</svg:desc></draw:frame><text:s text:c="48"/><text:span text:style-name="T459">(16)</text:span></text:p>
      <text:p text:style-name="P363"><text:soft-page-break/>The experimental yields are values inputed by the user on the “Experimental Yield” <text:span text:style-name="T503">column</text:span>, while the guess yield, or computed yield, depends from the current stoichiometric values from <draw:frame draw:style-name="fr1" draw:name="Object26" text:anchor-type="as-char" svg:y="-0.377cm" svg:width="0.554cm" svg:height="0.467cm" draw:z-index="17"><draw:object xlink:href="./Object 18" xlink:type="simple" xlink:show="embed" xlink:actuate="onLoad"/><draw:image xlink:href="./ObjectReplacements/Object 18" xlink:type="simple" xlink:show="embed" xlink:actuate="onLoad"/><svg:desc>fórmula</svg:desc></draw:frame>evaluated by the integral defined on (2).</text:p>
      <text:p text:style-name="P363"><text:s/><text:span text:style-name="T504">The user only inputs the initial stoichiometric values, and the </text:span><text:span text:style-name="T504"><draw:frame draw:style-name="fr1" draw:name="Objeto6" text:anchor-type="as-char" svg:y="-0.377cm" svg:width="0.554cm" svg:height="0.469cm" draw:z-index="42"><draw:object xlink:href="./Object 43" xlink:type="simple" xlink:show="embed" xlink:actuate="onLoad"/><draw:image xlink:href="./ObjectReplacements/Object 43" xlink:type="simple" xlink:show="embed" xlink:actuate="onLoad"/><svg:desc>fórmula</svg:desc></draw:frame></text:span><text:span text:style-name="T504">values will change during the fitting process.</text:span></text:p>
      <text:p text:style-name="P362"/>
      <text:p text:style-name="P360"><text:span text:style-name="T372">†</text:span><text:span text:style-name="T20">S</text:span><text:span text:style-name="T22">2</text:span><text:span text:style-name="T20">: Evaluate the </text:span><text:span text:style-name="T22">Jacobi Matrix</text:span></text:p>
      <text:p text:style-name="P364"><text:span text:style-name="T505">It should evaluate the numerical Jacobi matrix </text:span><text:span text:style-name="T23">J</text:span><text:span text:style-name="T460">, which size can be defined by the initial conditions.</text:span></text:p>
      <text:p text:style-name="P365">At any iteration step, the matrix size are constant, and so all numerical matrices are static allocated by a C++ class using array pointers, due to be more fast to allocate dynamic memory using dynamic memory pointers. <text:span text:style-name="T505">T</text:span>his is the only exception of this program <text:span text:style-name="T505">that use the Standard Template library and wxWidgets objects to dynamic arrays</text:span>, <text:span text:style-name="T505">since the main reason was the</text:span> speed constraints <text:span text:style-name="T505">on memory allocation was</text:span> very important.</text:p>
      <text:p text:style-name="P365"><text:s/>The number of columns <text:span text:style-name="T506">of the Jacobi Matrix</text:span> is the number of independent fitting parameters, while the number of rows are the number of yields and also the number of total elements select by the user on the main spreadsheet tab that define the whole sample.</text:p>
      <text:p text:style-name="P366"><text:s/><text:span text:style-name="T506">Only when the number of fitting parameters are equal to the number of elements, the matrix is square. Fortunately, the whole process work with a rectangular matrix.</text:span></text:p>
      <text:p text:style-name="P422"><text:s/></text:p>
      <text:p text:style-name="P364"><text:s/><text:span text:style-name="T461">Each matrix cell are evaluated by a symmetric difference algorithm to approximate the derivative around the current function point (actually the current stoichiometry at a particular </text:span><text:span text:style-name="T24">x</text:span><text:span text:style-name="T461"> value), using the following expression:</text:span></text:p>
      <text:p text:style-name="P364"><text:s text:c="35"/><draw:frame draw:style-name="fr1" draw:name="Object25" text:anchor-type="as-char" svg:y="-0.691cm" svg:width="9.88cm" svg:height="1.132cm" draw:z-index="18"><draw:object xlink:href="./Object 19" xlink:type="simple" xlink:show="embed" xlink:actuate="onLoad"/><draw:image xlink:href="./ObjectReplacements/Object 19" xlink:type="simple" xlink:show="embed" xlink:actuate="onLoad"/><svg:desc>fórmula</svg:desc></draw:frame><text:s text:c="9"/><text:span text:style-name="T462">(17)</text:span></text:p>
      <text:p text:style-name="P367"/>
      <text:p text:style-name="P367">Each yield are evaluated from the integral defined on (2), and the mixture of a numerical integral and a numerical derivative, makes this routine more time to complete that another ones.</text:p>
      <text:p text:style-name="P367"/>
      <text:p text:style-name="P360"><text:span text:style-name="T372">†</text:span><text:span text:style-name="T20">S</text:span><text:span text:style-name="T25">3</text:span><text:span text:style-name="T20">: Evaluate the </text:span><text:span text:style-name="T25">Hesse</text:span><text:span text:style-name="T22"> </text:span><text:span text:style-name="T25">and Gradient </text:span><text:span text:style-name="T22">Matrix</text:span></text:p>
      <text:p text:style-name="P368">Since the Jacobi matrix defined on S2 routine is rectangular in general, <text:span text:style-name="T507">as</text:span> the number of independent fitting parameters is equal or less than the number of experimental yields, it is necessary to take the second-order derivative to form a square matrix. Luckily, it is a simple matrix multiplication.</text:p>
      <text:p text:style-name="P368"><text:s/>The Hesse matrix is matrix product of the self-adjoint matrix with the original matrix:</text:p>
      <text:p text:style-name="P368"><text:s text:c="64"/><draw:frame draw:style-name="fr1" draw:name="Object44" text:anchor-type="as-char" svg:y="-0.437cm" svg:width="1.619cm" svg:height="0.527cm" draw:z-index="19"><draw:object xlink:href="./Object 20" xlink:type="simple" xlink:show="embed" xlink:actuate="onLoad"/><draw:image xlink:href="./ObjectReplacements/Object 20" xlink:type="simple" xlink:show="embed" xlink:actuate="onLoad"/><svg:desc>fórmula</svg:desc></draw:frame><text:s text:c="58"/>(1<text:span text:style-name="T496">8</text:span>)</text:p>
      <text:p text:style-name="P368">While the Gradient matrix (actually a vector), is the matrix product of the self-adjoin Jacobi matrix, with the residue vector <text:span text:style-name="T374">ε</text:span><text:span text:style-name="T17"> </text:span><text:span text:style-name="T463">defined on S1 routine:</text:span></text:p>
      <text:p text:style-name="P368"><text:s text:c="65"/><draw:frame draw:style-name="fr1" draw:name="Object45" text:anchor-type="as-char" svg:y="-0.437cm" svg:width="1.453cm" svg:height="0.527cm" draw:z-index="20"><draw:object xlink:href="./Object 21" xlink:type="simple" xlink:show="embed" xlink:actuate="onLoad"/><draw:image xlink:href="./ObjectReplacements/Object 21" xlink:type="simple" xlink:show="embed" xlink:actuate="onLoad"/><svg:desc>fórmula</svg:desc></draw:frame><text:s text:c="58"/><text:span text:style-name="T463">(19)</text:span> <text:s text:c="3"/></text:p>
      <text:p text:style-name="P368"/>
      <text:p text:style-name="P360"><text:span text:style-name="T372">†</text:span><text:span text:style-name="T20">S</text:span><text:span text:style-name="T26">4</text:span><text:span text:style-name="T20">: </text:span><text:span text:style-name="T27">Fitting Renormalization Step</text:span></text:p>
      <text:p text:style-name="P360"><text:s/><text:span text:style-name="T464">This process is done automatically by the C++ function </text:span><text:span text:style-name="T28">ElementVector::Renormalize()</text:span><text:span text:style-name="T464">, and the alias on </text:span><text:span text:style-name="T28">CompoundVector::Renormalize()</text:span><text:span text:style-name="T464">, and hides a sightly complex algorithm to ensure a correct renormalization at each iteration step.</text:span></text:p>
      <text:p text:style-name="P360"><text:s/><text:span text:style-name="T464">Since the sum of all stoichiometries are equal to one, it contains “n” non-fitting elements (the ones without “Fit” mark), and “m” fitting elements. The </text:span><text:span text:style-name="T29">x</text:span><text:span text:style-name="T465"> vector already contains the independent fitting parameters, and using the </text:span><text:span text:style-name="T29">FittingParametersVector </text:span><text:span text:style-name="T466">methods, it is possible to compute all </text:span><text:span text:style-name="T466"><draw:frame draw:style-name="fr1" draw:name="Object47" text:anchor-type="as-char" svg:y="-0.377cm" svg:width="0.554cm" svg:height="0.469cm" draw:z-index="21"><draw:object xlink:href="./Object 22" xlink:type="simple" xlink:show="embed" xlink:actuate="onLoad"/><draw:image xlink:href="./ObjectReplacements/Object 22" xlink:type="simple" xlink:show="embed" xlink:actuate="onLoad"/><svg:desc>fórmula</svg:desc></draw:frame></text:span><text:span text:style-name="T466">fitting parameters, leaving a vector </text:span><text:span text:style-name="T30">y </text:span><text:span text:style-name="T466">for the non-fitting parameters.</text:span></text:p>
      <text:p text:style-name="P360"/>
      <text:p text:style-name="P369">To renormalize only the fitting parameters, it requires the following steps:</text:p>
      <text:p text:style-name="P360"><text:span text:style-name="T467"><text:s/></text:span><text:span text:style-name="T378">1</text:span><text:span text:style-name="T467">: Define a non-fitting constant “T”, evaluated by the sum of non-fitting elements of vector </text:span><text:span text:style-name="T31">y</text:span><text:span text:style-name="T467">:</text:span></text:p>
      <text:p text:style-name="P360"><text:span text:style-name="T31"><text:s text:c="33"/></text:span><text:span text:style-name="T467"><text:s text:c="31"/></text:span><text:span text:style-name="T467"><draw:frame draw:style-name="fr1" draw:name="Object48" text:anchor-type="as-char" svg:y="-0.432cm" svg:width="4.911cm" svg:height="0.616cm" draw:z-index="22"><draw:object xlink:href="./Object 23" xlink:type="simple" xlink:show="embed" xlink:actuate="onLoad"/><draw:image xlink:href="./ObjectReplacements/Object 23" xlink:type="simple" xlink:show="embed" xlink:actuate="onLoad"/><svg:desc>fórmula</svg:desc></draw:frame></text:span><text:span text:style-name="T467"><text:s text:c="26"/>(20)</text:span></text:p>
      <text:p text:style-name="P360"><text:s/></text:p>
      <text:p text:style-name="P360"><text:soft-page-break/><text:span text:style-name="T378">2</text:span><text:span text:style-name="T468">: Define a fitting constant “S”, evaluated from the fitting elements of vector </text:span><text:span text:style-name="T468"><draw:frame draw:style-name="fr1" draw:name="Object49" text:anchor-type="as-char" svg:y="-0.377cm" svg:width="0.554cm" svg:height="0.469cm" draw:z-index="23"><draw:object xlink:href="./Object 24" xlink:type="simple" xlink:show="embed" xlink:actuate="onLoad"/><draw:image xlink:href="./ObjectReplacements/Object 24" xlink:type="simple" xlink:show="embed" xlink:actuate="onLoad"/><svg:desc>fórmula</svg:desc></draw:frame></text:span><text:span text:style-name="T468">, using the ratios defined on <text:s/></text:span><text:span text:style-name="T29">FittingParametersVector </text:span><text:span text:style-name="T466">methods, when necessary:</text:span></text:p>
      <text:p text:style-name="P360"><text:s text:c="40"/><draw:frame draw:style-name="fr1" draw:name="Object50" text:anchor-type="as-char" svg:y="-0.432cm" svg:width="8.214cm" svg:height="1.055cm" draw:z-index="24"><draw:object xlink:href="./Object 25" xlink:type="simple" xlink:show="embed" xlink:actuate="onLoad"/><draw:image xlink:href="./ObjectReplacements/Object 25" xlink:type="simple" xlink:show="embed" xlink:actuate="onLoad"/><svg:desc>fórmula</svg:desc></draw:frame><text:s text:c="19"/><text:span text:style-name="T468">(21)</text:span></text:p>
      <text:p text:style-name="P360"/>
      <text:p text:style-name="P360"><text:s/><text:span text:style-name="T378">3</text:span><text:span text:style-name="T469">: Each new independent fitting parameters from vector </text:span><text:span text:style-name="T32">x, </text:span><text:span text:style-name="T469">and obviously from all fitting parameters from vector </text:span><text:span text:style-name="T469"><draw:frame draw:style-name="fr1" draw:name="Object51" text:anchor-type="as-char" svg:y="-0.377cm" svg:width="0.554cm" svg:height="0.469cm" draw:z-index="25"><draw:object xlink:href="./Object 26" xlink:type="simple" xlink:show="embed" xlink:actuate="onLoad"/><draw:image xlink:href="./ObjectReplacements/Object 26" xlink:type="simple" xlink:show="embed" xlink:actuate="onLoad"/><svg:desc>fórmula</svg:desc></draw:frame></text:span><text:span text:style-name="T469">, can now be redefined by the expression:</text:span></text:p>
      <text:p text:style-name="P360"><text:s text:c="69"/><draw:frame draw:style-name="fr1" draw:name="Object52" text:anchor-type="as-char" svg:y="-0.377cm" svg:width="4.006cm" svg:height="0.531cm" draw:z-index="26"><draw:object xlink:href="./Object 27" xlink:type="simple" xlink:show="embed" xlink:actuate="onLoad"/><draw:image xlink:href="./ObjectReplacements/Object 27" xlink:type="simple" xlink:show="embed" xlink:actuate="onLoad"/><svg:desc>fórmula</svg:desc></draw:frame><text:s text:c="31"/><text:span text:style-name="T470">(22)</text:span></text:p>
      <text:p text:style-name="P360"/>
      <text:p text:style-name="P370"><text:span text:style-name="T378">4</text:span>: Once reevaluated the stoichiometric values on vector <text:span text:style-name="T17">x</text:span>, that only affects the “S” constant, when apply (<text:span text:style-name="T496">21</text:span>) again, it should give now the total sum S+T=1, <text:span text:style-name="T508">since</text:span> the renormalization is done.</text:p>
      <text:p text:style-name="P370"/>
      <text:p text:style-name="P370"/>
      <text:p text:style-name="P391"><text:span text:style-name="T371">†</text:span><text:span text:style-name="T509">S5: Solving a System of Linear Equations by the Gauss Elimination with Partial Pivoting</text:span></text:p>
      <text:p text:style-name="P424"/>
      <text:p text:style-name="P382"><text:span text:style-name="T509"><text:s/></text:span><text:span text:style-name="T510">This is a classic algorithm designed to direct solve a system of linear equations with n equations with n unknowns, returning the vector with the solutions.</text:span></text:p>
      <text:p text:style-name="P425"/>
      <text:p text:style-name="P382"><text:span text:style-name="T510"><text:s/></text:span><text:span text:style-name="T511">To turn the algorithm description more simple to read, two critical steps was implement as subroutines to their own on Matrix C++ class.</text:span></text:p>
      <text:p text:style-name="P426"/>
      <text:p text:style-name="P392"><text:span text:style-name="T509">T1 – </text:span><text:span text:style-name="T283">Swap Rows of a Matrix.</text:span></text:p>
      <text:p text:style-name="P427">- Change the contents of the row “i” to the row “j”, and vice-versa.</text:p>
      <text:p text:style-name="P393"><text:span text:style-name="T509">1. </text:span><text:span text:style-name="T283">Copy the contents of Row “i” to a temporary row “temp”.</text:span></text:p>
      <text:p text:style-name="P393"><text:span text:style-name="T509">2. </text:span><text:span text:style-name="T283">Copy the contents of Row “j” to the Row “i” (overwrite).</text:span></text:p>
      <text:p text:style-name="P393"><text:span text:style-name="T509">3. </text:span><text:span text:style-name="T283">Copy the contents of row “temp” to Row “j”</text:span></text:p>
      <text:p text:style-name="P432">END</text:p>
      <text:p text:style-name="P432"/>
      <text:p text:style-name="P394"><text:span text:style-name="T509">T2 – </text:span><text:span text:style-name="T284">Reduce the Rows by a Pivot.</text:span></text:p>
      <text:p text:style-name="P394"><text:span text:style-name="T284">- From the initial Row”i”, reduce the Row “</text:span><text:span text:style-name="T286">k</text:span><text:span text:style-name="T284">”, by the pivot value.</text:span></text:p>
      <text:p text:style-name="P395"><text:span text:style-name="T509">1. </text:span><text:span text:style-name="T283">If </text:span><text:span text:style-name="T509">i&lt;</text:span><text:span text:style-name="T512">k</text:span><text:span text:style-name="T509"> </text:span><text:span text:style-name="T283">, Then:</text:span></text:p>
      <text:p text:style-name="P395"><text:span text:style-name="T509">1.1 – </text:span><text:span text:style-name="T285">Define the pivot constant </text:span><text:span text:style-name="T367">µ, </text:span><text:span text:style-name="T368">by the formula: </text:span><text:span text:style-name="T368"><draw:frame draw:style-name="fr1" draw:name="Objeto7" text:anchor-type="as-char" svg:y="-0.377cm" svg:width="2.865cm" svg:height="0.531cm" draw:z-index="43"><draw:object xlink:href="./Object 44" xlink:type="simple" xlink:show="embed" xlink:actuate="onLoad"/><draw:image xlink:href="./ObjectReplacements/Object 44" xlink:type="simple" xlink:show="embed" xlink:actuate="onLoad"/></draw:frame></text:span></text:p>
      <text:p text:style-name="P397"><text:span text:style-name="T409">1.</text:span><text:span text:style-name="T408">2 – </text:span><text:span text:style-name="T366">For Column j = 1 until Total Number of Columns N</text:span></text:p>
      <text:p text:style-name="P399"><text:span text:style-name="T408">1.2.1 – </text:span><text:span text:style-name="T369">Evaluate: </text:span><text:span text:style-name="T369"><draw:frame draw:style-name="fr1" draw:name="Objeto8" text:anchor-type="as-char" svg:y="-0.377cm" svg:width="3.268cm" svg:height="0.531cm" draw:z-index="44"><draw:object xlink:href="./Object 45" xlink:type="simple" xlink:show="embed" xlink:actuate="onLoad"/><draw:image xlink:href="./ObjectReplacements/Object 45" xlink:type="simple" xlink:show="embed" xlink:actuate="onLoad"/></draw:frame></text:span></text:p>
      <text:p text:style-name="P399"><text:span text:style-name="T369">- </text:span><text:span text:style-name="T370">Rarely used, but implemented.</text:span></text:p>
      <text:p text:style-name="P396"><text:span text:style-name="T513">2</text:span><text:span text:style-name="T509">. </text:span><text:span text:style-name="T283">If </text:span><text:span text:style-name="T509">i</text:span><text:span text:style-name="T513">&gt;</text:span><text:span text:style-name="T512">k</text:span><text:span text:style-name="T509"> </text:span><text:span text:style-name="T283">, Then:</text:span></text:p>
      <text:p text:style-name="P396"><text:span text:style-name="T513">2</text:span><text:span text:style-name="T509">.1 – </text:span><text:span text:style-name="T285">Define the pivot constant </text:span><text:span text:style-name="T367">µ, </text:span><text:span text:style-name="T368">by the formula: </text:span><text:span text:style-name="T368"><draw:frame draw:style-name="fr1" draw:name="Objeto10" text:anchor-type="as-char" svg:y="-0.377cm" svg:width="2.865cm" svg:height="0.531cm" draw:z-index="45"><draw:object xlink:href="./Object 47" xlink:type="simple" xlink:show="embed" xlink:actuate="onLoad"/><draw:image xlink:href="./ObjectReplacements/Object 47" xlink:type="simple" xlink:show="embed" xlink:actuate="onLoad"/><svg:desc>fórmula</svg:desc></draw:frame></text:span></text:p>
      <text:p text:style-name="P398"><text:span text:style-name="T411">2</text:span><text:span text:style-name="T409">.</text:span><text:span text:style-name="T408">2 – </text:span><text:span text:style-name="T366">For Column j = 1 until Total Number of Columns N</text:span></text:p>
      <text:p text:style-name="P400"><text:span text:style-name="T411">2</text:span><text:span text:style-name="T410">.2.1 –</text:span><text:span text:style-name="T369"> Evaluate: </text:span><text:span text:style-name="T369"><draw:frame draw:style-name="fr1" draw:name="Objeto9" text:anchor-type="as-char" svg:y="-0.377cm" svg:width="3.21cm" svg:height="0.531cm" draw:z-index="46"><draw:object xlink:href="./Object 46" xlink:type="simple" xlink:show="embed" xlink:actuate="onLoad"/><draw:image xlink:href="./ObjectReplacements/Object 46" xlink:type="simple" xlink:show="embed" xlink:actuate="onLoad"/><svg:desc>fórmula</svg:desc></draw:frame></text:span></text:p>
      <text:p text:style-name="P400"><text:span text:style-name="T369">- </text:span><text:span text:style-name="T370">Once completed...</text:span></text:p>
      <text:p text:style-name="P401"><text:span text:style-name="T410">3. </text:span><text:span text:style-name="T408">END</text:span></text:p>
      <text:p text:style-name="P436"/>
      <text:p text:style-name="P433">Main Gauss Routine: Solve Ax = b matrix equation.</text:p>
      <text:p text:style-name="P402"><text:span text:style-name="T509">1. </text:span><text:span text:style-name="T283">Join the original matrix A, and the vector b in a single matrix Ab (Add an additional column)</text:span></text:p>
      <text:p text:style-name="P433"/>
      <text:p text:style-name="P402"><text:span text:style-name="T509">2. </text:span><text:span text:style-name="T287">For the Column k = 1 until Total Number of Rows of Ab “R”</text:span></text:p>
      <text:p text:style-name="P403"><text:span text:style-name="T514">2.</text:span><text:span text:style-name="T509">1: </text:span><text:span text:style-name="T283">For the Column l = k until Total Number of Rows of Ab “R”</text:span></text:p>
      <text:p text:style-name="P405"><text:span text:style-name="T509">2.1.1: </text:span><text:span text:style-name="T283">If </text:span><text:span text:style-name="T283"><draw:frame draw:style-name="fr1" draw:name="Objeto11" text:anchor-type="as-char" svg:y="-0.377cm" svg:width="2.425cm" svg:height="0.533cm" draw:z-index="47"><draw:object xlink:href="./Object 48" xlink:type="simple" xlink:show="embed" xlink:actuate="onLoad"/><draw:image xlink:href="./ObjectReplacements/Object 48" xlink:type="simple" xlink:show="embed" xlink:actuate="onLoad"/></draw:frame></text:span><text:span text:style-name="T283">or </text:span><text:span text:style-name="T283"><draw:frame draw:style-name="fr1" draw:name="Objeto12" text:anchor-type="as-char" svg:y="-0.377cm" svg:width="1.591cm" svg:height="0.531cm" draw:z-index="48"><draw:object xlink:href="./Object 49" xlink:type="simple" xlink:show="embed" xlink:actuate="onLoad"/><draw:image xlink:href="./ObjectReplacements/Object 49" xlink:type="simple" xlink:show="embed" xlink:actuate="onLoad"/></draw:frame></text:span><text:span text:style-name="T283">, </text:span><text:span text:style-name="T288">Then:</text:span></text:p>
      <text:p text:style-name="P428">- Apply algorithm T1 to swap Rows “l” to “k”.</text:p>
      <text:p text:style-name="P410"><text:span text:style-name="T517">E</text:span><text:span text:style-name="T509">nd For 2.1</text:span></text:p>
      <text:p text:style-name="P407"><text:span text:style-name="T514">2.</text:span><text:span text:style-name="T509">2: </text:span><text:span text:style-name="T283">If </text:span><text:span text:style-name="T283"><draw:frame draw:style-name="fr1" draw:name="Objeto13" text:anchor-type="as-char" svg:y="-0.377cm" svg:width="1.707cm" svg:height="0.533cm" draw:z-index="49"><draw:object xlink:href="./Object 50" xlink:type="simple" xlink:show="embed" xlink:actuate="onLoad"/><draw:image xlink:href="./ObjectReplacements/Object 50" xlink:type="simple" xlink:show="embed" xlink:actuate="onLoad"/><svg:desc>fórmula</svg:desc></draw:frame></text:span><text:span text:style-name="T283">, Then:</text:span></text:p>
      <text:p text:style-name="P404"><text:soft-page-break/><text:span text:style-name="T514">2.</text:span><text:span text:style-name="T515">2.</text:span><text:span text:style-name="T516">1</text:span><text:span text:style-name="T509">: </text:span><text:span text:style-name="T283">For the Column </text:span><text:span text:style-name="T289">m</text:span><text:span text:style-name="T283"> = k until Total Number of Rows of Ab “R”</text:span></text:p>
      <text:p text:style-name="P406"><text:span text:style-name="T288">- Apply algorithm T</text:span><text:span text:style-name="T290">2</text:span><text:span text:style-name="T288"> to </text:span><text:span text:style-name="T290">reduce</text:span><text:span text:style-name="T288"> Rows “</text:span><text:span text:style-name="T290">m</text:span><text:span text:style-name="T288">” to “k”.</text:span></text:p>
      <text:p text:style-name="P408"><text:span text:style-name="T517">2.</text:span><text:span text:style-name="T509">2.2: </text:span><text:span text:style-name="T283">Else, abort the algorithm with an error: “Singular Matrix”. (</text:span><text:span text:style-name="T509">FAIL</text:span><text:span text:style-name="T283">)</text:span></text:p>
      <text:p text:style-name="P434">End For 2</text:p>
      <text:p text:style-name="P429"/>
      <text:p text:style-name="P409"><text:span text:style-name="T509">3.</text:span><text:span text:style-name="T283"> Starts backward substitution</text:span></text:p>
      <text:p text:style-name="P411"><text:span text:style-name="T509">3.1: </text:span><text:span text:style-name="T291">For Column u = R, which is the Total Number of Columns of Ab, until decreases to u=1.</text:span></text:p>
      <text:p text:style-name="P430">- u=R, R-1, …, 2,…, 1</text:p>
      <text:p text:style-name="P411"><text:span text:style-name="T291">- </text:span><text:span text:style-name="T292">Define the temporary variable </text:span><text:span text:style-name="T292"><draw:frame draw:style-name="fr1" draw:name="Objeto14" text:anchor-type="as-char" svg:y="-0.377cm" svg:width="1.034cm" svg:height="0.483cm" draw:z-index="50"><draw:object xlink:href="./Object 51" xlink:type="simple" xlink:show="embed" xlink:actuate="onLoad"/><draw:image xlink:href="./ObjectReplacements/Object 51" xlink:type="simple" xlink:show="embed" xlink:actuate="onLoad"/></draw:frame></text:span><text:span text:style-name="T292">.</text:span></text:p>
      <text:p text:style-name="P412"><text:span text:style-name="T518">3.</text:span><text:span text:style-name="T509">1.1: </text:span><text:span text:style-name="T283">For Column</text:span><text:span text:style-name="T509"> </text:span><text:span text:style-name="T293">v = u, until v = R, which is the Total Number of Columns of Ab</text:span></text:p>
      <text:p text:style-name="P412"><text:span text:style-name="T293">- </text:span><text:span text:style-name="T294">Sum the </text:span><text:span text:style-name="T295">following</text:span><text:span text:style-name="T294">: </text:span><text:span text:style-name="T294"><draw:frame draw:style-name="fr1" draw:name="Objeto15" text:anchor-type="as-char" svg:y="-0.377cm" svg:width="2.962cm" svg:height="0.531cm" draw:z-index="51"><draw:object xlink:href="./Object 52" xlink:type="simple" xlink:show="embed" xlink:actuate="onLoad"/><draw:image xlink:href="./ObjectReplacements/Object 52" xlink:type="simple" xlink:show="embed" xlink:actuate="onLoad"/></draw:frame></text:span></text:p>
      <text:p text:style-name="P414"><text:span text:style-name="T519">E</text:span><text:span text:style-name="T509">nd For 3.1.1</text:span></text:p>
      <text:p text:style-name="P413"><text:span text:style-name="T519">3.</text:span><text:span text:style-name="T509">1.2: </text:span><text:span text:style-name="T296">Evaluate: </text:span><text:span text:style-name="T296"><draw:frame draw:style-name="fr1" draw:name="Objeto16" text:anchor-type="as-char" svg:y="-0.683cm" svg:width="2.455cm" svg:height="1.124cm" draw:z-index="52"><draw:object xlink:href="./Object 53" xlink:type="simple" xlink:show="embed" xlink:actuate="onLoad"/><draw:image xlink:href="./ObjectReplacements/Object 53" xlink:type="simple" xlink:show="embed" xlink:actuate="onLoad"/></draw:frame></text:span></text:p>
      <text:p text:style-name="P415"><text:span text:style-name="T520">E</text:span><text:span text:style-name="T509">nd For 3.1</text:span></text:p>
      <text:p text:style-name="P435"/>
      <text:p text:style-name="P415"><text:span text:style-name="T509">4: </text:span><text:span text:style-name="T283">Return the solutions (vector </text:span><text:span text:style-name="T509">x</text:span><text:span text:style-name="T283">)</text:span></text:p>
      <text:p text:style-name="P431"/>
      <text:p text:style-name="P370"/>
      <text:p text:style-name="P385"><text:span text:style-name="T373">†</text:span><text:span text:style-name="T521">The Main</text:span> Levenberg-Marquardt algorithm</text:p>
      <text:p text:style-name="P386"/>
      <text:p text:style-name="P386"><text:span text:style-name="T497">1. </text:span>[Initial Setup]</text:p>
      <text:p text:style-name="P371"><text:span text:style-name="T376">1.1</text:span><text:span text:style-name="T17">:</text:span> <text:span text:style-name="T471">Define the convergence parameters: e1,e2,</text:span><text:span text:style-name="T381">τ</text:span><text:span text:style-name="T471">,kmax from the user-interface or default values, signaled on bold.</text:span></text:p>
      <text:p text:style-name="P371"><text:s text:c="52"/><draw:frame draw:style-name="fr1" draw:name="Object31" text:anchor-type="as-char" svg:y="-0.399cm" svg:width="4.918cm" svg:height="0.552cm" draw:z-index="27"><draw:object xlink:href="./Object 28" xlink:type="simple" xlink:show="embed" xlink:actuate="onLoad"/><draw:image xlink:href="./ObjectReplacements/Object 28" xlink:type="simple" xlink:show="embed" xlink:actuate="onLoad"/><svg:desc>fórmula</svg:desc></draw:frame><text:s text:c="28"/><text:span text:style-name="T472">(23)</text:span></text:p>
      <text:p text:style-name="P371"><text:s text:c="52"/><draw:frame draw:style-name="fr1" draw:name="Object33" text:anchor-type="as-char" svg:y="-0.377cm" svg:width="5.286cm" svg:height="0.485cm" draw:z-index="28"><draw:object xlink:href="./Object 29" xlink:type="simple" xlink:show="embed" xlink:actuate="onLoad"/><draw:image xlink:href="./ObjectReplacements/Object 29" xlink:type="simple" xlink:show="embed" xlink:actuate="onLoad"/><svg:desc>fórmula</svg:desc></draw:frame><text:s text:c="25"/><text:span text:style-name="T472">(24)</text:span></text:p>
      <text:p text:style-name="P371"><text:s text:c="52"/><draw:frame draw:style-name="fr1" draw:name="Object32" text:anchor-type="as-char" svg:y="-0.377cm" svg:width="3.348cm" svg:height="0.467cm" draw:z-index="29"><draw:object xlink:href="./Object 30" xlink:type="simple" xlink:show="embed" xlink:actuate="onLoad"/><draw:image xlink:href="./ObjectReplacements/Object 30" xlink:type="simple" xlink:show="embed" xlink:actuate="onLoad"/><svg:desc>fórmula</svg:desc></draw:frame><text:s text:c="43"/><text:span text:style-name="T472">(25)</text:span></text:p>
      <text:p text:style-name="P372"><text:s/></text:p>
      <text:p text:style-name="P373"><text:span text:style-name="T376">1.2</text:span><text:span text:style-name="T17">: </text:span><text:span text:style-name="T473">Get the initial residue function using </text:span><text:span text:style-name="T33">S1</text:span><text:span text:style-name="T473">, and the independent fitting parameters vector </text:span><text:span text:style-name="T34">x</text:span><text:span text:style-name="T474"> (stoichiometry). Also create an additional vector of integers required as a constructor of the </text:span><text:span text:style-name="T33">FittingParametersVector</text:span><text:span text:style-name="T473"> methods, to map correctly the Element position ID from the main spreadsheet screen, defined by the user, to all user-defined constraints.</text:span></text:p>
      <text:p text:style-name="P423">This auxiliary map is needed to place correctly from all numerical matrices from which row or column belongs to a certain element.</text:p>
      <text:p text:style-name="P372"/>
      <text:p text:style-name="P364"><text:span text:style-name="T376">1.3</text:span><text:span text:style-name="T17">:</text:span> <text:span text:style-name="T475">Evaluate the Jacobi </text:span><text:span text:style-name="T58">J</text:span><text:span text:style-name="T475">, Hesse </text:span><text:span text:style-name="T58">H</text:span><text:span text:style-name="T475"> and Gradient Matrix </text:span><text:span text:style-name="T380">ε</text:span><text:span text:style-name="T475">, using the </text:span><text:span text:style-name="T35">S2</text:span><text:span text:style-name="T475"> and </text:span><text:span text:style-name="T35">S3</text:span><text:span text:style-name="T475"> routines.</text:span></text:p>
      <text:p text:style-name="P364"/>
      <text:p text:style-name="P364"><text:span text:style-name="T376">1.4</text:span><text:span text:style-name="T17">:</text:span> <text:span text:style-name="T476">The initial damping parameter are evaluated from the expression:</text:span></text:p>
      <text:p text:style-name="P364"><text:s text:c="72"/><draw:frame draw:style-name="fr1" draw:name="Object1" text:anchor-type="as-char" svg:y="-0.379cm" svg:width="2.505cm" svg:height="0.534cm" draw:z-index="30"><draw:object xlink:href="./Object 31" xlink:type="simple" xlink:show="embed" xlink:actuate="onLoad"/><draw:image xlink:href="./ObjectReplacements/Object 31" xlink:type="simple" xlink:show="embed" xlink:actuate="onLoad"/><svg:desc>fórmula</svg:desc></draw:frame><text:s text:c="52"/><text:span text:style-name="T476">(26)</text:span></text:p>
      <text:p text:style-name="P364"><text:span text:style-name="T476">Where it is the maximum value along the module of each matrix cell from the main diagonal, multiplied by an additional user-defined damping factor </text:span><text:span text:style-name="T381">τ, </text:span><text:span text:style-name="T382">from (</text:span><text:span text:style-name="T384">23</text:span><text:span text:style-name="T382">).</text:span></text:p>
      <text:p text:style-name="P364"/>
      <text:p text:style-name="P374"><text:span text:style-name="T376">1.5</text:span><text:span text:style-name="T17">:</text:span> <text:span text:style-name="T477">Verify if meet the zeroth step gradient converge criteria: </text:span></text:p>
      <text:p text:style-name="P374"><text:span text:style-name="T477"><text:s/></text:span><text:span text:style-name="T36">if(</text:span><text:span text:style-name="T36"><draw:frame draw:style-name="fr1" draw:name="Object6" text:anchor-type="as-char" svg:y="-0.377cm" svg:width="1.647cm" svg:height="0.531cm" draw:z-index="31"><draw:object xlink:href="./Object 32" xlink:type="simple" xlink:show="embed" xlink:actuate="onLoad"/><draw:image xlink:href="./ObjectReplacements/Object 32" xlink:type="simple" xlink:show="embed" xlink:actuate="onLoad"/><svg:desc>fórmula</svg:desc></draw:frame></text:span><text:span text:style-name="T36">) then return true</text:span></text:p>
      <text:p text:style-name="P375"><text:s text:c="2"/><text:span text:style-name="T478">And also </text:span>return the results.</text:p>
      <text:p text:style-name="P375"><text:s/></text:p>
      <text:p text:style-name="P386"><text:span text:style-name="T497">2. </text:span>[<text:span text:style-name="T479">Iteration Main Cycle</text:span>]</text:p>
      <text:p text:style-name="P376">Begin<text:span text:style-name="T480">s</text:span> the iteration cycle, up to 100 iterations, or when reaches the user defined kmax.</text:p>
      <text:p text:style-name="P376"/>
      <text:p text:style-name="P376"><text:s/><text:span text:style-name="T376">2.1</text:span><text:span text:style-name="T37">:</text:span><text:span text:style-name="T481"> </text:span><text:span text:style-name="T38">While (k &lt; kmax)</text:span></text:p>
      <text:p text:style-name="P376"/>
      <text:p text:style-name="P376"><text:soft-page-break/><text:s/><text:span text:style-name="T376">2.1.1</text:span><text:span text:style-name="T37">:</text:span><text:span text:style-name="T481"> Solve </text:span><text:span text:style-name="T481"><draw:frame draw:style-name="fr1" draw:name="Object7" text:anchor-type="as-char" svg:y="-0.386cm" svg:width="2.782cm" svg:height="0.506cm" draw:z-index="32"><draw:object xlink:href="./Object 33" xlink:type="simple" xlink:show="embed" xlink:actuate="onLoad"/><draw:image xlink:href="./ObjectReplacements/Object 33" xlink:type="simple" xlink:show="embed" xlink:actuate="onLoad"/><svg:desc>fórmula</svg:desc></draw:frame></text:span><text:span text:style-name="T481">, using the Gauss Elimination Algorithm with partial pivoting (</text:span><text:span text:style-name="T37">S5</text:span><text:span text:style-name="T481">)</text:span></text:p>
      <text:p text:style-name="P376"><text:s/><text:span text:style-name="T39">Note</text:span><text:span text:style-name="T482">: Any numerical error, or singular matrix during the Gauss Elimination Algorithm will trigger a </text:span><text:span text:style-name="T39">return false</text:span><text:span text:style-name="T482">, along an additional error code in form a pop-up message to the user.</text:span></text:p>
      <text:p text:style-name="P376"/>
      <text:p text:style-name="P376"><text:span text:style-name="T483"><text:s/></text:span><text:span text:style-name="T40">2.1.2: If </text:span><text:span text:style-name="T483"><draw:frame draw:style-name="fr1" draw:name="Object8" text:anchor-type="as-char" svg:y="-0.386cm" svg:width="2.983cm" svg:height="0.54cm" draw:z-index="33"><draw:object xlink:href="./Object 34" xlink:type="simple" xlink:show="embed" xlink:actuate="onLoad"/><draw:image xlink:href="./ObjectReplacements/Object 34" xlink:type="simple" xlink:show="embed" xlink:actuate="onLoad"/><svg:desc>fórmula</svg:desc></draw:frame></text:span><text:span text:style-name="T483">, where it is the stoichiometry convergence criteria.</text:span></text:p>
      <text:p text:style-name="P376"><text:s text:c="3"/><text:span text:style-name="T376">2.1.2.1:</text:span><text:span text:style-name="T484"> Then </text:span><text:span text:style-name="T41">return</text:span><text:span text:style-name="T484"> </text:span><text:span text:style-name="T42">true</text:span><text:span text:style-name="T43">, </text:span><text:span text:style-name="T485">and renormalizes </text:span><text:span text:style-name="T42">x</text:span><text:span text:style-name="T485"> using the </text:span><text:span text:style-name="T42">S4</text:span><text:span text:style-name="T486"> routine.</text:span></text:p>
      <text:p text:style-name="P377"><text:s/><text:span text:style-name="T55">2.1.3: </text:span><text:span text:style-name="T17">Else </text:span><text:span text:style-name="T60">from 2.1.2 </text:span><text:span text:style-name="T60"><draw:frame draw:style-name="fr1" draw:name="Objeto18" text:anchor-type="as-char" svg:y="-0.386cm" svg:width="2.983cm" svg:height="0.54cm" draw:z-index="53"><draw:object xlink:href="./Object 55" xlink:type="simple" xlink:show="embed" xlink:actuate="onLoad"/><draw:image xlink:href="./ObjectReplacements/Object 55" xlink:type="simple" xlink:show="embed" xlink:actuate="onLoad"/><svg:desc>fórmula</svg:desc></draw:frame></text:span><text:span text:style-name="T60">condition.</text:span></text:p>
      <text:p text:style-name="P377"><text:s text:c="3"/><text:span text:style-name="T376">2.1.3.1:</text:span> Update the fitting parameters <text:span text:style-name="T17">y = x + h, </text:span><text:span text:style-name="T487">and then apply the</text:span><text:span text:style-name="T44"> S4 </text:span><text:span text:style-name="T487">routine to renormalizes the new vector</text:span><text:span text:style-name="T44"> y, </text:span><text:span text:style-name="T487">where also recalculate a new residue function, using </text:span><text:span text:style-name="T45">S1</text:span><text:span text:style-name="T488"> routine.</text:span></text:p>
      <text:p text:style-name="P377"><text:s text:c="3"/><text:span text:style-name="T379">21.3.2</text:span><text:span text:style-name="T489"> Evaluate the gain ratio, defined by the following formula:</text:span></text:p>
      <text:p text:style-name="P377"><text:s text:c="63"/><draw:frame draw:style-name="fr1" draw:name="Object9" text:anchor-type="as-char" svg:y="-0.66cm" svg:width="3.665cm" svg:height="1.127cm" draw:z-index="34"><draw:object xlink:href="./Object 35" xlink:type="simple" xlink:show="embed" xlink:actuate="onLoad"/><draw:image xlink:href="./ObjectReplacements/Object 35" xlink:type="simple" xlink:show="embed" xlink:actuate="onLoad"/><svg:desc>fórmula</svg:desc></draw:frame><text:s text:c="51"/><text:span text:style-name="T489">(27)</text:span></text:p>
      <text:p text:style-name="P377"/>
      <text:p text:style-name="P377"><text:s text:c="2"/><text:span text:style-name="T56">2.1.3.</text:span><text:span text:style-name="T57">3</text:span><text:span text:style-name="T56">: </text:span><text:span text:style-name="T46">If</text:span><text:span text:style-name="T490"> </text:span><text:span text:style-name="T490"><draw:frame draw:style-name="fr1" draw:name="Object10" text:anchor-type="as-char" svg:y="-0.377cm" svg:width="0.945cm" svg:height="0.483cm" draw:z-index="35"><draw:object xlink:href="./Object 36" xlink:type="simple" xlink:show="embed" xlink:actuate="onLoad"/><draw:image xlink:href="./ObjectReplacements/Object 36" xlink:type="simple" xlink:show="embed" xlink:actuate="onLoad"/><svg:desc>fórmula</svg:desc></draw:frame></text:span><text:span text:style-name="T490">, then the updated fitting parameters </text:span><text:span text:style-name="T47">y </text:span><text:span text:style-name="T490">replaced the old </text:span><text:span text:style-name="T47">x</text:span><text:span text:style-name="T490"> ones.</text:span></text:p>
      <text:p text:style-name="P377"><text:s text:c="3"/><text:span text:style-name="T377">2.1.3.</text:span><text:span text:style-name="T379">3</text:span><text:span text:style-name="T377">.1:</text:span><text:span text:style-name="T491"> With </text:span><text:span text:style-name="T491"><draw:frame draw:style-name="fr1" draw:name="Object11" text:anchor-type="as-char" svg:y="-0.377cm" svg:width="1.212cm" svg:height="0.469cm" draw:z-index="36"><draw:object xlink:href="./Object 37" xlink:type="simple" xlink:show="embed" xlink:actuate="onLoad"/><draw:image xlink:href="./ObjectReplacements/Object 37" xlink:type="simple" xlink:show="embed" xlink:actuate="onLoad"/><svg:desc>fórmula</svg:desc></draw:frame></text:span><text:span text:style-name="T491">, All matrices and vectors </text:span><text:span text:style-name="T47">J, g, </text:span><text:span text:style-name="T375">ε,</text:span><text:span text:style-name="T47"> x </text:span><text:span text:style-name="T476">are updated using the routines </text:span><text:span text:style-name="T48">S1,S2,S3</text:span></text:p>
      <text:p text:style-name="P378"><text:s text:c="3"/></text:p>
      <text:p text:style-name="P378"><text:span text:style-name="T383"><text:s text:c="3"/></text:span><text:span text:style-name="T377">2.1.3.</text:span><text:span text:style-name="T379">3</text:span><text:span text:style-name="T377">.2:</text:span> <text:span text:style-name="T492">Updates the following steeping-descent parameters</text:span>:</text:p>
      <text:p text:style-name="P378"><text:s text:c="45"/><draw:frame draw:style-name="fr1" draw:name="Object12" text:anchor-type="as-char" svg:y="-0.437cm" svg:width="6.447cm" svg:height="0.559cm" draw:z-index="37"><draw:object xlink:href="./Object 38" xlink:type="simple" xlink:show="embed" xlink:actuate="onLoad"/><draw:image xlink:href="./ObjectReplacements/Object 38" xlink:type="simple" xlink:show="embed" xlink:actuate="onLoad"/><svg:desc>fórmula</svg:desc></draw:frame><text:s text:c="43"/><text:span text:style-name="T492">(28)</text:span></text:p>
      <text:p text:style-name="P379"><text:s/></text:p>
      <text:p text:style-name="P379"><text:s text:c="5"/><text:span text:style-name="T56">2.1.3.</text:span><text:span text:style-name="T57">3</text:span><text:span text:style-name="T56">.3: </text:span><text:span text:style-name="T49">If</text:span> <draw:frame draw:style-name="fr1" draw:name="Object14" text:anchor-type="as-char" svg:y="-0.377cm" svg:width="1.647cm" svg:height="0.531cm" draw:z-index="38"><draw:object xlink:href="./Object 39" xlink:type="simple" xlink:show="embed" xlink:actuate="onLoad"/><draw:image xlink:href="./ObjectReplacements/Object 39" xlink:type="simple" xlink:show="embed" xlink:actuate="onLoad"/><svg:desc>fórmula</svg:desc></draw:frame>, <text:span text:style-name="T493">then a solution is achieved, it </text:span><text:span text:style-name="T41">return</text:span><text:span text:style-name="T484"> </text:span><text:span text:style-name="T42">true</text:span><text:span text:style-name="T43">, </text:span><text:span text:style-name="T485">and renormalizes </text:span><text:span text:style-name="T42">x</text:span><text:span text:style-name="T485"> using the </text:span><text:span text:style-name="T42">S4</text:span><text:span text:style-name="T486"> routine.</text:span></text:p>
      <text:p text:style-name="P380"/>
      <text:p text:style-name="P380"><text:s/><text:span text:style-name="T56">2.1.3.</text:span><text:span text:style-name="T60">4</text:span><text:span text:style-name="T56">:</text:span><text:span text:style-name="T498"> </text:span><text:span text:style-name="T50">Else </text:span><text:span text:style-name="T59">from 2.1.3.3 </text:span><text:span text:style-name="T59"><draw:frame draw:style-name="fr1" draw:name="Objeto17" text:anchor-type="as-char" svg:y="-0.377cm" svg:width="0.945cm" svg:height="0.483cm" draw:z-index="54"><draw:object xlink:href="./Object 54" xlink:type="simple" xlink:show="embed" xlink:actuate="onLoad"/><draw:image xlink:href="./ObjectReplacements/Object 54" xlink:type="simple" xlink:show="embed" xlink:actuate="onLoad"/><svg:desc>fórmula</svg:desc></draw:frame></text:span><text:span text:style-name="T60">condition.</text:span></text:p>
      <text:p text:style-name="P380"/>
      <text:p text:style-name="P380"><text:s text:c="3"/><text:span text:style-name="T377">2.1.3.4.1:</text:span><text:span text:style-name="T494"> </text:span>Update the steeping-descent parameters, <text:span text:style-name="T492">while</text:span> discard <text:span text:style-name="T492">the testing stoichiometry vector </text:span><text:span text:style-name="T51">y </text:span><text:span text:style-name="T522">from memory</text:span>:</text:p>
      <text:p text:style-name="P380"><text:s text:c="70"/><draw:frame draw:style-name="fr1" draw:name="Object15" text:anchor-type="as-char" svg:y="-0.377cm" svg:width="2.891cm" svg:height="0.483cm" draw:z-index="39"><draw:object xlink:href="./Object 40" xlink:type="simple" xlink:show="embed" xlink:actuate="onLoad"/><draw:image xlink:href="./ObjectReplacements/Object 40" xlink:type="simple" xlink:show="embed" xlink:actuate="onLoad"/><svg:desc>fórmula</svg:desc></draw:frame><text:s text:c="51"/><text:span text:style-name="T492">(29)</text:span></text:p>
      <text:p text:style-name="P380"/>
      <text:p text:style-name="P380"><text:s/><text:span text:style-name="T56">2.1.3.</text:span><text:span text:style-name="T57">4</text:span><text:span text:style-name="T56">: </text:span><text:span text:style-name="T52">End If </text:span><text:span text:style-name="T52"><draw:frame draw:style-name="fr1" draw:name="Object35" text:anchor-type="as-char" svg:y="-0.377cm" svg:width="0.945cm" svg:height="0.483cm" draw:z-index="40"><draw:object xlink:href="./Object 41" xlink:type="simple" xlink:show="embed" xlink:actuate="onLoad"/><draw:image xlink:href="./ObjectReplacements/Object 41" xlink:type="simple" xlink:show="embed" xlink:actuate="onLoad"/><svg:desc>fórmula</svg:desc></draw:frame></text:span><text:span text:style-name="T52">condition.</text:span></text:p>
      <text:p text:style-name="P387"/>
      <text:p text:style-name="P381"><text:span text:style-name="T56">2.1.4. </text:span><text:span text:style-name="T17">End If <text:s/></text:span><text:span text:style-name="T17"><draw:frame draw:style-name="fr1" draw:name="Object36" text:anchor-type="as-char" svg:y="-0.386cm" svg:width="2.983cm" svg:height="0.54cm" draw:z-index="41"><draw:object xlink:href="./Object 42" xlink:type="simple" xlink:show="embed" xlink:actuate="onLoad"/><draw:image xlink:href="./ObjectReplacements/Object 42" xlink:type="simple" xlink:show="embed" xlink:actuate="onLoad"/><svg:desc>fórmula</svg:desc></draw:frame></text:span><text:span text:style-name="T17">condition.</text:span></text:p>
      <text:p text:style-name="P387"/>
      <text:p text:style-name="P380"><text:span text:style-name="T56">2.2: </text:span><text:span text:style-name="T53">End While </text:span><text:span text:style-name="T54">(k &lt; k</text:span><text:span text:style-name="T304">max</text:span><text:span text:style-name="T54">)</text:span><text:span text:style-name="T53">:</text:span> increment k=k+1</text:p>
      <text:p text:style-name="P388"><text:s/>Note: <text:span text:style-name="T161">If the number of possible iterations are exceeded, it will </text:span>return false<text:span text:style-name="T161">, along the message of failure to find a solution.</text:span></text:p>
      <text:p text:style-name="P389"><text:span text:style-name="T498">3: </text:span>[End]</text:p>
      <text:p text:style-name="P377"><text:s/></text:p>
      <text:p text:style-name="P390">Final Notes:</text:p>
      <text:p text:style-name="P383"><text:s/>Once the algorithm got a solution in case of a positive solution (return true), the ERYA will renormalizes the stoichiometry, and <text:span text:style-name="T523">re</text:span>evaluate the fitted reactions yields <text:span text:style-name="T523">from it</text:span>, and the results will pass to the main spreadsheet tab. </text:p>
      <text:p text:style-name="P383"><text:span text:style-name="T523">It also</text:span> <text:span text:style-name="T523">delivers</text:span> some additional information, such as graphic plots, and the number of required iterations on the bottom status bar window.</text:p>
      <text:p text:style-name="P377"><text:s/><text:span text:style-name="T495">A false return value means an error, and it will be displayed by an error pop-up message, such as singular matrices during numerical evaluation, numerical overflows, but more common errors will be the failure to find a solution once the maximum number of iterations expired.</text:span></text:p>
      <text:p text:style-name="P3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P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2T14:14:34.351120479</meta:creation-date>
    <dc:date>2018-12-11T16:54:12.842868389</dc:date>
    <meta:editing-duration>PT16H29M32S</meta:editing-duration>
    <meta:editing-cycles>506</meta:editing-cycles>
    <meta:generator>LibreOffice/6.1.3.2$Linux_X86_64 LibreOffice_project/10$Build-2</meta:generator>
    <meta:document-statistic meta:table-count="1" meta:image-count="0" meta:object-count="55" meta:page-count="22" meta:paragraph-count="685" meta:word-count="10244" meta:character-count="63562" meta:non-whitespace-character-count="50822"/>
  </office:meta>
</office:document-meta>
</file>

<file path=Object 1/content.xml><?xml version="1.0" encoding="utf-8"?>
<math xmlns="http://www.w3.org/1998/Math/MathML" display="block">
  <semantics>
    <mrow>
      <mi>Y</mi>
      <mrow>
        <mrow>
          <mo fence="true" stretchy="false">(</mo>
          <mrow>
            <msub>
              <mi>E</mi>
              <mn>0</mn>
            </msub>
          </mrow>
          <mo fence="true" stretchy="false">)</mo>
        </mrow>
        <mo stretchy="false">=</mo>
        <msub>
          <mi mathvariant="normal">ϵ</mi>
          <mtext>abs</mtext>
        </msub>
      </mrow>
      <mrow>
        <mo fence="true" stretchy="false">(</mo>
        <mrow>
          <msub>
            <mi>E</mi>
            <mi mathvariant="normal">γ</mi>
          </msub>
        </mrow>
        <mo fence="true" stretchy="false">)</mo>
      </mrow>
      <msub>
        <mi>N</mi>
        <mi>e</mi>
      </msub>
      <msub>
        <mi>f</mi>
        <mi>m</mi>
      </msub>
      <msub>
        <mi>f</mi>
        <mi>i</mi>
      </msub>
      <msup>
        <mi>A</mi>
        <mrow>
          <mo stretchy="false">−</mo>
          <mn>1</mn>
        </mrow>
      </msup>
      <mrow>
        <munderover>
          <mo stretchy="false">∫</mo>
          <mn>0</mn>
          <msub>
            <mi>E</mi>
            <mn>0</mn>
          </msub>
        </munderover>
        <mfrac>
          <mrow>
            <mi mathvariant="normal">σ</mi>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 ( E_0 ) = %epsilon_"abs" ( E_%gamma ) N_e f_m f_i A^-1 int from{0} to{E_0} {{ %sigma (E) } over { %epsilon (E) }} dE </annotation>
  </semantics>
</math>
</file>

<file path=Object 10/content.xml><?xml version="1.0" encoding="utf-8"?>
<math xmlns="http://www.w3.org/1998/Math/MathML" display="block">
  <semantics>
    <mrow>
      <msub>
        <mi>Y</mi>
        <mi>j</mi>
      </msub>
      <mrow>
        <mrow>
          <mo fence="true" stretchy="false">(</mo>
          <mrow>
            <msub>
              <mi>E</mi>
              <mn>0</mn>
            </msub>
          </mrow>
          <mo fence="true" stretchy="false">)</mo>
        </mrow>
        <mo stretchy="false">=</mo>
        <msub>
          <mi mathvariant="normal">ϵ</mi>
          <mtext>abs</mtext>
        </msub>
      </mrow>
      <msub>
        <mrow>
          <mo fence="true" stretchy="false">(</mo>
          <mrow>
            <msub>
              <mi>E</mi>
              <mi mathvariant="normal">γ</mi>
            </msub>
          </mrow>
          <mo fence="true" stretchy="false">)</mo>
        </mrow>
        <mi>j</mi>
      </msub>
      <msub>
        <mi>N</mi>
        <mi>e</mi>
      </msub>
      <msub>
        <mi>f</mi>
        <mrow>
          <mi>m</mi>
          <mi>j</mi>
        </mrow>
      </msub>
      <msub>
        <mi>f</mi>
        <mrow>
          <mi>i</mi>
          <mi>j</mi>
        </mrow>
      </msub>
      <mi mathvariant="normal">ϕ</mi>
      <msub>
        <mi>N</mi>
        <mi>A</mi>
      </msub>
      <mi>F</mi>
      <mrow>
        <mo fence="true" stretchy="false">(</mo>
        <mrow>
          <mi>b</mi>
        </mrow>
        <mo fence="true" stretchy="false">)</mo>
      </mrow>
      <msubsup>
        <mi>A</mi>
        <mi>j</mi>
        <mrow>
          <mo stretchy="false">−</mo>
          <mn>1</mn>
        </mrow>
      </msubsup>
      <mi mathvariant="normal">σ</mi>
      <mrow>
        <mo fence="true" stretchy="false">(</mo>
        <mrow>
          <msub>
            <mi>E</mi>
            <mn>0</mn>
          </msub>
        </mrow>
        <mo fence="true" stretchy="false">)</mo>
      </mrow>
      <mi mathvariant="normal">Γ</mi>
    </mrow>
    <annotation encoding="StarMath 5.0">Y_j ( E_0 ) = %epsilon_"abs" ( E_%gamma )_j N_e f_{ m j } f_{ i j } %phi N_A F(b) A_j^-1 %sigma( E_0) %GAMMA</annotation>
  </semantics>
</math>
</file>

<file path=Object 11/content.xml><?xml version="1.0" encoding="utf-8"?>
<math xmlns="http://www.w3.org/1998/Math/MathML" display="block">
  <semantics>
    <mrow>
      <mi mathvariant="normal">ϕ</mi>
      <msub>
        <mi>N</mi>
        <mi>A</mi>
      </msub>
      <mi>F</mi>
      <mrow>
        <mrow>
          <mo fence="true" stretchy="false">(</mo>
          <mrow>
            <mi>b</mi>
          </mrow>
          <mo fence="true" stretchy="false">)</mo>
        </mrow>
        <mo stretchy="false">=</mo>
        <mfrac>
          <mrow>
            <msub>
              <mi>N</mi>
              <mi>A</mi>
            </msub>
            <mi>Q</mi>
            <mrow>
              <mo fence="true" stretchy="false">(</mo>
              <mrow>
                <mrow>
                  <mi mathvariant="normal">μ</mi>
                  <mi>C</mi>
                </mrow>
              </mrow>
              <mo fence="true" stretchy="false">)</mo>
            </mrow>
            <mi>S</mi>
            <mrow>
              <mo fence="true" stretchy="false">(</mo>
              <mrow>
                <mi mathvariant="italic">mb</mi>
              </mrow>
              <mo fence="true" stretchy="false">)</mo>
            </mrow>
            <mi>m</mi>
            <mrow>
              <mo fence="true" stretchy="false">(</mo>
              <mrow>
                <mrow>
                  <mi mathvariant="normal">μ</mi>
                  <mi>g</mi>
                </mrow>
              </mrow>
              <mo fence="true" stretchy="false">)</mo>
            </mrow>
          </mrow>
          <mrow>
            <mi>e</mi>
            <mrow>
              <mo fence="true" stretchy="false">(</mo>
              <mrow>
                <mi>C</mi>
              </mrow>
              <mo fence="true" stretchy="false">)</mo>
            </mrow>
          </mrow>
        </mfrac>
        <mo stretchy="false">≈</mo>
        <mn>3758.7247116320</mn>
      </mrow>
    </mrow>
    <annotation encoding="StarMath 5.0">%phi N_A F(b) = {N_A Q( %mu C ) S( mb ) m ( %mu g ) } over {e(C)} approx 3758.7247116320</annotation>
  </semantics>
</math>
</file>

<file path=Object 12/content.xml><?xml version="1.0" encoding="utf-8"?>
<math xmlns="http://www.w3.org/1998/Math/MathML" display="block">
  <semantics>
    <mrow>
      <mi>f</mi>
      <mrow>
        <mrow>
          <mo fence="true" stretchy="false">(</mo>
          <mrow>
            <mi>x</mi>
          </mrow>
          <mo fence="true" stretchy="false">)</mo>
        </mrow>
        <mo stretchy="false">=</mo>
        <mfrac>
          <mn>1</mn>
          <mn>2</mn>
        </mfrac>
      </mrow>
      <msup>
        <mi mathvariant="normal">ϵ</mi>
        <mi>T</mi>
      </msup>
      <mrow>
        <mi mathvariant="normal">ϵ</mi>
        <mo stretchy="false">=</mo>
        <mfrac>
          <mn>1</mn>
          <mn>2</mn>
        </mfrac>
      </mrow>
      <mrow>
        <mo fence="true" stretchy="false">‖</mo>
        <mrow>
          <mrow>
            <msub>
              <mi>y</mi>
              <mi mathvariant="italic">gs</mi>
            </msub>
            <mrow>
              <mrow>
                <mo fence="true" stretchy="false">(</mo>
                <mrow>
                  <msub>
                    <mi>E</mi>
                    <mn>0</mn>
                  </msub>
                </mrow>
                <mo fence="true" stretchy="false">)</mo>
              </mrow>
              <mo stretchy="false">−</mo>
              <msub>
                <mi>y</mi>
                <mi mathvariant="italic">th</mi>
              </msub>
            </mrow>
            <mrow>
              <mo fence="true" stretchy="false">(</mo>
              <mrow>
                <mrow>
                  <msub>
                    <mi>s</mi>
                    <mn>1</mn>
                  </msub>
                  <mi>,</mi>
                  <msub>
                    <mi>s</mi>
                    <mn>2</mn>
                  </msub>
                  <mi>,</mi>
                  <mn>...</mn>
                  <mi>,</mi>
                  <msub>
                    <mi>s</mi>
                    <mi>n</mi>
                  </msub>
                  <mi>,</mi>
                  <msub>
                    <mi>E</mi>
                    <mn>0</mn>
                  </msub>
                </mrow>
              </mrow>
              <mo fence="true" stretchy="false">)</mo>
            </mrow>
          </mrow>
        </mrow>
        <mo fence="true" stretchy="false">‖</mo>
      </mrow>
    </mrow>
    <annotation encoding="StarMath 5.0">f( x ) = 1 over 2 %epsilon^T %epsilon =  1 over 2 ldline y_gs (E_0) - y_th (s_1 , s_2 , ... , s_n , E_0) rdline </annotation>
  </semantics>
</math>
</file>

<file path=Object 13/content.xml><?xml version="1.0" encoding="utf-8"?>
<math xmlns="http://www.w3.org/1998/Math/MathML" display="block">
  <semantics>
    <mrow>
      <mi>e</mi>
      <mi>.</mi>
      <mi>g</mi>
      <mi>.</mi>
      <msub>
        <mi>A</mi>
        <mi>x</mi>
      </msub>
      <msub>
        <mi>B</mi>
        <mi>y</mi>
      </msub>
      <msub>
        <mi>C</mi>
        <mi>z</mi>
      </msub>
      <mn>..</mn>
      <mi>.</mi>
    </mrow>
    <annotation encoding="StarMath 5.0">e.g. A_x B_y C_z ...</annotation>
  </semantics>
</math>
</file>

<file path=Object 14/content.xml><?xml version="1.0" encoding="utf-8"?>
<math xmlns="http://www.w3.org/1998/Math/MathML" display="block">
  <semantics>
    <mrow>
      <mrow>
        <mfrac>
          <mi>y</mi>
          <mi>x</mi>
        </mfrac>
        <mo stretchy="false">=</mo>
        <msub>
          <mi mathvariant="normal">λ</mi>
          <mn>1</mn>
        </msub>
      </mrow>
      <mi>;</mi>
      <mrow>
        <mfrac>
          <mi>z</mi>
          <mi>x</mi>
        </mfrac>
        <mo stretchy="false">=</mo>
        <msub>
          <mi mathvariant="normal">λ</mi>
          <mn>2</mn>
        </msub>
      </mrow>
      <mi>;</mi>
      <mn>..</mn>
      <mi>.</mi>
    </mrow>
    <annotation encoding="StarMath 5.0">y over x = %lambda_1 ; z over x = %lambda_2 ; ...</annotation>
  </semantics>
</math>
</file>

<file path=Object 15/content.xml><?xml version="1.0" encoding="utf-8"?>
<math xmlns="http://www.w3.org/1998/Math/MathML" display="block">
  <semantics>
    <mrow>
      <mn>...</mn>
      <mi>,</mi>
      <msub>
        <mi>s</mi>
        <mi>x</mi>
      </msub>
      <mi>,</mi>
      <msub>
        <mi>s</mi>
        <mi>y</mi>
      </msub>
      <mi>,</mi>
      <msub>
        <mi>s</mi>
        <mi>z</mi>
      </msub>
      <mi>,</mi>
      <mrow>
        <mn>...</mn>
        <mo stretchy="false">=</mo>
        <msub>
          <mi>s</mi>
          <mi>x</mi>
        </msub>
      </mrow>
      <mi>,</mi>
      <msub>
        <mi mathvariant="normal">λ</mi>
        <mn>1</mn>
      </msub>
      <msub>
        <mi>s</mi>
        <mi>x</mi>
      </msub>
      <mi>,</mi>
      <msub>
        <mi mathvariant="normal">λ</mi>
        <mn>2</mn>
      </msub>
      <msub>
        <mi>s</mi>
        <mi>x</mi>
      </msub>
      <mi>,</mi>
      <mn>..</mn>
      <mi>.</mi>
    </mrow>
    <annotation encoding="StarMath 5.0">..., s_x , s_y , s_z , ... = s_x , %lambda_1 s_x , %lambda_2 s_x , ...</annotation>
  </semantics>
</math>
</file>

<file path=Object 16/content.xml><?xml version="1.0" encoding="utf-8"?>
<math xmlns="http://www.w3.org/1998/Math/MathML" display="block">
  <semantics>
    <mstyle mathvariant="bold">
      <mover accent="true">
        <mi>x</mi>
        <mo stretchy="false">~</mo>
      </mover>
    </mstyle>
    <annotation encoding="StarMath 5.0">bold tilde x </annotation>
  </semantics>
</math>
</file>

<file path=Object 17/content.xml><?xml version="1.0" encoding="utf-8"?>
<math xmlns="http://www.w3.org/1998/Math/MathML" display="block">
  <semantics>
    <mrow>
      <mstyle mathvariant="bold">
        <mi mathvariant="normal">ϵ</mi>
      </mstyle>
      <mo stretchy="false">=</mo>
      <mrow>
        <mo fence="true" stretchy="false">‖</mo>
        <mrow>
          <mrow>
            <msub>
              <mi>Y</mi>
              <mi mathvariant="italic">gs</mi>
            </msub>
            <mrow>
              <mrow>
                <mo fence="true" stretchy="false">(</mo>
                <mrow>
                  <mstyle mathvariant="bold">
                    <mover accent="true">
                      <mi>x</mi>
                      <mo stretchy="false">~</mo>
                    </mover>
                  </mstyle>
                </mrow>
                <mo fence="true" stretchy="false">)</mo>
              </mrow>
              <mo stretchy="false">−</mo>
              <msub>
                <mi>Y</mi>
                <mi>exp</mi>
              </msub>
            </mrow>
          </mrow>
        </mrow>
        <mo fence="true" stretchy="false">‖</mo>
      </mrow>
    </mrow>
    <annotation encoding="StarMath 5.0">bold %epsilon = ldline Y_gs (bold tilde x) - Y_exp rdline </annotation>
  </semantics>
</math>
</file>

<file path=Object 18/content.xml><?xml version="1.0" encoding="utf-8"?>
<math xmlns="http://www.w3.org/1998/Math/MathML" display="block">
  <semantics>
    <mstyle mathvariant="bold">
      <mover accent="true">
        <mi>x</mi>
        <mo stretchy="false">~</mo>
      </mover>
    </mstyle>
    <annotation encoding="StarMath 5.0">bold tilde x </annotation>
  </semantics>
</math>
</file>

<file path=Object 19/content.xml><?xml version="1.0" encoding="utf-8"?>
<math xmlns="http://www.w3.org/1998/Math/MathML" display="block">
  <semantics>
    <mrow>
      <mrow>
        <msub>
          <mi>J</mi>
          <mi mathvariant="italic">ij</mi>
        </msub>
        <mo stretchy="false">=</mo>
        <mfrac>
          <mrow>
            <mo stretchy="false">∂</mo>
            <msub>
              <mi>Y</mi>
              <mi>i</mi>
            </msub>
            <mrow>
              <mo fence="true" stretchy="false">(</mo>
              <mrow>
                <msub>
                  <mi>x</mi>
                  <mi>j</mi>
                </msub>
              </mrow>
              <mo fence="true" stretchy="false">)</mo>
            </mrow>
          </mrow>
          <mrow>
            <mo stretchy="false">∂</mo>
            <msub>
              <mi>x</mi>
              <mi>j</mi>
            </msub>
          </mrow>
        </mfrac>
      </mrow>
      <mrow>
        <mrow>
          <msub>
            <mi>e</mi>
            <mi>i</mi>
          </msub>
          <mo stretchy="false">⊗</mo>
          <msub>
            <mi>e</mi>
            <mi>j</mi>
          </msub>
        </mrow>
        <mo stretchy="false">≈</mo>
        <mfrac>
          <mrow>
            <msub>
              <mi>Y</mi>
              <mi>i</mi>
            </msub>
            <mrow>
              <mrow>
                <mo fence="true" stretchy="false">(</mo>
                <mrow>
                  <mrow>
                    <msub>
                      <mi>x</mi>
                      <mi>j</mi>
                    </msub>
                    <mo stretchy="false">+</mo>
                    <mi>h</mi>
                  </mrow>
                </mrow>
                <mo fence="true" stretchy="false">)</mo>
              </mrow>
              <mo stretchy="false">−</mo>
              <msub>
                <mi>Y</mi>
                <mi>i</mi>
              </msub>
            </mrow>
            <mrow>
              <mo fence="true" stretchy="false">(</mo>
              <mrow>
                <mrow>
                  <msub>
                    <mi>x</mi>
                    <mi>j</mi>
                  </msub>
                  <mo stretchy="false">−</mo>
                  <mi>h</mi>
                </mrow>
              </mrow>
              <mo fence="true" stretchy="false">)</mo>
            </mrow>
          </mrow>
          <mrow>
            <mn>2</mn>
            <mi>h</mi>
          </mrow>
        </mfrac>
      </mrow>
      <mrow>
        <msub>
          <mi>e</mi>
          <mi>i</mi>
        </msub>
        <mo stretchy="false">⊗</mo>
        <msub>
          <mi>e</mi>
          <mi>j</mi>
        </msub>
      </mrow>
      <mi mathvariant="normal">:</mi>
      <mrow>
        <mi>h</mi>
        <mo stretchy="false">≈</mo>
        <msup>
          <mn>10</mn>
          <mrow>
            <mo stretchy="false">−</mo>
            <mn>9</mn>
          </mrow>
        </msup>
      </mrow>
    </mrow>
    <annotation encoding="StarMath 5.0">J_ij = { partial Y_i (x_j) } over { partial x_j } e_i otimes e_j  approx { Y_i(x_j + h) - Y_i(x_j - h)} over { 2 h } e_i otimes e_j : h approx 10^-9</annotation>
  </semantics>
</math>
</file>

<file path=Object 2/content.xml><?xml version="1.0" encoding="utf-8"?>
<math xmlns="http://www.w3.org/1998/Math/MathML" display="block">
  <semantics>
    <mrow>
      <msub>
        <mi>Y</mi>
        <mi>j</mi>
      </msub>
      <mrow>
        <mrow>
          <mo fence="true" stretchy="false">(</mo>
          <mrow>
            <msub>
              <mi>E</mi>
              <mn>0</mn>
            </msub>
          </mrow>
          <mo fence="true" stretchy="false">)</mo>
        </mrow>
        <mo stretchy="false">=</mo>
        <msub>
          <mi mathvariant="normal">ϵ</mi>
          <mtext>abs</mtext>
        </msub>
      </mrow>
      <msub>
        <mrow>
          <mo fence="true" stretchy="false">(</mo>
          <mrow>
            <msub>
              <mi>E</mi>
              <mi mathvariant="normal">γ</mi>
            </msub>
          </mrow>
          <mo fence="true" stretchy="false">)</mo>
        </mrow>
        <mi>j</mi>
      </msub>
      <msub>
        <mi>N</mi>
        <mi>e</mi>
      </msub>
      <msub>
        <mi>f</mi>
        <mrow>
          <mi>m</mi>
          <mi>j</mi>
        </mrow>
      </msub>
      <msub>
        <mi>f</mi>
        <mrow>
          <mi>i</mi>
          <mi>j</mi>
        </mrow>
      </msub>
      <mi mathvariant="normal">ϕ</mi>
      <mi>M</mi>
      <msubsup>
        <mi>A</mi>
        <mi>j</mi>
        <mrow>
          <mo stretchy="false">−</mo>
          <mn>1</mn>
        </mrow>
      </msubsup>
      <mrow>
        <munderover>
          <mo stretchy="false">∫</mo>
          <mn>0</mn>
          <msub>
            <mi>E</mi>
            <mn>0</mn>
          </msub>
        </munderover>
        <mfrac>
          <mrow>
            <msub>
              <mi mathvariant="normal">σ</mi>
              <mi>j</mi>
            </msub>
            <mrow>
              <mo fence="true" stretchy="false">(</mo>
              <mrow>
                <mi>E</mi>
              </mrow>
              <mo fence="true" stretchy="false">)</mo>
            </mrow>
          </mrow>
          <mrow>
            <mi mathvariant="normal">ϵ</mi>
            <mrow>
              <mo fence="true" stretchy="false">(</mo>
              <mrow>
                <mi>E</mi>
              </mrow>
              <mo fence="true" stretchy="false">)</mo>
            </mrow>
          </mrow>
        </mfrac>
      </mrow>
      <mi mathvariant="italic">dE</mi>
    </mrow>
    <annotation encoding="StarMath 5.0">Y_j ( E_0 ) = %epsilon_"abs" ( E_%gamma )_j N_e f_{ m j } f_{ i j } %phi M A_j^-1 int from{0} to{E_0} { {%sigma_j (E)} over { %epsilon (E)} } dE</annotation>
  </semantics>
</math>
</file>

<file path=Object 20/content.xml><?xml version="1.0" encoding="utf-8"?>
<math xmlns="http://www.w3.org/1998/Math/MathML" display="block">
  <semantics>
    <mrow>
      <mrow>
        <mi>H</mi>
        <mo stretchy="false">=</mo>
        <msup>
          <mi>J</mi>
          <mi>T</mi>
        </msup>
      </mrow>
      <mi>J</mi>
    </mrow>
    <annotation encoding="StarMath 5.0">H = J^T J</annotation>
  </semantics>
</math>
</file>

<file path=Object 21/content.xml><?xml version="1.0" encoding="utf-8"?>
<math xmlns="http://www.w3.org/1998/Math/MathML" display="block">
  <semantics>
    <mrow>
      <mrow>
        <mi>g</mi>
        <mo stretchy="false">=</mo>
        <msup>
          <mi>J</mi>
          <mi>T</mi>
        </msup>
      </mrow>
      <mi mathvariant="normal">ϵ</mi>
    </mrow>
    <annotation encoding="StarMath 5.0">g = J^T %epsilon</annotation>
  </semantics>
</math>
</file>

<file path=Object 22/content.xml><?xml version="1.0" encoding="utf-8"?>
<math xmlns="http://www.w3.org/1998/Math/MathML" display="block">
  <semantics>
    <mstyle mathvariant="bold">
      <mover accent="true">
        <mi>x</mi>
        <mo stretchy="false">~</mo>
      </mover>
    </mstyle>
    <annotation encoding="StarMath 5.0">bold tilde x </annotation>
  </semantics>
</math>
</file>

<file path=Object 23/content.xml><?xml version="1.0" encoding="utf-8"?>
<math xmlns="http://www.w3.org/1998/Math/MathML" display="block">
  <semantics>
    <mrow>
      <mi>T</mi>
      <mo stretchy="false">=</mo>
      <mrow>
        <mn>1</mn>
        <mo stretchy="false">−</mo>
        <mrow>
          <mo fence="true" stretchy="true">(</mo>
          <mrow>
            <mrow>
              <mover accent="true">
                <msub>
                  <mi>s</mi>
                  <mn>1</mn>
                </msub>
                <mo>¯</mo>
              </mover>
              <mo stretchy="false">+</mo>
              <mn>...</mn>
              <mo stretchy="false">+</mo>
              <mover accent="true">
                <msub>
                  <mi>s</mi>
                  <mi>n</mi>
                </msub>
                <mo>¯</mo>
              </mover>
            </mrow>
          </mrow>
          <mo fence="true" stretchy="true">)</mo>
        </mrow>
      </mrow>
      <mo stretchy="false">=</mo>
      <mrow>
        <mn>1</mn>
        <mo stretchy="false">−</mo>
        <mrow>
          <mo stretchy="false">∑</mo>
          <mstyle mathvariant="bold">
            <mi>y</mi>
          </mstyle>
        </mrow>
      </mrow>
    </mrow>
    <annotation encoding="StarMath 5.0">T = 1 - left ( overline s_1 + ... + overline s_n right ) = 1 - sum bold y</annotation>
  </semantics>
</math>
</file>

<file path=Object 24/content.xml><?xml version="1.0" encoding="utf-8"?>
<math xmlns="http://www.w3.org/1998/Math/MathML" display="block">
  <semantics>
    <mstyle mathvariant="bold">
      <mover accent="true">
        <mi>x</mi>
        <mo stretchy="false">~</mo>
      </mover>
    </mstyle>
    <annotation encoding="StarMath 5.0">bold tilde x </annotation>
  </semantics>
</math>
</file>

<file path=Object 25/content.xml><?xml version="1.0" encoding="utf-8"?>
<math xmlns="http://www.w3.org/1998/Math/MathML" display="block">
  <semantics>
    <mrow>
      <mi>S</mi>
      <mo stretchy="false">=</mo>
      <mrow>
        <msub>
          <mi>s</mi>
          <mn>1</mn>
        </msub>
        <mo stretchy="false">+</mo>
        <mn>...</mn>
        <mo stretchy="false">+</mo>
        <msub>
          <mi>s</mi>
          <mi>m</mi>
        </msub>
      </mrow>
      <mo stretchy="false">=</mo>
      <mrow>
        <mo stretchy="false">∑</mo>
        <mstyle mathvariant="bold">
          <mover accent="true">
            <mi>x</mi>
            <mo stretchy="false">~</mo>
          </mover>
        </mstyle>
      </mrow>
      <mo stretchy="false">=</mo>
      <munder>
        <munder>
          <mrow>
            <mrow>
              <msub>
                <mi>s</mi>
                <mn>1</mn>
              </msub>
              <mo stretchy="false">+</mo>
              <msub>
                <mi>s</mi>
                <mn>1</mn>
              </msub>
            </mrow>
            <mrow>
              <msub>
                <mi mathvariant="normal">λ</mi>
                <mn>1</mn>
              </msub>
              <mo stretchy="false">+</mo>
              <msub>
                <mi>s</mi>
                <mn>1</mn>
              </msub>
            </mrow>
            <mrow>
              <msub>
                <mi mathvariant="normal">λ</mi>
                <mn>2</mn>
              </msub>
              <mo stretchy="false">+</mo>
              <mn>...</mn>
              <mo stretchy="false">+</mo>
              <msub>
                <mi>s</mi>
                <mn>2</mn>
              </msub>
              <mo stretchy="false">+</mo>
              <mn>...</mn>
            </mrow>
          </mrow>
          <mo stretchy="true">⏟</mo>
        </munder>
        <mrow>
          <mtext>#</mtext>
          <mstyle mathvariant="bold">
            <mi>m</mi>
          </mstyle>
        </mrow>
      </munder>
    </mrow>
    <annotation encoding="StarMath 5.0">S = s_1 + ... + s_m = sum bold tilde x = {s_1 + s_1 %lambda_1 + s_1 %lambda_2 + ... + s_2 + ... } underbrace {"#" bold m} </annotation>
  </semantics>
</math>
</file>

<file path=Object 26/content.xml><?xml version="1.0" encoding="utf-8"?>
<math xmlns="http://www.w3.org/1998/Math/MathML" display="block">
  <semantics>
    <mstyle mathvariant="bold">
      <mover accent="true">
        <mi>x</mi>
        <mo stretchy="false">~</mo>
      </mover>
    </mstyle>
    <annotation encoding="StarMath 5.0">bold tilde x </annotation>
  </semantics>
</math>
</file>

<file path=Object 27/content.xml><?xml version="1.0" encoding="utf-8"?>
<math xmlns="http://www.w3.org/1998/Math/MathML" display="block">
  <semantics>
    <mrow>
      <mover accent="true">
        <msub>
          <mi>s</mi>
          <mi>j</mi>
        </msub>
        <mo>¯</mo>
      </mover>
      <mrow>
        <mi mathvariant="normal">:</mi>
        <mo stretchy="false">=</mo>
        <mrow>
          <mrow>
            <mi>T</mi>
            <msub>
              <mi>s</mi>
              <mi>j</mi>
            </msub>
          </mrow>
          <mo stretchy="false">/</mo>
          <mi>S</mi>
        </mrow>
      </mrow>
      <mi>,</mi>
      <mrow>
        <mi>j</mi>
        <mo stretchy="false">=</mo>
        <mn>1,</mn>
      </mrow>
      <mn>...</mn>
      <mi>,</mi>
      <mi>m</mi>
    </mrow>
    <annotation encoding="StarMath 5.0">overline s_j : = {T s_j } / S , j = 1, ..., m</annotation>
  </semantics>
</math>
</file>

<file path=Object 28/content.xml><?xml version="1.0" encoding="utf-8"?>
<math xmlns="http://www.w3.org/1998/Math/MathML" display="block">
  <semantics>
    <mrow>
      <mrow>
        <msub>
          <mi>e</mi>
          <mn>1</mn>
        </msub>
        <mo stretchy="false">=</mo>
        <msup>
          <mn>10</mn>
          <mrow>
            <mo stretchy="false">−</mo>
            <mi mathvariant="normal">α</mi>
          </mrow>
        </msup>
      </mrow>
      <mi>;</mi>
      <mrow>
        <msub>
          <mi>e</mi>
          <mn>2</mn>
        </msub>
        <mo stretchy="false">=</mo>
        <msup>
          <mn>10</mn>
          <mrow>
            <mo stretchy="false">−</mo>
            <mi mathvariant="normal">β</mi>
          </mrow>
        </msup>
      </mrow>
      <mi>;</mi>
      <mrow>
        <mi mathvariant="normal">τ</mi>
        <mo stretchy="false">=</mo>
        <msup>
          <mn>10</mn>
          <mrow>
            <mo stretchy="false">−</mo>
            <mi mathvariant="normal">γ</mi>
          </mrow>
        </msup>
      </mrow>
    </mrow>
    <annotation encoding="StarMath 5.0">e_1 = 10^-%alpha ; e_2 = 10^-%beta ; %tau = 10^-%gamma </annotation>
  </semantics>
</math>
</file>

<file path=Object 29/content.xml><?xml version="1.0" encoding="utf-8"?>
<math xmlns="http://www.w3.org/1998/Math/MathML" display="block">
  <semantics>
    <mrow>
      <mi mathvariant="normal">α</mi>
      <mi>,</mi>
      <mrow>
        <mi mathvariant="normal">β</mi>
        <mo stretchy="false">∈</mo>
        <mn>0,.</mn>
      </mrow>
      <mn>..</mn>
      <mi>,</mi>
      <mstyle mathvariant="bold">
        <mn>3,</mn>
      </mstyle>
      <mn>...</mn>
      <mi>,</mi>
      <mn>6</mn>
      <mi>;</mi>
      <mrow>
        <mi mathvariant="normal">γ</mi>
        <mo stretchy="false">∈</mo>
        <mn>0,1,2,</mn>
      </mrow>
      <mstyle mathvariant="bold">
        <mn>3</mn>
      </mstyle>
    </mrow>
    <annotation encoding="StarMath 5.0"> %alpha,%beta  in 0,..., bold 3, ..., 6 ; %gamma in 0,1,2, bold 3 </annotation>
  </semantics>
</math>
</file>

<file path=Object 3/content.xml><?xml version="1.0" encoding="utf-8"?>
<math xmlns="http://www.w3.org/1998/Math/MathML" display="block">
  <semantics>
    <mrow>
      <mi mathvariant="normal">ϕ</mi>
      <mo stretchy="false">=</mo>
      <mfrac>
        <mrow>
          <msub>
            <mi>N</mi>
            <mi>A</mi>
          </msub>
          <mi>Q</mi>
          <mrow>
            <mo fence="true" stretchy="false">(</mo>
            <mrow>
              <mrow>
                <mi mathvariant="normal">μ</mi>
                <mi>C</mi>
              </mrow>
            </mrow>
            <mo fence="true" stretchy="false">)</mo>
          </mrow>
          <mi>S</mi>
          <mrow>
            <mo fence="true" stretchy="false">(</mo>
            <mrow>
              <mi mathvariant="italic">mb</mi>
            </mrow>
            <mo fence="true" stretchy="false">)</mo>
          </mrow>
          <mi>m</mi>
          <mrow>
            <mo fence="true" stretchy="false">(</mo>
            <mrow>
              <mrow>
                <mi mathvariant="normal">μ</mi>
                <mi>g</mi>
              </mrow>
            </mrow>
            <mo fence="true" stretchy="false">)</mo>
          </mrow>
        </mrow>
        <mrow>
          <msub>
            <mi>N</mi>
            <mi>A</mi>
          </msub>
          <mi>F</mi>
          <mrow>
            <mo fence="true" stretchy="false">(</mo>
            <mrow>
              <mi>b</mi>
            </mrow>
            <mo fence="true" stretchy="false">)</mo>
          </mrow>
          <mi>e</mi>
          <mrow>
            <mo fence="true" stretchy="false">(</mo>
            <mrow>
              <mi>C</mi>
            </mrow>
            <mo fence="true" stretchy="false">)</mo>
          </mrow>
        </mrow>
      </mfrac>
      <mo stretchy="false">≈</mo>
      <mn>6241.5091258833</mn>
    </mrow>
    <annotation encoding="StarMath 5.0">%phi = {N_A Q( %mu C ) S( mb ) m ( %mu g ) } over {N_A F (b) e(C)} approx 6241.5091258833</annotation>
  </semantics>
</math>
</file>

<file path=Object 30/content.xml><?xml version="1.0" encoding="utf-8"?>
<math xmlns="http://www.w3.org/1998/Math/MathML" display="block">
  <semantics>
    <mrow>
      <mrow>
        <mi mathvariant="italic">kmax</mi>
        <mo stretchy="false">=</mo>
        <mn>0,</mn>
      </mrow>
      <mn>1,</mn>
      <mn>...</mn>
      <mi>,</mi>
      <mstyle mathvariant="bold">
        <mn>100</mn>
      </mstyle>
    </mrow>
    <annotation encoding="StarMath 5.0">kmax = 0, 1, ..., bold 100</annotation>
  </semantics>
</math>
</file>

<file path=Object 31/content.xml><?xml version="1.0" encoding="utf-8"?>
<math xmlns="http://www.w3.org/1998/Math/MathML" display="block">
  <semantics>
    <mrow>
      <mrow>
        <mi mathvariant="normal">μ</mi>
        <mo stretchy="false">=</mo>
        <mi mathvariant="normal">τ</mi>
      </mrow>
      <mi mathvariant="italic">max</mi>
      <mrow>
        <mo fence="true" stretchy="true">|</mo>
        <mrow>
          <msub>
            <mi>A</mi>
            <mi mathvariant="italic">ii</mi>
          </msub>
        </mrow>
        <mo fence="true" stretchy="true">|</mo>
      </mrow>
    </mrow>
    <annotation encoding="StarMath 5.0">%mu = %tau max abs A_ii</annotation>
  </semantics>
</math>
</file>

<file path=Object 32/content.xml><?xml version="1.0" encoding="utf-8"?>
<math xmlns="http://www.w3.org/1998/Math/MathML" display="block">
  <semantics>
    <mrow>
      <msub>
        <mrow>
          <mo fence="true" stretchy="false">‖</mo>
          <mrow>
            <mi>g</mi>
          </mrow>
          <mo fence="true" stretchy="false">‖</mo>
        </mrow>
        <mi mathvariant="normal">∞</mi>
      </msub>
      <mo stretchy="false">&lt;</mo>
      <msub>
        <mi>e</mi>
        <mn>1</mn>
      </msub>
    </mrow>
    <annotation encoding="StarMath 5.0">ldline g rdline_infinity &lt; e_1 </annotation>
  </semantics>
</math>
</file>

<file path=Object 33/content.xml><?xml version="1.0" encoding="utf-8"?>
<math xmlns="http://www.w3.org/1998/Math/MathML" display="block">
  <semantics>
    <mrow>
      <mrow>
        <mo fence="true" stretchy="false">(</mo>
        <mrow>
          <mrow>
            <mrow>
              <mi>A</mi>
              <mo stretchy="false">+</mo>
              <mi mathvariant="normal">μ</mi>
            </mrow>
            <mi>I</mi>
          </mrow>
        </mrow>
        <mo fence="true" stretchy="false">)</mo>
      </mrow>
      <mrow>
        <mi>h</mi>
        <mo stretchy="false">=</mo>
        <mrow>
          <mo stretchy="false">−</mo>
          <mi>g</mi>
        </mrow>
      </mrow>
    </mrow>
    <annotation encoding="StarMath 5.0">( A + %mu I ) h = -g</annotation>
  </semantics>
</math>
</file>

<file path=Object 34/content.xml><?xml version="1.0" encoding="utf-8"?>
<math xmlns="http://www.w3.org/1998/Math/MathML" display="block">
  <semantics>
    <mrow>
      <mrow>
        <mrow>
          <mo fence="true" stretchy="false">‖</mo>
          <mrow>
            <mi>h</mi>
          </mrow>
          <mo fence="true" stretchy="false">‖</mo>
        </mrow>
        <mo stretchy="false">&lt;</mo>
        <msub>
          <mi>e</mi>
          <mn>2</mn>
        </msub>
      </mrow>
      <mrow>
        <mo fence="true" stretchy="false">(</mo>
        <mrow>
          <mrow>
            <mrow>
              <mo fence="true" stretchy="false">‖</mo>
              <mrow>
                <mi>x</mi>
              </mrow>
              <mo fence="true" stretchy="false">‖</mo>
            </mrow>
            <mo stretchy="false">+</mo>
            <msub>
              <mi>e</mi>
              <mn>2</mn>
            </msub>
          </mrow>
        </mrow>
        <mo fence="true" stretchy="false">)</mo>
      </mrow>
    </mrow>
    <annotation encoding="StarMath 5.0">ldline h rdline &lt; e_2 ( ldline x rdline + e_2 ) </annotation>
  </semantics>
</math>
</file>

<file path=Object 35/content.xml><?xml version="1.0" encoding="utf-8"?>
<math xmlns="http://www.w3.org/1998/Math/MathML" display="block">
  <semantics>
    <mrow>
      <mi mathvariant="normal">ρ</mi>
      <mo stretchy="false">=</mo>
      <mfrac>
        <mrow>
          <mrow>
            <mo fence="true" stretchy="false">‖</mo>
            <mrow>
              <mrow>
                <mi>Y</mi>
                <mrow>
                  <mo fence="true" stretchy="false">(</mo>
                  <mrow>
                    <mi>x</mi>
                  </mrow>
                  <mo fence="true" stretchy="false">)</mo>
                </mrow>
              </mrow>
            </mrow>
            <mo fence="true" stretchy="false">‖</mo>
          </mrow>
          <mo stretchy="false">−</mo>
          <mrow>
            <mo fence="true" stretchy="false">‖</mo>
            <mrow>
              <mrow>
                <mi>Y</mi>
                <mrow>
                  <mo fence="true" stretchy="false">(</mo>
                  <mrow>
                    <mi>y</mi>
                  </mrow>
                  <mo fence="true" stretchy="false">)</mo>
                </mrow>
              </mrow>
            </mrow>
            <mo fence="true" stretchy="false">‖</mo>
          </mrow>
        </mrow>
        <mrow>
          <msup>
            <mi>h</mi>
            <mi>T</mi>
          </msup>
          <mrow>
            <mo fence="true" stretchy="false">(</mo>
            <mrow>
              <mrow>
                <mi mathvariant="normal">μ</mi>
                <mrow>
                  <mi>h</mi>
                  <mo stretchy="false">−</mo>
                  <mi>g</mi>
                </mrow>
              </mrow>
            </mrow>
            <mo fence="true" stretchy="false">)</mo>
          </mrow>
        </mrow>
      </mfrac>
    </mrow>
    <annotation encoding="StarMath 5.0">%rho = { ldline Y(x) rdline - ldline Y(y) rdline   } over { h^T (%mu h - g) }</annotation>
  </semantics>
</math>
</file>

<file path=Object 36/content.xml><?xml version="1.0" encoding="utf-8"?>
<math xmlns="http://www.w3.org/1998/Math/MathML" display="block">
  <semantics>
    <mrow>
      <mi mathvariant="normal">ρ</mi>
      <mo stretchy="false">&gt;</mo>
      <mn>0</mn>
    </mrow>
    <annotation encoding="StarMath 5.0">%rho &gt; 0</annotation>
  </semantics>
</math>
</file>

<file path=Object 37/content.xml><?xml version="1.0" encoding="utf-8"?>
<math xmlns="http://www.w3.org/1998/Math/MathML" display="block">
  <semantics>
    <mrow>
      <mi>y</mi>
      <mrow>
        <mi mathvariant="normal">:</mi>
        <mo stretchy="false">=</mo>
        <mi>x</mi>
      </mrow>
    </mrow>
    <annotation encoding="StarMath 5.0">y := x</annotation>
  </semantics>
</math>
</file>

<file path=Object 38/content.xml><?xml version="1.0" encoding="utf-8"?>
<math xmlns="http://www.w3.org/1998/Math/MathML" display="block">
  <semantics>
    <mrow>
      <mrow>
        <mi mathvariant="normal">μ</mi>
        <mo stretchy="false">=</mo>
        <mrow>
          <mi mathvariant="normal">μ</mi>
          <mo stretchy="false">∗</mo>
          <mi>max</mi>
        </mrow>
      </mrow>
      <mrow>
        <mo fence="true" stretchy="false">(</mo>
        <mrow>
          <mrow>
            <mrow>
              <mn>1</mn>
              <mo stretchy="false">/</mo>
              <mn>3,</mn>
            </mrow>
            <mrow>
              <mn>1</mn>
              <mo stretchy="false">−</mo>
              <msup>
                <mrow>
                  <mo fence="true" stretchy="false">(</mo>
                  <mrow>
                    <mrow>
                      <mn>2</mn>
                      <mrow>
                        <mi mathvariant="normal">ρ</mi>
                        <mo stretchy="false">−</mo>
                        <mn>1</mn>
                      </mrow>
                    </mrow>
                  </mrow>
                  <mo fence="true" stretchy="false">)</mo>
                </mrow>
                <mn>3</mn>
              </msup>
            </mrow>
          </mrow>
        </mrow>
        <mo fence="true" stretchy="false">)</mo>
      </mrow>
      <mi>;</mi>
      <mrow>
        <mi>v</mi>
        <mo stretchy="false">=</mo>
        <mn>10</mn>
      </mrow>
    </mrow>
    <annotation encoding="StarMath 5.0">%mu = %mu * func max ( 1/3, 1 - (2 %rho - 1)^3 ) ; v = 10</annotation>
  </semantics>
</math>
</file>

<file path=Object 39/content.xml><?xml version="1.0" encoding="utf-8"?>
<math xmlns="http://www.w3.org/1998/Math/MathML" display="block">
  <semantics>
    <mrow>
      <msub>
        <mrow>
          <mo fence="true" stretchy="false">‖</mo>
          <mrow>
            <mi>g</mi>
          </mrow>
          <mo fence="true" stretchy="false">‖</mo>
        </mrow>
        <mi mathvariant="normal">∞</mi>
      </msub>
      <mo stretchy="false">&lt;</mo>
      <msub>
        <mi>e</mi>
        <mn>1</mn>
      </msub>
    </mrow>
    <annotation encoding="StarMath 5.0">ldline g rdline_infinity &lt; e_1 </annotation>
  </semantics>
</math>
</file>

<file path=Object 4/content.xml><?xml version="1.0" encoding="utf-8"?>
<math xmlns="http://www.w3.org/1998/Math/MathML" display="block">
  <semantics>
    <mrow>
      <mrow>
        <mi>M</mi>
        <mo stretchy="false">=</mo>
        <msub>
          <mi>s</mi>
          <mn>1</mn>
        </msub>
      </mrow>
      <mrow>
        <msub>
          <mi>m</mi>
          <mn>1</mn>
        </msub>
        <mo stretchy="false">+</mo>
        <mn>...</mn>
        <mo stretchy="false">+</mo>
        <msub>
          <mi>s</mi>
          <mi>n</mi>
        </msub>
      </mrow>
      <msub>
        <mi>m</mi>
        <mi>n</mi>
      </msub>
    </mrow>
    <annotation encoding="StarMath 5.0">M = s_1 m_1 + ... + s_n m_n</annotation>
  </semantics>
</math>
</file>

<file path=Object 40/content.xml><?xml version="1.0" encoding="utf-8"?>
<math xmlns="http://www.w3.org/1998/Math/MathML" display="block">
  <semantics>
    <mrow>
      <mrow>
        <mi mathvariant="normal">μ</mi>
        <mo stretchy="false">=</mo>
        <mi mathvariant="normal">μ</mi>
      </mrow>
      <mi mathvariant="normal">ν</mi>
      <mi>;</mi>
      <mrow>
        <mi mathvariant="normal">ν</mi>
        <mo stretchy="false">=</mo>
        <mn>10</mn>
      </mrow>
      <mi mathvariant="normal">ν</mi>
    </mrow>
    <annotation encoding="StarMath 5.0">%mu = %mu %nu ; %nu = 10 %nu</annotation>
  </semantics>
</math>
</file>

<file path=Object 41/content.xml><?xml version="1.0" encoding="utf-8"?>
<math xmlns="http://www.w3.org/1998/Math/MathML" display="block">
  <semantics>
    <mrow>
      <mi mathvariant="normal">ρ</mi>
      <mo stretchy="false">&gt;</mo>
      <mn>0</mn>
    </mrow>
    <annotation encoding="StarMath 5.0">%rho &gt; 0</annotation>
  </semantics>
</math>
</file>

<file path=Object 42/content.xml><?xml version="1.0" encoding="utf-8"?>
<math xmlns="http://www.w3.org/1998/Math/MathML" display="block">
  <semantics>
    <mrow>
      <mrow>
        <mrow>
          <mo fence="true" stretchy="false">‖</mo>
          <mrow>
            <mi>h</mi>
          </mrow>
          <mo fence="true" stretchy="false">‖</mo>
        </mrow>
        <mo stretchy="false">&lt;</mo>
        <msub>
          <mi>e</mi>
          <mn>2</mn>
        </msub>
      </mrow>
      <mrow>
        <mo fence="true" stretchy="false">(</mo>
        <mrow>
          <mrow>
            <mrow>
              <mo fence="true" stretchy="false">‖</mo>
              <mrow>
                <mi>x</mi>
              </mrow>
              <mo fence="true" stretchy="false">‖</mo>
            </mrow>
            <mo stretchy="false">+</mo>
            <msub>
              <mi>e</mi>
              <mn>2</mn>
            </msub>
          </mrow>
        </mrow>
        <mo fence="true" stretchy="false">)</mo>
      </mrow>
    </mrow>
    <annotation encoding="StarMath 5.0">ldline h rdline &lt; e_2 ( ldline x rdline + e_2 ) </annotation>
  </semantics>
</math>
</file>

<file path=Object 43/content.xml><?xml version="1.0" encoding="utf-8"?>
<math xmlns="http://www.w3.org/1998/Math/MathML" display="block">
  <semantics>
    <mstyle mathvariant="bold">
      <mover accent="true">
        <mi>x</mi>
        <mo stretchy="false">~</mo>
      </mover>
    </mstyle>
    <annotation encoding="StarMath 5.0">bold tilde x </annotation>
  </semantics>
</math>
</file>

<file path=Object 44/content.xml><?xml version="1.0" encoding="utf-8"?>
<math xmlns="http://www.w3.org/1998/Math/MathML" display="block">
  <semantics>
    <mrow>
      <mi>μ</mi>
      <mo stretchy="false">=</mo>
      <mrow>
        <mrow>
          <mo stretchy="false">−</mo>
          <mn>1</mn>
        </mrow>
        <mo stretchy="false">∗</mo>
        <msub>
          <mi>A</mi>
          <mrow>
            <mi>k</mi>
            <mi>i</mi>
          </mrow>
        </msub>
        <mo stretchy="false">/</mo>
        <msub>
          <mi>A</mi>
          <mrow>
            <mi>i</mi>
            <mi>i</mi>
          </mrow>
        </msub>
      </mrow>
    </mrow>
    <annotation encoding="StarMath 5.0">%mu = -1 * A_{ k i } / A_{ i i }</annotation>
  </semantics>
</math>
</file>

<file path=Object 45/content.xml><?xml version="1.0" encoding="utf-8"?>
<math xmlns="http://www.w3.org/1998/Math/MathML" display="block">
  <semantics>
    <mrow>
      <msub>
        <mi>A</mi>
        <mrow>
          <mi>k</mi>
          <mi>j</mi>
        </mrow>
      </msub>
      <mrow>
        <mi mathvariant="normal">:</mi>
        <mo stretchy="false">=</mo>
        <mrow>
          <msub>
            <mi>A</mi>
            <mrow>
              <mi>k</mi>
              <mi>j</mi>
            </mrow>
          </msub>
          <mo stretchy="false">+</mo>
          <mrow>
            <mi>μ</mi>
            <mo stretchy="false">∗</mo>
            <msub>
              <mi>A</mi>
              <mrow>
                <mi>i</mi>
                <mi>j</mi>
              </mrow>
            </msub>
          </mrow>
        </mrow>
      </mrow>
    </mrow>
    <annotation encoding="StarMath 5.0">A_{ k j } := A_{ k j } + %mu * A_{ i j }</annotation>
  </semantics>
</math>
</file>

<file path=Object 46/content.xml><?xml version="1.0" encoding="utf-8"?>
<math xmlns="http://www.w3.org/1998/Math/MathML" display="block">
  <semantics>
    <mrow>
      <msub>
        <mi>A</mi>
        <mrow>
          <mi>i</mi>
          <mi>j</mi>
        </mrow>
      </msub>
      <mrow>
        <mi mathvariant="normal">:</mi>
        <mo stretchy="false">=</mo>
        <mrow>
          <msub>
            <mi>A</mi>
            <mrow>
              <mi>i</mi>
              <mi>j</mi>
            </mrow>
          </msub>
          <mo stretchy="false">+</mo>
          <mrow>
            <mi>μ</mi>
            <mo stretchy="false">∗</mo>
            <msub>
              <mi>A</mi>
              <mrow>
                <mi>k</mi>
                <mi>j</mi>
              </mrow>
            </msub>
          </mrow>
        </mrow>
      </mrow>
    </mrow>
    <annotation encoding="StarMath 5.0">A_{ i j } := A_{ i j } + %mu * A_{ k j }</annotation>
  </semantics>
</math>
</file>

<file path=Object 47/content.xml><?xml version="1.0" encoding="utf-8"?>
<math xmlns="http://www.w3.org/1998/Math/MathML" display="block">
  <semantics>
    <mrow>
      <mi>μ</mi>
      <mo stretchy="false">=</mo>
      <mrow>
        <mrow>
          <mo stretchy="false">−</mo>
          <mn>1</mn>
        </mrow>
        <mo stretchy="false">∗</mo>
        <msub>
          <mi>A</mi>
          <mrow>
            <mi>i</mi>
            <mi>i</mi>
          </mrow>
        </msub>
        <mo stretchy="false">/</mo>
        <msub>
          <mi>A</mi>
          <mrow>
            <mi>i</mi>
            <mi>k</mi>
          </mrow>
        </msub>
      </mrow>
    </mrow>
    <annotation encoding="StarMath 5.0">%mu = -1 * A_{ i i } / A_{ i k }</annotation>
  </semantics>
</math>
</file>

<file path=Object 48/content.xml><?xml version="1.0" encoding="utf-8"?>
<math xmlns="http://www.w3.org/1998/Math/MathML" display="block">
  <semantics>
    <mrow>
      <mrow>
        <mo fence="true" stretchy="true">|</mo>
        <mrow>
          <msub>
            <mi mathvariant="italic">Ab</mi>
            <mrow>
              <mi>l</mi>
              <mi>k</mi>
            </mrow>
          </msub>
        </mrow>
        <mo fence="true" stretchy="true">|</mo>
      </mrow>
      <mo stretchy="false">&gt;</mo>
      <mrow>
        <mo fence="true" stretchy="true">|</mo>
        <mrow>
          <msub>
            <mi mathvariant="italic">Ab</mi>
            <mrow>
              <mi>k</mi>
              <mi>k</mi>
            </mrow>
          </msub>
        </mrow>
        <mo fence="true" stretchy="true">|</mo>
      </mrow>
    </mrow>
    <annotation encoding="StarMath 5.0">abs { Ab_{l k} } &gt; abs { Ab_{k k } }</annotation>
  </semantics>
</math>
</file>

<file path=Object 49/content.xml><?xml version="1.0" encoding="utf-8"?>
<math xmlns="http://www.w3.org/1998/Math/MathML" display="block">
  <semantics>
    <mrow>
      <msub>
        <mi mathvariant="italic">Ab</mi>
        <mrow>
          <mi>k</mi>
          <mi>k</mi>
        </mrow>
      </msub>
      <mo stretchy="false">=</mo>
      <mn>0</mn>
    </mrow>
    <annotation encoding="StarMath 5.0">Ab_{ k k } = 0</annotation>
  </semantics>
</math>
</file>

<file path=Object 5/content.xml><?xml version="1.0" encoding="utf-8"?>
<math xmlns="http://www.w3.org/1998/Math/MathML" display="block">
  <semantics>
    <mrow>
      <msub>
        <mi>f</mi>
        <mrow>
          <mi>m</mi>
          <mi>j</mi>
        </mrow>
      </msub>
      <mo stretchy="false">=</mo>
      <mfrac>
        <mrow>
          <msub>
            <mi>s</mi>
            <mi>j</mi>
          </msub>
          <msub>
            <mi>m</mi>
            <mi>j</mi>
          </msub>
        </mrow>
        <mrow>
          <msub>
            <mi>s</mi>
            <mn>1</mn>
          </msub>
          <mrow>
            <msub>
              <mi>m</mi>
              <mn>1</mn>
            </msub>
            <mo stretchy="false">+</mo>
            <mn>...</mn>
            <mo stretchy="false">+</mo>
            <msub>
              <mi>s</mi>
              <mi>j</mi>
            </msub>
          </mrow>
          <mrow>
            <msub>
              <mi>m</mi>
              <mi>j</mi>
            </msub>
            <mo stretchy="false">+</mo>
            <mn>...</mn>
            <mo stretchy="false">+</mo>
            <msub>
              <mi>s</mi>
              <mi>n</mi>
            </msub>
          </mrow>
          <msub>
            <mi>m</mi>
            <mi>n</mi>
          </msub>
        </mrow>
      </mfrac>
    </mrow>
    <annotation encoding="StarMath 5.0">f_{ m j } = { s_j m_j } over { s_1 m_1 + ... + s_j m_j + ... + s_n m_n}</annotation>
  </semantics>
</math>
</file>

<file path=Object 50/content.xml><?xml version="1.0" encoding="utf-8"?>
<math xmlns="http://www.w3.org/1998/Math/MathML" display="block">
  <semantics>
    <mrow>
      <mrow>
        <mo fence="true" stretchy="true">|</mo>
        <mrow>
          <msub>
            <mi mathvariant="italic">Ab</mi>
            <mrow>
              <mi>k</mi>
              <mi>k</mi>
            </mrow>
          </msub>
        </mrow>
        <mo fence="true" stretchy="true">|</mo>
      </mrow>
      <mo stretchy="false">&gt;</mo>
      <mn>0</mn>
    </mrow>
    <annotation encoding="StarMath 5.0">abs { Ab_{k k} } &gt; 0</annotation>
  </semantics>
</math>
</file>

<file path=Object 51/content.xml><?xml version="1.0" encoding="utf-8"?>
<math xmlns="http://www.w3.org/1998/Math/MathML" display="block">
  <semantics>
    <mrow>
      <mi>μ</mi>
      <mo stretchy="false">=</mo>
      <mn>0</mn>
    </mrow>
    <annotation encoding="StarMath 5.0">%mu = 0</annotation>
  </semantics>
</math>
</file>

<file path=Object 52/content.xml><?xml version="1.0" encoding="utf-8"?>
<math xmlns="http://www.w3.org/1998/Math/MathML" display="block">
  <semantics>
    <mrow>
      <mi>μ</mi>
      <mrow>
        <mi mathvariant="normal">:</mi>
        <mo stretchy="false">=</mo>
        <mrow>
          <mi>μ</mi>
          <mo stretchy="false">+</mo>
          <mrow>
            <msub>
              <mi>x</mi>
              <mi>v</mi>
            </msub>
            <mo stretchy="false">∗</mo>
            <msub>
              <mi mathvariant="italic">Ab</mi>
              <mrow>
                <mi>u</mi>
                <mi>v</mi>
              </mrow>
            </msub>
          </mrow>
        </mrow>
      </mrow>
    </mrow>
    <annotation encoding="StarMath 5.0">%mu := %mu + x_v * Ab_{ u v }</annotation>
  </semantics>
</math>
</file>

<file path=Object 53/content.xml><?xml version="1.0" encoding="utf-8"?>
<math xmlns="http://www.w3.org/1998/Math/MathML" display="block">
  <semantics>
    <mrow>
      <msub>
        <mi>x</mi>
        <mi>u</mi>
      </msub>
      <mo stretchy="false">=</mo>
      <mfrac>
        <mrow>
          <msub>
            <mi mathvariant="italic">Ab</mi>
            <mrow>
              <mi>u</mi>
              <mi>R</mi>
            </mrow>
          </msub>
          <mo stretchy="false">−</mo>
          <mi>μ</mi>
        </mrow>
        <msub>
          <mi mathvariant="italic">Ab</mi>
          <mrow>
            <mi>u</mi>
            <mi>u</mi>
          </mrow>
        </msub>
      </mfrac>
    </mrow>
    <annotation encoding="StarMath 5.0">x_u = { Ab_{u R} - %mu } over { Ab_{u u} }</annotation>
  </semantics>
</math>
</file>

<file path=Object 54/content.xml><?xml version="1.0" encoding="utf-8"?>
<math xmlns="http://www.w3.org/1998/Math/MathML" display="block">
  <semantics>
    <mrow>
      <mi mathvariant="normal">ρ</mi>
      <mo stretchy="false">&gt;</mo>
      <mn>0</mn>
    </mrow>
    <annotation encoding="StarMath 5.0">%rho &gt; 0</annotation>
  </semantics>
</math>
</file>

<file path=Object 55/content.xml><?xml version="1.0" encoding="utf-8"?>
<math xmlns="http://www.w3.org/1998/Math/MathML" display="block">
  <semantics>
    <mrow>
      <mrow>
        <mrow>
          <mo fence="true" stretchy="false">‖</mo>
          <mrow>
            <mi>h</mi>
          </mrow>
          <mo fence="true" stretchy="false">‖</mo>
        </mrow>
        <mo stretchy="false">&lt;</mo>
        <msub>
          <mi>e</mi>
          <mn>2</mn>
        </msub>
      </mrow>
      <mrow>
        <mo fence="true" stretchy="false">(</mo>
        <mrow>
          <mrow>
            <mrow>
              <mo fence="true" stretchy="false">‖</mo>
              <mrow>
                <mi>x</mi>
              </mrow>
              <mo fence="true" stretchy="false">‖</mo>
            </mrow>
            <mo stretchy="false">+</mo>
            <msub>
              <mi>e</mi>
              <mn>2</mn>
            </msub>
          </mrow>
        </mrow>
        <mo fence="true" stretchy="false">)</mo>
      </mrow>
    </mrow>
    <annotation encoding="StarMath 5.0">ldline h rdline &lt; e_2 ( ldline x rdline + e_2 ) </annotation>
  </semantics>
</math>
</file>

<file path=Object 6/content.xml><?xml version="1.0" encoding="utf-8"?>
<math xmlns="http://www.w3.org/1998/Math/MathML" display="block">
  <semantics>
    <mrow>
      <mi mathvariant="normal">ϵ</mi>
      <mrow>
        <mrow>
          <mo fence="true" stretchy="false">(</mo>
          <mrow>
            <mi>E</mi>
          </mrow>
          <mo fence="true" stretchy="false">)</mo>
        </mrow>
        <mo stretchy="false">=</mo>
        <msub>
          <mi>s</mi>
          <mn>1</mn>
        </msub>
      </mrow>
      <msub>
        <mi mathvariant="normal">ϵ</mi>
        <mn>1</mn>
      </msub>
      <mrow>
        <mrow>
          <mo fence="true" stretchy="false">(</mo>
          <mrow>
            <mi>E</mi>
          </mrow>
          <mo fence="true" stretchy="false">)</mo>
        </mrow>
        <mo stretchy="false">+</mo>
        <msub>
          <mi>s</mi>
          <mn>2</mn>
        </msub>
      </mrow>
      <msub>
        <mi mathvariant="normal">ϵ</mi>
        <mn>2</mn>
      </msub>
      <mrow>
        <mrow>
          <mo fence="true" stretchy="false">(</mo>
          <mrow>
            <mi>E</mi>
          </mrow>
          <mo fence="true" stretchy="false">)</mo>
        </mrow>
        <mo stretchy="false">+</mo>
        <mn>...</mn>
        <mo stretchy="false">+</mo>
        <msub>
          <mi>s</mi>
          <mi>n</mi>
        </msub>
      </mrow>
      <msub>
        <mi mathvariant="normal">ϵ</mi>
        <mi>n</mi>
      </msub>
      <mrow>
        <mo fence="true" stretchy="false">(</mo>
        <mrow>
          <mi>E</mi>
        </mrow>
        <mo fence="true" stretchy="false">)</mo>
      </mrow>
    </mrow>
    <annotation encoding="StarMath 5.0">%epsilon ( E ) = s_1 %epsilon_1 ( E ) + s_2 %epsilon_2 ( E ) + ... + s_n %epsilon_n ( E )</annotation>
  </semantics>
</math>
</file>

<file path=Object 7/content.xml><?xml version="1.0" encoding="utf-8"?>
<math xmlns="http://www.w3.org/1998/Math/MathML" display="block">
  <semantics>
    <mrow>
      <msub>
        <mi>Y</mi>
        <mi>j</mi>
      </msub>
      <mrow>
        <mrow>
          <mo fence="true" stretchy="false">(</mo>
          <mrow>
            <msub>
              <mi>E</mi>
              <mn>0</mn>
            </msub>
          </mrow>
          <mo fence="true" stretchy="false">)</mo>
        </mrow>
        <mo stretchy="false">=</mo>
        <mfrac>
          <mrow>
            <msub>
              <mi mathvariant="normal">ϵ</mi>
              <mtext>abs</mtext>
            </msub>
            <msub>
              <mrow>
                <mo fence="true" stretchy="false">(</mo>
                <mrow>
                  <msub>
                    <mi>E</mi>
                    <mi mathvariant="normal">γ</mi>
                  </msub>
                </mrow>
                <mo fence="true" stretchy="false">)</mo>
              </mrow>
              <mi>j</mi>
            </msub>
            <msub>
              <mi>N</mi>
              <mi>e</mi>
            </msub>
            <msub>
              <mi>f</mi>
              <mrow>
                <mi>m</mi>
                <mi>j</mi>
              </mrow>
            </msub>
            <msub>
              <mi>f</mi>
              <mrow>
                <mi>i</mi>
                <mi>j</mi>
              </mrow>
            </msub>
            <mi mathvariant="normal">ϕ</mi>
            <mi>M</mi>
          </mrow>
          <msub>
            <mi>A</mi>
            <mi>j</mi>
          </msub>
        </mfrac>
      </mrow>
      <mrow>
        <munderover>
          <mo stretchy="false">∑</mo>
          <mrow>
            <mi>x</mi>
            <mo stretchy="false">=</mo>
            <msub>
              <mi>E</mi>
              <mn>0</mn>
            </msub>
          </mrow>
          <mi>E</mi>
        </munderover>
        <mfrac>
          <mrow>
            <msub>
              <mi mathvariant="normal">σ</mi>
              <mi>j</mi>
            </msub>
            <mrow>
              <mo fence="true" stretchy="false">(</mo>
              <mrow>
                <mi>x</mi>
              </mrow>
              <mo fence="true" stretchy="false">)</mo>
            </mrow>
          </mrow>
          <mrow>
            <mi mathvariant="normal">ϵ</mi>
            <mrow>
              <mo fence="true" stretchy="false">(</mo>
              <mrow>
                <mi>x</mi>
              </mrow>
              <mo fence="true" stretchy="false">)</mo>
            </mrow>
          </mrow>
        </mfrac>
      </mrow>
      <mi mathvariant="normal">Δ</mi>
      <mi>x</mi>
    </mrow>
    <annotation encoding="StarMath 5.0">Y_j ( E_0 ) = { %epsilon_"abs" ( E_%gamma )_j N_e f_{ m j } f_{ i j } %phi M} over {A_j }  sum from{x = E_0} to{E} { {%sigma_j (x)} over { %epsilon (x)} } %DELTA x</annotation>
  </semantics>
</math>
</file>

<file path=Object 8/content.xml><?xml version="1.0" encoding="utf-8"?>
<math xmlns="http://www.w3.org/1998/Math/MathML" display="block">
  <semantics>
    <mrow>
      <msub>
        <mi>σ</mi>
        <mi>j</mi>
      </msub>
      <mrow>
        <mrow>
          <mo fence="true" stretchy="false">(</mo>
          <mrow>
            <mi>x</mi>
          </mrow>
          <mo fence="true" stretchy="false">)</mo>
        </mrow>
        <mo stretchy="false">=</mo>
        <mrow>
          <munderover>
            <mo stretchy="false">∑</mo>
            <mrow>
              <mi>k</mi>
              <mo stretchy="false">=</mo>
              <mn>0</mn>
            </mrow>
            <mi>T</mi>
          </munderover>
          <mfrac>
            <mrow>
              <mrow>
                <mo fence="true" stretchy="false">(</mo>
                <mrow>
                  <mrow>
                    <msub>
                      <mi>x</mi>
                      <mrow>
                        <mi>k</mi>
                        <mo stretchy="false">+</mo>
                        <mn>1</mn>
                      </mrow>
                    </msub>
                    <mo stretchy="false">−</mo>
                    <msub>
                      <mi>x</mi>
                      <mi>k</mi>
                    </msub>
                  </mrow>
                </mrow>
                <mo fence="true" stretchy="false">)</mo>
              </mrow>
              <mo stretchy="false">∗</mo>
              <mrow>
                <mo fence="true" stretchy="false">(</mo>
                <mrow>
                  <mrow>
                    <mi>σ</mi>
                    <mrow>
                      <mrow>
                        <mo fence="true" stretchy="false">(</mo>
                        <mrow>
                          <mrow>
                            <msub>
                              <mi>x</mi>
                              <mi>k</mi>
                            </msub>
                            <mo stretchy="false">+</mo>
                            <mn>1</mn>
                          </mrow>
                        </mrow>
                        <mo fence="true" stretchy="false">)</mo>
                      </mrow>
                      <mo stretchy="false">+</mo>
                      <mi>σ</mi>
                    </mrow>
                    <mrow>
                      <mo fence="true" stretchy="false">(</mo>
                      <mrow>
                        <msub>
                          <mi>x</mi>
                          <mi>k</mi>
                        </msub>
                      </mrow>
                      <mo fence="true" stretchy="false">)</mo>
                    </mrow>
                  </mrow>
                </mrow>
                <mo fence="true" stretchy="false">)</mo>
              </mrow>
            </mrow>
            <mrow>
              <mn>2</mn>
              <mi mathvariant="normal">Δ</mi>
              <mi>x</mi>
            </mrow>
          </mfrac>
        </mrow>
      </mrow>
      <mi>;</mi>
      <mrow>
        <mi>k</mi>
        <mo stretchy="false">=</mo>
        <mn>0,1,.</mn>
      </mrow>
      <mn>..</mn>
      <mi>,</mi>
      <mi>T</mi>
      <mi mathvariant="normal">:</mi>
      <mrow>
        <mi>x</mi>
        <mo stretchy="false">∈</mo>
        <mrow>
          <mo fence="true" stretchy="false">[</mo>
          <mrow>
            <mrow>
              <msub>
                <mi>x</mi>
                <mi>k</mi>
              </msub>
              <mi>,</mi>
              <msub>
                <mi>x</mi>
                <mrow>
                  <mi>k</mi>
                  <mo stretchy="false">+</mo>
                  <mn>1</mn>
                </mrow>
              </msub>
            </mrow>
          </mrow>
          <mo fence="true" stretchy="false">]</mo>
        </mrow>
      </mrow>
    </mrow>
    <annotation encoding="StarMath 5.0">%sigma_j ( x ) = sum from { k = 0 } to { T } { {(x_{k+1} - x_k)*(%sigma(x_k+1) + %sigma(x_k))} over {2 %DELTA x} } ; k = 0,1,...,T : x  in [ x_k, x_{k+1} ] </annotation>
  </semantics>
</math>
</file>

<file path=Object 9/content.xml><?xml version="1.0" encoding="utf-8"?>
<math xmlns="http://www.w3.org/1998/Math/MathML" display="block">
  <semantics>
    <mrow>
      <mrow>
        <mi>y</mi>
        <mo stretchy="false">=</mo>
        <mrow>
          <msub>
            <mi>y</mi>
            <mn>1</mn>
          </msub>
          <mo stretchy="false">+</mo>
          <mfrac>
            <mrow>
              <mrow>
                <mo fence="true" stretchy="false">(</mo>
                <mrow>
                  <mrow>
                    <mi>x</mi>
                    <mo stretchy="false">−</mo>
                    <msub>
                      <mi>x</mi>
                      <mn>1</mn>
                    </msub>
                  </mrow>
                </mrow>
                <mo fence="true" stretchy="false">)</mo>
              </mrow>
              <mo stretchy="false">∗</mo>
              <mrow>
                <mo fence="true" stretchy="false">(</mo>
                <mrow>
                  <mrow>
                    <msub>
                      <mi>y</mi>
                      <mn>2</mn>
                    </msub>
                    <mo stretchy="false">−</mo>
                    <msub>
                      <mi>y</mi>
                      <mn>1</mn>
                    </msub>
                  </mrow>
                </mrow>
                <mo fence="true" stretchy="false">)</mo>
              </mrow>
            </mrow>
            <mrow>
              <msub>
                <mi>x</mi>
                <mn>2</mn>
              </msub>
              <mo stretchy="false">−</mo>
              <msub>
                <mi>x</mi>
                <mn>1</mn>
              </msub>
            </mrow>
          </mfrac>
        </mrow>
      </mrow>
      <mi mathvariant="normal">:</mi>
      <mrow>
        <msub>
          <mi>x</mi>
          <mn>1</mn>
        </msub>
        <mo stretchy="false">&lt;</mo>
        <mi>x</mi>
        <mo stretchy="false">&lt;</mo>
        <msub>
          <mi>x</mi>
          <mn>2</mn>
        </msub>
      </mrow>
    </mrow>
    <annotation encoding="StarMath 5.0">y = y_1 + { (x - x_1)*(y_2 - y_1) } over { x_2 - x_1 } : x_1 &lt;x &lt; x_2</annotation>
  </semantics>
</math>
</file>